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1" manifest:media-type=""/>
  <manifest:file-entry manifest:full-path="Versions/Version2" manifest:media-type="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Cyr" svg:font-family="'Arial Cyr'"/>
    <style:font-face style:name="Times New Roman" svg:font-family="'Times New Roman'"/>
    <style:font-face style:name="Arial" svg:font-family="Arial" style:font-family-generic="swiss" style:font-pitch="variable"/>
    <style:font-face style:name="Arial Cyr1" svg:font-family="'Arial Cyr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35" style:family="table-column">
      <style:table-column-properties fo:break-before="auto" style:column-width="1.468cm"/>
    </style:style>
    <style:style style:name="co36" style:family="table-column">
      <style:table-column-properties fo:break-before="auto" style:column-width="1.478cm"/>
    </style:style>
    <style:style style:name="co37" style:family="table-column">
      <style:table-column-properties fo:break-before="auto" style:column-width="5.775cm"/>
    </style:style>
    <style:style style:name="co38" style:family="table-column">
      <style:table-column-properties fo:break-before="auto" style:column-width="2.709cm"/>
    </style:style>
    <style:style style:name="co39" style:family="table-column">
      <style:table-column-properties fo:break-before="auto" style:column-width="3.66cm"/>
    </style:style>
    <style:style style:name="co40" style:family="table-column">
      <style:table-column-properties fo:break-before="auto" style:column-width="6.793cm"/>
    </style:style>
    <style:style style:name="co41" style:family="table-column">
      <style:table-column-properties fo:break-before="auto" style:column-width="3.939cm"/>
    </style:style>
    <style:style style:name="co42" style:family="table-column">
      <style:table-column-properties fo:break-before="auto" style:column-width="4.219cm"/>
    </style:style>
    <style:style style:name="co43" style:family="table-column">
      <style:table-column-properties fo:break-before="auto" style:column-width="4.639cm"/>
    </style:style>
    <style:style style:name="co44" style:family="table-column">
      <style:table-column-properties fo:break-before="auto" style:column-width="7.537cm"/>
    </style:style>
    <style:style style:name="co45" style:family="table-column">
      <style:table-column-properties fo:break-before="auto" style:column-width="2.094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2.695cm"/>
    </style:style>
    <style:style style:name="co48" style:family="table-column">
      <style:table-column-properties fo:break-before="auto" style:column-width="3.648cm"/>
    </style:style>
    <style:style style:name="co49" style:family="table-column">
      <style:table-column-properties fo:break-before="auto" style:column-width="5.126cm"/>
    </style:style>
    <style:style style:name="co16" style:family="table-column">
      <style:table-column-properties fo:break-before="auto" style:column-width="1.702cm"/>
    </style:style>
    <style:style style:name="co50" style:family="table-column">
      <style:table-column-properties fo:break-before="auto" style:column-width="5.978cm"/>
    </style:style>
    <style:style style:name="co51" style:family="table-column">
      <style:table-column-properties fo:break-before="auto" style:column-width="9.495cm"/>
    </style:style>
    <style:style style:name="co52" style:family="table-column">
      <style:table-column-properties fo:break-before="auto" style:column-width="5.579cm"/>
    </style:style>
    <style:style style:name="co53" style:family="table-column">
      <style:table-column-properties fo:break-before="auto" style:column-width="2.847cm"/>
    </style:style>
    <style:style style:name="co54" style:family="table-column">
      <style:table-column-properties fo:break-before="auto" style:column-width="4.263cm"/>
    </style:style>
    <style:style style:name="co24" style:family="table-column">
      <style:table-column-properties fo:break-before="auto" style:column-width="2.251cm"/>
    </style:style>
    <style:style style:name="co25" style:family="table-column">
      <style:table-column-properties fo:break-before="auto" style:column-width="7.26cm"/>
    </style:style>
    <style:style style:name="co26" style:family="table-column">
      <style:table-column-properties fo:break-before="auto" style:column-width="5.327cm"/>
    </style:style>
    <style:style style:name="co27" style:family="table-column">
      <style:table-column-properties fo:break-before="auto" style:column-width="6.562cm"/>
    </style:style>
    <style:style style:name="co28" style:family="table-column">
      <style:table-column-properties fo:break-before="auto" style:column-width="7.325cm"/>
    </style:style>
    <style:style style:name="co29" style:family="table-column">
      <style:table-column-properties fo:break-before="auto" style:column-width="3.295cm"/>
    </style:style>
    <style:style style:name="co30" style:family="table-column">
      <style:table-column-properties fo:break-before="auto" style:column-width="4.057cm"/>
    </style:style>
    <style:style style:name="co31" style:family="table-column">
      <style:table-column-properties fo:break-before="auto" style:column-width="6.345cm"/>
    </style:style>
    <style:style style:name="co32" style:family="table-column">
      <style:table-column-properties fo:break-before="auto" style:column-width="4.013cm"/>
    </style:style>
    <style:style style:name="co33" style:family="table-column">
      <style:table-column-properties fo:break-before="auto" style:column-width="2.912cm"/>
    </style:style>
    <style:style style:name="co34" style:family="table-column">
      <style:table-column-properties fo:break-before="auto" style:column-width="6.636cm"/>
    </style:style>
    <style:style style:name="co55" style:family="table-column">
      <style:table-column-properties fo:break-before="auto" style:column-width="8.377cm"/>
    </style:style>
    <style:style style:name="co56" style:family="table-column">
      <style:table-column-properties fo:break-before="auto" style:column-width="4.526cm"/>
    </style:style>
    <style:style style:name="ro5" style:family="table-row">
      <style:table-row-properties style:row-height="1.291cm" fo:break-before="auto" style:use-optimal-row-height="true"/>
    </style:style>
    <style:style style:name="ro6" style:family="table-row">
      <style:table-row-properties style:row-height="9.266cm" fo:break-before="auto" style:use-optimal-row-height="true"/>
    </style:style>
    <style:style style:name="ro7" style:family="table-row">
      <style:table-row-properties style:row-height="4.073cm" fo:break-before="auto" style:use-optimal-row-height="true"/>
    </style:style>
    <style:style style:name="ro8" style:family="table-row">
      <style:table-row-properties style:row-height="2.087cm" fo:break-before="auto" style:use-optimal-row-height="true"/>
    </style:style>
    <style:style style:name="ro9" style:family="table-row">
      <style:table-row-properties style:row-height="8.446cm" fo:break-before="auto" style:use-optimal-row-height="true"/>
    </style:style>
    <style:style style:name="ro10" style:family="table-row">
      <style:table-row-properties style:row-height="10.061cm" fo:break-before="auto" style:use-optimal-row-height="true"/>
    </style:style>
    <style:style style:name="ro11" style:family="table-row">
      <style:table-row-properties style:row-height="2.88cm" fo:break-before="auto" style:use-optimal-row-height="true"/>
    </style:style>
    <style:style style:name="ro12" style:family="table-row">
      <style:table-row-properties style:row-height="3.279cm" fo:break-before="auto" style:use-optimal-row-height="true"/>
    </style:style>
    <style:style style:name="ro13" style:family="table-row">
      <style:table-row-properties style:row-height="3.676cm" fo:break-before="auto" style:use-optimal-row-height="true"/>
    </style:style>
    <style:style style:name="ro14" style:family="table-row">
      <style:table-row-properties style:row-height="0.517cm" fo:break-before="auto" style:use-optimal-row-height="true"/>
    </style:style>
    <style:style style:name="ro15" style:family="table-row">
      <style:table-row-properties style:row-height="11.65cm" fo:break-before="auto" style:use-optimal-row-height="true"/>
    </style:style>
    <style:style style:name="ro16" style:family="table-row">
      <style:table-row-properties style:row-height="5.265cm" fo:break-before="auto" style:use-optimal-row-height="true"/>
    </style:style>
    <style:style style:name="ro17" style:family="table-row">
      <style:table-row-properties style:row-height="7.652cm" fo:break-before="auto" style:use-optimal-row-height="true"/>
    </style:style>
    <style:style style:name="ro18" style:family="table-row">
      <style:table-row-properties style:row-height="4.868cm" fo:break-before="auto" style:use-optimal-row-height="true"/>
    </style:style>
    <style:style style:name="ro19" style:family="table-row">
      <style:table-row-properties style:row-height="4.471cm" fo:break-before="auto" style:use-optimal-row-height="true"/>
    </style:style>
    <style:style style:name="ro20" style:family="table-row">
      <style:table-row-properties style:row-height="0.894cm" fo:break-before="auto" style:use-optimal-row-height="true"/>
    </style:style>
    <style:style style:name="ro21" style:family="table-row">
      <style:table-row-properties style:row-height="2.484cm" fo:break-before="auto" style:use-optimal-row-height="true"/>
    </style:style>
    <style:style style:name="ro22" style:family="table-row">
      <style:table-row-properties style:row-height="5.664cm" fo:break-before="auto" style:use-optimal-row-height="true"/>
    </style:style>
    <style:style style:name="ro27" style:family="table-row">
      <style:table-row-properties style:row-height="6.458cm" fo:break-before="auto" style:use-optimal-row-height="true"/>
    </style:style>
    <style:style style:name="ro28" style:family="table-row">
      <style:table-row-properties style:row-height="1.688cm" fo:break-before="auto" style:use-optimal-row-height="true"/>
    </style:style>
    <style:style style:name="ro29" style:family="table-row">
      <style:table-row-properties style:row-height="6.061cm" fo:break-before="auto" style:use-optimal-row-height="true"/>
    </style:style>
    <style:style style:name="ro30" style:family="table-row">
      <style:table-row-properties style:row-height="6.856cm" fo:break-before="auto" style:use-optimal-row-height="true"/>
    </style:style>
    <style:style style:name="ro24" style:family="table-row">
      <style:table-row-properties style:row-height="0.517cm" fo:break-before="auto" style:use-optimal-row-height="false"/>
    </style:style>
    <style:style style:name="ro25" style:family="table-row">
      <style:table-row-properties style:row-height="0.452cm" fo:break-before="auto" style:use-optimal-row-height="false"/>
    </style:style>
    <style:style style:name="ro34" style:family="table-row">
      <style:table-row-properties style:row-height="1.685cm" fo:break-before="auto" style:use-optimal-row-height="false"/>
    </style:style>
    <style:style style:name="ro35" style:family="table-row">
      <style:table-row-properties style:row-height="10.458cm" fo:break-before="auto" style:use-optimal-row-height="true"/>
    </style:style>
    <style:style style:name="ro36" style:family="table-row">
      <style:table-row-properties style:row-height="11.254cm" fo:break-before="auto" style:use-optimal-row-height="true"/>
    </style:style>
    <style:style style:name="ro37" style:family="table-row">
      <style:table-row-properties style:row-height="0.45cm" fo:break-before="auto" style:use-optimal-row-height="false"/>
    </style:style>
    <style:style style:name="ta6" style:family="table" style:master-page-name="PageStyle_5f_Категории">
      <style:table-properties table:display="true" style:writing-mode="lr-tb"/>
    </style:style>
    <style:style style:name="ta7" style:family="table" style:master-page-name="PageStyle_5f_Субъекты_20_и_20_группы">
      <style:table-properties table:display="true" style:writing-mode="lr-tb"/>
    </style:style>
    <style:style style:name="ta4" style:family="table" style:master-page-name="PageStyle_5f_Округа_20_и_20_значения">
      <style:table-properties table:display="true" style:writing-mode="lr-tb"/>
    </style:style>
    <style:style style:name="ta5" style:family="table" style:master-page-name="PageStyle_5f_Источники_20_информации">
      <style:table-properties table:display="true" style:writing-mode="lr-tb"/>
    </style:style>
    <style:style style:name="ta8" style:family="table" style:master-page-name="PageStyle_5f_Субъекты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70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 Cyr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79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e181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 Cyr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81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2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2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93" style:family="table-cell" style:parent-style-name="Default">
      <style:table-cell-properties fo:padding="0.071cm"/>
    </style:style>
    <style:style style:name="ce10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0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0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0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08" style:family="table-cell" style:parent-style-name="Default" style:data-style-name="N36">
      <style:table-cell-properties fo:padding="0.071cm"/>
    </style:style>
    <style:style style:name="ce109" style:family="table-cell" style:parent-style-name="Default" style:data-style-name="N36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 style:data-style-name="N36">
      <style:table-cell-properties fo:background-color="transparent" fo:padding="0.071cm"/>
    </style:style>
    <style:style style:name="ce111" style:family="table-cell" style:parent-style-name="Default" style:data-style-name="N36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1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1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94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95" style:family="table-cell" style:parent-style-name="Default">
      <style:table-cell-properties fo:background-color="transparent" fo:padding="0.071cm"/>
    </style:style>
    <style:style style:name="ce96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8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 Cyr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55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e181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 Cyr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57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2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2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69" style:family="table-cell" style:parent-style-name="Default">
      <style:table-cell-properties fo:padding="0.071cm"/>
    </style:style>
    <style:style style:name="ce115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16" style:family="table-cell" style:parent-style-name="Default">
      <style:table-cell-properties fo:background-color="transparent" fo:padding="0.071cm"/>
    </style:style>
    <style:style style:name="ce117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1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19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2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25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2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2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29" style:family="table-cell" style:parent-style-name="Default" style:data-style-name="N36">
      <style:table-cell-properties fo:padding="0.071cm"/>
    </style:style>
    <style:style style:name="ce130" style:family="table-cell" style:parent-style-name="Default" style:data-style-name="N36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 style:data-style-name="N36">
      <style:table-cell-properties fo:background-color="transparent" fo:padding="0.071cm"/>
    </style:style>
    <style:style style:name="ce132" style:family="table-cell" style:parent-style-name="Default" style:data-style-name="N36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3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3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T3" style:family="text">
      <style:text-properties fo:color="#0000ff" style:text-outline="false" style:text-line-through-style="none" style:text-line-through-type="none" style:font-name="Arial Cyr" fo:font-size="8pt" fo:language="ru" fo:country="RU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Arial Cyr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ce181e" style:text-outline="false" style:text-line-through-style="none" style:text-line-through-type="none" style:font-name="Arial" fo:font-size="10pt" fo:language="ru" fo:country="RU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ff" style:font-name="Arial Cyr" fo:font-size="8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ejaVu Sans" style:font-name-complex="Arial Cyr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ce181e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Категории" table:style-name="ta6">
        <office:forms form:automatic-focus="false" form:apply-design-mode="false"/>
        <table:table-column table:style-name="co35" table:number-columns-repeated="2" table:default-cell-style-name="ce47"/>
        <table:table-column table:style-name="co36" table:default-cell-style-name="ce47"/>
        <table:table-column table:style-name="co37" table:default-cell-style-name="ce48"/>
        <table:table-column table:style-name="co38" table:default-cell-style-name="ce47"/>
        <table:table-column table:style-name="co39" table:default-cell-style-name="ce48"/>
        <table:table-column table:style-name="co40" table:visibility="collapse" table:default-cell-style-name="ce53"/>
        <table:table-column table:style-name="co41" table:visibility="collapse" table:default-cell-style-name="ce57"/>
        <table:table-column table:style-name="co42" table:visibility="collapse" table:default-cell-style-name="ce57"/>
        <table:table-column table:style-name="co43" table:visibility="collapse" table:default-cell-style-name="ce57"/>
        <table:table-column table:style-name="co44" table:default-cell-style-name="ce48"/>
        <table:table-column table:style-name="co45" table:default-cell-style-name="ce53"/>
        <table:table-column table:style-name="co46" table:default-cell-style-name="ce53"/>
        <table:table-column table:style-name="co47" table:default-cell-style-name="ce47"/>
        <table:table-column table:style-name="co48" table:default-cell-style-name="ce64"/>
        <table:table-column table:style-name="co49" table:default-cell-style-name="ce48"/>
        <table:table-column table:style-name="co16" table:number-columns-repeated="241" table:default-cell-style-name="ce47"/>
        <table:table-column table:style-name="co16" table:number-columns-repeated="767" table:default-cell-style-name="Default"/>
        <table:table-row table:style-name="ro5">
          <table:table-cell table:style-name="ce46" office:value-type="string" calcext:value-type="string">
            <text:p>номер</text:p>
          </table:table-cell>
          <table:table-cell table:style-name="ce46" office:value-type="string" calcext:value-type="string">
            <text:p>федеральный_округ</text:p>
          </table:table-cell>
          <table:table-cell table:style-name="ce46" office:value-type="string" calcext:value-type="string">
            <text:p>субъект_рф</text:p>
          </table:table-cell>
          <table:table-cell table:style-name="ce46" office:value-type="string" calcext:value-type="string">
            <text:p>название_категории</text:p>
          </table:table-cell>
          <table:table-cell table:style-name="ce46" office:value-type="string" calcext:value-type="string">
            <text:p>значение_оопт</text:p>
          </table:table-cell>
          <table:table-cell table:style-name="ce46" office:value-type="string" calcext:value-type="string">
            <text:p>название_закона</text:p>
          </table:table-cell>
          <table:table-cell table:style-name="ce46" office:value-type="string" calcext:value-type="string">
            <text:p>ссылка_на_закон</text:p>
          </table:table-cell>
          <table:table-cell table:style-name="ce46" office:value-type="string" calcext:value-type="string">
            <text:p>дата_принятия_закона</text:p>
          </table:table-cell>
          <table:table-cell table:style-name="ce46" office:value-type="string" calcext:value-type="string">
            <text:p>дата_изменения_закона</text:p>
          </table:table-cell>
          <table:table-cell table:style-name="ce46" office:value-type="string" calcext:value-type="string">
            <text:p>дата_изменения_категории</text:p>
          </table:table-cell>
          <table:table-cell table:style-name="ce46" office:value-type="string" calcext:value-type="string">
            <text:p>описание_категории</text:p>
          </table:table-cell>
          <table:table-cell table:style-name="ce46" office:value-type="string" calcext:value-type="string">
            <text:p>номер_статьи_с_перечислением</text:p>
          </table:table-cell>
          <table:table-cell table:style-name="ce46" office:value-type="string" calcext:value-type="string">
            <text:p>номер_статьи_с_определением</text:p>
          </table:table-cell>
          <table:table-cell table:style-name="ce46" office:value-type="string" calcext:value-type="string">
            <text:p>количество_оопт_категории</text:p>
          </table:table-cell>
          <table:table-cell table:style-name="ce46" office:value-type="string" calcext:value-type="string">
            <text:p>площадь_оопт_категории</text:p>
          </table:table-cell>
          <table:table-cell table:style-name="ce46" office:value-type="string" calcext:value-type="string">
            <text:p>Примечания</text:p>
          </table:table-cell>
          <table:table-cell table:style-name="ce46" table:number-columns-repeated="1008"/>
        </table:table-row>
        <table:table-row table:style-name="ro5">
          <table:table-cell table:style-name="ce46" office:value-type="string" calcext:value-type="string">
            <text:p>number</text:p>
          </table:table-cell>
          <table:table-cell table:style-name="ce46" office:value-type="string" calcext:value-type="string">
            <text:p>district</text:p>
          </table:table-cell>
          <table:table-cell table:style-name="ce46" office:value-type="string" calcext:value-type="string">
            <text:p>region</text:p>
          </table:table-cell>
          <table:table-cell table:style-name="ce46" office:value-type="string" calcext:value-type="string">
            <text:p>category_name</text:p>
          </table:table-cell>
          <table:table-cell table:style-name="ce46" office:value-type="string" calcext:value-type="string">
            <text:p>category_level</text:p>
          </table:table-cell>
          <table:table-cell table:style-name="ce46" office:value-type="string" calcext:value-type="string">
            <text:p>law_name</text:p>
          </table:table-cell>
          <table:table-cell table:style-name="ce46" office:value-type="string" calcext:value-type="string">
            <text:p>law_hyperlink</text:p>
          </table:table-cell>
          <table:table-cell table:style-name="ce46" office:value-type="string" calcext:value-type="string">
            <text:p>law_application_date</text:p>
          </table:table-cell>
          <table:table-cell table:style-name="ce46" office:value-type="string" calcext:value-type="string">
            <text:p>law_amendment_date</text:p>
          </table:table-cell>
          <table:table-cell table:style-name="ce46" office:value-type="string" calcext:value-type="string">
            <text:p>category_review_date</text:p>
          </table:table-cell>
          <table:table-cell table:style-name="ce46" office:value-type="string" calcext:value-type="string">
            <text:p>category_description</text:p>
          </table:table-cell>
          <table:table-cell table:style-name="ce46" office:value-type="string" calcext:value-type="string">
            <text:p>categories_list_article_number</text:p>
          </table:table-cell>
          <table:table-cell table:style-name="ce46" office:value-type="string" calcext:value-type="string">
            <text:p>category_description_article_number</text:p>
          </table:table-cell>
          <table:table-cell table:style-name="ce46" office:value-type="string" calcext:value-type="string">
            <text:p>category_pa_number</text:p>
          </table:table-cell>
          <table:table-cell table:style-name="ce46" office:value-type="string" calcext:value-type="string">
            <text:p>category_pa_size</text:p>
          </table:table-cell>
          <table:table-cell table:style-name="ce46" office:value-type="string" calcext:value-type="string">
            <text:p>comments</text:p>
          </table:table-cell>
          <table:table-cell table:style-name="ce46" table:number-columns-repeated="1008"/>
        </table:table-row>
        <table:table-row table:style-name="ro6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ресурсный_резерва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республики Саха</text:p>
          </table:table-cell>
          <table:table-cell office:value-type="string" calcext:value-type="string">
            <text:p>http://docs.cntd.ru/document/895289294</text:p>
          </table:table-cell>
          <table:table-cell office:value-type="date" office:date-value="2011-03-01" calcext:value-type="date">
            <text:p>01.03.2011</text:p>
          </table:table-cell>
          <table:table-cell office:value-type="date" office:date-value="2019-01-30" calcext:value-type="date">
            <text:p>30.01.2019</text:p>
          </table:table-cell>
          <table:table-cell office:value-type="date" office:date-value="2015-03-26" calcext:value-type="date">
            <text:p>26.03.2015</text:p>
          </table:table-cell>
          <table:table-cell office:value-type="string" calcext:value-type="string">
            <text:p>Ресурсные резерваты создаются в целях: <text:s/>1) сохранения природных ресурсов данной территории для будущих поколений путем воспрепятствования и сдерживания хозяйственной деятельности на научной основе; <text:s/>2) создания условий, необходимых для защиты объектов животного и растительного мира, водных биологических ресурсов; <text:s/>3) сохранения естественной природной среды обитания коренных малочисленных народов Севера Республики Саха (Якутия) и создания оптимальных условий для естественного развития их культуры, сохранения традиционных форм деятельности и уклада жизни, экологического просвещения населения. Ресурсные резерваты состоят из единой зоны традиционного природопользования. Могут быть выделены зоны абсолютного покоя в местах концентрации диких животных, а также в местах произрастания редких исчезающих и нуждающихся в охране растений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42103584" calcext:value-type="float">
            <text:p>42103584,00</text:p>
          </table:table-cell>
          <table:table-cell table:number-columns-repeated="1009"/>
        </table:table-row>
        <table:table-row table:style-name="ro6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ресурсный_резерва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республики Саха</text:p>
          </table:table-cell>
          <table:table-cell office:value-type="string" calcext:value-type="string">
            <text:p>http://docs.cntd.ru/document/895289294</text:p>
          </table:table-cell>
          <table:table-cell office:value-type="date" office:date-value="2011-03-01" calcext:value-type="date">
            <text:p>01.03.2011</text:p>
          </table:table-cell>
          <table:table-cell office:value-type="date" office:date-value="2019-01-30" calcext:value-type="date">
            <text:p>30.01.2019</text:p>
          </table:table-cell>
          <table:table-cell office:value-type="date" office:date-value="2015-03-26" calcext:value-type="date">
            <text:p>26.03.2015</text:p>
          </table:table-cell>
          <table:table-cell office:value-type="string" calcext:value-type="string">
            <text:p>Ресурсные резерваты создаются в целях: <text:s/>1) сохранения природных ресурсов данной территории для будущих поколений путем воспрепятствования и сдерживания хозяйственной деятельности на научной основе; <text:s/>2) создания условий, необходимых для защиты объектов животного и растительного мира, водных биологических ресурсов; <text:s/>3) сохранения естественной природной среды обитания коренных малочисленных народов Севера Республики Саха (Якутия) и создания оптимальных условий для естественного развития их культуры, сохранения традиционных форм деятельности и уклада жизни, экологического просвещения населения. Ресурсные резерваты состоят из единой зоны традиционного природопользования. Могут быть выделены зоны абсолютного покоя в местах концентрации диких животных, а также в местах произрастания редких исчезающих и нуждающихся в охране растений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1642794.9" calcext:value-type="float">
            <text:p>21642794,90</text:p>
          </table:table-cell>
          <table:table-cell table:number-columns-repeated="1009"/>
        </table:table-row>
        <table:table-row table:style-name="ro7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охраняемый_ландшаф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республики Саха</text:p>
          </table:table-cell>
          <table:table-cell office:value-type="string" calcext:value-type="string">
            <text:p>http://docs.cntd.ru/document/895289294</text:p>
          </table:table-cell>
          <table:table-cell office:value-type="date" office:date-value="2001-03-01" calcext:value-type="date">
            <text:p>01.03.2001</text:p>
          </table:table-cell>
          <table:table-cell office:value-type="date" office:date-value="2019-01-30" calcext:value-type="date">
            <text:p>30.01.2019</text:p>
          </table:table-cell>
          <table:table-cell office:value-type="date" office:date-value="2015-03-26" calcext:value-type="date">
            <text:p>26.03.2015</text:p>
          </table:table-cell>
          <table:table-cell office:value-type="string" calcext:value-type="string">
            <text:p>Охраняемыми ландшафтами объявляются участки земли и водных объектов с целью сохранения природных ландшафтов (долин рек, аласов, озер, лесных массивов, гор), считающихся коренными народами священными, при обеспечении возможности их использования в туристических и рекреационных целях в ходе осуществления хозяйственной деятельности на этих территориях.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65" office:value-type="float" office:value="1045" calcext:value-type="float">
            <text:p>1045,00</text:p>
          </table:table-cell>
          <table:table-cell table:number-columns-repeated="1009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охраняемый_ландшаф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республики Саха</text:p>
          </table:table-cell>
          <table:table-cell office:value-type="string" calcext:value-type="string">
            <text:p>http://docs.cntd.ru/document/895289294</text:p>
          </table:table-cell>
          <table:table-cell office:value-type="date" office:date-value="2001-03-01" calcext:value-type="date">
            <text:p>01.03.2001</text:p>
          </table:table-cell>
          <table:table-cell office:value-type="date" office:date-value="2019-01-30" calcext:value-type="date">
            <text:p>30.01.2019</text:p>
          </table:table-cell>
          <table:table-cell office:value-type="date" office:date-value="2015-03-26" calcext:value-type="date">
            <text:p>26.03.2015</text:p>
          </table:table-cell>
          <table:table-cell office:value-type="string" calcext:value-type="string">
            <text:p>Охраняемыми ландшафтами объявляются участки земли и водных объектов с целью сохранения природных ландшафтов (долин рек, аласов, озер, лесных массивов, гор), считающихся коренными народами священными, при обеспечении возможности их использования в туристических и рекреационных целях в ходе осуществления хозяйственной деятельности на этих территориях.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65" office:value-type="float" office:value="350466" calcext:value-type="float">
            <text:p>350466,00</text:p>
          </table:table-cell>
          <table:table-cell table:number-columns-repeated="1009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уникальное_озер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республики Саха</text:p>
          </table:table-cell>
          <table:table-cell office:value-type="string" calcext:value-type="string">
            <text:p>http://docs.cntd.ru/document/895289294</text:p>
          </table:table-cell>
          <table:table-cell office:value-type="date" office:date-value="2001-03-01" calcext:value-type="date">
            <text:p>01.03.2001</text:p>
          </table:table-cell>
          <table:table-cell office:value-type="date" office:date-value="2019-01-30" calcext:value-type="date">
            <text:p>30.01.2019</text:p>
          </table:table-cell>
          <table:table-cell office:value-type="date" office:date-value="2015-03-26" calcext:value-type="date">
            <text:p>26.03.2015</text:p>
          </table:table-cell>
          <table:table-cell office:value-type="string" calcext:value-type="string">
            <text:p>Уникальными озерами объявляются уникальные по своему происхождению водоемы и водные объекты или их части, имеющие особое природоохранное, научное, культурное, эстетическое, рекреационное и оздоровительное значение, представляющие особую экономическую, социальную и историческую ценность для нынешних и будущих поколений.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style-name="ce65" office:value-type="float" office:value="67852" calcext:value-type="float">
            <text:p>67852,00</text:p>
          </table:table-cell>
          <table:table-cell table:number-columns-repeated="1009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уникальное_озеро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республики Саха</text:p>
          </table:table-cell>
          <table:table-cell office:value-type="string" calcext:value-type="string">
            <text:p>http://docs.cntd.ru/document/895289294</text:p>
          </table:table-cell>
          <table:table-cell office:value-type="date" office:date-value="2001-03-01" calcext:value-type="date">
            <text:p>01.03.2001</text:p>
          </table:table-cell>
          <table:table-cell office:value-type="date" office:date-value="2019-01-30" calcext:value-type="date">
            <text:p>30.01.2019</text:p>
          </table:table-cell>
          <table:table-cell office:value-type="date" office:date-value="2015-03-26" calcext:value-type="date">
            <text:p>26.03.2015</text:p>
          </table:table-cell>
          <table:table-cell office:value-type="string" calcext:value-type="string">
            <text:p>Уникальными озерами объявляются уникальные по своему происхождению водоемы и водные объекты или их части, имеющие особое природоохранное, научное, культурное, эстетическое, рекреационное и оздоровительное значение, представляющие особую экономическую, социальную и историческую ценность для нынешних и будущих поколений.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65" office:value-type="float" office:value="2787" calcext:value-type="float">
            <text:p>2787,00</text:p>
          </table:table-cell>
          <table:table-cell table:number-columns-repeated="1009"/>
        </table:table-row>
        <table:table-row table:style-name="ro8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зона_поко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республики Саха</text:p>
          </table:table-cell>
          <table:table-cell office:value-type="string" calcext:value-type="string">
            <text:p>http://docs.cntd.ru/document/895289294</text:p>
          </table:table-cell>
          <table:table-cell office:value-type="date" office:date-value="2001-03-01" calcext:value-type="date">
            <text:p>01.03.2001</text:p>
          </table:table-cell>
          <table:table-cell office:value-type="date" office:date-value="2019-01-30" calcext:value-type="date">
            <text:p>30.01.2019</text:p>
          </table:table-cell>
          <table:table-cell office:value-type="date" office:date-value="2015-03-26" calcext:value-type="date">
            <text:p>26.03.201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8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зона_поко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республики Саха</text:p>
          </table:table-cell>
          <table:table-cell office:value-type="string" calcext:value-type="string">
            <text:p>http://docs.cntd.ru/document/895289294</text:p>
          </table:table-cell>
          <table:table-cell office:value-type="date" office:date-value="2001-03-01" calcext:value-type="date">
            <text:p>01.03.2001</text:p>
          </table:table-cell>
          <table:table-cell office:value-type="date" office:date-value="2019-01-30" calcext:value-type="date">
            <text:p>30.01.2019</text:p>
          </table:table-cell>
          <table:table-cell office:value-type="date" office:date-value="2015-03-26" calcext:value-type="date">
            <text:p>26.03.201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204002.4" calcext:value-type="float">
            <text:p>2204002,40</text:p>
          </table:table-cell>
          <table:table-cell table:number-columns-repeated="1009"/>
        </table:table-row>
        <table:table-row table:style-name="ro9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екреационно-оздоровительный_природный_комплек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Камчатском крае</text:p>
          </table:table-cell>
          <table:table-cell office:value-type="string" calcext:value-type="string">
            <text:p>http://docs.cntd.ru/document/423902697</text:p>
          </table:table-cell>
          <table:table-cell office:value-type="date" office:date-value="2014-12-29" calcext:value-type="date">
            <text:p>29.12.2014</text:p>
          </table:table-cell>
          <table:table-cell table:number-columns-repeated="2" office:value-type="date" office:date-value="2018-06-13" calcext:value-type="date">
            <text:p>13.06.2018</text:p>
          </table:table-cell>
          <table:table-cell office:value-type="string" calcext:value-type="string">
            <text:p>Рекреационно-оздоровительные природные комплексы являются особо охраняемыми природными территориями местного значения, состоящими из функционально связанных между собой природных объектов и объектов туристской индустрии, спорта, оздоровительного отдыха, представляющих особую экологическую, рекреационную и эстетическую ценность. Рекреационно-оздоровительные природные комплексы создаются в природоохранных, оздоровительных, спортивных, рекреационных и туристических целях. На территориях рекреационно-оздоровительных природных комплексов запрещается деятельность, не связанная с целями их создания и влекущая за собой снижение или уничтожение экологических, рекреационных и эстетических качеств рекреационно-оздоровительных природных комплексов.</text:p>
          </table:table-cell>
          <table:table-cell office:value-type="float" office:value="4" calcext:value-type="float">
            <text:p>4</text:p>
          </table:table-cell>
          <table:table-cell table:style-name="ce61" office:value-type="string" calcext:value-type="string">
            <text:p>6(2)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0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ландшафтный_природный_пар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Камчатском крае</text:p>
          </table:table-cell>
          <table:table-cell office:value-type="string" calcext:value-type="string">
            <text:p>http://docs.cntd.ru/document/423902697</text:p>
          </table:table-cell>
          <table:table-cell office:value-type="date" office:date-value="2014-12-29" calcext:value-type="date">
            <text:p>29.12.2014</text:p>
          </table:table-cell>
          <table:table-cell table:number-columns-repeated="2" office:value-type="date" office:date-value="2018-06-13" calcext:value-type="date">
            <text:p>13.06.2018</text:p>
          </table:table-cell>
          <table:table-cell office:value-type="string" calcext:value-type="string">
            <text:p>Ландшафтные природные парки являются особо охраняемыми природными территориями местного значения, состоящими из природных и природно-антропогенных объектов и комплексов, представляющих особую научную, экологическую, эстетическую и историко-культурную ценность. Ландшафтные природные парки создаются в природоохранных, научных, просветительских и рекреационных целях. В границах ландшафтных природных парков могут быть выделены природоохранные, рекреационные и иные функциональные зоны, включая зоны охраны историко-культурных комплексов и объектов. На территориях ландшафтных природных парков запрещается деятельность, влекущая за собой изменение исторически сложившегося природного ландшафта, снижение или уничтожение экологических, эстетических и рекреационных качеств ландшафтных природных парков, нарушение режима содержания памятников истории и культуры.</text:p>
          </table:table-cell>
          <table:table-cell office:value-type="float" office:value="4" calcext:value-type="float">
            <text:p>4</text:p>
          </table:table-cell>
          <table:table-cell table:style-name="ce61" office:value-type="string" calcext:value-type="string">
            <text:p>6(1)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зона_поко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Приморского края</text:p>
          </table:table-cell>
          <table:table-cell office:value-type="string" calcext:value-type="string">
            <text:p>http://docs.cntd.ru/document/494212628</text:p>
          </table:table-cell>
          <table:table-cell office:value-type="date" office:date-value="2005-05-11" calcext:value-type="date">
            <text:p>11.05.2005</text:p>
          </table:table-cell>
          <table:table-cell table:number-columns-repeated="2" office:value-type="date" office:date-value="2016-05-11" calcext:value-type="date">
            <text:p>11.05.2016</text:p>
          </table:table-cell>
          <table:table-cell office:value-type="string" calcext:value-type="string">
            <text:p>зона покоя - территория (акватория), имеющая особое значение для сохранения или восстановления природных комплексов или их компонентов, в пределах которой постоянно или временно запрещены или ограничены отдельные виды хозяйственной деятельности;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3857" calcext:value-type="float">
            <text:p>3857,00</text:p>
          </table:table-cell>
          <table:table-cell table:number-columns-repeated="1009"/>
        </table:table-row>
        <table:table-row table:style-name="ro1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иродный_объек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Приморского края</text:p>
          </table:table-cell>
          <table:table-cell office:value-type="string" calcext:value-type="string">
            <text:p>http://docs.cntd.ru/document/494212628</text:p>
          </table:table-cell>
          <table:table-cell office:value-type="date" office:date-value="2005-05-11" calcext:value-type="date">
            <text:p>11.05.2005</text:p>
          </table:table-cell>
          <table:table-cell table:number-columns-repeated="2" office:value-type="date" office:date-value="2016-05-11" calcext:value-type="date">
            <text:p>11.05.2016</text:p>
          </table:table-cell>
          <table:table-cell office:value-type="string" calcext:value-type="string">
            <text:p>природный объект - естественная экологическая система, природный ландшафт и составляющие их элементы, сохранившие свои природные свойства (участки леса, пруды, пещеры, водопады, минеральные источники, болота, старовозрастные деревья).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62"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экологический_коридо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 реализации полномочий Хабаровского края в области создания и обеспечения охраны особо охраняемых природных территорий</text:p>
          </table:table-cell>
          <table:table-cell office:value-type="string" calcext:value-type="string">
            <text:p>http://docs.cntd.ru/document/995114011</text:p>
          </table:table-cell>
          <table:table-cell office:value-type="date" office:date-value="2005-07-20" calcext:value-type="date">
            <text:p>20.07.2005</text:p>
          </table:table-cell>
          <table:table-cell office:value-type="date" office:date-value="2015-02-25" calcext:value-type="date">
            <text:p>25.02.2015</text:p>
          </table:table-cell>
          <table:table-cell office:value-type="date" office:date-value="2014-07-30" calcext:value-type="date">
            <text:p>30.07.2014</text:p>
          </table:table-cell>
          <table:table-cell office:value-type="string" calcext:value-type="string">
            <text:p>В законе нет. Есть постановление от 27 марта 2001 года № 111 Об утверждении Положения об экологических коридорах в ареале амурского тигра в Хабаровском крае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0907.94" calcext:value-type="float">
            <text:p>300907,94</text:p>
          </table:table-cell>
          <table:table-cell table:number-columns-repeated="1009"/>
        </table:table-row>
        <table:table-row table:style-name="ro1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дно-болотное_угодь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 реализации полномочий Хабаровского края в области создания и обеспечения охраны особо охраняемых природных территорий</text:p>
          </table:table-cell>
          <table:table-cell office:value-type="string" calcext:value-type="string">
            <text:p>http://docs.cntd.ru/document/995114011</text:p>
          </table:table-cell>
          <table:table-cell office:value-type="date" office:date-value="2005-07-20" calcext:value-type="date">
            <text:p>20.07.2005</text:p>
          </table:table-cell>
          <table:table-cell office:value-type="date" office:date-value="2015-02-25" calcext:value-type="date">
            <text:p>25.02.2015</text:p>
          </table:table-cell>
          <table:table-cell office:value-type="date" office:date-value="2014-07-30" calcext:value-type="date">
            <text:p>30.07.2014</text:p>
          </table:table-cell>
          <table:table-cell office:value-type="string" calcext:value-type="string">
            <text:p>В законе нет. Есть Положение о водно-болотных угодьях краевого значения в Хабаровском крае, утверждённое постановлением Правительства Хабаровского края от 20.12.2013 № 449-пр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0000" calcext:value-type="float">
            <text:p>310000,00</text:p>
          </table:table-cell>
          <table:table-cell table:number-columns-repeated="1009"/>
        </table:table-row>
        <table:table-row table:style-name="ro1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арковая_зон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реализации полномочий Хабаровского края в области создания и обеспечения охраны особо охраняемых природных территорий</text:p>
          </table:table-cell>
          <table:table-cell office:value-type="string" calcext:value-type="string">
            <text:p>http://docs.cntd.ru/document/995114011</text:p>
          </table:table-cell>
          <table:table-cell office:value-type="date" office:date-value="2005-07-20" calcext:value-type="date">
            <text:p>20.07.2005</text:p>
          </table:table-cell>
          <table:table-cell office:value-type="date" office:date-value="2015-02-25" calcext:value-type="date">
            <text:p>25.02.2015</text:p>
          </table:table-cell>
          <table:table-cell office:value-type="date" office:date-value="2014-07-30" calcext:value-type="date">
            <text:p>30.07.20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5.41" calcext:value-type="float">
            <text:p>105,41</text:p>
          </table:table-cell>
          <table:table-cell table:number-columns-repeated="1009"/>
        </table:table-row>
        <table:table-row table:style-name="ro1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сквер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реализации полномочий Хабаровского края в области создания и обеспечения охраны особо охраняемых природных территорий</text:p>
          </table:table-cell>
          <table:table-cell office:value-type="string" calcext:value-type="string">
            <text:p>http://docs.cntd.ru/document/995114011</text:p>
          </table:table-cell>
          <table:table-cell office:value-type="date" office:date-value="2005-07-20" calcext:value-type="date">
            <text:p>20.07.2005</text:p>
          </table:table-cell>
          <table:table-cell office:value-type="date" office:date-value="2015-02-25" calcext:value-type="date">
            <text:p>25.02.2015</text:p>
          </table:table-cell>
          <table:table-cell office:value-type="date" office:date-value="2014-07-30" calcext:value-type="date">
            <text:p>30.07.2014</text:p>
          </table:table-cell>
          <table:table-cell/>
          <table:table-cell table:style-name="ce61" office:value-type="string" calcext:value-type="string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.997" calcext:value-type="float">
            <text:p>12,00</text:p>
          </table:table-cell>
          <table:table-cell table:number-columns-repeated="1009"/>
        </table:table-row>
        <table:table-row table:style-name="ro1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итомни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реализации полномочий Хабаровского края в области создания и обеспечения охраны особо охраняемых природных территорий</text:p>
          </table:table-cell>
          <table:table-cell office:value-type="string" calcext:value-type="string">
            <text:p>http://docs.cntd.ru/document/995114011</text:p>
          </table:table-cell>
          <table:table-cell office:value-type="date" office:date-value="2005-07-20" calcext:value-type="date">
            <text:p>20.07.2005</text:p>
          </table:table-cell>
          <table:table-cell office:value-type="date" office:date-value="2015-02-25" calcext:value-type="date">
            <text:p>25.02.2015</text:p>
          </table:table-cell>
          <table:table-cell office:value-type="date" office:date-value="2014-07-30" calcext:value-type="date">
            <text:p>30.07.2014</text:p>
          </table:table-cell>
          <table:table-cell/>
          <table:table-cell table:style-name="ce61" office:value-type="string" calcext:value-type="string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6.96" calcext:value-type="float">
            <text:p>116,96</text:p>
          </table:table-cell>
          <table:table-cell table:number-columns-repeated="1009"/>
        </table:table-row>
        <table:table-row table:style-name="ro1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родный_рекреационный_комплек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реализации полномочий Хабаровского края в области создания и обеспечения охраны особо охраняемых природных территорий</text:p>
          </table:table-cell>
          <table:table-cell office:value-type="string" calcext:value-type="string">
            <text:p>http://docs.cntd.ru/document/995114011</text:p>
          </table:table-cell>
          <table:table-cell office:value-type="date" office:date-value="2005-07-20" calcext:value-type="date">
            <text:p>20.07.2005</text:p>
          </table:table-cell>
          <table:table-cell office:value-type="date" office:date-value="2015-02-25" calcext:value-type="date">
            <text:p>25.02.2015</text:p>
          </table:table-cell>
          <table:table-cell office:value-type="date" office:date-value="2014-07-30" calcext:value-type="date">
            <text:p>30.07.2014</text:p>
          </table:table-cell>
          <table:table-cell/>
          <table:table-cell table:style-name="ce61" office:value-type="string" calcext:value-type="string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9.508" calcext:value-type="float">
            <text:p>89,51</text:p>
          </table:table-cell>
          <table:table-cell table:number-columns-repeated="1009"/>
        </table:table-row>
        <table:table-row table:style-name="ro1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охраняемый_природный_объек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реализации полномочий Хабаровского края в области создания и обеспечения охраны особо охраняемых природных территорий</text:p>
          </table:table-cell>
          <table:table-cell office:value-type="string" calcext:value-type="string">
            <text:p>http://docs.cntd.ru/document/995114011</text:p>
          </table:table-cell>
          <table:table-cell office:value-type="date" office:date-value="2005-07-20" calcext:value-type="date">
            <text:p>20.07.2005</text:p>
          </table:table-cell>
          <table:table-cell office:value-type="date" office:date-value="2015-02-25" calcext:value-type="date">
            <text:p>25.02.2015</text:p>
          </table:table-cell>
          <table:table-cell office:value-type="date" office:date-value="2014-07-30" calcext:value-type="date">
            <text:p>30.07.2014</text:p>
          </table:table-cell>
          <table:table-cell/>
          <table:table-cell table:style-name="ce61" office:value-type="string" calcext:value-type="string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9409.928" calcext:value-type="float">
            <text:p>19409,93</text:p>
          </table:table-cell>
          <table:table-cell table:number-columns-repeated="1009"/>
        </table:table-row>
        <table:table-row table:style-name="ro1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охраняемый_природный_комплек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реализации полномочий Хабаровского края в области создания и обеспечения охраны особо охраняемых природных территорий</text:p>
          </table:table-cell>
          <table:table-cell office:value-type="string" calcext:value-type="string">
            <text:p>http://docs.cntd.ru/document/995114011</text:p>
          </table:table-cell>
          <table:table-cell office:value-type="date" office:date-value="2005-07-20" calcext:value-type="date">
            <text:p>20.07.2005</text:p>
          </table:table-cell>
          <table:table-cell office:value-type="date" office:date-value="2015-02-25" calcext:value-type="date">
            <text:p>25.02.2015</text:p>
          </table:table-cell>
          <table:table-cell office:value-type="date" office:date-value="2014-07-30" calcext:value-type="date">
            <text:p>30.07.2014</text:p>
          </table:table-cell>
          <table:table-cell/>
          <table:table-cell table:style-name="ce61" office:value-type="string" calcext:value-type="string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202.893" calcext:value-type="float">
            <text:p>6202,89</text:p>
          </table:table-cell>
          <table:table-cell table:number-columns-repeated="1009"/>
        </table:table-row>
        <table:table-row table:style-name="ro8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дно-болотное_угодь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Амурской области</text:p>
          </table:table-cell>
          <table:table-cell table:style-name="ce47" office:value-type="string" calcext:value-type="string">
            <text:p>http://docs.cntd.ru/document/326139344</text:p>
          </table:table-cell>
          <table:table-cell office:value-type="date" office:date-value="2014-10-07" calcext:value-type="date">
            <text:p>07.10.2014</text:p>
          </table:table-cell>
          <table:table-cell table:number-columns-repeated="2" office:value-type="date" office:date-value="2018-03-27" calcext:value-type="date">
            <text:p>27.03.2018</text:p>
          </table:table-cell>
          <table:table-cell/>
          <table:table-cell table:style-name="ce61" office:value-type="string" calcext:value-type="string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1800" calcext:value-type="float">
            <text:p>271800,00</text:p>
          </table:table-cell>
          <table:table-cell table:number-columns-repeated="1009"/>
        </table:table-row>
        <table:table-row table:style-name="ro8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зона_поко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Амурской области</text:p>
          </table:table-cell>
          <table:table-cell table:style-name="ce47" office:value-type="string" calcext:value-type="string">
            <text:p>http://docs.cntd.ru/document/326139344</text:p>
          </table:table-cell>
          <table:table-cell office:value-type="date" office:date-value="2014-10-07" calcext:value-type="date">
            <text:p>07.10.2014</text:p>
          </table:table-cell>
          <table:table-cell table:number-columns-repeated="2" office:value-type="date" office:date-value="2018-03-27" calcext:value-type="date">
            <text:p>27.03.2018</text:p>
          </table:table-cell>
          <table:table-cell/>
          <table:table-cell table:style-name="ce61" office:value-type="string" calcext:value-type="string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8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иродный_объек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Амурской области</text:p>
          </table:table-cell>
          <table:table-cell table:style-name="ce47" office:value-type="string" calcext:value-type="string">
            <text:p>http://docs.cntd.ru/document/326139344</text:p>
          </table:table-cell>
          <table:table-cell office:value-type="date" office:date-value="2014-10-07" calcext:value-type="date">
            <text:p>07.10.2014</text:p>
          </table:table-cell>
          <table:table-cell table:number-columns-repeated="2" office:value-type="date" office:date-value="2018-03-27" calcext:value-type="date">
            <text:p>27.03.2018</text:p>
          </table:table-cell>
          <table:table-cell/>
          <table:table-cell table:style-name="ce61" office:value-type="string" calcext:value-type="string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3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охраняемый_природный_ландшаф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тдельных вопросах регулирования особо охраняемых природных территорий местного значения в Магаданской области</text:p>
          </table:table-cell>
          <table:table-cell table:style-name="ce47" office:value-type="string" calcext:value-type="string">
            <text:p>http://docs.cntd.ru/document/429081498</text:p>
          </table:table-cell>
          <table:table-cell table:number-columns-repeated="3" office:value-type="date" office:date-value="2016-11-29" calcext:value-type="date">
            <text:p>29.11.2016</text:p>
          </table:table-cell>
          <table:table-cell table:style-name="ce51" office:value-type="string" calcext:value-type="string">
            <text:p>охраняемые природные ландшафты - природные и антропогенно-природные комплексы и объекты, имеющие значительную экологическую, эстетическую, историко-культурную ценность и предназначенные для использования в природоохранных, просветительских и рекреационных целях.</text:p>
          </table:table-cell>
          <table:table-cell table:style-name="ce6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11.4789" calcext:value-type="float">
            <text:p>1411,48</text:p>
          </table:table-cell>
          <table:table-cell table:number-columns-repeated="1009"/>
        </table:table-row>
        <table:table-row table:style-name="ro14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охраняемая_береговая_линия</text:p>
          </table:table-cell>
          <table:table-cell office:value-type="float" office:value="2" calcext:value-type="float">
            <text:p>2</text:p>
          </table:table-cell>
          <table:table-cell/>
          <table:table-cell table:style-name="ce47"/>
          <table:table-cell table:number-columns-repeated="4"/>
          <table:table-cell table:style-name="ce61"/>
          <table:table-cell/>
          <table:table-cell office:value-type="float" office:value="7" calcext:value-type="float">
            <text:p>7</text:p>
          </table:table-cell>
          <table:table-cell office:value-type="float" office:value="5528.6" calcext:value-type="float">
            <text:p>5528,60</text:p>
          </table:table-cell>
          <table:table-cell table:number-columns-repeated="1009"/>
        </table:table-row>
        <table:table-row table:style-name="ro13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амятник_садово-паркового_искусств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тдельных вопросах регулирования особо охраняемых природных территорий местного значения в Магаданской области</text:p>
          </table:table-cell>
          <table:table-cell table:style-name="ce47" office:value-type="string" calcext:value-type="string">
            <text:p>http://docs.cntd.ru/document/429081498</text:p>
          </table:table-cell>
          <table:table-cell table:number-columns-repeated="3" office:value-type="date" office:date-value="2016-11-29" calcext:value-type="date">
            <text:p>29.11.2016</text:p>
          </table:table-cell>
          <table:table-cell office:value-type="string" calcext:value-type="string">
            <text:p>памятники садово-паркового искусства - территории, на которых находятся наиболее значимые и ценные образцы паркового строительства, созданные для использования в эстетических, научных и оздоровительных целях и предназначенные для периодического массового отдыха населения;</text:p>
          </table:table-cell>
          <table:table-cell table:style-name="ce61"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.39" calcext:value-type="float">
            <text:p>7,39</text:p>
          </table:table-cell>
          <table:table-cell table:number-columns-repeated="1009"/>
        </table:table-row>
        <table:table-row table:style-name="ro15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государственный_природный_микрозаказни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Алтайском крае </text:p>
          </table:table-cell>
          <table:table-cell office:value-type="string" calcext:value-type="string">
            <text:p>http://docs.cntd.ru/document/940102991</text:p>
          </table:table-cell>
          <table:table-cell office:value-type="date" office:date-value="1996-12-18" calcext:value-type="date">
            <text:p>18.12.1996</text:p>
          </table:table-cell>
          <table:table-cell office:value-type="date" office:date-value="2019-04-03" calcext:value-type="date">
            <text:p>03.04.2019</text:p>
          </table:table-cell>
          <table:table-cell office:value-type="date" office:date-value="2007-04-10" calcext:value-type="date">
            <text:p>10.04.2007</text:p>
          </table:table-cell>
          <table:table-cell office:value-type="string" calcext:value-type="string">
            <text:p>Государственными природными микрозаказниками могут быть незначительные по площади (до 150 га) территории (акватории), имеющие особо важное значение для функционирования отдельных природных группировок животных и особо ценных видов растений, а также сохранения редких и исчезающих видов животных и растений и "точечным" характером распространения. К государственным микрозаказникам могут относиться: <text:s text:c="2"/>- места размножения, произрастания редких видов животных, растений в тех случаях, когда организация государственного природного заповедника представляется нецелесообразной ввиду значительной удаленности (разобщенности) мест размножения, обитания или произрастания видов друг от друга; <text:s text:c="2"/>- места сезонной концентрации диких животных на ограниченных по площади территориях, выполняющих важную роль в их жизненных циклах (уникальные тока глухарей или тока в сокращающихся популяциях, массовые переправы копытных через реки, миграционные пути и тому подобные); <text:s text:c="2"/>- "точечные" места произрастания редких, эндемичных, реликтовых и исчезающих видов растений;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биологическая_станц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Алтайском крае </text:p>
          </table:table-cell>
          <table:table-cell office:value-type="string" calcext:value-type="string">
            <text:p>http://docs.cntd.ru/document/940102991</text:p>
          </table:table-cell>
          <table:table-cell office:value-type="date" office:date-value="1996-12-18" calcext:value-type="date">
            <text:p>18.12.1996</text:p>
          </table:table-cell>
          <table:table-cell office:value-type="date" office:date-value="2019-04-03" calcext:value-type="date">
            <text:p>03.04.2019</text:p>
          </table:table-cell>
          <table:table-cell office:value-type="date" office:date-value="2007-04-10" calcext:value-type="date">
            <text:p>10.04.2007</text:p>
          </table:table-cell>
          <table:table-cell office:value-type="string" calcext:value-type="string">
            <text:p>Биологические станции (учебно-научные стационары, научно-производственные станции и т.п.) являются природоохранными, научно-исследовательскими и экологическими учреждениями, имеющими целью оптимизацию учебного процесса по биологическим и другим специальностям, а также изучение природных процессов и явлений, предусматривающих в том числе и экспериментальные исследования в области охраны и рационального использования природных ресурсов.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6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доохранная_зона_и_прибрежная_защитная_полос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Алтайском крае </text:p>
          </table:table-cell>
          <table:table-cell office:value-type="string" calcext:value-type="string">
            <text:p>http://docs.cntd.ru/document/940102991</text:p>
          </table:table-cell>
          <table:table-cell office:value-type="date" office:date-value="1996-12-18" calcext:value-type="date">
            <text:p>18.12.1996</text:p>
          </table:table-cell>
          <table:table-cell office:value-type="date" office:date-value="2019-04-03" calcext:value-type="date">
            <text:p>03.04.2019</text:p>
          </table:table-cell>
          <table:table-cell office:value-type="date" office:date-value="2007-04-10" calcext:value-type="date">
            <text:p>10.04.2007</text:p>
          </table:table-cell>
          <table:table-cell office:value-type="string" calcext:value-type="string">
            <text:p>Водоохранными зонами являются территории, которые примыкают к береговой линии (границам водного объекта) морей, рек, ручьев, каналов, озер, водохранилищ и на которых устанавливается специальный режим осуществления хозяйственной и иной деятельности в целях предотвращения загрязнения, засорения, заиления указанных водных объектов и истощения их вод, а также сохранения среды обитания водных биологических ресурсов и других объектов животного и растительного мира.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8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запретная_полоса_леса_расположенная_вдоль_водного_объект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Алтайском крае </text:p>
          </table:table-cell>
          <table:table-cell office:value-type="string" calcext:value-type="string">
            <text:p>http://docs.cntd.ru/document/940102991</text:p>
          </table:table-cell>
          <table:table-cell office:value-type="date" office:date-value="1996-12-18" calcext:value-type="date">
            <text:p>18.12.1996</text:p>
          </table:table-cell>
          <table:table-cell office:value-type="date" office:date-value="2019-04-03" calcext:value-type="date">
            <text:p>03.04.2019</text:p>
          </table:table-cell>
          <table:table-cell office:value-type="date" office:date-value="2007-04-10" calcext:value-type="date">
            <text:p>10.04.200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микрозаказни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Забайкальском крае</text:p>
          </table:table-cell>
          <table:table-cell office:value-type="string" calcext:value-type="string">
            <text:p>http://docs.cntd.ru/document/922221196</text:p>
          </table:table-cell>
          <table:table-cell office:value-type="date" office:date-value="2010-03-09" calcext:value-type="date">
            <text:p>09.03.2010</text:p>
          </table:table-cell>
          <table:table-cell office:value-type="date" office:date-value="2016-03-29" calcext:value-type="date">
            <text:p>29.03.2016</text:p>
          </table:table-cell>
          <table:table-cell office:value-type="date" office:date-value="2014-11-06" calcext:value-type="date">
            <text:p>06.11.2014</text:p>
          </table:table-cell>
          <table:table-cell office:value-type="string" calcext:value-type="string">
            <text:p>Микрозаказниками являются незначительные по площади территории (акватории), имеющие особо важное значение для функционирования отдельных природных группировок животных и особо ценных видов растений, сохранения и восстановления численности редких и исчезающих видов животных и растений с "точечным" характером распространения, а также сохранения особо ценных объектов геологического наследия и природно-культовых урочищ. Микрозаказниками могут быть объявлены места сезонной концентрации диких животных на ограниченных по площади участках, выполняющих важную роль в их жизненных циклах (уникальные тока глухарей, места миграций животных, места их размножения и иные места)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(1)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учебно-научный_стациона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Забайкальском крае</text:p>
          </table:table-cell>
          <table:table-cell office:value-type="string" calcext:value-type="string">
            <text:p>http://docs.cntd.ru/document/922221196</text:p>
          </table:table-cell>
          <table:table-cell office:value-type="date" office:date-value="2010-03-09" calcext:value-type="date">
            <text:p>09.03.2010</text:p>
          </table:table-cell>
          <table:table-cell office:value-type="date" office:date-value="2016-03-29" calcext:value-type="date">
            <text:p>29.03.2016</text:p>
          </table:table-cell>
          <table:table-cell office:value-type="date" office:date-value="2014-11-06" calcext:value-type="date">
            <text:p>06.11.2014</text:p>
          </table:table-cell>
          <table:table-cell office:value-type="string" calcext:value-type="string">
            <text:p>Учебно-научными стационарами являются территории, используемые для долговременных научных исследований и экологического мониторинга природоохранными, научными и образовательными организациями. Учебно-научные стационары относятся к особо охраняемым природным территориям регионального значения и включаются в единую систему государственного экологического мониторинга (государственного мониторинга окружающей среды)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(2)</text:p>
          </table:table-cell>
          <table:table-cell office:value-type="float" office:value="1" calcext:value-type="float">
            <text:p>1</text:p>
          </table:table-cell>
          <table:table-cell office:value-type="float" office:value="22883" calcext:value-type="float">
            <text:p>22883,00</text:p>
          </table:table-cell>
          <table:table-cell table:number-columns-repeated="1009"/>
        </table:table-row>
        <table:table-row table:style-name="ro13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охраняемый_водный_объек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Забайкальском крае</text:p>
          </table:table-cell>
          <table:table-cell office:value-type="string" calcext:value-type="string">
            <text:p>http://docs.cntd.ru/document/922221196</text:p>
          </table:table-cell>
          <table:table-cell office:value-type="date" office:date-value="2010-03-09" calcext:value-type="date">
            <text:p>09.03.2010</text:p>
          </table:table-cell>
          <table:table-cell office:value-type="date" office:date-value="2016-03-29" calcext:value-type="date">
            <text:p>29.03.2016</text:p>
          </table:table-cell>
          <table:table-cell office:value-type="date" office:date-value="2014-11-06" calcext:value-type="date">
            <text:p>06.11.2014</text:p>
          </table:table-cell>
          <table:table-cell office:value-type="string" calcext:value-type="string">
            <text:p>Охраняемыми водными объектами являются водные объекты или их части (истоки и участки русел рек, озера, пруды, минеральные источники, родники, болота, места нереста ценных видов рыб), имеющие особое средообразующее, природоохранное, научное, культурное, эстетическое, рекреационное и оздоровительное значение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(3)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2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охраняемая_зелёная_зо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Забайкальском крае</text:p>
          </table:table-cell>
          <table:table-cell office:value-type="string" calcext:value-type="string">
            <text:p>http://docs.cntd.ru/document/922221196</text:p>
          </table:table-cell>
          <table:table-cell office:value-type="date" office:date-value="2010-03-09" calcext:value-type="date">
            <text:p>09.03.2010</text:p>
          </table:table-cell>
          <table:table-cell office:value-type="date" office:date-value="2016-03-29" calcext:value-type="date">
            <text:p>29.03.2016</text:p>
          </table:table-cell>
          <table:table-cell office:value-type="date" office:date-value="2014-11-06" calcext:value-type="date">
            <text:p>06.11.2014</text:p>
          </table:table-cell>
          <table:table-cell office:value-type="string" calcext:value-type="string">
            <text:p>Охраняемыми зелеными зонами являются территории, занятые лесами, лесопарками и другими зелеными насаждениями, расположенные за пределами границ населенных пунктов и выполняющие природоохранные, санитарно-гигиенические, физкультурно-оздоровительные, рекреационные функции.</text:p>
          </table:table-cell>
          <table:table-cell/>
          <table:table-cell office:value-type="string" calcext:value-type="string">
            <text:p>7(4)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8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микрозаказни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Забайкальском крае</text:p>
          </table:table-cell>
          <table:table-cell office:value-type="string" calcext:value-type="string">
            <text:p>http://docs.cntd.ru/document/922221196</text:p>
          </table:table-cell>
          <table:table-cell office:value-type="date" office:date-value="2010-03-09" calcext:value-type="date">
            <text:p>09.03.2010</text:p>
          </table:table-cell>
          <table:table-cell office:value-type="date" office:date-value="2016-03-29" calcext:value-type="date">
            <text:p>29.03.2016</text:p>
          </table:table-cell>
          <table:table-cell office:value-type="date" office:date-value="2014-11-06" calcext:value-type="date">
            <text:p>06.11.201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8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охраняемый_водный_объек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Забайкальском крае</text:p>
          </table:table-cell>
          <table:table-cell office:value-type="string" calcext:value-type="string">
            <text:p>http://docs.cntd.ru/document/922221196</text:p>
          </table:table-cell>
          <table:table-cell office:value-type="date" office:date-value="2010-03-09" calcext:value-type="date">
            <text:p>09.03.2010</text:p>
          </table:table-cell>
          <table:table-cell office:value-type="date" office:date-value="2016-03-29" calcext:value-type="date">
            <text:p>29.03.2016</text:p>
          </table:table-cell>
          <table:table-cell office:value-type="date" office:date-value="2014-11-06" calcext:value-type="date">
            <text:p>06.11.201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8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охраняемая_зелёная_зон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Забайкальском крае</text:p>
          </table:table-cell>
          <table:table-cell office:value-type="string" calcext:value-type="string">
            <text:p>http://docs.cntd.ru/document/922221196</text:p>
          </table:table-cell>
          <table:table-cell office:value-type="date" office:date-value="2010-03-09" calcext:value-type="date">
            <text:p>09.03.2010</text:p>
          </table:table-cell>
          <table:table-cell office:value-type="date" office:date-value="2016-03-29" calcext:value-type="date">
            <text:p>29.03.2016</text:p>
          </table:table-cell>
          <table:table-cell office:value-type="date" office:date-value="2014-11-06" calcext:value-type="date">
            <text:p>06.11.201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2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лесопарковая_зона_населённого_пункта</text:p>
          </table:table-cell>
          <table:table-cell table:style-name="ce50"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Забайкальском крае</text:p>
          </table:table-cell>
          <table:table-cell office:value-type="string" calcext:value-type="string">
            <text:p>http://docs.cntd.ru/document/922221196</text:p>
          </table:table-cell>
          <table:table-cell office:value-type="date" office:date-value="2010-03-09" calcext:value-type="date">
            <text:p>09.03.2010</text:p>
          </table:table-cell>
          <table:table-cell office:value-type="date" office:date-value="2016-03-29" calcext:value-type="date">
            <text:p>29.03.2016</text:p>
          </table:table-cell>
          <table:table-cell office:value-type="date" office:date-value="2014-11-06" calcext:value-type="date">
            <text:p>06.11.2014</text:p>
          </table:table-cell>
          <table:table-cell office:value-type="string" calcext:value-type="string">
            <text:p>Лесопарковыми зонами населенных пунктов являются территории, расположенные в границах населенных пунктов, покрытые лесными насаждениями естественного либо культурного происхождения и выполняющие средозащитные, экологические, рекреационные и санитарно-гигиенические функции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(5)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иродный_ландшаф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и иных особо охраняемых территориях в Иркутской области</text:p>
          </table:table-cell>
          <table:table-cell office:value-type="string" calcext:value-type="string">
            <text:p>http://docs.cntd.ru/document/819055264</text:p>
          </table:table-cell>
          <table:table-cell office:value-type="date" office:date-value="2008-06-19" calcext:value-type="date">
            <text:p>19.06.2008</text:p>
          </table:table-cell>
          <table:table-cell table:number-columns-repeated="2" office:value-type="date" office:date-value="2016-11-30" calcext:value-type="date">
            <text:p>30.11.2016</text:p>
          </table:table-cell>
          <table:table-cell office:value-type="string" calcext:value-type="string">
            <text:p>природный ландшафт - участок земли, водной поверхности и воздушного пространства над ними, имеющий особое экологическое, природоохранное и культурное значение, не подвергшийся хозяйственной и иной деятельности и характеризующийся сочетанием определенных типов рельефа местности, почв, растительности, сформированных в единых климатических условиях, создаваемый для сохранения природной среды в естественном состоянии;</text:p>
          </table:table-cell>
          <table:table-cell table:style-name="ce61" office:value-type="string" calcext:value-type="string">
            <text:p>3(1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5.69" calcext:value-type="float">
            <text:p>135,69</text:p>
          </table:table-cell>
          <table:table-cell table:number-columns-repeated="1009"/>
        </table:table-row>
        <table:table-row table:style-name="ro16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иродно-антропогенный_ландшаф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и иных особо охраняемых территориях в Иркутской области</text:p>
          </table:table-cell>
          <table:table-cell office:value-type="string" calcext:value-type="string">
            <text:p>http://docs.cntd.ru/document/819055264</text:p>
          </table:table-cell>
          <table:table-cell office:value-type="date" office:date-value="2008-06-19" calcext:value-type="date">
            <text:p>19.06.2008</text:p>
          </table:table-cell>
          <table:table-cell table:number-columns-repeated="2" office:value-type="date" office:date-value="2016-11-30" calcext:value-type="date">
            <text:p>30.11.2016</text:p>
          </table:table-cell>
          <table:table-cell office:value-type="string" calcext:value-type="string">
            <text:p>природно-антропогенный ландшафт - участок земли, водной поверхности и воздушного пространства над ними, имеющий особое экологическое, природоохранное и культурное значение, фрагментарно подвергшийся хозяйственной и иной деятельности и характеризующийся сочетанием определенных типов рельефа местности, почв, растительности, сформированных в единых климатических условиях, создаваемый для сохранения природной среды в естественном состоянии;</text:p>
          </table:table-cell>
          <table:table-cell table:style-name="ce61" office:value-type="string" calcext:value-type="string">
            <text:p>3(1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9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иродный_микрозаказни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и иных особо охраняемых территориях в Иркутской области</text:p>
          </table:table-cell>
          <table:table-cell office:value-type="string" calcext:value-type="string">
            <text:p>http://docs.cntd.ru/document/819055264</text:p>
          </table:table-cell>
          <table:table-cell office:value-type="date" office:date-value="2008-06-19" calcext:value-type="date">
            <text:p>19.06.2008</text:p>
          </table:table-cell>
          <table:table-cell table:number-columns-repeated="2" office:value-type="date" office:date-value="2016-11-30" calcext:value-type="date">
            <text:p>30.11.2016</text:p>
          </table:table-cell>
          <table:table-cell office:value-type="string" calcext:value-type="string">
            <text:p>природный микрозаказник - участок земли, водной поверхности и воздушного пространства над ними, имеющий особое природоохранное, историко-культурное и иное значение, создаваемый для сохранения и восстановления численности ценных и исчезающих видов животных и растений с фрагментарным ареалом распространения, а также сохранения природных комплексов или их компонентов для поддержания экологического баланса;</text:p>
          </table:table-cell>
          <table:table-cell office:value-type="string" calcext:value-type="string">
            <text:p>3(1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иродный_микрорезерва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и иных особо охраняемых территориях в Иркутской области</text:p>
          </table:table-cell>
          <table:table-cell office:value-type="string" calcext:value-type="string">
            <text:p>http://docs.cntd.ru/document/819055264</text:p>
          </table:table-cell>
          <table:table-cell office:value-type="date" office:date-value="2008-06-19" calcext:value-type="date">
            <text:p>19.06.2008</text:p>
          </table:table-cell>
          <table:table-cell table:number-columns-repeated="2" office:value-type="date" office:date-value="2016-11-30" calcext:value-type="date">
            <text:p>30.11.2016</text:p>
          </table:table-cell>
          <table:table-cell office:value-type="string" calcext:value-type="string">
            <text:p>природный микрорезерват - участок земли, водной поверхности и воздушного пространства над ними, имеющий особое природоохранное, культурное и иное значение, создаваемый для сохранения ценных природных комплексов и природных объектов;</text:p>
          </table:table-cell>
          <table:table-cell office:value-type="string" calcext:value-type="string">
            <text:p>3(1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9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собо_охраняемая_территория_природно-исторического_назначен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и иных особо охраняемых территориях в Иркутской области</text:p>
          </table:table-cell>
          <table:table-cell office:value-type="string" calcext:value-type="string">
            <text:p>http://docs.cntd.ru/document/819055264</text:p>
          </table:table-cell>
          <table:table-cell office:value-type="date" office:date-value="2008-06-19" calcext:value-type="date">
            <text:p>19.06.2008</text:p>
          </table:table-cell>
          <table:table-cell table:number-columns-repeated="2" office:value-type="date" office:date-value="2016-11-30" calcext:value-type="date">
            <text:p>30.11.2016</text:p>
          </table:table-cell>
          <table:table-cell office:value-type="string" calcext:value-type="string">
            <text:p>особо охраняемая территория природно-исторического назначения - участок земли, водной поверхности и воздушного пространства над ними, имеющий природоохранное, культурное, эстетическое, рекреационное и иное значение, создаваемый для сохранения природных и культовых объектов надлежащего содержания, расположенных на них инженерных, строительно-архитектурных, археологических объектов;</text:p>
          </table:table-cell>
          <table:table-cell office:value-type="string" calcext:value-type="string">
            <text:p>3(1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собо_охраняемая_территория_водных_объекто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и иных особо охраняемых территориях в Иркутской области</text:p>
          </table:table-cell>
          <table:table-cell office:value-type="string" calcext:value-type="string">
            <text:p>http://docs.cntd.ru/document/819055264</text:p>
          </table:table-cell>
          <table:table-cell office:value-type="date" office:date-value="2008-06-19" calcext:value-type="date">
            <text:p>19.06.2008</text:p>
          </table:table-cell>
          <table:table-cell table:number-columns-repeated="2" office:value-type="date" office:date-value="2016-11-30" calcext:value-type="date">
            <text:p>30.11.2016</text:p>
          </table:table-cell>
          <table:table-cell office:value-type="string" calcext:value-type="string">
            <text:p>особо охраняемая территория водных объектов - участок земли, водной поверхности и воздушного пространства над ними, имеющий природоохранное, научное, эстетическое, культурное и иное значение, создаваемый для сохранения водной акватории объекта;</text:p>
          </table:table-cell>
          <table:table-cell table:style-name="ce61" office:value-type="string" calcext:value-type="string">
            <text:p>3(1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2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собо_охраняемая_территория_геологического_объекта_и_комплекс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и иных особо охраняемых территориях в Иркутской области</text:p>
          </table:table-cell>
          <table:table-cell office:value-type="string" calcext:value-type="string">
            <text:p>http://docs.cntd.ru/document/819055264</text:p>
          </table:table-cell>
          <table:table-cell office:value-type="date" office:date-value="2008-06-19" calcext:value-type="date">
            <text:p>19.06.2008</text:p>
          </table:table-cell>
          <table:table-cell table:number-columns-repeated="2" office:value-type="date" office:date-value="2016-11-30" calcext:value-type="date">
            <text:p>30.11.2016</text:p>
          </table:table-cell>
          <table:table-cell office:value-type="string" calcext:value-type="string">
            <text:p>особо охраняемая территория геологических объектов и комплексов - участок земли, водной поверхности и воздушного пространства над ними, имеющий научное, культурное, эстетическое и иное значение, создаваемый для сохранения расположенных на нем геологических объектов и комплексов.</text:p>
          </table:table-cell>
          <table:table-cell table:style-name="ce61" office:value-type="string" calcext:value-type="string">
            <text:p>3(1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0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территория_рекреационного_назначения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61"/>
          <table:table-cell/>
          <table:table-cell office:value-type="float" office:value="1" calcext:value-type="float">
            <text:p>1</text:p>
          </table:table-cell>
          <table:table-cell office:value-type="float" office:value="49.8626" calcext:value-type="float">
            <text:p>49,86</text:p>
          </table:table-cell>
          <table:table-cell table:number-columns-repeated="1009"/>
        </table:table-row>
        <table:table-row table:style-name="ro20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территория_историко-культурного_назначения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61"/>
          <table:table-cell/>
          <table:table-cell office:value-type="float" office:value="1" calcext:value-type="float">
            <text:p>1</text:p>
          </table:table-cell>
          <table:table-cell office:value-type="float" office:value="11.9546" calcext:value-type="float">
            <text:p>11,95</text:p>
          </table:table-cell>
          <table:table-cell table:number-columns-repeated="1009"/>
        </table:table-row>
        <table:table-row table:style-name="ro2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дно-болотное_угодь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Кемеровской области</text:p>
          </table:table-cell>
          <table:table-cell office:value-type="string" calcext:value-type="string">
            <text:p>http://docs.cntd.ru/document/990301646</text:p>
          </table:table-cell>
          <table:table-cell office:value-type="date" office:date-value="2001-01-04" calcext:value-type="date">
            <text:p>04.01.2001</text:p>
          </table:table-cell>
          <table:table-cell table:number-columns-repeated="2" office:value-type="date" office:date-value="2019-05-09" calcext:value-type="date">
            <text:p>09.05.2019</text:p>
          </table:table-cell>
          <table:table-cell table:style-name="ce59" office:value-type="string" calcext:value-type="string">
            <text:p>Водно-болотными угодьями признаются территории и акватории, имеющие особое значение для сохранения, восстановления и поддержания ресурсов водоплавающих и околоводных птиц, а также среды их обитания.</text:p>
          </table:table-cell>
          <table:table-cell table:style-name="ce61" office:value-type="string" calcext:value-type="string">
            <text:p>3</text:p>
          </table:table-cell>
          <table:table-cell office:value-type="string" calcext:value-type="string">
            <text:p>16-3</text:p>
          </table:table-cell>
          <table:table-cell table:number-columns-repeated="1011"/>
        </table:table-row>
        <table:table-row table:style-name="ro7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лесопар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Кемеровской области</text:p>
          </table:table-cell>
          <table:table-cell office:value-type="string" calcext:value-type="string">
            <text:p>http://docs.cntd.ru/document/990301646</text:p>
          </table:table-cell>
          <table:table-cell office:value-type="date" office:date-value="2001-01-04" calcext:value-type="date">
            <text:p>04.01.2001</text:p>
          </table:table-cell>
          <table:table-cell office:value-type="date" office:date-value="2019-05-09" calcext:value-type="date">
            <text:p>09.05.2019</text:p>
          </table:table-cell>
          <table:table-cell office:value-type="date" office:date-value="2014-12-30" calcext:value-type="date">
            <text:p>30.12.2014</text:p>
          </table:table-cell>
          <table:table-cell office:value-type="string" calcext:value-type="string">
            <text:p>Лесопарками являются природные территории, служащие целям охраны ландшафтов, растительного и животного мира, улучшения микроклимата и других элементов природного ландшафта, включающие в себя места произрастания и обитания ценных, реликтовых, малочисленных редких и исчезающих видов растений и животных, в том числе на границах их ареалов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-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иродный_комплек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Кемеровской области</text:p>
          </table:table-cell>
          <table:table-cell office:value-type="string" calcext:value-type="string">
            <text:p>http://docs.cntd.ru/document/990301646</text:p>
          </table:table-cell>
          <table:table-cell office:value-type="date" office:date-value="2001-01-04" calcext:value-type="date">
            <text:p>04.01.2001</text:p>
          </table:table-cell>
          <table:table-cell office:value-type="date" office:date-value="2019-05-09" calcext:value-type="date">
            <text:p>09.05.2019</text:p>
          </table:table-cell>
          <table:table-cell office:value-type="date" office:date-value="2014-12-30" calcext:value-type="date">
            <text:p>30.12.2014</text:p>
          </table:table-cell>
          <table:table-cell office:value-type="string" calcext:value-type="string">
            <text:p>Природными комплексами являются комплексы функционально и естественно связанных между собой природных объектов, имеющие экологическое, рекреационное, эстетическое и культурное значение, предназначенные для сохранения и восстановления природных объектов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-2</text:p>
          </table:table-cell>
          <table:table-cell office:value-type="float" office:value="4" calcext:value-type="float">
            <text:p>4</text:p>
          </table:table-cell>
          <table:table-cell table:style-name="ce66" office:value-type="float" office:value="1461.99" calcext:value-type="float">
            <text:p>1461,99</text:p>
          </table:table-cell>
          <table:table-cell table:number-columns-repeated="1009"/>
        </table:table-row>
        <table:table-row table:style-name="ro18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иродный_рекреационный_комплек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Кемеровской области</text:p>
          </table:table-cell>
          <table:table-cell office:value-type="string" calcext:value-type="string">
            <text:p>http://docs.cntd.ru/document/990301646</text:p>
          </table:table-cell>
          <table:table-cell office:value-type="date" office:date-value="2001-01-04" calcext:value-type="date">
            <text:p>04.01.2001</text:p>
          </table:table-cell>
          <table:table-cell table:number-columns-repeated="2" office:value-type="date" office:date-value="2019-05-09" calcext:value-type="date">
            <text:p>09.05.2019</text:p>
          </table:table-cell>
          <table:table-cell table:style-name="ce59" office:value-type="string" calcext:value-type="string">
            <text:p>Природные рекреационные комплексы создаются на территориях природных комплексов, имеющих особое рекреационное значение и используемых для организации отдыха, туризма, экологического просвещения, физкультурно-оздоровительной и спортивной деятельности населения, с установленным режимом особой охраны, основной задачей которого является регулирование антропогенной нагрузки на эти территории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-4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0" calcext:value-type="float">
            <text:p>0,00</text:p>
          </table:table-cell>
          <table:table-cell table:number-columns-repeated="1009"/>
        </table:table-row>
        <table:table-row table:style-name="ro2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рекреационная_местность_регионального_значения</text:p>
          </table:table-cell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Об особо охраняемых природных территориях Республики Бурятия </text:p>
          </table:table-cell>
          <table:table-cell office:value-type="string" calcext:value-type="string">
            <text:p>http://docs.cntd.ru/document/802046810</text:p>
          </table:table-cell>
          <table:table-cell office:value-type="date" office:date-value="2005-12-29" calcext:value-type="date">
            <text:p>29.12.2005</text:p>
          </table:table-cell>
          <table:table-cell office:value-type="date" office:date-value="2016-10-06" calcext:value-type="date">
            <text:p>06.10.2016</text:p>
          </table:table-cell>
          <table:table-cell office:value-type="date" office:date-value="2014-07-04" calcext:value-type="date">
            <text:p>04.07.2014</text:p>
          </table:table-cell>
          <table:table-cell table:style-name="ce59" office:value-type="string" calcext:value-type="string">
            <text:p>под рекреационной местностью понимается ООПТ регионального или местного значения, используемая или потенциально пригодная для кемпинговой, пляжной, туристической и иной рекреации и нуждающаяся в особом режиме охраны окружающей среды и регулировании антропогенной нагрузки: пригородные зеленые зоны и природные комплексы берегов водных объектов (прибрежные рекреационные зоны), водоохранные зоны и прибрежные защитные полосы водных объектов, участки леса вдоль берегов водных объектов и другие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Отдельное постановление Правительства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879" calcext:value-type="float">
            <text:p>879,00</text:p>
          </table:table-cell>
          <table:table-cell table:number-columns-repeated="1009"/>
        </table:table-row>
        <table:table-row table:style-name="ro35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иродный_микрозаказник_регионального_значен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Республики Бурятия </text:p>
          </table:table-cell>
          <table:table-cell office:value-type="string" calcext:value-type="string">
            <text:p>http://docs.cntd.ru/document/802046810</text:p>
          </table:table-cell>
          <table:table-cell office:value-type="date" office:date-value="2005-12-29" calcext:value-type="date">
            <text:p>29.12.2005</text:p>
          </table:table-cell>
          <table:table-cell office:value-type="date" office:date-value="2016-10-06" calcext:value-type="date">
            <text:p>06.10.2016</text:p>
          </table:table-cell>
          <table:table-cell office:value-type="date" office:date-value="2014-07-04" calcext:value-type="date">
            <text:p>04.07.2014</text:p>
          </table:table-cell>
          <table:table-cell table:style-name="ce59" office:value-type="string" calcext:value-type="string">
            <text:p>под природным микрозаказником понимается незначительная по площади ООПТ регионального или местного значения (до 10 га), созданная без изъятия земельных участков, имеющая особо важное значение для жизнедеятельности диких животных и особо ценных видов растений, а также сохранения редких и исчезающих видов диких животных и растений с локальным характером распространения, когда организация более крупного заказника представляется нецелесообразной вследствие значительной удаленности (разобщенности) мест жизнедеятельности диких животных и (или) особо ценных видов растений: локальные места обитания диких животных и произрастания ценных видов растений, в том числе редких, эндемичных, реликтовых и исчезающих видов; места сезонной концентрации диких животных на ограниченных по площади участках, выполняющие важную роль в их жизненных циклах (глухариные тока, места размножения, места миграций, массовых переправ копытных через реки и другие);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2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иродно-исторический_комплек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Республики Бурятия </text:p>
          </table:table-cell>
          <table:table-cell office:value-type="string" calcext:value-type="string">
            <text:p>http://docs.cntd.ru/document/802046810</text:p>
          </table:table-cell>
          <table:table-cell office:value-type="date" office:date-value="2005-12-29" calcext:value-type="date">
            <text:p>29.12.2005</text:p>
          </table:table-cell>
          <table:table-cell office:value-type="date" office:date-value="2016-10-06" calcext:value-type="date">
            <text:p>06.10.2016</text:p>
          </table:table-cell>
          <table:table-cell office:value-type="date" office:date-value="2014-07-04" calcext:value-type="date">
            <text:p>04.07.2014</text:p>
          </table:table-cell>
          <table:table-cell table:style-name="ce59" office:value-type="string" calcext:value-type="string">
            <text:p>под природно-историческим комплексом понимается ООПТ регионального значения, образованная с целью сохранения природных комплексных участков, имеющих особую экологическую и историко-культурную ценность, обеспечения традиционного образа жизни коренного и старожильческого населения, в том числе малочисленных народов и этнических групп, в местах их компактного проживания и сохранения их духовной и материальной культуры, исторически сложившегося жизненного уклада и традиций природопользования;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6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территория_охраняемого_ландшафт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Республики Бурятия </text:p>
          </table:table-cell>
          <table:table-cell office:value-type="string" calcext:value-type="string">
            <text:p>http://docs.cntd.ru/document/802046810</text:p>
          </table:table-cell>
          <table:table-cell office:value-type="date" office:date-value="2005-12-29" calcext:value-type="date">
            <text:p>29.12.2005</text:p>
          </table:table-cell>
          <table:table-cell office:value-type="date" office:date-value="2016-10-06" calcext:value-type="date">
            <text:p>06.10.2016</text:p>
          </table:table-cell>
          <table:table-cell office:value-type="date" office:date-value="2014-07-04" calcext:value-type="date">
            <text:p>04.07.2014</text:p>
          </table:table-cell>
          <table:table-cell table:style-name="ce59" office:value-type="string" calcext:value-type="string">
            <text:p>под территорией охраняемого ландшафта понимается ООПТ регионального или местного значения, имеющая значительную площадь, включающая горные комплексы, долины рек, водоемы, леса и открытые пространства, которые не подверглись изменению в результате хозяйственной и иной деятельности, используемые для туристической рекреации и нуждающиеся в особом режиме охраны окружающей среды и регулировании антропогенной нагрузки в целях сохранения (регенерации) природного ландшафта.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2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рекреационная_местность_местного_значен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Республики Бурятия </text:p>
          </table:table-cell>
          <table:table-cell office:value-type="string" calcext:value-type="string">
            <text:p>http://docs.cntd.ru/document/802046810</text:p>
          </table:table-cell>
          <table:table-cell office:value-type="date" office:date-value="2005-12-29" calcext:value-type="date">
            <text:p>29.12.2005</text:p>
          </table:table-cell>
          <table:table-cell office:value-type="date" office:date-value="2016-10-06" calcext:value-type="date">
            <text:p>06.10.2016</text:p>
          </table:table-cell>
          <table:table-cell office:value-type="date" office:date-value="2014-07-04" calcext:value-type="date">
            <text:p>04.07.2014</text:p>
          </table:table-cell>
          <table:table-cell table:style-name="ce59" office:value-type="string" calcext:value-type="string">
            <text:p>под рекреационной местностью понимается ООПТ регионального или местного значения, используемая или потенциально пригодная для кемпинговой, пляжной, туристической и иной рекреации и нуждающаяся в особом режиме охраны окружающей среды и регулировании антропогенной нагрузки: пригородные зеленые зоны и природные комплексы берегов водных объектов (прибрежные рекреационные зоны), водоохранные зоны и прибрежные защитные полосы водных объектов, участки леса вдоль берегов водных объектов и другие;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7190.7" calcext:value-type="float">
            <text:p>97190,70</text:p>
          </table:table-cell>
          <table:table-cell table:number-columns-repeated="1009"/>
        </table:table-row>
        <table:table-row table:style-name="ro16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территория_охраняемого_ландшафт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Республики Бурятия </text:p>
          </table:table-cell>
          <table:table-cell office:value-type="string" calcext:value-type="string">
            <text:p>http://docs.cntd.ru/document/802046810</text:p>
          </table:table-cell>
          <table:table-cell office:value-type="date" office:date-value="2005-12-29" calcext:value-type="date">
            <text:p>29.12.2005</text:p>
          </table:table-cell>
          <table:table-cell office:value-type="date" office:date-value="2016-10-06" calcext:value-type="date">
            <text:p>06.10.2016</text:p>
          </table:table-cell>
          <table:table-cell office:value-type="date" office:date-value="2014-07-04" calcext:value-type="date">
            <text:p>04.07.2014</text:p>
          </table:table-cell>
          <table:table-cell table:style-name="ce59" office:value-type="string" calcext:value-type="string">
            <text:p>под территорией охраняемого ландшафта понимается ООПТ регионального или местного значения, имеющая значительную площадь, включающая горные комплексы, долины рек, водоемы, леса и открытые пространства, которые не подверглись изменению в результате хозяйственной и иной деятельности, используемые для туристической рекреации и нуждающиеся в особом режиме охраны окружающей среды и регулировании антропогенной нагрузки в целях сохранения (регенерации) природного ландшафта.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иродно-рекреационная_местность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Новосибирской области</text:p>
          </table:table-cell>
          <table:table-cell table:number-columns-repeated="4"/>
          <table:table-cell table:style-name="ce59" office:value-type="string" calcext:value-type="string">
            <text:p>Природно-рекреационные местности -природные комплексы, имеющие высокий потенциал использования в туристических и рекреационных целях и нуждающиеся в особом режиме охраны.</text:p>
          </table:table-cell>
          <table:table-cell office:value-type="string" calcext:value-type="string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городской_пар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Новосибирской области</text:p>
          </table:table-cell>
          <table:table-cell office:value-type="string" calcext:value-type="string">
            <text:p>http://docs.cntd.ru/document/5419747</text:p>
          </table:table-cell>
          <table:table-cell office:value-type="date" office:date-value="2005-09-26" calcext:value-type="date">
            <text:p>26.09.2005</text:p>
          </table:table-cell>
          <table:table-cell office:value-type="date" office:date-value="2018-11-30" calcext:value-type="date">
            <text:p>30.11.2018</text:p>
          </table:table-cell>
          <table:table-cell office:value-type="date" office:date-value="2014-06-03" calcext:value-type="date">
            <text:p>03.06.2014</text:p>
          </table:table-cell>
          <table:table-cell table:style-name="ce59" office:value-type="string" calcext:value-type="string">
            <text:p>Городские парки -лесные участки и озелененные территории, расположенные в границах населенных пунктов и представляющие особое природоохранное, просветительское, эстетическое, рекреационное значение.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4.33" calcext:value-type="float">
            <text:p>14,33</text:p>
          </table:table-cell>
          <table:table-cell table:number-columns-repeated="1009"/>
        </table:table-row>
        <table:table-row table:style-name="ro2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рекреационный_участо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Новосибирской области</text:p>
          </table:table-cell>
          <table:table-cell table:number-columns-repeated="4"/>
          <table:table-cell table:style-name="ce59" office:value-type="string" calcext:value-type="string">
            <text:p>Рекреационные участки -природные комплексы и объекты естественного и искусственного происхождения,используемые для рекреационных целей, туризма и нуждающиеся в особом режиме охраны.</text:p>
          </table:table-cell>
          <table:table-cell office:value-type="string" calcext:value-type="string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.6" calcext:value-type="float">
            <text:p>23,60</text:p>
          </table:table-cell>
          <table:table-cell table:number-columns-repeated="1009"/>
        </table:table-row>
        <table:table-row table:style-name="ro1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иродная_заповедная_терри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Новосибирской области</text:p>
          </table:table-cell>
          <table:table-cell table:number-columns-repeated="4"/>
          <table:table-cell table:style-name="ce59" office:value-type="string" calcext:value-type="string">
            <text:p>Природные заповедные территории - природные комплексы, имеющие особое значение для сохранения биологического разнообразия, в том числе редких или находящихся под угрозой исчезновения объектов животного и растительного мира и среды их обитания.</text:p>
          </table:table-cell>
          <table:table-cell office:value-type="string" calcext:value-type="string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иродный_объек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Новосибирской области</text:p>
          </table:table-cell>
          <table:table-cell table:number-columns-repeated="4"/>
          <table:table-cell table:style-name="ce59" office:value-type="string" calcext:value-type="string">
            <text:p>Природные объекты - уникальные одиночные объекты естественного и искусственного происхождения (водопады, родники, скалы, деревья и т.п.), имеющие особоенаучное, культурное и эстетическое значение.</text:p>
          </table:table-cell>
          <table:table-cell office:value-type="string" calcext:value-type="string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36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государственный_природный_микрозаказни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Красноярском крае</text:p>
          </table:table-cell>
          <table:table-cell office:value-type="string" calcext:value-type="string">
            <text:p>http://docs.cntd.ru/document/985000536</text:p>
          </table:table-cell>
          <table:table-cell office:value-type="date" office:date-value="1995-09-28" calcext:value-type="date">
            <text:p>28.09.1995</text:p>
          </table:table-cell>
          <table:table-cell office:value-type="date" office:date-value="2018-12-06" calcext:value-type="date">
            <text:p>06.12.2018</text:p>
          </table:table-cell>
          <table:table-cell office:value-type="date" office:date-value="2015-03-03" calcext:value-type="date">
            <text:p>03.03.2015</text:p>
          </table:table-cell>
          <table:table-cell table:style-name="ce59" office:value-type="string" calcext:value-type="string">
            <text:p>Государственными природными микрозаказниками могут быть незначительные по площади территории (акватории), имеющие особо важное значение для функционирования отдельных природных группировок животных и особо ценных видов растений, а также сохранения редких и исчезающих видов животных и растений с "точечным" характером распространения. К государственным природным микрозаказникам могут относиться: <text:s text:c="2"/>а) регулярные места размножения, произрастания редких и регионально редких видов животных, растений в тех случаях, когда организация заказника представляется нецелесообразной вследствие значительной удаленности (разобщенности) мест размножения, произрастания друг от друга; <text:s text:c="2"/>б) места сезонной концентрации диких животных на ограниченных по площади участках, выполняющих важную роль в их жизненных циклах (уникальные тока глухарей или тока в сокращающихся популяциях, массовые переправы копытных через реки и др.); <text:s text:c="2"/>в) "точечные" места произрастания редких, эндемичных, реликтовых и исчезающих видов растений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,00</text:p>
          </table:table-cell>
          <table:table-cell table:number-columns-repeated="1009"/>
        </table:table-row>
        <table:table-row table:style-name="ro27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государственный_природный_микрозаповедни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Красноярском крае</text:p>
          </table:table-cell>
          <table:table-cell office:value-type="string" calcext:value-type="string">
            <text:p>http://docs.cntd.ru/document/985000536</text:p>
          </table:table-cell>
          <table:table-cell office:value-type="date" office:date-value="1995-09-28" calcext:value-type="date">
            <text:p>28.09.1995</text:p>
          </table:table-cell>
          <table:table-cell office:value-type="date" office:date-value="2018-12-06" calcext:value-type="date">
            <text:p>06.12.2018</text:p>
          </table:table-cell>
          <table:table-cell office:value-type="date" office:date-value="2015-03-03" calcext:value-type="date">
            <text:p>03.03.2015</text:p>
          </table:table-cell>
          <table:table-cell office:value-type="string" calcext:value-type="string">
            <text:p>Государственными природными микрозаповедниками являются территории (акватории), имеющие особое значение в сохранении и восстановлении отдельных видов и сообществ растений и животных, типичных и уникальных экологических систем, генофонда и видового разнообразия растительного и животного мира, поддержании экологического баланса. Государственные природные микрозаповедники имеют сравнительно небольшие по площади территории и в отличие от государственных природных заповедников не являются в полной мере автономными саморегулирующимися экосистемам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охраняемое_водно-болотное_угодь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Красноярском крае</text:p>
          </table:table-cell>
          <table:table-cell office:value-type="string" calcext:value-type="string">
            <text:p>http://docs.cntd.ru/document/985000536</text:p>
          </table:table-cell>
          <table:table-cell office:value-type="date" office:date-value="1995-09-28" calcext:value-type="date">
            <text:p>28.09.1995</text:p>
          </table:table-cell>
          <table:table-cell office:value-type="date" office:date-value="2018-12-06" calcext:value-type="date">
            <text:p>06.12.2018</text:p>
          </table:table-cell>
          <table:table-cell office:value-type="date" office:date-value="2015-03-03" calcext:value-type="date">
            <text:p>03.03.2015</text:p>
          </table:table-cell>
          <table:table-cell office:value-type="string" calcext:value-type="string">
            <text:p>Охраняемыми водно-болотными угодьями признаются территории и акватории, имеющие особое значение для сохранения, восстановления и поддержания ресурсов водоплавающих и околоводных птиц, а также среды их обитан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2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биологическая_станция_(учебно-научный_стационар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Красноярском крае</text:p>
          </table:table-cell>
          <table:table-cell office:value-type="string" calcext:value-type="string">
            <text:p>http://docs.cntd.ru/document/985000536</text:p>
          </table:table-cell>
          <table:table-cell office:value-type="date" office:date-value="1995-09-28" calcext:value-type="date">
            <text:p>28.09.1995</text:p>
          </table:table-cell>
          <table:table-cell office:value-type="date" office:date-value="2018-12-06" calcext:value-type="date">
            <text:p>06.12.2018</text:p>
          </table:table-cell>
          <table:table-cell office:value-type="date" office:date-value="2015-03-03" calcext:value-type="date">
            <text:p>03.03.2015</text:p>
          </table:table-cell>
          <table:table-cell office:value-type="string" calcext:value-type="string">
            <text:p>Биологические станции создаются с целью оптимизации учебного процесса по биологическим и другим специальностям, а также для изучения природных процессов и явлений, предусматривающих в том числе и экспериментальные исследования в области охраны и рационального использования природных ресурсо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зелёная_зо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Красноярском крае</text:p>
          </table:table-cell>
          <table:table-cell office:value-type="string" calcext:value-type="string">
            <text:p>http://docs.cntd.ru/document/985000536</text:p>
          </table:table-cell>
          <table:table-cell office:value-type="date" office:date-value="1995-09-28" calcext:value-type="date">
            <text:p>28.09.1995</text:p>
          </table:table-cell>
          <table:table-cell office:value-type="date" office:date-value="2018-12-06" calcext:value-type="date">
            <text:p>06.12.2018</text:p>
          </table:table-cell>
          <table:table-cell office:value-type="date" office:date-value="2015-03-03" calcext:value-type="date">
            <text:p>03.03.2015</text:p>
          </table:table-cell>
          <table:table-cell office:value-type="string" calcext:value-type="string">
            <text:p>Зеленые зоны населенных пунктов предназначены выполнять санитарно-гигиенические, рекреационно-оздоровительные, средозащитные функции и выделяются за пределами городской черты городов и поселковой черты промышленных поселко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зелёная_зон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Красноярском крае</text:p>
          </table:table-cell>
          <table:table-cell office:value-type="string" calcext:value-type="string">
            <text:p>http://docs.cntd.ru/document/985000536</text:p>
          </table:table-cell>
          <table:table-cell office:value-type="date" office:date-value="1995-09-28" calcext:value-type="date">
            <text:p>28.09.1995</text:p>
          </table:table-cell>
          <table:table-cell office:value-type="date" office:date-value="2018-12-06" calcext:value-type="date">
            <text:p>06.12.2018</text:p>
          </table:table-cell>
          <table:table-cell office:value-type="date" office:date-value="2015-03-03" calcext:value-type="date">
            <text:p>03.03.2015</text:p>
          </table:table-cell>
          <table:table-cell office:value-type="string" calcext:value-type="string">
            <text:p>Зеленые зоны населенных пунктов предназначены выполнять санитарно-гигиенические, рекреационно-оздоровительные, средозащитные функции и выделяются за пределами городской черты городов и поселковой черты промышленных поселко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2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охраняемый_водный_объек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Красноярском крае</text:p>
          </table:table-cell>
          <table:table-cell office:value-type="string" calcext:value-type="string">
            <text:p>http://docs.cntd.ru/document/985000536</text:p>
          </table:table-cell>
          <table:table-cell office:value-type="date" office:date-value="1995-09-28" calcext:value-type="date">
            <text:p>28.09.1995</text:p>
          </table:table-cell>
          <table:table-cell office:value-type="date" office:date-value="2018-12-06" calcext:value-type="date">
            <text:p>06.12.2018</text:p>
          </table:table-cell>
          <table:table-cell office:value-type="date" office:date-value="2015-03-03" calcext:value-type="date">
            <text:p>03.03.2015</text:p>
          </table:table-cell>
          <table:table-cell office:value-type="string" calcext:value-type="string">
            <text:p>Охраняемыми водными объектами являются водоемы или их отдельные участки, предназначенные для сохранения и восстановления одного или многих видов гидробионтов, или биогидроценозов, видового биоразнообразия и генетических ресурсов, а также для организации рекреационного использования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2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охраняемый_водный_объек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Красноярском крае</text:p>
          </table:table-cell>
          <table:table-cell office:value-type="string" calcext:value-type="string">
            <text:p>http://docs.cntd.ru/document/985000536</text:p>
          </table:table-cell>
          <table:table-cell office:value-type="date" office:date-value="1995-09-28" calcext:value-type="date">
            <text:p>28.09.1995</text:p>
          </table:table-cell>
          <table:table-cell office:value-type="date" office:date-value="2018-12-06" calcext:value-type="date">
            <text:p>06.12.2018</text:p>
          </table:table-cell>
          <table:table-cell office:value-type="date" office:date-value="2015-03-03" calcext:value-type="date">
            <text:p>03.03.2015</text:p>
          </table:table-cell>
          <table:table-cell office:value-type="string" calcext:value-type="string">
            <text:p>Охраняемыми водными объектами являются водоемы или их отдельные участки, предназначенные для сохранения и восстановления одного или многих видов гидробионтов, или биогидроценозов, видового биоразнообразия и генетических ресурсов, а также для организации рекреационного использования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,00</text:p>
          </table:table-cell>
          <table:table-cell table:number-columns-repeated="1009"/>
        </table:table-row>
        <table:table-row table:style-name="ro8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одоохранная_зо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Красноярском крае</text:p>
          </table:table-cell>
          <table:table-cell table:style-name="ce54" office:value-type="string" calcext:value-type="string">
            <text:p><text:span text:style-name="T5"><text:a xlink:href="http://docs.cntd.ru/document/985000536" xlink:type="simple">http://docs.cntd.ru/document/985000536</text:a></text:span></text:p>
          </table:table-cell>
          <table:table-cell office:value-type="date" office:date-value="1995-09-28" calcext:value-type="date">
            <text:p>28.09.1995</text:p>
          </table:table-cell>
          <table:table-cell office:value-type="date" office:date-value="2018-12-06" calcext:value-type="date">
            <text:p>06.12.2018</text:p>
          </table:table-cell>
          <table:table-cell office:value-type="date" office:date-value="2015-03-03" calcext:value-type="date">
            <text:p>03.03.2015</text:p>
          </table:table-cell>
          <table:table-cell office:value-type="string" calcext:value-type="string">
            <text:p>Водоохранной зоной является территория, на которой устанавливается специальный режим в целях предотвращения загрязнения, засорения, истощения вод и заиления водных объекто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0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охраняемый_долинный_комплекс</text:p>
          </table:table-cell>
          <table:table-cell office:value-type="float" office:value="2" calcext:value-type="float">
            <text:p>2</text:p>
          </table:table-cell>
          <table:table-cell/>
          <table:table-cell table:style-name="ce54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0660" calcext:value-type="float">
            <text:p>20660,00</text:p>
          </table:table-cell>
          <table:table-cell table:number-columns-repeated="1009"/>
        </table:table-row>
        <table:table-row table:style-name="ro8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городской_парк_и_городской_ле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Красноярском крае</text:p>
          </table:table-cell>
          <table:table-cell office:value-type="string" calcext:value-type="string">
            <text:p>http://docs.cntd.ru/document/985000536</text:p>
          </table:table-cell>
          <table:table-cell office:value-type="date" office:date-value="1995-09-28" calcext:value-type="date">
            <text:p>28.09.1995</text:p>
          </table:table-cell>
          <table:table-cell office:value-type="date" office:date-value="2018-12-06" calcext:value-type="date">
            <text:p>06.12.2018</text:p>
          </table:table-cell>
          <table:table-cell office:value-type="date" office:date-value="2015-03-03" calcext:value-type="date">
            <text:p>03.03.2015</text:p>
          </table:table-cell>
          <table:table-cell table:style-name="ce59" office:value-type="string" calcext:value-type="string">
            <text:p>Городские леса и городские парки предназначены выполнять рекреационные и санитарно-гигиенические функции в пределах городской черты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8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иродный_комплек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республики Хакасия</text:p>
          </table:table-cell>
          <table:table-cell office:value-type="string" calcext:value-type="string">
            <text:p>http://docs.cntd.ru/document/804956794</text:p>
          </table:table-cell>
          <table:table-cell office:value-type="date" office:date-value="1992-10-20" calcext:value-type="date">
            <text:p>20.10.1992</text:p>
          </table:table-cell>
          <table:table-cell table:number-columns-repeated="2" office:value-type="date" office:date-value="2017-05-08" calcext:value-type="date">
            <text:p>08.05.2017</text:p>
          </table:table-cell>
          <table:table-cell table:style-name="ce59" office:value-type="string" calcext:value-type="string">
            <text:p>природные комплексы (в том числе природные ландшафты, природные рекреационные комплексы)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иродный_объек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республики Хакасия</text:p>
          </table:table-cell>
          <table:table-cell office:value-type="string" calcext:value-type="string">
            <text:p>http://docs.cntd.ru/document/804956794</text:p>
          </table:table-cell>
          <table:table-cell office:value-type="date" office:date-value="1992-10-20" calcext:value-type="date">
            <text:p>20.10.1992</text:p>
          </table:table-cell>
          <table:table-cell table:number-columns-repeated="2" office:value-type="date" office:date-value="2017-05-08" calcext:value-type="date">
            <text:p>08.05.2017</text:p>
          </table:table-cell>
          <table:table-cell table:style-name="ce59" office:value-type="string" calcext:value-type="string">
            <text:p>природные объекты (в том числе деревья-долгожители, имеющие историко-мемориальное значение, памятники живой природы, холмы, валуны, водопады, родники, истоки рек, скалы, утесы, останцы, проявления карста, пещеры, гроты)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охраняемый_природный_ландшаф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Томской области</text:p>
          </table:table-cell>
          <table:table-cell office:value-type="string" calcext:value-type="string">
            <text:p>http://docs.cntd.ru/document/951813336</text:p>
          </table:table-cell>
          <table:table-cell office:value-type="date" office:date-value="2005-08-12" calcext:value-type="date">
            <text:p>12.08.2005</text:p>
          </table:table-cell>
          <table:table-cell office:value-type="date" office:date-value="2015-06-18" calcext:value-type="date">
            <text:p>18.06.2015</text:p>
          </table:table-cell>
          <table:table-cell office:value-type="date" office:date-value="2014-07-04" calcext:value-type="date">
            <text:p>04.07.2014</text:p>
          </table:table-cell>
          <table:table-cell office:value-type="string" calcext:value-type="string">
            <text:p>охраняемыми природными ландшафтами (ландшафтными парками) являются территории, предназначенные для сохранения природно-культурного наследия, характерной природной среды (рельефа, водных систем, лесов, полей, лугов)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1</text:p>
          </table:table-cell>
          <table:table-cell office:value-type="float" office:value="13" calcext:value-type="float">
            <text:p>13</text:p>
          </table:table-cell>
          <table:table-cell office:value-type="float" office:value="42990.74" calcext:value-type="float">
            <text:p>42990,74</text:p>
          </table:table-cell>
          <table:table-cell table:number-columns-repeated="1009"/>
        </table:table-row>
        <table:table-row table:style-name="ro1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охраняемый_природный_ландшаф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Томской области</text:p>
          </table:table-cell>
          <table:table-cell office:value-type="string" calcext:value-type="string">
            <text:p>http://docs.cntd.ru/document/951813336</text:p>
          </table:table-cell>
          <table:table-cell office:value-type="date" office:date-value="2005-08-12" calcext:value-type="date">
            <text:p>12.08.2005</text:p>
          </table:table-cell>
          <table:table-cell office:value-type="date" office:date-value="2015-06-18" calcext:value-type="date">
            <text:p>18.06.2015</text:p>
          </table:table-cell>
          <table:table-cell office:value-type="date" office:date-value="2014-07-04" calcext:value-type="date">
            <text:p>04.07.2014</text:p>
          </table:table-cell>
          <table:table-cell office:value-type="string" calcext:value-type="string">
            <text:p>охраняемыми природными ландшафтами (ландшафтными парками) являются территории, предназначенные для сохранения природно-культурного наследия, характерной природной среды (рельефа, водных систем, лесов, полей, лугов)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1</text:p>
          </table:table-cell>
          <table:table-cell office:value-type="float" office:value="5" calcext:value-type="float">
            <text:p>5</text:p>
          </table:table-cell>
          <table:table-cell office:value-type="float" office:value="3924.13" calcext:value-type="float">
            <text:p>3924,13</text:p>
          </table:table-cell>
          <table:table-cell table:number-columns-repeated="1009"/>
        </table:table-row>
        <table:table-row table:style-name="ro13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лигон_долгосрочного_экологического_мониторинг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Томской области</text:p>
          </table:table-cell>
          <table:table-cell office:value-type="string" calcext:value-type="string">
            <text:p>http://docs.cntd.ru/document/951813336</text:p>
          </table:table-cell>
          <table:table-cell office:value-type="date" office:date-value="2005-08-12" calcext:value-type="date">
            <text:p>12.08.2005</text:p>
          </table:table-cell>
          <table:table-cell office:value-type="date" office:date-value="2015-06-18" calcext:value-type="date">
            <text:p>18.06.2015</text:p>
          </table:table-cell>
          <table:table-cell office:value-type="date" office:date-value="2014-07-04" calcext:value-type="date">
            <text:p>04.07.2014</text:p>
          </table:table-cell>
          <table:table-cell office:value-type="string" calcext:value-type="string">
            <text:p>полигонами долгосрочного экологического мониторинга являются территории, предназначенные для долговременных исследований, изучения природных процессов и явлений, предусматривающих в том числе и экспериментальные исследования в области охраны и рационального использования природных ресурсов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3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лигон_долгосрочного_экологического_мониторинг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Томской области</text:p>
          </table:table-cell>
          <table:table-cell office:value-type="string" calcext:value-type="string">
            <text:p>http://docs.cntd.ru/document/951813336</text:p>
          </table:table-cell>
          <table:table-cell office:value-type="date" office:date-value="2005-08-12" calcext:value-type="date">
            <text:p>12.08.2005</text:p>
          </table:table-cell>
          <table:table-cell office:value-type="date" office:date-value="2015-06-18" calcext:value-type="date">
            <text:p>18.06.2015</text:p>
          </table:table-cell>
          <table:table-cell office:value-type="date" office:date-value="2014-07-04" calcext:value-type="date">
            <text:p>04.07.2014</text:p>
          </table:table-cell>
          <table:table-cell office:value-type="string" calcext:value-type="string">
            <text:p>полигонами долгосрочного экологического мониторинга являются территории, предназначенные для долговременных исследований, изучения природных процессов и явлений, предусматривающих в том числе и экспериментальные исследования в области охраны и рационального использования природных ресурсов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7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территория_рекреационного_назначен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Томской области</text:p>
          </table:table-cell>
          <table:table-cell office:value-type="string" calcext:value-type="string">
            <text:p>http://docs.cntd.ru/document/951813336</text:p>
          </table:table-cell>
          <table:table-cell office:value-type="date" office:date-value="2005-08-12" calcext:value-type="date">
            <text:p>12.08.2005</text:p>
          </table:table-cell>
          <table:table-cell office:value-type="date" office:date-value="2015-06-18" calcext:value-type="date">
            <text:p>18.06.2015</text:p>
          </table:table-cell>
          <table:table-cell office:value-type="date" office:date-value="2014-07-04" calcext:value-type="date">
            <text:p>04.07.2014</text:p>
          </table:table-cell>
          <table:table-cell office:value-type="string" calcext:value-type="string">
            <text:p>территориями рекреационного назначения являются природные территории, обладающие уникальными пейзажными и ландшафтными достопримечательностями, возможно в сочетании с историко-культурными объектами (памятниками), и традиционно используемые населением или специально созданные для организации и планирования массового кратковременного отдых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1</text:p>
          </table:table-cell>
          <table:table-cell office:value-type="float" office:value="4" calcext:value-type="float">
            <text:p>4</text:p>
          </table:table-cell>
          <table:table-cell office:value-type="float" office:value="1910.24" calcext:value-type="float">
            <text:p>1910,24</text:p>
          </table:table-cell>
          <table:table-cell table:number-columns-repeated="1009"/>
        </table:table-row>
        <table:table-row table:style-name="ro7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территория_рекреационного_назначен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Томской области</text:p>
          </table:table-cell>
          <table:table-cell office:value-type="string" calcext:value-type="string">
            <text:p>http://docs.cntd.ru/document/951813336</text:p>
          </table:table-cell>
          <table:table-cell office:value-type="date" office:date-value="2005-08-12" calcext:value-type="date">
            <text:p>12.08.2005</text:p>
          </table:table-cell>
          <table:table-cell office:value-type="date" office:date-value="2015-06-18" calcext:value-type="date">
            <text:p>18.06.2015</text:p>
          </table:table-cell>
          <table:table-cell office:value-type="date" office:date-value="2014-07-04" calcext:value-type="date">
            <text:p>04.07.2014</text:p>
          </table:table-cell>
          <table:table-cell office:value-type="string" calcext:value-type="string">
            <text:p>территориями рекреационного назначения являются природные территории, обладающие уникальными пейзажными и ландшафтными достопримечательностями, возможно в сочетании с историко-культурными объектами (памятниками), и традиционно используемые населением или специально созданные для организации и планирования массового кратковременного отдых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0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иродный_ландшафтный_комплекс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,60</text:p>
          </table:table-cell>
          <table:table-cell table:number-columns-repeated="1009"/>
        </table:table-row>
        <table:table-row table:style-name="ro20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ООПТ_историко-культурного_значения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17.06" calcext:value-type="float">
            <text:p>17,06</text:p>
          </table:table-cell>
          <table:table-cell table:number-columns-repeated="1009"/>
        </table:table-row>
        <table:table-row table:style-name="ro14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ООПТ_рекреационного_значения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.82" calcext:value-type="float">
            <text:p>4,82</text:p>
          </table:table-cell>
          <table:table-cell table:number-columns-repeated="1009"/>
        </table:table-row>
        <table:table-row table:style-name="ro13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ресурсоохранная_территор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Томской области</text:p>
          </table:table-cell>
          <table:table-cell office:value-type="string" calcext:value-type="string">
            <text:p>http://docs.cntd.ru/document/951813336</text:p>
          </table:table-cell>
          <table:table-cell office:value-type="date" office:date-value="2005-08-12" calcext:value-type="date">
            <text:p>12.08.2005</text:p>
          </table:table-cell>
          <table:table-cell office:value-type="date" office:date-value="2015-06-18" calcext:value-type="date">
            <text:p>18.06.2015</text:p>
          </table:table-cell>
          <table:table-cell office:value-type="date" office:date-value="2014-07-04" calcext:value-type="date">
            <text:p>04.07.2014</text:p>
          </table:table-cell>
          <table:table-cell office:value-type="string" calcext:value-type="string">
            <text:p>ресурсоохранными территориями являются особо охраняемые природные территории, в пределах которых возможно использование природных ресурсов местным населением, преимущественно традиционное для области - сбор ягод, грибов, орехов, лекарственных растений и др., а также организация туризма и иных видов рекреационной деятельности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3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ресурсоохранная_терри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Томской области</text:p>
          </table:table-cell>
          <table:table-cell office:value-type="string" calcext:value-type="string">
            <text:p>http://docs.cntd.ru/document/951813336</text:p>
          </table:table-cell>
          <table:table-cell office:value-type="date" office:date-value="2005-08-12" calcext:value-type="date">
            <text:p>12.08.2005</text:p>
          </table:table-cell>
          <table:table-cell office:value-type="date" office:date-value="2015-06-18" calcext:value-type="date">
            <text:p>18.06.2015</text:p>
          </table:table-cell>
          <table:table-cell office:value-type="date" office:date-value="2014-07-04" calcext:value-type="date">
            <text:p>04.07.2014</text:p>
          </table:table-cell>
          <table:table-cell office:value-type="string" calcext:value-type="string">
            <text:p>ресурсоохранными территориями являются особо охраняемые природные территории, в пределах которых возможно использование природных ресурсов местным населением, преимущественно традиционное для области - сбор ягод, грибов, орехов, лекарственных растений и др., а также организация туризма и иных видов рекреационной деятельности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9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иродный_рекреационный_комплек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хране окружающей среды в Омской области</text:p>
          </table:table-cell>
          <table:table-cell office:value-type="string" calcext:value-type="string">
            <text:p>http://docs.cntd.ru/document/943018312</text:p>
          </table:table-cell>
          <table:table-cell office:value-type="date" office:date-value="2005-10-06" calcext:value-type="date">
            <text:p>06.10.2005</text:p>
          </table:table-cell>
          <table:table-cell office:value-type="date" office:date-value="2018-12-10" calcext:value-type="date">
            <text:p>10.12.2018</text:p>
          </table:table-cell>
          <table:table-cell office:value-type="date" office:date-value="2014-12-25" calcext:value-type="date">
            <text:p>25.12.2014</text:p>
          </table:table-cell>
          <table:table-cell office:value-type="string" calcext:value-type="string">
            <text:p>природные рекреационные комплексы - территории природных комплексов, имеющие особое рекреационное значение, используемые для организации отдыха, туризма, экологического просвещения, физкультурно-оздоровительной и спортивной деятельности населения, с установленным режимом особой охраны, основной задачей которого является регулирование антропогенной нагрузки на эти территории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7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заповедный_участо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хране окружающей среды в Омской области</text:p>
          </table:table-cell>
          <table:table-cell office:value-type="string" calcext:value-type="string">
            <text:p>http://docs.cntd.ru/document/943018312</text:p>
          </table:table-cell>
          <table:table-cell office:value-type="date" office:date-value="2005-10-06" calcext:value-type="date">
            <text:p>06.10.2005</text:p>
          </table:table-cell>
          <table:table-cell office:value-type="date" office:date-value="2018-12-10" calcext:value-type="date">
            <text:p>10.12.2018</text:p>
          </table:table-cell>
          <table:table-cell office:value-type="date" office:date-value="2014-12-25" calcext:value-type="date">
            <text:p>25.12.2014</text:p>
          </table:table-cell>
          <table:table-cell office:value-type="string" calcext:value-type="string">
            <text:p>заповедные участки - территории природных комплексов, представляющие особое научное, культурное и эстетическое значение, используемые в целях сохранения природной среды в естественном (неизменном) состоянии, с установленным режимом особой охраны, основной задачей которого является исключение вмешательства человека в природные процессы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7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охраняемый_природный_комплекс_(объект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хране окружающей среды в Омской области</text:p>
          </table:table-cell>
          <table:table-cell office:value-type="string" calcext:value-type="string">
            <text:p>http://docs.cntd.ru/document/943018312</text:p>
          </table:table-cell>
          <table:table-cell office:value-type="date" office:date-value="2005-10-06" calcext:value-type="date">
            <text:p>06.10.2005</text:p>
          </table:table-cell>
          <table:table-cell office:value-type="date" office:date-value="2018-12-10" calcext:value-type="date">
            <text:p>10.12.2018</text:p>
          </table:table-cell>
          <table:table-cell office:value-type="date" office:date-value="2014-12-25" calcext:value-type="date">
            <text:p>25.12.2014</text:p>
          </table:table-cell>
          <table:table-cell office:value-type="string" calcext:value-type="string">
            <text:p>охраняемые природные комплексы (объекты) - территории уникальных природных комплексов (объектов), имеющие особое научное, культурное и эстетическое значение, в границах которых запрещается или ограничивается хозяйственная деятельность, способная нанести ущерб или повлечь уничтожение указанных природных комплексов (объектов);</text:p>
          </table:table-cell>
          <table:table-cell table:number-columns-repeated="2" office:value-type="string" calcext:value-type="string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1891" calcext:value-type="float">
            <text:p>1891,00</text:p>
          </table:table-cell>
          <table:table-cell table:number-columns-repeated="1009"/>
        </table:table-row>
        <table:table-row table:style-name="ro19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иродный_рекреационный_комплек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хране окружающей среды в Омской области</text:p>
          </table:table-cell>
          <table:table-cell table:style-name="ce54" office:value-type="string" calcext:value-type="string">
            <text:p><text:span text:style-name="T5"><text:a xlink:href="http://docs.cntd.ru/document/943018312" xlink:type="simple">http://docs.cntd.ru/document/943018312</text:a></text:span></text:p>
          </table:table-cell>
          <table:table-cell office:value-type="date" office:date-value="2005-10-06" calcext:value-type="date">
            <text:p>06.10.2005</text:p>
          </table:table-cell>
          <table:table-cell office:value-type="date" office:date-value="2018-12-10" calcext:value-type="date">
            <text:p>10.12.2018</text:p>
          </table:table-cell>
          <table:table-cell office:value-type="date" office:date-value="2014-12-25" calcext:value-type="date">
            <text:p>25.12.2014</text:p>
          </table:table-cell>
          <table:table-cell office:value-type="string" calcext:value-type="string">
            <text:p>природные рекреационные комплексы - территории природных комплексов, имеющие особое рекреационное значение, используемые для организации отдыха, туризма, экологического просвещения, физкультурно-оздоровительной и спортивной деятельности населения, с установленным режимом особой охраны, основной задачей которого является регулирование антропогенной нагрузки на эти территории;</text:p>
          </table:table-cell>
          <table:table-cell table:number-columns-repeated="2" office:value-type="string" calcext:value-type="string">
            <text:p>6.1</text:p>
          </table:table-cell>
          <table:table-cell office:value-type="float" office:value="2" calcext:value-type="float">
            <text:p>2</text:p>
          </table:table-cell>
          <table:table-cell office:value-type="float" office:value="314.86" calcext:value-type="float">
            <text:p>314,86</text:p>
          </table:table-cell>
          <table:table-cell table:number-columns-repeated="1009"/>
        </table:table-row>
        <table:table-row table:style-name="ro28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охраняемая_садово-парковая_терри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хране окружающей среды в Омской области</text:p>
          </table:table-cell>
          <table:table-cell office:value-type="string" calcext:value-type="string">
            <text:p>http://docs.cntd.ru/document/943018312</text:p>
          </table:table-cell>
          <table:table-cell office:value-type="date" office:date-value="2005-10-06" calcext:value-type="date">
            <text:p>06.10.2005</text:p>
          </table:table-cell>
          <table:table-cell office:value-type="date" office:date-value="2018-12-10" calcext:value-type="date">
            <text:p>10.12.2018</text:p>
          </table:table-cell>
          <table:table-cell office:value-type="date" office:date-value="2014-12-25" calcext:value-type="date">
            <text:p>25.12.2014</text:p>
          </table:table-cell>
          <table:table-cell office:value-type="string" calcext:value-type="string">
            <text:p>охраняемые садово-парковые территории - озелененные территории рекреационного назначения, находящиеся в границах населенных пунктов.</text:p>
          </table:table-cell>
          <table:table-cell table:number-columns-repeated="2" office:value-type="string" calcext:value-type="string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2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лесной_пар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областного и местного значения в Свердловской области</text:p>
          </table:table-cell>
          <table:table-cell office:value-type="string" calcext:value-type="string">
            <text:p>http://docs.cntd.ru/document/802041524</text:p>
          </table:table-cell>
          <table:table-cell office:value-type="date" office:date-value="2005-11-21" calcext:value-type="date">
            <text:p>21.11.2005</text:p>
          </table:table-cell>
          <table:table-cell office:value-type="date" office:date-value="2018-11-06" calcext:value-type="date">
            <text:p>06.11.2018</text:p>
          </table:table-cell>
          <table:table-cell office:value-type="date" office:date-value="2014-12-17" calcext:value-type="date">
            <text:p>17.12.2014</text:p>
          </table:table-cell>
          <table:table-cell table:style-name="ce59" office:value-type="string" calcext:value-type="string">
            <text:p>лесные парки - особо охраняемые природные территории областного значения, созданные на лесных участках в границах населенных пунктов, имеющие особое природоохранное, научное, рекреационное, эстетическое и оздоровительное значение;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3529" calcext:value-type="float">
            <text:p>13529,00</text:p>
          </table:table-cell>
          <table:table-cell table:number-columns-repeated="1009"/>
        </table:table-row>
        <table:table-row table:style-name="ro12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охраняемый_природный_ландшаф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областного и местного значения в Свердловской области</text:p>
          </table:table-cell>
          <table:table-cell office:value-type="string" calcext:value-type="string">
            <text:p>http://docs.cntd.ru/document/802041524</text:p>
          </table:table-cell>
          <table:table-cell office:value-type="date" office:date-value="2005-11-21" calcext:value-type="date">
            <text:p>21.11.2005</text:p>
          </table:table-cell>
          <table:table-cell office:value-type="date" office:date-value="2018-11-06" calcext:value-type="date">
            <text:p>06.11.2018</text:p>
          </table:table-cell>
          <table:table-cell office:value-type="date" office:date-value="2014-12-17" calcext:value-type="date">
            <text:p>17.12.2014</text:p>
          </table:table-cell>
          <table:table-cell office:value-type="string" calcext:value-type="string">
            <text:p>охраняемые природные ландшафты - уникальные природные ландшафты, имеющие особое экологическое, культурное и рекреационное значение;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4.83" calcext:value-type="float">
            <text:p>14,83</text:p>
          </table:table-cell>
          <table:table-cell table:number-columns-repeated="1009"/>
        </table:table-row>
        <table:table-row table:style-name="ro1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амятник_ландшафтной_архитектур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областного и местного значения в Свердловской области</text:p>
          </table:table-cell>
          <table:table-cell office:value-type="string" calcext:value-type="string">
            <text:p>http://docs.cntd.ru/document/802041524</text:p>
          </table:table-cell>
          <table:table-cell office:value-type="date" office:date-value="2005-11-21" calcext:value-type="date">
            <text:p>21.11.2005</text:p>
          </table:table-cell>
          <table:table-cell office:value-type="date" office:date-value="2018-11-06" calcext:value-type="date">
            <text:p>06.11.2018</text:p>
          </table:table-cell>
          <table:table-cell office:value-type="date" office:date-value="2014-12-17" calcext:value-type="date">
            <text:p>17.12.2014</text:p>
          </table:table-cell>
          <table:table-cell office:value-type="string" calcext:value-type="string">
            <text:p>памятники ландшафтной архитектуры - расположенные в границах населенных пунктов уникальные природно-антропогенные ландшафты площадью менее пяти гектаров, имеющие особое экологическое, культурное и рекреационное значение;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.536" calcext:value-type="float">
            <text:p>10,54</text:p>
          </table:table-cell>
          <table:table-cell table:number-columns-repeated="1009"/>
        </table:table-row>
        <table:table-row table:style-name="ro12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городской_пар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областного и местного значения в Свердловской области</text:p>
          </table:table-cell>
          <table:table-cell office:value-type="string" calcext:value-type="string">
            <text:p>http://docs.cntd.ru/document/802041524</text:p>
          </table:table-cell>
          <table:table-cell office:value-type="date" office:date-value="2005-11-21" calcext:value-type="date">
            <text:p>21.11.2005</text:p>
          </table:table-cell>
          <table:table-cell office:value-type="date" office:date-value="2018-11-06" calcext:value-type="date">
            <text:p>06.11.2018</text:p>
          </table:table-cell>
          <table:table-cell office:value-type="date" office:date-value="2014-12-17" calcext:value-type="date">
            <text:p>17.12.2014</text:p>
          </table:table-cell>
          <table:table-cell office:value-type="string" calcext:value-type="string">
            <text:p>городские парки - расположенные в границах городов благоустроенные озелененные территории площадью более пяти гектаров, имеющие особое экологическое и культурное значение и предназначенные для отдыха населения;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0.938" calcext:value-type="float">
            <text:p>110,94</text:p>
          </table:table-cell>
          <table:table-cell table:number-columns-repeated="1009"/>
        </table:table-row>
        <table:table-row table:style-name="ro12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арк-выстав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областного и местного значения в Свердловской области</text:p>
          </table:table-cell>
          <table:table-cell office:value-type="string" calcext:value-type="string">
            <text:p>http://docs.cntd.ru/document/802041524</text:p>
          </table:table-cell>
          <table:table-cell office:value-type="date" office:date-value="2005-11-21" calcext:value-type="date">
            <text:p>21.11.2005</text:p>
          </table:table-cell>
          <table:table-cell office:value-type="date" office:date-value="2018-11-06" calcext:value-type="date">
            <text:p>06.11.2018</text:p>
          </table:table-cell>
          <table:table-cell office:value-type="date" office:date-value="2014-12-17" calcext:value-type="date">
            <text:p>17.12.2014</text:p>
          </table:table-cell>
          <table:table-cell office:value-type="string" calcext:value-type="string">
            <text:p>парки-выставки - особо охраняемые природные территории местного значения, предназначенные для выращивания в научных, культурных и рекреационных целях редких древесных, кустарниковых и цветочных растений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5.82" calcext:value-type="float">
            <text:p>15,82</text:p>
          </table:table-cell>
          <table:table-cell table:number-columns-repeated="1009"/>
        </table:table-row>
        <table:table-row table:style-name="ro13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микрозаказни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Челябинской области</text:p>
          </table:table-cell>
          <table:table-cell office:value-type="string" calcext:value-type="string">
            <text:p>http://docs.cntd.ru/document/424078984</text:p>
          </table:table-cell>
          <table:table-cell office:value-type="date" office:date-value="2002-05-14" calcext:value-type="date">
            <text:p>14.05.2002</text:p>
          </table:table-cell>
          <table:table-cell office:value-type="date" office:date-value="2015-01-28" calcext:value-type="date">
            <text:p>28.01.2015</text:p>
          </table:table-cell>
          <table:table-cell office:value-type="date" office:date-value="2005-03-31" calcext:value-type="date">
            <text:p>31.03.2005</text:p>
          </table:table-cell>
          <table:table-cell office:value-type="string" calcext:value-type="string">
            <text:p>Микрозаказники - особо охраняемые природные территории, созданные на уникальных участках природных территорий (до 10 гектаров), на которых находятся ценные и редкие виды живых организмов. Микрозаказниками могут быть объявлены особо защитные участки леса (места расположения глухариных токов, бобровых плотин, истоков рек и другие)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7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генетический_резерва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Челябинской области</text:p>
          </table:table-cell>
          <table:table-cell office:value-type="string" calcext:value-type="string">
            <text:p>http://docs.cntd.ru/document/424078984</text:p>
          </table:table-cell>
          <table:table-cell office:value-type="date" office:date-value="2002-05-14" calcext:value-type="date">
            <text:p>14.05.2002</text:p>
          </table:table-cell>
          <table:table-cell office:value-type="date" office:date-value="2015-01-28" calcext:value-type="date">
            <text:p>28.01.2015</text:p>
          </table:table-cell>
          <table:table-cell office:value-type="date" office:date-value="2005-03-31" calcext:value-type="date">
            <text:p>31.03.2005</text:p>
          </table:table-cell>
          <table:table-cell office:value-type="string" calcext:value-type="string">
            <text:p>Генетические резерваты - особо охраняемые природные территории, представляющие собой уникальные или типичные по своим лесоводческим, лесорастительным или генетико-селекционным характеристикам участки естественных или культурных лесных насаждений, произрастающих в условиях определенного природно-климатического района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9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городской_ле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Челябинской области</text:p>
          </table:table-cell>
          <table:table-cell office:value-type="string" calcext:value-type="string">
            <text:p>http://docs.cntd.ru/document/424078984</text:p>
          </table:table-cell>
          <table:table-cell office:value-type="date" office:date-value="2002-05-14" calcext:value-type="date">
            <text:p>14.05.2002</text:p>
          </table:table-cell>
          <table:table-cell office:value-type="date" office:date-value="2015-01-28" calcext:value-type="date">
            <text:p>28.01.2015</text:p>
          </table:table-cell>
          <table:table-cell office:value-type="date" office:date-value="2014-03-26" calcext:value-type="date">
            <text:p>26.03.2014</text:p>
          </table:table-cell>
          <table:table-cell office:value-type="string" calcext:value-type="string">
            <text:p>Городские леса - особо охраняемые природные территории, представляющие собой участки леса, расположенные в границах городских населенных пунктов и выполняющие средозащитные, климаторегулирующие, санитарно-гигиенические и рекреационные функции, оказывающие положительное влияние на экологическую обстановку и обеспечивающие благоприятные условия отдыха людей в лесной обстановке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городской_пар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Челябинской области</text:p>
          </table:table-cell>
          <table:table-cell office:value-type="string" calcext:value-type="string">
            <text:p>http://docs.cntd.ru/document/424078984</text:p>
          </table:table-cell>
          <table:table-cell office:value-type="date" office:date-value="2002-05-14" calcext:value-type="date">
            <text:p>14.05.2002</text:p>
          </table:table-cell>
          <table:table-cell office:value-type="date" office:date-value="2015-01-28" calcext:value-type="date">
            <text:p>28.01.2015</text:p>
          </table:table-cell>
          <table:table-cell office:value-type="date" office:date-value="2014-03-26" calcext:value-type="date">
            <text:p>26.03.2014</text:p>
          </table:table-cell>
          <table:table-cell office:value-type="string" calcext:value-type="string">
            <text:p>Городские парки - особо охраняемые природные территории, расположенные в границах городских населенных пунктов, покрытые лесными насаждениями естественного либо культурного происхождения и созданные для рекреационных нужд населения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4.1771" calcext:value-type="float">
            <text:p>64,18</text:p>
          </table:table-cell>
          <table:table-cell table:number-columns-repeated="1009"/>
        </table:table-row>
        <table:table-row table:style-name="ro13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микрозаказни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Челябинской области</text:p>
          </table:table-cell>
          <table:table-cell office:value-type="string" calcext:value-type="string">
            <text:p>http://docs.cntd.ru/document/424078984</text:p>
          </table:table-cell>
          <table:table-cell office:value-type="date" office:date-value="2002-05-14" calcext:value-type="date">
            <text:p>14.05.2002</text:p>
          </table:table-cell>
          <table:table-cell office:value-type="date" office:date-value="2015-01-28" calcext:value-type="date">
            <text:p>28.01.2015</text:p>
          </table:table-cell>
          <table:table-cell office:value-type="date" office:date-value="2014-03-26" calcext:value-type="date">
            <text:p>26.03.2014</text:p>
          </table:table-cell>
          <table:table-cell office:value-type="string" calcext:value-type="string">
            <text:p>Микрозаказники - особо охраняемые природные территории, созданные на уникальных участках природных территорий (до 10 гектаров), на которых находятся ценные и редкие виды живых организмов. Микрозаказниками могут быть объявлены особо защитные участки леса (места расположения глухариных токов, бобровых плотин, истоков рек и другие)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4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курорт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6547" calcext:value-type="float">
            <text:p>6547,00</text:p>
          </table:table-cell>
          <table:table-cell table:number-columns-repeated="1009"/>
        </table:table-row>
        <table:table-row table:style-name="ro14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мемориальное_дерево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.0036" calcext:value-type="float">
            <text:p>0,00</text:p>
          </table:table-cell>
          <table:table-cell table:number-columns-repeated="1009"/>
        </table:table-row>
        <table:table-row table:style-name="ro7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экологический_полигон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Тюменской области </text:p>
          </table:table-cell>
          <table:table-cell office:value-type="string" calcext:value-type="string">
            <text:p>http://docs.cntd.ru/document/802047921</text:p>
          </table:table-cell>
          <table:table-cell office:value-type="date" office:date-value="2004-12-28" calcext:value-type="date">
            <text:p>28.12.2004</text:p>
          </table:table-cell>
          <table:table-cell office:value-type="date" office:date-value="2018-10-25" calcext:value-type="date">
            <text:p>25.10.2018</text:p>
          </table:table-cell>
          <table:table-cell office:value-type="date" office:date-value="2014-04-24" calcext:value-type="date">
            <text:p>24.04.2014</text:p>
          </table:table-cell>
          <table:table-cell office:value-type="string" calcext:value-type="string">
            <text:p>Экологический полигон - особо охраняемая природная территория, предназначенная для мониторинга фонового состояния окружающей природной среды, апробации методик ведения экологического мониторинга, проведения научно-исследовательских работ в сфере сохранения биологического разнообразия, использования и восстановления биологических ресурсов.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695" calcext:value-type="float">
            <text:p>3695,00</text:p>
          </table:table-cell>
          <table:table-cell table:number-columns-repeated="1009"/>
        </table:table-row>
        <table:table-row table:style-name="ro13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экологические_плантации_и_питомник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Тюменской области </text:p>
          </table:table-cell>
          <table:table-cell office:value-type="string" calcext:value-type="string">
            <text:p>http://docs.cntd.ru/document/802047921</text:p>
          </table:table-cell>
          <table:table-cell office:value-type="date" office:date-value="2004-12-28" calcext:value-type="date">
            <text:p>28.12.2004</text:p>
          </table:table-cell>
          <table:table-cell office:value-type="date" office:date-value="2018-10-25" calcext:value-type="date">
            <text:p>25.10.2018</text:p>
          </table:table-cell>
          <table:table-cell office:value-type="date" office:date-value="2014-04-24" calcext:value-type="date">
            <text:p>24.04.2014</text:p>
          </table:table-cell>
          <table:table-cell office:value-type="string" calcext:value-type="string">
            <text:p>Экологические плантации и питомники - особо охраняемые природные территории, предназначенные для проведения работ по разведению, выращиванию и расселению редких видов животных, растений и грибов, по акклиматизации и воспроизводству ценных в ресурсном отношении биологических объектов, по созданию генетических банков.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5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охраняемый_природный_объек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хране окружающей среды Курганской области</text:p>
          </table:table-cell>
          <table:table-cell office:value-type="string" calcext:value-type="string">
            <text:p>http://docs.cntd.ru/document/804991673</text:p>
          </table:table-cell>
          <table:table-cell office:value-type="date" office:date-value="1998-10-02" calcext:value-type="date">
            <text:p>02.10.1998</text:p>
          </table:table-cell>
          <table:table-cell office:value-type="date" office:date-value="2017-12-26" calcext:value-type="date">
            <text:p>26.12.2017</text:p>
          </table:table-cell>
          <table:table-cell office:value-type="date" office:date-value="2015-07-02" calcext:value-type="date">
            <text:p>02.07.2015</text:p>
          </table:table-cell>
          <table:table-cell/>
          <table:table-cell office:value-type="string" calcext:value-type="string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,30</text:p>
          </table:table-cell>
          <table:table-cell table:number-columns-repeated="1009"/>
        </table:table-row>
        <table:table-row table:style-name="ro5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охраняемый_природный_комплек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хране окружающей среды Курганской области</text:p>
          </table:table-cell>
          <table:table-cell office:value-type="string" calcext:value-type="string">
            <text:p>http://docs.cntd.ru/document/804991673</text:p>
          </table:table-cell>
          <table:table-cell office:value-type="date" office:date-value="1998-10-02" calcext:value-type="date">
            <text:p>02.10.1998</text:p>
          </table:table-cell>
          <table:table-cell office:value-type="date" office:date-value="2017-12-26" calcext:value-type="date">
            <text:p>26.12.2017</text:p>
          </table:table-cell>
          <table:table-cell office:value-type="date" office:date-value="2015-07-02" calcext:value-type="date">
            <text:p>02.07.2015</text:p>
          </table:table-cell>
          <table:table-cell/>
          <table:table-cell office:value-type="string" calcext:value-type="string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2.83" calcext:value-type="float">
            <text:p>62,83</text:p>
          </table:table-cell>
          <table:table-cell table:number-columns-repeated="1009"/>
        </table:table-row>
        <table:table-row table:style-name="ro5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охраняемый_водный_объек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хране окружающей среды Курганской области</text:p>
          </table:table-cell>
          <table:table-cell office:value-type="string" calcext:value-type="string">
            <text:p>http://docs.cntd.ru/document/804991673</text:p>
          </table:table-cell>
          <table:table-cell office:value-type="date" office:date-value="1998-10-02" calcext:value-type="date">
            <text:p>02.10.1998</text:p>
          </table:table-cell>
          <table:table-cell office:value-type="date" office:date-value="2017-12-26" calcext:value-type="date">
            <text:p>26.12.2017</text:p>
          </table:table-cell>
          <table:table-cell office:value-type="date" office:date-value="2015-07-02" calcext:value-type="date">
            <text:p>02.07.2015</text:p>
          </table:table-cell>
          <table:table-cell/>
          <table:table-cell office:value-type="string" calcext:value-type="string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8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охраняемый_природный_комплек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регионального и местного значения на территории Удмуртской республики </text:p>
          </table:table-cell>
          <table:table-cell office:value-type="string" calcext:value-type="string">
            <text:p>http://docs.cntd.ru/document/444744490</text:p>
          </table:table-cell>
          <table:table-cell table:number-columns-repeated="3" office:value-type="date" office:date-value="2016-11-03" calcext:value-type="date">
            <text:p>03.11.2016</text:p>
          </table:table-cell>
          <table:table-cell office:value-type="string" calcext:value-type="string">
            <text:p>охраняемые природные комплексы: эталонные участки растительного покрова, городские леса, парки, аллеи, места произрастания и обитания ценных, реликтовых, малочисленных, редких и исчезающих видов растений и животных, участки леса, особо ценные по своим характеристикам, природные объекты, играющие важную роль в поддержании гидрологического режима, уникальные формы рельефа и связанные с ним природные ландшафты;</text:p>
          </table:table-cell>
          <table:table-cell table:number-columns-repeated="2"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3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охраняемый_природный_объек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регионального и местного значения на территории Удмуртской республики </text:p>
          </table:table-cell>
          <table:table-cell office:value-type="string" calcext:value-type="string">
            <text:p>http://docs.cntd.ru/document/444744490</text:p>
          </table:table-cell>
          <table:table-cell table:number-columns-repeated="3" office:value-type="date" office:date-value="2016-11-03" calcext:value-type="date">
            <text:p>03.11.2016</text:p>
          </table:table-cell>
          <table:table-cell office:value-type="string" calcext:value-type="string">
            <text:p>охраняемые природные объекты: объекты садово-паркового искусства, деревья-долгожители, имеющие историко-мемориальное значение, растения причудливых форм, холмы, родники, истоки рек, пещеры.</text:p>
          </table:table-cell>
          <table:table-cell table:number-columns-repeated="2"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.2543" calcext:value-type="float">
            <text:p>1,25</text:p>
          </table:table-cell>
          <table:table-cell table:number-columns-repeated="1009"/>
        </table:table-row>
        <table:table-row table:style-name="ro19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этноприродный_пар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Чувашской республике</text:p>
          </table:table-cell>
          <table:table-cell office:value-type="string" calcext:value-type="string">
            <text:p>http://docs.cntd.ru/document/423912905</text:p>
          </table:table-cell>
          <table:table-cell office:value-type="date" office:date-value="1996-04-15" calcext:value-type="date">
            <text:p>15.04.1996</text:p>
          </table:table-cell>
          <table:table-cell office:value-type="date" office:date-value="2015-02-18" calcext:value-type="date">
            <text:p>18.02.2015</text:p>
          </table:table-cell>
          <table:table-cell office:value-type="date" office:date-value="2014-05-28" calcext:value-type="date">
            <text:p>28.05.2014</text:p>
          </table:table-cell>
          <table:table-cell office:value-type="string" calcext:value-type="string">
            <text:p>Этноприродные парки - особо охраняемые природные территории, имеющие особое природоохранное, научное, культурное, эстетическое, рекреационное и оздоровительное значение, созданные с целью сохранения природных комплексных участков, духовной и материальной культуры местного населения и предназначенные для экологического, историко-культурного просвещения населения и туризма.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7009" calcext:value-type="float">
            <text:p>7009,00</text:p>
          </table:table-cell>
          <table:table-cell table:number-columns-repeated="1009"/>
        </table:table-row>
        <table:table-row table:style-name="ro7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лесной_генетический_резерва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Чувашской республике</text:p>
          </table:table-cell>
          <table:table-cell office:value-type="string" calcext:value-type="string">
            <text:p>http://docs.cntd.ru/document/423912905</text:p>
          </table:table-cell>
          <table:table-cell office:value-type="date" office:date-value="1996-04-15" calcext:value-type="date">
            <text:p>15.04.1996</text:p>
          </table:table-cell>
          <table:table-cell office:value-type="date" office:date-value="2015-02-18" calcext:value-type="date">
            <text:p>18.02.2015</text:p>
          </table:table-cell>
          <table:table-cell office:value-type="date" office:date-value="2014-05-28" calcext:value-type="date">
            <text:p>28.05.2014</text:p>
          </table:table-cell>
          <table:table-cell office:value-type="string" calcext:value-type="string">
            <text:p>Лесные генетические резерваты - особо охраняемые природные территории в виде участков естественных лесов или лесных культур, уникальных или типичных по своим фитоценотическим, лесоводственным и лесорастительным показателям для данного природно-климатического района, на которых сосредоточена ценная в генетико-селекционном отношении часть популяции вида лесных культур.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3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иродное_наследие_народов_Чувашской_республик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Чувашской республике</text:p>
          </table:table-cell>
          <table:table-cell office:value-type="string" calcext:value-type="string">
            <text:p>http://docs.cntd.ru/document/423912905</text:p>
          </table:table-cell>
          <table:table-cell office:value-type="date" office:date-value="1996-04-15" calcext:value-type="date">
            <text:p>15.04.1996</text:p>
          </table:table-cell>
          <table:table-cell office:value-type="date" office:date-value="2015-02-18" calcext:value-type="date">
            <text:p>18.02.2015</text:p>
          </table:table-cell>
          <table:table-cell office:value-type="date" office:date-value="2014-05-28" calcext:value-type="date">
            <text:p>28.05.2014</text:p>
          </table:table-cell>
          <table:table-cell office:value-type="string" calcext:value-type="string">
            <text:p>Природные наследия народов Чувашской Республики - особо охраняемые природные территории, имеющие уникальные природные формирования различных исторических эпох и периодов, представляющие большой интерес для науки, а также достопримечательные природные места (местности), связанные с историческими событиями и личностями.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9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амятное_природное_мест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Чувашской республике</text:p>
          </table:table-cell>
          <table:table-cell office:value-type="string" calcext:value-type="string">
            <text:p>http://docs.cntd.ru/document/423912905</text:p>
          </table:table-cell>
          <table:table-cell office:value-type="date" office:date-value="1996-04-15" calcext:value-type="date">
            <text:p>15.04.1996</text:p>
          </table:table-cell>
          <table:table-cell office:value-type="date" office:date-value="2015-02-18" calcext:value-type="date">
            <text:p>18.02.2015</text:p>
          </table:table-cell>
          <table:table-cell office:value-type="date" office:date-value="2014-05-28" calcext:value-type="date">
            <text:p>28.05.2014</text:p>
          </table:table-cell>
          <table:table-cell office:value-type="string" calcext:value-type="string">
            <text:p>Памятные природные места - особо охраняемые природные территории, в границах которых имеются уникальные природные комплексы и объекты, в том числе одиночные природные объекты (отдельно стоящие деревья, рощи, леса, реки, болота, родники, острова, геологические разрезы, карсты, культовые природные объекты, киреметища и т.д.), представляющие собой научную, культурную и эстетическую ценность.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9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амятное_природное_место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Чувашской республике</text:p>
          </table:table-cell>
          <table:table-cell office:value-type="string" calcext:value-type="string">
            <text:p>http://docs.cntd.ru/document/423912905</text:p>
          </table:table-cell>
          <table:table-cell office:value-type="date" office:date-value="1996-04-15" calcext:value-type="date">
            <text:p>15.04.1996</text:p>
          </table:table-cell>
          <table:table-cell office:value-type="date" office:date-value="2015-02-18" calcext:value-type="date">
            <text:p>18.02.2015</text:p>
          </table:table-cell>
          <table:table-cell office:value-type="date" office:date-value="2014-05-28" calcext:value-type="date">
            <text:p>28.05.2014</text:p>
          </table:table-cell>
          <table:table-cell office:value-type="string" calcext:value-type="string">
            <text:p>Памятные природные места - особо охраняемые природные территории, в границах которых имеются уникальные природные комплексы и объекты, в том числе одиночные природные объекты (отдельно стоящие деревья, рощи, леса, реки, болота, родники, острова, геологические разрезы, карсты, культовые природные объекты, киреметища и т.д.), представляющие собой научную, культурную и эстетическую ценность.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55.6928" calcext:value-type="float">
            <text:p>555,69</text:p>
          </table:table-cell>
          <table:table-cell table:number-columns-repeated="1009"/>
        </table:table-row>
        <table:table-row table:style-name="ro8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зелёная_зо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Экологический кодекс Республики Татарстан</text:p>
          </table:table-cell>
          <table:table-cell table:style-name="ce55" office:value-type="string" calcext:value-type="string">
            <text:p><text:span text:style-name="T6"><text:a xlink:href="http://docs.cntd.ru/document/917031992" xlink:type="simple">http://docs.cntd.ru/document/917031992</text:a></text:span></text:p>
          </table:table-cell>
          <table:table-cell office:value-type="date" office:date-value="2008-12-15" calcext:value-type="date">
            <text:p>15.12.2008</text:p>
          </table:table-cell>
          <table:table-cell office:value-type="date" office:date-value="2014-06-12" calcext:value-type="date">
            <text:p>12.06.2014</text:p>
          </table:table-cell>
          <table:table-cell office:value-type="date" office:date-value="2008-12-15" calcext:value-type="date">
            <text:p>15.12.2008</text:p>
          </table:table-cell>
          <table:table-cell office:value-type="string" calcext:value-type="string">
            <text:p>Вокруг городов и других населенных пунктов образуются зеленые зоны, лесопарковые защитные пояса, как территории, выполняющие средозащитные, санитарно-гигиенические и рекреационные функции.</text:p>
          </table:table-cell>
          <table:table-cell table:number-columns-repeated="2" office:value-type="string" calcext:value-type="string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8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зелёная_зон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Экологический кодекс Республики Татарстан</text:p>
          </table:table-cell>
          <table:table-cell table:style-name="ce55" office:value-type="string" calcext:value-type="string">
            <text:p><text:span text:style-name="T6"><text:a xlink:href="http://docs.cntd.ru/document/917031992" xlink:type="simple">http://docs.cntd.ru/document/917031992</text:a></text:span></text:p>
          </table:table-cell>
          <table:table-cell office:value-type="date" office:date-value="2008-12-15" calcext:value-type="date">
            <text:p>15.12.2008</text:p>
          </table:table-cell>
          <table:table-cell office:value-type="date" office:date-value="2014-06-12" calcext:value-type="date">
            <text:p>12.06.2014</text:p>
          </table:table-cell>
          <table:table-cell office:value-type="date" office:date-value="2008-12-15" calcext:value-type="date">
            <text:p>15.12.2008</text:p>
          </table:table-cell>
          <table:table-cell office:value-type="string" calcext:value-type="string">
            <text:p>Вокруг городов и других населенных пунктов образуются зеленые зоны, лесопарковые защитные пояса, как территории, выполняющие средозащитные, санитарно-гигиенические и рекреационные функции.</text:p>
          </table:table-cell>
          <table:table-cell table:number-columns-repeated="2" office:value-type="string" calcext:value-type="string">
            <text:p>160</text:p>
          </table:table-cell>
          <table:table-cell office:value-type="float" office:value="3" calcext:value-type="float">
            <text:p>3</text:p>
          </table:table-cell>
          <table:table-cell office:value-type="float" office:value="4023.1" calcext:value-type="float">
            <text:p>4023,10</text:p>
          </table:table-cell>
          <table:table-cell table:number-columns-repeated="1009"/>
        </table:table-row>
        <table:table-row table:style-name="ro12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эколого-рекреационная_зо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Кировской области</text:p>
          </table:table-cell>
          <table:table-cell office:value-type="string" calcext:value-type="string">
            <text:p>http://docs.cntd.ru/document/973052805</text:p>
          </table:table-cell>
          <table:table-cell office:value-type="date" office:date-value="2015-10-07" calcext:value-type="date">
            <text:p>07.10.2015</text:p>
          </table:table-cell>
          <table:table-cell office:value-type="date" office:date-value="2017-03-06" calcext:value-type="date">
            <text:p>06.03.2017</text:p>
          </table:table-cell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Эколого-рекреационные зоны - особо охраняемые природные территории, формируемые в целях обеспечения сохранения и рационального использования природных рекреационных ресурсов, наиболее пригодных для организации отдыха и оздоровления населения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2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эколого-рекреационная_зон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Кировской области</text:p>
          </table:table-cell>
          <table:table-cell office:value-type="string" calcext:value-type="string">
            <text:p>http://docs.cntd.ru/document/973052805</text:p>
          </table:table-cell>
          <table:table-cell office:value-type="date" office:date-value="2015-10-07" calcext:value-type="date">
            <text:p>07.10.2015</text:p>
          </table:table-cell>
          <table:table-cell office:value-type="date" office:date-value="2017-03-06" calcext:value-type="date">
            <text:p>06.03.2017</text:p>
          </table:table-cell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Эколого-рекреационные зоны - особо охраняемые природные территории, формируемые в целях обеспечения сохранения и рационального использования природных рекреационных ресурсов, наиболее пригодных для организации отдыха и оздоровления населения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зелёная_зо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Кировской области</text:p>
          </table:table-cell>
          <table:table-cell office:value-type="string" calcext:value-type="string">
            <text:p>http://docs.cntd.ru/document/973052805</text:p>
          </table:table-cell>
          <table:table-cell office:value-type="date" office:date-value="2015-10-07" calcext:value-type="date">
            <text:p>07.10.2015</text:p>
          </table:table-cell>
          <table:table-cell office:value-type="date" office:date-value="2017-03-06" calcext:value-type="date">
            <text:p>06.03.2017</text:p>
          </table:table-cell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Зеленые зоны - особо охраняемые природные территории, созданные для оздоровления воздушного бассейна населенных пунктов Кировской области, поддержания экологической стабильности урбанизированных территорий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75000" calcext:value-type="float">
            <text:p>175000,00</text:p>
          </table:table-cell>
          <table:table-cell table:number-columns-repeated="1009"/>
        </table:table-row>
        <table:table-row table:style-name="ro8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охраняемый_природный_комплек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Кировской области</text:p>
          </table:table-cell>
          <table:table-cell office:value-type="string" calcext:value-type="string">
            <text:p>http://docs.cntd.ru/document/973052805</text:p>
          </table:table-cell>
          <table:table-cell office:value-type="date" office:date-value="2015-10-07" calcext:value-type="date">
            <text:p>07.10.2015</text:p>
          </table:table-cell>
          <table:table-cell office:value-type="date" office:date-value="2017-03-06" calcext:value-type="date">
            <text:p>06.03.2017</text:p>
          </table:table-cell>
          <table:table-cell office:value-type="date" office:date-value="2016-03-06" calcext:value-type="date">
            <text:p>06.03.2016</text:p>
          </table:table-cell>
          <table:table-cell office:value-type="string" calcext:value-type="string">
            <text:p>охраняемые природные комплексы (в том числе охраняемые береговые линии, охраняемые природные ландшафты, микрозаповедники, экологические тропы);</text:p>
          </table:table-cell>
          <table:table-cell table:number-columns-repeated="2"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1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охраняемый_природный_объек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Кировской области</text:p>
          </table:table-cell>
          <table:table-cell office:value-type="string" calcext:value-type="string">
            <text:p>http://docs.cntd.ru/document/973052805</text:p>
          </table:table-cell>
          <table:table-cell office:value-type="date" office:date-value="2015-10-07" calcext:value-type="date">
            <text:p>07.10.2015</text:p>
          </table:table-cell>
          <table:table-cell office:value-type="date" office:date-value="2017-03-06" calcext:value-type="date">
            <text:p>06.03.2017</text:p>
          </table:table-cell>
          <table:table-cell office:value-type="date" office:date-value="2016-03-06" calcext:value-type="date">
            <text:p>06.03.2016</text:p>
          </table:table-cell>
          <table:table-cell office:value-type="string" calcext:value-type="string">
            <text:p>охраняемые природные объекты (в том числе объекты садово-паркового искусства, места гнездования птиц, деревья-долгожители, холмы, валуны, водопады, родники, истоки рек, скалы, утесы, останцы, проявления карста, пещеры, гроты).</text:p>
          </table:table-cell>
          <table:table-cell table:number-columns-repeated="2"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7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охраняемый_ландшаф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Пермского края</text:p>
          </table:table-cell>
          <table:table-cell office:value-type="string" calcext:value-type="string">
            <text:p>http://docs.cntd.ru/document/430599443</text:p>
          </table:table-cell>
          <table:table-cell office:value-type="date" office:date-value="2015-12-04" calcext:value-type="date">
            <text:p>04.12.2015</text:p>
          </table:table-cell>
          <table:table-cell office:value-type="date" office:date-value="2018-02-09" calcext:value-type="date">
            <text:p>09.02.2018</text:p>
          </table:table-cell>
          <table:table-cell office:value-type="date" office:date-value="2015-12-04" calcext:value-type="date">
            <text:p>04.12.2015</text:p>
          </table:table-cell>
          <table:table-cell office:value-type="string" calcext:value-type="string">
            <text:p>Охраняемые ландшафты - малонарушенные территории с уникальными или типичными природными свойствами, предназначенные для обеспечения охраны или восстановления природных комплексов и поддержания экологического баланса при сохранении экономического потенциала региона и образа жизни населения, с регулируемым традиционным пользованием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709231.6" calcext:value-type="float">
            <text:p>709231,60</text:p>
          </table:table-cell>
          <table:table-cell table:number-columns-repeated="1009"/>
        </table:table-row>
        <table:table-row table:style-name="ro8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иродный_резерва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Пермского края</text:p>
          </table:table-cell>
          <table:table-cell office:value-type="string" calcext:value-type="string">
            <text:p>http://docs.cntd.ru/document/430599443</text:p>
          </table:table-cell>
          <table:table-cell office:value-type="date" office:date-value="2015-12-04" calcext:value-type="date">
            <text:p>04.12.2015</text:p>
          </table:table-cell>
          <table:table-cell office:value-type="date" office:date-value="2018-02-09" calcext:value-type="date">
            <text:p>09.02.2018</text:p>
          </table:table-cell>
          <table:table-cell office:value-type="date" office:date-value="2015-12-04" calcext:value-type="date">
            <text:p>04.12.2015</text:p>
          </table:table-cell>
          <table:table-cell office:value-type="string" calcext:value-type="string">
            <text:p>Природные резерваты - типичные для природных объектов участки естественных экологических систем, природных ландшафтов, ценные в научном, культурном и эстетическом отношениях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8543.6" calcext:value-type="float">
            <text:p>8543,60</text:p>
          </table:table-cell>
          <table:table-cell table:number-columns-repeated="1009"/>
        </table:table-row>
        <table:table-row table:style-name="ro18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историко-природный_комплекс_и_территор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Пермского края</text:p>
          </table:table-cell>
          <table:table-cell office:value-type="string" calcext:value-type="string">
            <text:p>http://docs.cntd.ru/document/430599443</text:p>
          </table:table-cell>
          <table:table-cell office:value-type="date" office:date-value="2015-12-04" calcext:value-type="date">
            <text:p>04.12.2015</text:p>
          </table:table-cell>
          <table:table-cell office:value-type="date" office:date-value="2018-02-09" calcext:value-type="date">
            <text:p>09.02.2018</text:p>
          </table:table-cell>
          <table:table-cell office:value-type="date" office:date-value="2015-12-04" calcext:value-type="date">
            <text:p>04.12.2015</text:p>
          </table:table-cell>
          <table:table-cell office:value-type="string" calcext:value-type="string">
            <text:p>Историко-природные комплексы и территории - созданные на базе естественных ландшафтов и (или) преобразованные деятельностью человека особо охраняемые природные территории и объекты, ценные в научном, эколого-просветительском, культурном, эстетическом и мемориальном отношениях. К ним относятся искусственные пруды, искусственные лесные насаждения, мемориальные комплексы, включающие природные компоненты и т.п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70.3" calcext:value-type="float">
            <text:p>370,30</text:p>
          </table:table-cell>
          <table:table-cell table:number-columns-repeated="1009"/>
        </table:table-row>
        <table:table-row table:style-name="ro7"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охраняемый_ландшаф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Пермского края</text:p>
          </table:table-cell>
          <table:table-cell office:value-type="string" calcext:value-type="string">
            <text:p>http://docs.cntd.ru/document/430599443</text:p>
          </table:table-cell>
          <table:table-cell office:value-type="date" office:date-value="2015-12-04" calcext:value-type="date">
            <text:p>04.12.2015</text:p>
          </table:table-cell>
          <table:table-cell office:value-type="date" office:date-value="2018-02-09" calcext:value-type="date">
            <text:p>09.02.2018</text:p>
          </table:table-cell>
          <table:table-cell office:value-type="date" office:date-value="2015-12-04" calcext:value-type="date">
            <text:p>04.12.2015</text:p>
          </table:table-cell>
          <table:table-cell office:value-type="string" calcext:value-type="string">
            <text:p>Охраняемые ландшафты - малонарушенные территории с уникальными или типичными природными свойствами, предназначенные для обеспечения охраны или восстановления природных комплексов и поддержания экологического баланса при сохранении экономического потенциала региона и образа жизни населения, с регулируемым традиционным пользованием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8488.74" calcext:value-type="float">
            <text:p>18488,74</text:p>
          </table:table-cell>
          <table:table-cell table:number-columns-repeated="1009"/>
        </table:table-row>
        <table:table-row table:style-name="ro8"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иродный_резерва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Пермского края</text:p>
          </table:table-cell>
          <table:table-cell office:value-type="string" calcext:value-type="string">
            <text:p>http://docs.cntd.ru/document/430599443</text:p>
          </table:table-cell>
          <table:table-cell office:value-type="date" office:date-value="2015-12-04" calcext:value-type="date">
            <text:p>04.12.2015</text:p>
          </table:table-cell>
          <table:table-cell office:value-type="date" office:date-value="2018-02-09" calcext:value-type="date">
            <text:p>09.02.2018</text:p>
          </table:table-cell>
          <table:table-cell office:value-type="date" office:date-value="2015-12-04" calcext:value-type="date">
            <text:p>04.12.2015</text:p>
          </table:table-cell>
          <table:table-cell office:value-type="string" calcext:value-type="string">
            <text:p>Природные резерваты - типичные для природных объектов участки естественных экологических систем, природных ландшафтов, ценные в научном, культурном и эстетическом отношениях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747.88" calcext:value-type="float">
            <text:p>747,88</text:p>
          </table:table-cell>
          <table:table-cell table:number-columns-repeated="1009"/>
        </table:table-row>
        <table:table-row table:style-name="ro18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историко-природный_комплекс_и_терри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Пермского края</text:p>
          </table:table-cell>
          <table:table-cell office:value-type="string" calcext:value-type="string">
            <text:p>http://docs.cntd.ru/document/430599443</text:p>
          </table:table-cell>
          <table:table-cell office:value-type="date" office:date-value="2015-12-04" calcext:value-type="date">
            <text:p>04.12.2015</text:p>
          </table:table-cell>
          <table:table-cell office:value-type="date" office:date-value="2018-02-09" calcext:value-type="date">
            <text:p>09.02.2018</text:p>
          </table:table-cell>
          <table:table-cell office:value-type="date" office:date-value="2015-12-04" calcext:value-type="date">
            <text:p>04.12.2015</text:p>
          </table:table-cell>
          <table:table-cell office:value-type="string" calcext:value-type="string">
            <text:p>Историко-природные комплексы и территории - созданные на базе естественных ландшафтов и (или) преобразованные деятельностью человека особо охраняемые природные территории и объекты, ценные в научном, эколого-просветительском, культурном, эстетическом и мемориальном отношениях. К ним относятся искусственные пруды, искусственные лесные насаждения, мемориальные комплексы, включающие природные компоненты и т.п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24.74" calcext:value-type="float">
            <text:p>224,74</text:p>
          </table:table-cell>
          <table:table-cell table:number-columns-repeated="1009"/>
        </table:table-row>
        <table:table-row table:style-name="ro13"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иродный_культурно-мемориальный_пар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Пермского края</text:p>
          </table:table-cell>
          <table:table-cell office:value-type="string" calcext:value-type="string">
            <text:p>http://docs.cntd.ru/document/430599443</text:p>
          </table:table-cell>
          <table:table-cell office:value-type="date" office:date-value="2015-12-04" calcext:value-type="date">
            <text:p>04.12.2015</text:p>
          </table:table-cell>
          <table:table-cell office:value-type="date" office:date-value="2018-02-09" calcext:value-type="date">
            <text:p>09.02.2018</text:p>
          </table:table-cell>
          <table:table-cell office:value-type="date" office:date-value="2015-12-04" calcext:value-type="date">
            <text:p>04.12.2015</text:p>
          </table:table-cell>
          <table:table-cell office:value-type="string" calcext:value-type="string">
            <text:p>Природные культурно-мемориальные парки - объекты природного и искусственного происхождения, имеющие высокую экологическую, мемориальную, историческую, эстетическую и культурную ценность, предназначенные для использования в природоохранных, просветительских, научных, рекреационных целях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9.438" calcext:value-type="float">
            <text:p>29,44</text:p>
          </table:table-cell>
          <table:table-cell table:number-columns-repeated="1009"/>
        </table:table-row>
        <table:table-row table:style-name="ro22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экологический_пар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Пермского края</text:p>
          </table:table-cell>
          <table:table-cell office:value-type="string" calcext:value-type="string">
            <text:p>http://docs.cntd.ru/document/430599443</text:p>
          </table:table-cell>
          <table:table-cell office:value-type="date" office:date-value="2015-12-04" calcext:value-type="date">
            <text:p>04.12.2015</text:p>
          </table:table-cell>
          <table:table-cell office:value-type="date" office:date-value="2018-02-09" calcext:value-type="date">
            <text:p>09.02.2018</text:p>
          </table:table-cell>
          <table:table-cell office:value-type="date" office:date-value="2015-12-04" calcext:value-type="date">
            <text:p>04.12.2015</text:p>
          </table:table-cell>
          <table:table-cell office:value-type="string" calcext:value-type="string">
            <text:p>Экологические парки - территории (акватории), включающие в себя природные комплексы и объекты, имеющие значительную экологическую и эстетическую ценность, и предназначенные для использования в природоохранных, просветительских и рекреационных целях, для отработки методов и приемов сохранения, восстановления и рационального использования природной среды, экологизации градостроительной и хозяйственной деятельности, экологического просвещения и природоохранного воспитания населения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.8814" calcext:value-type="float">
            <text:p>5,88</text:p>
          </table:table-cell>
          <table:table-cell table:number-columns-repeated="1009"/>
        </table:table-row>
        <table:table-row table:style-name="ro14"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арк_поселения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,00</text:p>
          </table:table-cell>
          <table:table-cell table:number-columns-repeated="1009"/>
        </table:table-row>
        <table:table-row table:style-name="ro20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иродная_достопримечательность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39.2" calcext:value-type="float">
            <text:p>39,20</text:p>
          </table:table-cell>
          <table:table-cell table:number-columns-repeated="1009"/>
        </table:table-row>
        <table:table-row table:style-name="ro14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не_определено_25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10.32" calcext:value-type="float">
            <text:p>10,32</text:p>
          </table:table-cell>
          <table:table-cell table:number-columns-repeated="1009"/>
        </table:table-row>
        <table:table-row table:style-name="ro13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территория_охраняемого_ландшафт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Нижегородской области </text:p>
          </table:table-cell>
          <table:table-cell table:style-name="ce47" office:value-type="string" calcext:value-type="string">
            <text:p>http://docs.cntd.ru/document/944935234</text:p>
          </table:table-cell>
          <table:table-cell office:value-type="date" office:date-value="2008-08-08" calcext:value-type="date">
            <text:p>08.08.2008</text:p>
          </table:table-cell>
          <table:table-cell office:value-type="date" office:date-value="2017-04-06" calcext:value-type="date">
            <text:p>06.04.2017</text:p>
          </table:table-cell>
          <table:table-cell office:value-type="date" office:date-value="2014-04-30" calcext:value-type="date">
            <text:p>30.04.2014</text:p>
          </table:table-cell>
          <table:table-cell office:value-type="string" calcext:value-type="string">
            <text:p>Территориями охраняемого ландшафта являются территории (акватории), в пределах которых при достигнутом уровне природопользования длительно существуют ценные природные комплексы, имеющие на данной территории и прилегающих к ней землях ведущее значение для поддержания благоприятной для жизни населения окружающей среды.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2_1</text:p>
          </table:table-cell>
          <table:table-cell office:value-type="float" office:value="2" calcext:value-type="float">
            <text:p>2</text:p>
          </table:table-cell>
          <table:table-cell office:value-type="float" office:value="39274" calcext:value-type="float">
            <text:p>39274,00</text:p>
          </table:table-cell>
          <table:table-cell table:number-columns-repeated="1009"/>
        </table:table-row>
        <table:table-row table:style-name="ro13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территория_охраняемого_ландшафт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Нижегородской области </text:p>
          </table:table-cell>
          <table:table-cell table:style-name="ce47" office:value-type="string" calcext:value-type="string">
            <text:p>http://docs.cntd.ru/document/944935234</text:p>
          </table:table-cell>
          <table:table-cell office:value-type="date" office:date-value="2008-08-08" calcext:value-type="date">
            <text:p>08.08.2008</text:p>
          </table:table-cell>
          <table:table-cell office:value-type="date" office:date-value="2017-04-06" calcext:value-type="date">
            <text:p>06.04.2017</text:p>
          </table:table-cell>
          <table:table-cell office:value-type="date" office:date-value="2014-04-30" calcext:value-type="date">
            <text:p>30.04.2014</text:p>
          </table:table-cell>
          <table:table-cell office:value-type="string" calcext:value-type="string">
            <text:p>Территориями охраняемого ландшафта являются территории (акватории), в пределах которых при достигнутом уровне природопользования длительно существуют ценные природные комплексы, имеющие на данной территории и прилегающих к ней землях ведущее значение для поддержания благоприятной для жизни населения окружающей среды.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2_1</text:p>
          </table:table-cell>
          <table:table-cell office:value-type="float" office:value="1" calcext:value-type="float">
            <text:p>1</text:p>
          </table:table-cell>
          <table:table-cell office:value-type="float" office:value="22.75" calcext:value-type="float">
            <text:p>22,75</text:p>
          </table:table-cell>
          <table:table-cell table:number-columns-repeated="1009"/>
        </table:table-row>
        <table:table-row table:style-name="ro18"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охраняемый_объект_природного_комплекса_населённого_пункт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Нижегородской области </text:p>
          </table:table-cell>
          <table:table-cell office:value-type="string" calcext:value-type="string">
            <text:p>http://docs.cntd.ru/document/944935234</text:p>
          </table:table-cell>
          <table:table-cell office:value-type="date" office:date-value="2008-08-08" calcext:value-type="date">
            <text:p>08.08.2008</text:p>
          </table:table-cell>
          <table:table-cell office:value-type="date" office:date-value="2017-04-06" calcext:value-type="date">
            <text:p>06.04.2017</text:p>
          </table:table-cell>
          <table:table-cell office:value-type="date" office:date-value="2014-04-30" calcext:value-type="date">
            <text:p>30.04.2014</text:p>
          </table:table-cell>
          <table:table-cell office:value-type="string" calcext:value-type="string">
            <text:p>Охраняемыми объектами природного комплекса населенных пунктов являются природные и природно-антропогенные объекты и комплексы, представляющие собой лесные и лесопарковые массивы, речные и овражные системы и другие участки природной среды, расположенные на территориях городских и сельских населенных пунктов, имеющие рекреационное, эстетическое, средообразующее и оздоровительное значение.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2_2</text:p>
          </table:table-cell>
          <table:table-cell office:value-type="float" office:value="2" calcext:value-type="float">
            <text:p>2</text:p>
          </table:table-cell>
          <table:table-cell office:value-type="float" office:value="402.6" calcext:value-type="float">
            <text:p>402,60</text:p>
          </table:table-cell>
          <table:table-cell table:number-columns-repeated="1009"/>
        </table:table-row>
        <table:table-row table:style-name="ro18"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охраняемый_объект_природного_комплекса_населённого_пункт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Нижегородской области </text:p>
          </table:table-cell>
          <table:table-cell office:value-type="string" calcext:value-type="string">
            <text:p>http://docs.cntd.ru/document/944935234</text:p>
          </table:table-cell>
          <table:table-cell office:value-type="date" office:date-value="2008-08-08" calcext:value-type="date">
            <text:p>08.08.2008</text:p>
          </table:table-cell>
          <table:table-cell office:value-type="date" office:date-value="2017-04-06" calcext:value-type="date">
            <text:p>06.04.2017</text:p>
          </table:table-cell>
          <table:table-cell office:value-type="date" office:date-value="2014-04-30" calcext:value-type="date">
            <text:p>30.04.2014</text:p>
          </table:table-cell>
          <table:table-cell office:value-type="string" calcext:value-type="string">
            <text:p>Охраняемыми объектами природного комплекса населенных пунктов являются природные и природно-антропогенные объекты и комплексы, представляющие собой лесные и лесопарковые массивы, речные и овражные системы и другие участки природной среды, расположенные на территориях городских и сельских населенных пунктов, имеющие рекреационное, эстетическое, средообразующее и оздоровительное значение.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2_2</text:p>
          </table:table-cell>
          <table:table-cell office:value-type="float" office:value="2" calcext:value-type="float">
            <text:p>2</text:p>
          </table:table-cell>
          <table:table-cell office:value-type="float" office:value="5.08" calcext:value-type="float">
            <text:p>5,08</text:p>
          </table:table-cell>
          <table:table-cell table:number-columns-repeated="1009"/>
        </table:table-row>
        <table:table-row table:style-name="ro20"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амятник_ландшафтного_искусства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,00</text:p>
          </table:table-cell>
          <table:table-cell table:number-columns-repeated="1009"/>
        </table:table-row>
        <table:table-row table:style-name="ro20"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иродно-исторический_комплекс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,00</text:p>
          </table:table-cell>
          <table:table-cell table:number-columns-repeated="1009"/>
        </table:table-row>
        <table:table-row table:style-name="ro29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охраняемый_природный_ландшаф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тдельных вопросах в области охраны окружающей среды, организации, охраны и использования особо охраняемых природных территорий областного и местного значения, находящихся на территории Оренбургской области</text:p>
          </table:table-cell>
          <table:table-cell office:value-type="string" calcext:value-type="string">
            <text:p>http://docs.cntd.ru/document/952000131</text:p>
          </table:table-cell>
          <table:table-cell office:value-type="date" office:date-value="1999-12-07" calcext:value-type="date">
            <text:p>07.12.1999</text:p>
          </table:table-cell>
          <table:table-cell office:value-type="date" office:date-value="2018-10-24" calcext:value-type="date">
            <text:p>24.10.2018</text:p>
          </table:table-cell>
          <table:table-cell office:value-type="date" office:date-value="2014-06-25" calcext:value-type="date">
            <text:p>25.06.2014</text:p>
          </table:table-cell>
          <table:table-cell table:style-name="ce59" office:value-type="string" calcext:value-type="string">
            <text:p>Охраняемые природные ландшафты - это особо охраняемые природные территории местного значения, характеризующиеся сочетанием определенных типов рельефа местности, почв, растительного мира, сформировавшихся в единых климатических условиях, которые имеют особое природоохранное, научное, культурное, эстетическое, рекреационное значение.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7"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эколого-рекреационная_зон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хране окружающей среды и природопользовании в Самарской области</text:p>
          </table:table-cell>
          <table:table-cell office:value-type="string" calcext:value-type="string">
            <text:p>http://docs.cntd.ru/document/945022826</text:p>
          </table:table-cell>
          <table:table-cell office:value-type="date" office:date-value="2009-04-06" calcext:value-type="date">
            <text:p>06.04.2009</text:p>
          </table:table-cell>
          <table:table-cell office:value-type="date" office:date-value="2017-01-16" calcext:value-type="date">
            <text:p>16.01.2017</text:p>
          </table:table-cell>
          <table:table-cell office:value-type="date" office:date-value="2009-04-06" calcext:value-type="date">
            <text:p>06.04.2009</text:p>
          </table:table-cell>
          <table:table-cell office:value-type="string" calcext:value-type="string">
            <text:p>Эколого-рекреационные зоны - особо охраняемые территории, на которых находятся природные и природно-антропогенные объекты, пригодные к организации на них рекреационных занятий (отдых у воды, прогулки, собирательство, туризм, экскурсии) и в отношении которых органом местного самоуправления признана необходимость их сохранения и рационального использования.</text:p>
          </table:table-cell>
          <table:table-cell table:number-columns-repeated="2" office:value-type="string" calcext:value-type="string">
            <text:p>10.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1"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особо_охраняемое_природное_урочищ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местного значения в Саратовской области</text:p>
          </table:table-cell>
          <table:table-cell office:value-type="string" calcext:value-type="string">
            <text:p>http://docs.cntd.ru/document/467712158</text:p>
          </table:table-cell>
          <table:table-cell table:number-columns-repeated="3" office:value-type="date" office:date-value="2016-12-26" calcext:value-type="date">
            <text:p>26.12.2016</text:p>
          </table:table-cell>
          <table:table-cell office:value-type="string" calcext:value-type="string">
            <text:p>особо охраняемое природное урочище - часть местности, отличная от остальной местности, являющаяся естественной границей уникального или типичного природного комплекса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5.2" calcext:value-type="float">
            <text:p>65,20</text:p>
          </table:table-cell>
          <table:table-cell table:number-columns-repeated="1009"/>
        </table:table-row>
        <table:table-row table:style-name="ro11"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особо_охраняемый_природный_ландшаф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местного значения в Саратовской области</text:p>
          </table:table-cell>
          <table:table-cell table:style-name="ce54" office:value-type="string" calcext:value-type="string">
            <text:p><text:span text:style-name="T5"><text:a xlink:href="http://docs.cntd.ru/document/467712158" xlink:type="simple">http://docs.cntd.ru/document/467712158</text:a></text:span></text:p>
          </table:table-cell>
          <table:table-cell table:number-columns-repeated="3" office:value-type="date" office:date-value="2016-12-26" calcext:value-type="date">
            <text:p>26.12.2016</text:p>
          </table:table-cell>
          <table:table-cell office:value-type="string" calcext:value-type="string">
            <text:p>природный ландшафт - территория, которая не подверглась изменению в результате хозяйственной и иной деятельности и характеризуется сочетанием определенных типов рельефа местности, почв, растительности, сформированных в единых климатических условиях;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01.4" calcext:value-type="float">
            <text:p>701,40</text:p>
          </table:table-cell>
          <table:table-cell table:number-columns-repeated="1009"/>
        </table:table-row>
        <table:table-row table:style-name="ro20"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особо_охраняемый_водный_объект</text:p>
          </table:table-cell>
          <table:table-cell office:value-type="float" office:value="2" calcext:value-type="float">
            <text:p>2</text:p>
          </table:table-cell>
          <table:table-cell/>
          <table:table-cell table:style-name="ce54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877.5" calcext:value-type="float">
            <text:p>877,50</text:p>
          </table:table-cell>
          <table:table-cell table:number-columns-repeated="1009"/>
        </table:table-row>
        <table:table-row table:style-name="ro17"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эколого-рекреационная_зон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правовом регулировании отдельных вопросов в сфере организации, охраны и использования особо охраняемых природных территорий регионального значения в Ульяновской области и установлении категорий особо охраняемых природных территорий местного значения</text:p>
          </table:table-cell>
          <table:table-cell office:value-type="string" calcext:value-type="string">
            <text:p>http://docs.cntd.ru/document/918008109</text:p>
          </table:table-cell>
          <table:table-cell office:value-type="date" office:date-value="2007-07-09" calcext:value-type="date">
            <text:p>09.07.2007</text:p>
          </table:table-cell>
          <table:table-cell office:value-type="date" office:date-value="2016-02-02" calcext:value-type="date">
            <text:p>02.02.2016</text:p>
          </table:table-cell>
          <table:table-cell office:value-type="date" office:date-value="2014-06-03" calcext:value-type="date">
            <text:p>03.06.2014</text:p>
          </table:table-cell>
          <table:table-cell office:value-type="string" calcext:value-type="string">
            <text:p>эколого-рекреационные зоны - особо охраняемые природные территории, создаваемые в целях сохранения и обеспечения рационального использования природных рекреационных ресурсов, наиболее пригодных для организации отдыха и оздоровления населения;</text:p>
          </table:table-cell>
          <table:table-cell table:number-columns-repeated="2" office:value-type="string" calcext:value-type="string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7"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экологический_пар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правовом регулировании отдельных вопросов в сфере организации, охраны и использования особо охраняемых природных территорий регионального значения в Ульяновской области и установлении категорий особо охраняемых природных территорий местного значения</text:p>
          </table:table-cell>
          <table:table-cell office:value-type="string" calcext:value-type="string">
            <text:p>http://docs.cntd.ru/document/918008109</text:p>
          </table:table-cell>
          <table:table-cell office:value-type="date" office:date-value="2007-07-09" calcext:value-type="date">
            <text:p>09.07.2007</text:p>
          </table:table-cell>
          <table:table-cell office:value-type="date" office:date-value="2016-02-02" calcext:value-type="date">
            <text:p>02.02.2016</text:p>
          </table:table-cell>
          <table:table-cell office:value-type="date" office:date-value="2014-06-03" calcext:value-type="date">
            <text:p>03.06.2014</text:p>
          </table:table-cell>
          <table:table-cell office:value-type="string" calcext:value-type="string">
            <text:p>экологические парки - особо охраняемые природные территории, создаваемые в целях выработки и распространения форм и методов сохранения, восстановления и рационального использования природных комплексов, находящихся в границах территорий муниципальных образований Ульяновской области (далее - муниципальные образования);</text:p>
          </table:table-cell>
          <table:table-cell table:number-columns-repeated="2" office:value-type="string" calcext:value-type="string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7"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ландшафтный_пар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правовом регулировании отдельных вопросов в сфере организации, охраны и использования особо охраняемых природных территорий регионального значения в Ульяновской области и установлении категорий особо охраняемых природных территорий местного значения</text:p>
          </table:table-cell>
          <table:table-cell office:value-type="string" calcext:value-type="string">
            <text:p>http://docs.cntd.ru/document/918008109</text:p>
          </table:table-cell>
          <table:table-cell office:value-type="date" office:date-value="2007-07-09" calcext:value-type="date">
            <text:p>09.07.2007</text:p>
          </table:table-cell>
          <table:table-cell office:value-type="date" office:date-value="2016-02-02" calcext:value-type="date">
            <text:p>02.02.2016</text:p>
          </table:table-cell>
          <table:table-cell office:value-type="date" office:date-value="2014-06-03" calcext:value-type="date">
            <text:p>03.06.2014</text:p>
          </table:table-cell>
          <table:table-cell office:value-type="string" calcext:value-type="string">
            <text:p>ландшафтные парки - особо охраняемые природные территории, включающие в себя природные и природно-антропогенные комплексы и объекты, которые имеют значительную экологическую, эстетическую и историко-культурную ценность и предназначены для использования в природоохранных, просветительских, оздоровительных и рекреационных целях;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7"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иродно-исторический_пар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правовом регулировании отдельных вопросов в сфере организации, охраны и использования особо охраняемых природных территорий регионального значения в Ульяновской области и установлении категорий особо охраняемых природных территорий местного значения</text:p>
          </table:table-cell>
          <table:table-cell table:style-name="ce56" office:value-type="string" calcext:value-type="string">
            <text:p><text:span text:style-name="T5"><text:a xlink:href="http://docs.cntd.ru/document/918008109" xlink:type="simple">http://docs.cntd.ru/document/918008109</text:a></text:span></text:p>
          </table:table-cell>
          <table:table-cell office:value-type="date" office:date-value="2007-07-09" calcext:value-type="date">
            <text:p>09.07.2007</text:p>
          </table:table-cell>
          <table:table-cell office:value-type="date" office:date-value="2016-02-02" calcext:value-type="date">
            <text:p>02.02.2016</text:p>
          </table:table-cell>
          <table:table-cell office:value-type="date" office:date-value="2014-06-03" calcext:value-type="date">
            <text:p>03.06.2014</text:p>
          </table:table-cell>
          <table:table-cell office:value-type="string" calcext:value-type="string">
            <text:p>природно-исторические парки - особо охраняемые природные территории, имеющие природоохранное, историко-культурное, просветительское и рекреационное значение как особо ценный природный комплекс и памятник отечественной истории и культуры.</text:p>
          </table:table-cell>
          <table:table-cell table:number-columns-repeated="2" office:value-type="string" calcext:value-type="string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4"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иродный_комплекс</text:p>
          </table:table-cell>
          <table:table-cell office:value-type="float" office:value="2" calcext:value-type="float">
            <text:p>2</text:p>
          </table:table-cell>
          <table:table-cell/>
          <table:table-cell table:style-name="ce56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3.8243" calcext:value-type="float">
            <text:p>13,82</text:p>
          </table:table-cell>
          <table:table-cell table:number-columns-repeated="1009"/>
        </table:table-row>
        <table:table-row table:style-name="ro13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охраняемая_зелёная_зона</text:p>
          </table:table-cell>
          <table:table-cell office:value-type="float" office:value="2" calcext:value-type="float">
            <text:p>2</text:p>
          </table:table-cell>
          <table:table-cell table:style-name="ce52" office:value-type="string" calcext:value-type="string">
            <text:p>О регулировании отдельных отношений в области охраны окружающей среды</text:p>
          </table:table-cell>
          <table:table-cell table:style-name="ce56" office:value-type="string" calcext:value-type="string">
            <text:p>http://docs.cntd.ru/document/460278209</text:p>
          </table:table-cell>
          <table:table-cell office:value-type="date" office:date-value="2014-02-24" calcext:value-type="date">
            <text:p>24.02.2014</text:p>
          </table:table-cell>
          <table:table-cell office:value-type="date" office:date-value="2018-12-28" calcext:value-type="date">
            <text:p>28.12.2018</text:p>
          </table:table-cell>
          <table:table-cell office:value-type="date" office:date-value="2015-06-17" calcext:value-type="date">
            <text:p>17.06.2015</text:p>
          </table:table-cell>
          <table:table-cell table:style-name="ce60" office:value-type="string" calcext:value-type="string">
            <text:p>Охраняемые зеленые зоны - особо охраняемые природные территории местного значения, представляющие собой природные и природно-антропогенные объекты и комплексы (лесные и лесопарковые массивы), расположенные на территории муниципального образования и имеющие важное средообразующее, эстетическое и оздоровительное значение.</text:p>
          </table:table-cell>
          <table:table-cell table:number-columns-repeated="2" office:value-type="string" calcext:value-type="string">
            <text:p>10.1</text:p>
          </table:table-cell>
          <table:table-cell office:value-type="float" office:value="4" calcext:value-type="float">
            <text:p>4</text:p>
          </table:table-cell>
          <table:table-cell office:value-type="float" office:value="414.3885" calcext:value-type="float">
            <text:p>414,39</text:p>
          </table:table-cell>
          <table:table-cell table:number-columns-repeated="1009"/>
        </table:table-row>
        <table:table-row table:style-name="ro19"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природный_рекреационный_комплекс</text:p>
          </table:table-cell>
          <table:table-cell office:value-type="float" office:value="2" calcext:value-type="float">
            <text:p>2</text:p>
          </table:table-cell>
          <table:table-cell table:style-name="ce52" office:value-type="string" calcext:value-type="string">
            <text:p>О регулировании отдельных отношений в области охраны окружающей среды</text:p>
          </table:table-cell>
          <table:table-cell table:style-name="ce56" office:value-type="string" calcext:value-type="string">
            <text:p>http://docs.cntd.ru/document/460278210</text:p>
          </table:table-cell>
          <table:table-cell office:value-type="date" office:date-value="2014-02-24" calcext:value-type="date">
            <text:p>24.02.2014</text:p>
          </table:table-cell>
          <table:table-cell office:value-type="date" office:date-value="2018-12-28" calcext:value-type="date">
            <text:p>28.12.2018</text:p>
          </table:table-cell>
          <table:table-cell office:value-type="date" office:date-value="2015-06-17" calcext:value-type="date">
            <text:p>17.06.2015</text:p>
          </table:table-cell>
          <table:table-cell table:style-name="ce60" office:value-type="string" calcext:value-type="string">
            <text:p>Природные рекреационные комплексы - особо охраняемые природные территории местного значения, играющие особую роль в сохранении и восстановлении природной среды, ее компонентов и элементов на территориях и акваториях, используемых или потенциально пригодных для отдыха населения и нуждающихся в особом режиме охраны природы, регулировании антропогенной нагрузки, в том числе рекреационных воздействий.</text:p>
          </table:table-cell>
          <table:table-cell table:number-columns-repeated="2" office:value-type="string" calcext:value-type="string">
            <text:p>10.1</text:p>
          </table:table-cell>
          <table:table-cell table:style-name="ce63" office:value-type="float" office:value="0" calcext:value-type="float">
            <text:p>0</text:p>
          </table:table-cell>
          <table:table-cell table:style-name="ce67" office:value-type="float" office:value="0" calcext:value-type="float">
            <text:p>0,00</text:p>
          </table:table-cell>
          <table:table-cell table:number-columns-repeated="1009"/>
        </table:table-row>
        <table:table-row table:style-name="ro29"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памятник_живой_природы</text:p>
          </table:table-cell>
          <table:table-cell office:value-type="float" office:value="2" calcext:value-type="float">
            <text:p>2</text:p>
          </table:table-cell>
          <table:table-cell table:style-name="ce52" office:value-type="string" calcext:value-type="string">
            <text:p>О регулировании отдельных отношений в области охраны окружающей среды</text:p>
          </table:table-cell>
          <table:table-cell table:style-name="ce56" office:value-type="string" calcext:value-type="string">
            <text:p>http://docs.cntd.ru/document/460278211</text:p>
          </table:table-cell>
          <table:table-cell office:value-type="date" office:date-value="2014-02-24" calcext:value-type="date">
            <text:p>24.02.2014</text:p>
          </table:table-cell>
          <table:table-cell office:value-type="date" office:date-value="2018-12-28" calcext:value-type="date">
            <text:p>28.12.2018</text:p>
          </table:table-cell>
          <table:table-cell office:value-type="date" office:date-value="2015-06-17" calcext:value-type="date">
            <text:p>17.06.2015</text:p>
          </table:table-cell>
          <table:table-cell table:style-name="ce60" office:value-type="string" calcext:value-type="string">
            <text:p>Памятники живой природы - особо охраняемые природные территории местного значения, представляющие собой уникальные или особо ценные в экологическом, научном, культурном и эстетическом отношении и нуждающиеся в особой охране природные объекты с целью сохранения их в естественном состоянии. К памятникам живой природы относятся деревья-долгожители, участки произрастания редких и исчезающих видов растений, занесенных в Красную книгу Республики Марий Эл, места гнездования птиц, убежища млекопитающих, искусственные водоемы.</text:p>
          </table:table-cell>
          <table:table-cell table:number-columns-repeated="2" office:value-type="string" calcext:value-type="string">
            <text:p>10.1</text:p>
          </table:table-cell>
          <table:table-cell table:style-name="ce63" office:value-type="float" office:value="0" calcext:value-type="float">
            <text:p>0</text:p>
          </table:table-cell>
          <table:table-cell table:style-name="ce67" office:value-type="float" office:value="0" calcext:value-type="float">
            <text:p>0,00</text:p>
          </table:table-cell>
          <table:table-cell table:number-columns-repeated="1009"/>
        </table:table-row>
        <table:table-row table:style-name="ro21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арковая_зон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Архангельской области</text:p>
          </table:table-cell>
          <table:table-cell office:value-type="string" calcext:value-type="string">
            <text:p>http://docs.cntd.ru/document/462614816</text:p>
          </table:table-cell>
          <table:table-cell office:value-type="date" office:date-value="2015-02-24" calcext:value-type="date">
            <text:p>24.02.2015</text:p>
          </table:table-cell>
          <table:table-cell office:value-type="date" office:date-value="2017-04-24" calcext:value-type="date">
            <text:p>24.04.2017</text:p>
          </table:table-cell>
          <table:table-cell office:value-type="date" office:date-value="2015-02-24" calcext:value-type="date">
            <text:p>24.02.2015</text:p>
          </table:table-cell>
          <table:table-cell/>
          <table:table-cell office:value-type="string" calcext:value-type="string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1"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сквер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Архангельской области</text:p>
          </table:table-cell>
          <table:table-cell office:value-type="string" calcext:value-type="string">
            <text:p>http://docs.cntd.ru/document/462614816</text:p>
          </table:table-cell>
          <table:table-cell office:value-type="date" office:date-value="2015-02-24" calcext:value-type="date">
            <text:p>24.02.2015</text:p>
          </table:table-cell>
          <table:table-cell office:value-type="date" office:date-value="2017-04-24" calcext:value-type="date">
            <text:p>24.04.2017</text:p>
          </table:table-cell>
          <table:table-cell office:value-type="date" office:date-value="2015-02-24" calcext:value-type="date">
            <text:p>24.02.2015</text:p>
          </table:table-cell>
          <table:table-cell/>
          <table:table-cell office:value-type="string" calcext:value-type="string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1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иродный_рекреационный_комплек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Архангельской области</text:p>
          </table:table-cell>
          <table:table-cell office:value-type="string" calcext:value-type="string">
            <text:p>http://docs.cntd.ru/document/462614816</text:p>
          </table:table-cell>
          <table:table-cell office:value-type="date" office:date-value="2015-02-24" calcext:value-type="date">
            <text:p>24.02.2015</text:p>
          </table:table-cell>
          <table:table-cell office:value-type="date" office:date-value="2017-04-24" calcext:value-type="date">
            <text:p>24.04.2017</text:p>
          </table:table-cell>
          <table:table-cell office:value-type="date" office:date-value="2015-02-24" calcext:value-type="date">
            <text:p>24.02.2015</text:p>
          </table:table-cell>
          <table:table-cell/>
          <table:table-cell office:value-type="string" calcext:value-type="string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,00</text:p>
          </table:table-cell>
          <table:table-cell office:value-type="string" calcext:value-type="string">
            <text:p>В госдокладе — категория «зелёная зона», но судя по положению, категория всё же «природный рекреационный комплекс».</text:p>
          </table:table-cell>
          <table:table-cell table:number-columns-repeated="1008"/>
        </table:table-row>
        <table:table-row table:style-name="ro21"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охраняемый_природный_объек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Архангельской области</text:p>
          </table:table-cell>
          <table:table-cell office:value-type="string" calcext:value-type="string">
            <text:p>http://docs.cntd.ru/document/462614816</text:p>
          </table:table-cell>
          <table:table-cell office:value-type="date" office:date-value="2015-02-24" calcext:value-type="date">
            <text:p>24.02.2015</text:p>
          </table:table-cell>
          <table:table-cell office:value-type="date" office:date-value="2017-04-24" calcext:value-type="date">
            <text:p>24.04.2017</text:p>
          </table:table-cell>
          <table:table-cell office:value-type="date" office:date-value="2015-02-24" calcext:value-type="date">
            <text:p>24.02.2015</text:p>
          </table:table-cell>
          <table:table-cell/>
          <table:table-cell office:value-type="string" calcext:value-type="string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1"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охраняемый_природный_комплек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Архангельской области</text:p>
          </table:table-cell>
          <table:table-cell office:value-type="string" calcext:value-type="string">
            <text:p>http://docs.cntd.ru/document/462614816</text:p>
          </table:table-cell>
          <table:table-cell office:value-type="date" office:date-value="2015-02-24" calcext:value-type="date">
            <text:p>24.02.2015</text:p>
          </table:table-cell>
          <table:table-cell office:value-type="date" office:date-value="2017-04-24" calcext:value-type="date">
            <text:p>24.04.2017</text:p>
          </table:table-cell>
          <table:table-cell office:value-type="date" office:date-value="2015-02-24" calcext:value-type="date">
            <text:p>24.02.2015</text:p>
          </table:table-cell>
          <table:table-cell/>
          <table:table-cell office:value-type="string" calcext:value-type="string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1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арк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0</text:p>
          </table:table-cell>
          <table:table-cell office:value-type="string" calcext:value-type="string">
            <text:p>Судя по положению, это некий «комплекс», но поскольку непонятно, какой именно, то будем считать, что это отдельная категория, потому что в госдокладе так указано.</text:p>
          </table:table-cell>
          <table:table-cell table:number-columns-repeated="1008"/>
        </table:table-row>
        <table:table-row table:style-name="ro13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охраняемый_природный_комплек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ологодской области</text:p>
          </table:table-cell>
          <table:table-cell office:value-type="string" calcext:value-type="string">
            <text:p>http://docs.cntd.ru/document/412304355</text:p>
          </table:table-cell>
          <table:table-cell office:value-type="date" office:date-value="2014-05-07" calcext:value-type="date">
            <text:p>07.05.2014</text:p>
          </table:table-cell>
          <table:table-cell office:value-type="date" office:date-value="2018-01-30" calcext:value-type="date">
            <text:p>30.01.2018</text:p>
          </table:table-cell>
          <table:table-cell office:value-type="date" office:date-value="2014-05-07" calcext:value-type="date">
            <text:p>07.05.2014</text:p>
          </table:table-cell>
          <table:table-cell office:value-type="string" calcext:value-type="string">
            <text:p>Охраняемые природные комплексы - особо охраняемые природные территории областного значения, созданные с целью охраны ландшафтного, геологического и биологического разнообразия, сохранения геокомплексов, наземных и водных экосистем, объектов историко-культурного наследия, геологических, археологических и исторических памятников.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895.6992" calcext:value-type="float">
            <text:p>24895,70</text:p>
          </table:table-cell>
          <table:table-cell table:number-columns-repeated="1009"/>
        </table:table-row>
        <table:table-row table:style-name="ro11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туристско-рекреационная_местность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ологодской области</text:p>
          </table:table-cell>
          <table:table-cell office:value-type="string" calcext:value-type="string">
            <text:p>http://docs.cntd.ru/document/412304355</text:p>
          </table:table-cell>
          <table:table-cell office:value-type="date" office:date-value="2014-05-07" calcext:value-type="date">
            <text:p>07.05.2014</text:p>
          </table:table-cell>
          <table:table-cell office:value-type="date" office:date-value="2018-01-30" calcext:value-type="date">
            <text:p>30.01.2018</text:p>
          </table:table-cell>
          <table:table-cell office:value-type="date" office:date-value="2014-05-07" calcext:value-type="date">
            <text:p>07.05.2014</text:p>
          </table:table-cell>
          <table:table-cell office:value-type="string" calcext:value-type="string">
            <text:p>Туристско-рекреационные местности - территории, созданные с целью сохранения и обеспечения рационального использования природно-антропогенных ландшафтов, имеющих высокий потенциал использования в туристических и рекреационных целях.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360.4" calcext:value-type="float">
            <text:p>4360,40</text:p>
          </table:table-cell>
          <table:table-cell table:number-columns-repeated="1009"/>
        </table:table-row>
        <table:table-row table:style-name="ro11"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туристско-рекреационная_местность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ологодской области</text:p>
          </table:table-cell>
          <table:table-cell office:value-type="string" calcext:value-type="string">
            <text:p>http://docs.cntd.ru/document/412304355</text:p>
          </table:table-cell>
          <table:table-cell office:value-type="date" office:date-value="2014-05-07" calcext:value-type="date">
            <text:p>07.05.2014</text:p>
          </table:table-cell>
          <table:table-cell office:value-type="date" office:date-value="2018-01-30" calcext:value-type="date">
            <text:p>30.01.2018</text:p>
          </table:table-cell>
          <table:table-cell office:value-type="date" office:date-value="2014-05-07" calcext:value-type="date">
            <text:p>07.05.2014</text:p>
          </table:table-cell>
          <table:table-cell office:value-type="string" calcext:value-type="string">
            <text:p>Туристско-рекреационные местности - территории, созданные с целью сохранения и обеспечения рационального использования природно-антропогенных ландшафтов, имеющих высокий потенциал использования в туристических и рекреационных целях.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667.9532" calcext:value-type="float">
            <text:p>2667,95</text:p>
          </table:table-cell>
          <table:table-cell table:number-columns-repeated="1009"/>
        </table:table-row>
        <table:table-row table:style-name="ro18"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иродный_резерва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ологодской области</text:p>
          </table:table-cell>
          <table:table-cell office:value-type="string" calcext:value-type="string">
            <text:p>http://docs.cntd.ru/document/412304355</text:p>
          </table:table-cell>
          <table:table-cell office:value-type="date" office:date-value="2014-05-07" calcext:value-type="date">
            <text:p>07.05.2014</text:p>
          </table:table-cell>
          <table:table-cell office:value-type="date" office:date-value="2018-01-30" calcext:value-type="date">
            <text:p>30.01.2018</text:p>
          </table:table-cell>
          <table:table-cell office:value-type="date" office:date-value="2014-05-07" calcext:value-type="date">
            <text:p>07.05.2014</text:p>
          </table:table-cell>
          <table:table-cell office:value-type="string" calcext:value-type="string">
            <text:p>Природные резерваты - особо охраняемые природные территории местного значения, представляющие собой природные комплексы участков суши и водного пространства, ценные в экологическом, эстетическом и рекреационном отношении и предназначенные для сохранения, воспроизводства или восстановления одних видов природных ресурсов (объектов) в сочетании с ограниченным, регламентированным и рациональным использованием других.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562.5015" calcext:value-type="float">
            <text:p>10562,50</text:p>
          </table:table-cell>
          <table:table-cell table:number-columns-repeated="1009"/>
        </table:table-row>
        <table:table-row table:style-name="ro8"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иродно-культурная_местность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ологодской области</text:p>
          </table:table-cell>
          <table:table-cell office:value-type="string" calcext:value-type="string">
            <text:p>http://docs.cntd.ru/document/412304355</text:p>
          </table:table-cell>
          <table:table-cell office:value-type="date" office:date-value="2014-05-07" calcext:value-type="date">
            <text:p>07.05.2014</text:p>
          </table:table-cell>
          <table:table-cell office:value-type="date" office:date-value="2018-01-30" calcext:value-type="date">
            <text:p>30.01.2018</text:p>
          </table:table-cell>
          <table:table-cell office:value-type="date" office:date-value="2014-05-07" calcext:value-type="date">
            <text:p>07.05.2014</text:p>
          </table:table-cell>
          <table:table-cell office:value-type="string" calcext:value-type="string">
            <text:p>Природно-культурные местности - особо охраняемые природные территории местного значения, представляющие природно-культурную ценность и имеющие научное и историческое значение.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7442" calcext:value-type="float">
            <text:p>0,74</text:p>
          </table:table-cell>
          <table:table-cell table:number-columns-repeated="1009"/>
        </table:table-row>
        <table:table-row table:style-name="ro7"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болотный_комплек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ологодской области</text:p>
          </table:table-cell>
          <table:table-cell office:value-type="string" calcext:value-type="string">
            <text:p>http://docs.cntd.ru/document/412304355</text:p>
          </table:table-cell>
          <table:table-cell office:value-type="date" office:date-value="2014-05-07" calcext:value-type="date">
            <text:p>07.05.2014</text:p>
          </table:table-cell>
          <table:table-cell office:value-type="date" office:date-value="2018-01-30" calcext:value-type="date">
            <text:p>30.01.2018</text:p>
          </table:table-cell>
          <table:table-cell office:value-type="date" office:date-value="2014-05-07" calcext:value-type="date">
            <text:p>07.05.2014</text:p>
          </table:table-cell>
          <table:table-cell office:value-type="string" calcext:value-type="string">
            <text:p>Болотные комплексы - особо охраняемые природные территории местного значения, представляющие собой участки лесоболотной растительности, имеющие важное средообразующее, водоохранное, научное и эколого-просветительское значение, созданные с целью сохранения естественных природных комплексов, а также редких, исчезающих видов флоры и фауны.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,00</text:p>
          </table:table-cell>
          <table:table-cell table:number-columns-repeated="1009"/>
        </table:table-row>
        <table:table-row table:style-name="ro13"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ар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ологодской области</text:p>
          </table:table-cell>
          <table:table-cell office:value-type="string" calcext:value-type="string">
            <text:p>http://docs.cntd.ru/document/412304355</text:p>
          </table:table-cell>
          <table:table-cell office:value-type="date" office:date-value="2014-05-07" calcext:value-type="date">
            <text:p>07.05.2014</text:p>
          </table:table-cell>
          <table:table-cell office:value-type="date" office:date-value="2018-01-30" calcext:value-type="date">
            <text:p>30.01.2018</text:p>
          </table:table-cell>
          <table:table-cell office:value-type="date" office:date-value="2014-05-07" calcext:value-type="date">
            <text:p>07.05.2014</text:p>
          </table:table-cell>
          <table:table-cell office:value-type="string" calcext:value-type="string">
            <text:p>Парки - особо охраняемая природная территория местного значения, озелененная территория многофункционального или специализированного направления рекреационной деятельности с развитой системой благоустройства, предназначенная для периодического массового отдыха населения.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57.0393" calcext:value-type="float">
            <text:p>157,04</text:p>
          </table:table-cell>
          <table:table-cell table:number-columns-repeated="1009"/>
        </table:table-row>
        <table:table-row table:style-name="ro13"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одно-болотное_угодь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Калининградской области</text:p>
          </table:table-cell>
          <table:table-cell office:value-type="string" calcext:value-type="string">
            <text:p>http://docs.cntd.ru/document/432943500</text:p>
          </table:table-cell>
          <table:table-cell office:value-type="date" office:date-value="2016-03-01" calcext:value-type="date">
            <text:p>01.03.2016</text:p>
          </table:table-cell>
          <table:table-cell office:value-type="date" office:date-value="2018-07-02" calcext:value-type="date">
            <text:p>02.07.2018</text:p>
          </table:table-cell>
          <table:table-cell office:value-type="date" office:date-value="2016-03-01" calcext:value-type="date">
            <text:p>01.03.2016</text:p>
          </table:table-cell>
          <table:table-cell office:value-type="string" calcext:value-type="string">
            <text:p>водно-болотные угодья - районы болот, торфяных угодий или водоемов -естественных или искусственных, постоянных или временных, стоячих или проточных, выполняющих функции регуляторов водного режима, обеспечивающих существование характерной флоры и фауны, особенно водоплавающих птиц;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1"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алле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Калининградской области</text:p>
          </table:table-cell>
          <table:table-cell office:value-type="string" calcext:value-type="string">
            <text:p>http://docs.cntd.ru/document/432943500</text:p>
          </table:table-cell>
          <table:table-cell office:value-type="date" office:date-value="2016-03-01" calcext:value-type="date">
            <text:p>01.03.2016</text:p>
          </table:table-cell>
          <table:table-cell office:value-type="date" office:date-value="2018-07-02" calcext:value-type="date">
            <text:p>02.07.2018</text:p>
          </table:table-cell>
          <table:table-cell office:value-type="date" office:date-value="2016-03-01" calcext:value-type="date">
            <text:p>01.03.2016</text:p>
          </table:table-cell>
          <table:table-cell office:value-type="string" calcext:value-type="string">
            <text:p>аллеи - свободнорастущие или формованные деревья, высаженные в один или более рядов по обеим сторонам пешеходных или транспортных дорог, имеющие экологическое, культурно-историческое и эстетическое значение;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.0865" calcext:value-type="float">
            <text:p>34,09</text:p>
          </table:table-cell>
          <table:table-cell table:number-columns-repeated="1009"/>
        </table:table-row>
        <table:table-row table:style-name="ro12"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городской_(поселковый)_парк_культуры_и_отдых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Калининградской области</text:p>
          </table:table-cell>
          <table:table-cell office:value-type="string" calcext:value-type="string">
            <text:p>http://docs.cntd.ru/document/432943500</text:p>
          </table:table-cell>
          <table:table-cell office:value-type="date" office:date-value="2016-03-01" calcext:value-type="date">
            <text:p>01.03.2016</text:p>
          </table:table-cell>
          <table:table-cell office:value-type="date" office:date-value="2018-07-02" calcext:value-type="date">
            <text:p>02.07.2018</text:p>
          </table:table-cell>
          <table:table-cell office:value-type="date" office:date-value="2016-03-01" calcext:value-type="date">
            <text:p>01.03.2016</text:p>
          </table:table-cell>
          <table:table-cell office:value-type="string" calcext:value-type="string">
            <text:p>городские (поселковые) парки культуры и отдыха - озелененные территории многофункционального или специализированного направления рекреационной деятельности с развитой системой благоустройства, предназначенные для периодического массового отдыха населения;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13.911" calcext:value-type="float">
            <text:p>213,91</text:p>
          </table:table-cell>
          <table:table-cell table:number-columns-repeated="1009"/>
        </table:table-row>
        <table:table-row table:style-name="ro21"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сквер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Калининградской области</text:p>
          </table:table-cell>
          <table:table-cell table:number-columns-repeated="4"/>
          <table:table-cell table:style-name="ce59" office:value-type="string" calcext:value-type="string">
            <text:p>скверы - озелененные территории, предназначенные для кратковременного отдыха населения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8"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охраняемый_природный_комплекс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07-06-22" calcext:value-type="date">
            <text:p>22.06.2007</text:p>
          </table:table-cell>
          <table:table-cell table:style-name="ce58" office:value-type="date" office:date-value="2009-06-17" calcext:value-type="date">
            <text:p>17.06.2009</text:p>
          </table:table-cell>
          <table:table-cell office:value-type="date" office:date-value="2007-06-22" calcext:value-type="date">
            <text:p>22.06.200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Не закон, а постановление областного правительства. В госдокладе упоминаются 4 ООПТ местного значения, но их категории не указаны.</text:p>
          </table:table-cell>
          <table:table-cell table:number-columns-repeated="1008"/>
        </table:table-row>
        <table:table-row table:style-name="ro8"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охраняемый_природный_объект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07-06-22" calcext:value-type="date">
            <text:p>22.06.2007</text:p>
          </table:table-cell>
          <table:table-cell table:style-name="ce58" office:value-type="date" office:date-value="2009-06-17" calcext:value-type="date">
            <text:p>17.06.2009</text:p>
          </table:table-cell>
          <table:table-cell office:value-type="date" office:date-value="2007-06-22" calcext:value-type="date">
            <text:p>22.06.200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Не закон, а постановление областного правительства. В госдокладе упоминаются 4 ООПТ местного значения, но их категории не указаны.</text:p>
          </table:table-cell>
          <table:table-cell table:number-columns-repeated="1008"/>
        </table:table-row>
        <table:table-row table:style-name="ro18"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экотуристическая_территор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Мурманской области</text:p>
          </table:table-cell>
          <table:table-cell office:value-type="string" calcext:value-type="string">
            <text:p>http://docs.cntd.ru/document/913512021</text:p>
          </table:table-cell>
          <table:table-cell office:value-type="date" office:date-value="2007-07-10" calcext:value-type="date">
            <text:p>10.07.2007</text:p>
          </table:table-cell>
          <table:table-cell office:value-type="date" office:date-value="2017-05-11" calcext:value-type="date">
            <text:p>11.05.2017</text:p>
          </table:table-cell>
          <table:table-cell office:value-type="date" office:date-value="2015-04-08" calcext:value-type="date">
            <text:p>08.04.2015</text:p>
          </table:table-cell>
          <table:table-cell office:value-type="string" calcext:value-type="string">
            <text:p>Экотуристические территории - особо охраняемые природные территории регионального или местного значения, создаваемые в целях развития экологического и познавательного туризма, изучения, сохранения и восстановления окружающей среды, в границах которых могут выделяться природоохранные, рекреационные, историко-культурные и иные функциональные зоны с соответствующими режимами особой охраны.</text:p>
          </table:table-cell>
          <table:table-cell table:number-columns-repeated="2" office:value-type="string" calcext:value-type="string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2"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охраняемый_природный_комплек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Мурманской области</text:p>
          </table:table-cell>
          <table:table-cell office:value-type="string" calcext:value-type="string">
            <text:p>http://docs.cntd.ru/document/913512021</text:p>
          </table:table-cell>
          <table:table-cell office:value-type="date" office:date-value="2007-07-10" calcext:value-type="date">
            <text:p>10.07.2007</text:p>
          </table:table-cell>
          <table:table-cell office:value-type="date" office:date-value="2017-05-11" calcext:value-type="date">
            <text:p>11.05.2017</text:p>
          </table:table-cell>
          <table:table-cell office:value-type="date" office:date-value="2015-04-08" calcext:value-type="date">
            <text:p>08.04.2015</text:p>
          </table:table-cell>
          <table:table-cell office:value-type="string" calcext:value-type="string">
            <text:p>Охраняемые природные комплексы - особо охраняемые природные территории местного значения, представляющие собой комплексы функционально и естественно связанных между собой природных объектов, объединенных географическими и иными соответствующими признаками, ценные в экологическом, рекреационном и эстетическом отношениях и предназначенные для сохранения и восстановления одних видов природных ресурсов (объектов) в сочетании с ограниченным, регламентированным и рациональным использованием других.</text:p>
          </table:table-cell>
          <table:table-cell table:number-columns-repeated="2" office:value-type="string" calcext:value-type="string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7"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охраняемый_пар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Мурманской области</text:p>
          </table:table-cell>
          <table:table-cell office:value-type="string" calcext:value-type="string">
            <text:p>http://docs.cntd.ru/document/913512021</text:p>
          </table:table-cell>
          <table:table-cell office:value-type="date" office:date-value="2007-07-10" calcext:value-type="date">
            <text:p>10.07.2007</text:p>
          </table:table-cell>
          <table:table-cell office:value-type="date" office:date-value="2017-05-11" calcext:value-type="date">
            <text:p>11.05.2017</text:p>
          </table:table-cell>
          <table:table-cell office:value-type="date" office:date-value="2015-04-08" calcext:value-type="date">
            <text:p>08.04.2015</text:p>
          </table:table-cell>
          <table:table-cell office:value-type="string" calcext:value-type="string">
            <text:p>Охраняемые парки (лесопарки) - особо охраняемые природные территории местного значения, на которых расположены лесные и иные насаждения, в том числе в зеленых зонах, лесопарковых зонах и других озелененных территориях в границах населенных пунктов, выполняющие рекреационные, эстетические, средообразующие и оздоровительные функции.</text:p>
          </table:table-cell>
          <table:table-cell table:number-columns-repeated="2" office:value-type="string" calcext:value-type="string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4"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загородный_парк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,00</text:p>
          </table:table-cell>
          <table:table-cell table:number-columns-repeated="1009"/>
        </table:table-row>
        <table:table-row table:style-name="ro18"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экотуристическая_терри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Мурманской области</text:p>
          </table:table-cell>
          <table:table-cell office:value-type="string" calcext:value-type="string">
            <text:p>http://docs.cntd.ru/document/913512021</text:p>
          </table:table-cell>
          <table:table-cell office:value-type="date" office:date-value="2007-07-10" calcext:value-type="date">
            <text:p>10.07.2007</text:p>
          </table:table-cell>
          <table:table-cell office:value-type="date" office:date-value="2017-05-11" calcext:value-type="date">
            <text:p>11.05.2017</text:p>
          </table:table-cell>
          <table:table-cell office:value-type="date" office:date-value="2015-04-08" calcext:value-type="date">
            <text:p>08.04.2015</text:p>
          </table:table-cell>
          <table:table-cell office:value-type="string" calcext:value-type="string">
            <text:p>Экотуристические территории - особо охраняемые природные территории регионального или местного значения, создаваемые в целях развития экологического и познавательного туризма, изучения, сохранения и восстановления окружающей среды, в границах которых могут выделяться природоохранные, рекреационные, историко-культурные и иные функциональные зоны с соответствующими режимами особой охраны.</text:p>
          </table:table-cell>
          <table:table-cell table:number-columns-repeated="2" office:value-type="string" calcext:value-type="string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7"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иродно-рекреационная_территор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 некоторых вопросах в области организации, охраны и использования особо охраняемых природных территорий в Республике Карелия</text:p>
          </table:table-cell>
          <table:table-cell office:value-type="string" calcext:value-type="string">
            <text:p>http://docs.cntd.ru/document/465413931</text:p>
          </table:table-cell>
          <table:table-cell office:value-type="date" office:date-value="2017-07-28" calcext:value-type="date">
            <text:p>28.07.2017</text:p>
          </table:table-cell>
          <table:table-cell office:value-type="date" office:date-value="2018-07-23" calcext:value-type="date">
            <text:p>23.07.2018</text:p>
          </table:table-cell>
          <table:table-cell office:value-type="date" office:date-value="2017-07-23" calcext:value-type="date">
            <text:p>23.07.2017</text:p>
          </table:table-cell>
          <table:table-cell table:style-name="ce60" office:value-type="string" calcext:value-type="string">
            <text:p>Природно-рекреационными территориями являются территории (акватории), имеющие особое значение для сохранения или восстановления природных, природно-антропогенных и историко-культурных комплексов и объектов, предназначенных для использования в рекреационных, в том числе физкультурно-оздоровительных целях, а также для развития экологического и познавательного туризма.</text:p>
          </table:table-cell>
          <table:table-cell office:value-type="string" calcext:value-type="string">
            <text:p>6(1)</text:p>
          </table:table-cell>
          <table:table-cell office:value-type="string" calcext:value-type="string">
            <text:p>6(3)</text:p>
          </table:table-cell>
          <table:table-cell table:style-name="ce63" office:value-type="float" office:value="0" calcext:value-type="float">
            <text:p>0</text:p>
          </table:table-cell>
          <table:table-cell table:style-name="ce67" office:value-type="float" office:value="0" calcext:value-type="float">
            <text:p>0,00</text:p>
          </table:table-cell>
          <table:table-cell table:number-columns-repeated="1009"/>
        </table:table-row>
        <table:table-row table:style-name="ro7"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иродно-рекреационная_терри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некоторых вопросах в области организации, охраны и использования особо охраняемых природных территорий в Республике Карелия</text:p>
          </table:table-cell>
          <table:table-cell office:value-type="string" calcext:value-type="string">
            <text:p>http://docs.cntd.ru/document/465413931</text:p>
          </table:table-cell>
          <table:table-cell office:value-type="date" office:date-value="2017-07-28" calcext:value-type="date">
            <text:p>28.07.2017</text:p>
          </table:table-cell>
          <table:table-cell office:value-type="date" office:date-value="2018-07-23" calcext:value-type="date">
            <text:p>23.07.2018</text:p>
          </table:table-cell>
          <table:table-cell office:value-type="date" office:date-value="2017-07-23" calcext:value-type="date">
            <text:p>23.07.2017</text:p>
          </table:table-cell>
          <table:table-cell table:style-name="ce60" office:value-type="string" calcext:value-type="string">
            <text:p>Природно-рекреационными территориями являются территории (акватории), имеющие особое значение для сохранения или восстановления природных, природно-антропогенных и историко-культурных комплексов и объектов, предназначенных для использования в рекреационных, в том числе физкультурно-оздоровительных целях, а также для развития экологического и познавательного туризма.</text:p>
          </table:table-cell>
          <table:table-cell office:value-type="string" calcext:value-type="string">
            <text:p>6(1)</text:p>
          </table:table-cell>
          <table:table-cell office:value-type="string" calcext:value-type="string">
            <text:p>6(3)</text:p>
          </table:table-cell>
          <table:table-cell table:style-name="ce63" office:value-type="float" office:value="0" calcext:value-type="float">
            <text:p>0</text:p>
          </table:table-cell>
          <table:table-cell table:style-name="ce67" office:value-type="float" office:value="0" calcext:value-type="float">
            <text:p>0,00</text:p>
          </table:table-cell>
          <table:table-cell table:number-columns-repeated="1009"/>
        </table:table-row>
        <table:table-row table:style-name="ro13"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охраняемый_культурно-рекреационный_ландшафт</text:p>
          </table:table-cell>
          <table:table-cell office:value-type="float" office:value="2" calcext:value-type="float">
            <text:p>2</text:p>
          </table:table-cell>
          <table:table-cell table:style-name="ce52" office:value-type="string" calcext:value-type="string">
            <text:p>Об особо охраняемых природных территориях республиканского и местного значения в Республике Коми</text:p>
          </table:table-cell>
          <table:table-cell office:value-type="string" calcext:value-type="string">
            <text:p>http://docs.cntd.ru/document/550195668</text:p>
          </table:table-cell>
          <table:table-cell table:number-columns-repeated="3" office:value-type="date" office:date-value="2018-10-01" calcext:value-type="date">
            <text:p>01.10.2018</text:p>
          </table:table-cell>
          <table:table-cell table:style-name="ce60" office:value-type="string" calcext:value-type="string">
            <text:p>Охраняемыми культурно-рекреационными ландшафтами признаются особо охраняемые природные территории, предназначенные для отдыха населения, туризма, включающие участки природных и (или) культурных ландшафтов с оборудованными зонами рекреации, экологическими тропами, туристскими маршрутами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2</text:p>
          </table:table-cell>
          <table:table-cell table:style-name="ce63" office:value-type="float" office:value="0" calcext:value-type="float">
            <text:p>0</text:p>
          </table:table-cell>
          <table:table-cell table:style-name="ce67" office:value-type="float" office:value="0" calcext:value-type="float">
            <text:p>0,00</text:p>
          </table:table-cell>
          <table:table-cell table:number-columns-repeated="1009"/>
        </table:table-row>
        <table:table-row table:style-name="ro30"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охраняемая_природная_местность</text:p>
          </table:table-cell>
          <table:table-cell office:value-type="float" office:value="2" calcext:value-type="float">
            <text:p>2</text:p>
          </table:table-cell>
          <table:table-cell table:style-name="ce52" office:value-type="string" calcext:value-type="string">
            <text:p>Об особо охраняемых природных территориях республиканского и местного значения в Республике Коми</text:p>
          </table:table-cell>
          <table:table-cell office:value-type="string" calcext:value-type="string">
            <text:p>http://docs.cntd.ru/document/550195668</text:p>
          </table:table-cell>
          <table:table-cell table:number-columns-repeated="3" office:value-type="date" office:date-value="2018-10-01" calcext:value-type="date">
            <text:p>01.10.2018</text:p>
          </table:table-cell>
          <table:table-cell table:style-name="ce60" office:value-type="string" calcext:value-type="string">
            <text:p>Охраняемыми природными местностями являются особо охраняемые природные территории, включающие уникальные, ценные в экологическом, научном, культурном и эстетическом отношениях природные объекты, в том числе места массовых скоплений животных, размножения редких видов животных, массового произрастания видов, занесенных в Красную книгу Российской Федерации и (или) Красную книгу Республики Коми, деревья-долгожители, имеющие историко-мемориальное значение, деревья причудливых форм, холмы, валуны, водопады, родники, пруды, скалы, утесы, останцы, культовые объекты природного происхождения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2</text:p>
          </table:table-cell>
          <table:table-cell table:style-name="ce63" office:value-type="float" office:value="0" calcext:value-type="float">
            <text:p>0</text:p>
          </table:table-cell>
          <table:table-cell table:style-name="ce67" office:value-type="float" office:value="0" calcext:value-type="float">
            <text:p>0,00</text:p>
          </table:table-cell>
          <table:table-cell table:number-columns-repeated="1009"/>
        </table:table-row>
        <table:table-row table:style-name="ro20"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охраняемый_природный_ландшафт</text:p>
          </table:table-cell>
          <table:table-cell office:value-type="float" office:value="1" calcext:value-type="float">
            <text:p>1</text:p>
          </table:table-cell>
          <table:table-cell table:style-name="ce52"/>
          <table:table-cell table:number-columns-repeated="4"/>
          <table:table-cell table:style-name="ce60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.39" calcext:value-type="float">
            <text:p>7,39</text:p>
          </table:table-cell>
          <table:table-cell table:number-columns-repeated="1009"/>
        </table:table-row>
        <table:table-row table:style-name="ro11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охраняемый_природный_комплекс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Об особо охраняемых природных территориях регионального значения</text:p>
          </table:table-cell>
          <table:table-cell table:number-columns-repeated="4"/>
          <table:table-cell table:style-name="ce59" office:value-type="string" calcext:value-type="string">
            <text:p>Охраняемые природные комплексы - особо охраняемые природные территории регионального значения, созданные с целью охраны ландшафтного, геологического и биологического разнообразия, сохранения геокомплексов, наземных и водных экосистем.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table:number-columns-repeated="1011"/>
        </table:table-row>
        <table:table-row table:style-name="ro21"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иродный_резерват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Об особо охраняемых природных территориях регионального значения</text:p>
          </table:table-cell>
          <table:table-cell table:number-columns-repeated="4"/>
          <table:table-cell table:style-name="ce59" office:value-type="string" calcext:value-type="string">
            <text:p>Природные резерваты - особо охраняемые природные территории, имеющие особое природоохранное значение и играющие особую роль в сохранении или восстановлении природных объектов.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table:number-columns-repeated="1011"/>
        </table:table-row>
        <table:table-row table:style-name="ro20"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охраняемый_природный_ландшафт</text:p>
          </table:table-cell>
          <table:table-cell office:value-type="float" office:value="2" calcext:value-type="float">
            <text:p>2</text:p>
          </table:table-cell>
          <table:table-cell table:style-name="ce52"/>
          <table:table-cell table:number-columns-repeated="4"/>
          <table:table-cell table:style-name="ce59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,70</text:p>
          </table:table-cell>
          <table:table-cell table:number-columns-repeated="1009"/>
        </table:table-row>
        <table:table-row table:style-name="ro14"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природный_комплекс</text:p>
          </table:table-cell>
          <table:table-cell office:value-type="float" office:value="2" calcext:value-type="float">
            <text:p>2</text:p>
          </table:table-cell>
          <table:table-cell table:style-name="ce52"/>
          <table:table-cell table:number-columns-repeated="4"/>
          <table:table-cell table:style-name="ce60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013.2" calcext:value-type="float">
            <text:p>14013,20</text:p>
          </table:table-cell>
          <table:table-cell table:number-columns-repeated="1009"/>
        </table:table-row>
        <table:table-row table:style-name="ro21"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историко-ландшафтный_комплек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ладимирской области</text:p>
          </table:table-cell>
          <table:table-cell office:value-type="string" calcext:value-type="string">
            <text:p>http://docs.cntd.ru/document/965009848</text:p>
          </table:table-cell>
          <table:table-cell office:value-type="date" office:date-value="2008-05-08" calcext:value-type="date">
            <text:p>08.05.2008</text:p>
          </table:table-cell>
          <table:table-cell office:value-type="date" office:date-value="2015-11-10" calcext:value-type="date">
            <text:p>10.11.2015</text:p>
          </table:table-cell>
          <table:table-cell office:value-type="date" office:date-value="2014-05-05" calcext:value-type="date">
            <text:p>05.05.2014</text:p>
          </table:table-cell>
          <table:table-cell office:value-type="string" calcext:value-type="string">
            <text:p>Историко-ландшафтные комплексы - это уникальные, живописные природные территории, на которых расположены памятники истории и культуры и которые образуют с ними единые комплексы.</text:p>
          </table:table-cell>
          <table:table-cell table:number-columns-repeated="2"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14.54" calcext:value-type="float">
            <text:p>214,54</text:p>
          </table:table-cell>
          <table:table-cell table:number-columns-repeated="1009"/>
        </table:table-row>
        <table:table-row table:style-name="ro18"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охраняемый_природный_объек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ладимирской области</text:p>
          </table:table-cell>
          <table:table-cell office:value-type="string" calcext:value-type="string">
            <text:p>http://docs.cntd.ru/document/965009848</text:p>
          </table:table-cell>
          <table:table-cell office:value-type="date" office:date-value="2008-05-08" calcext:value-type="date">
            <text:p>08.05.2008</text:p>
          </table:table-cell>
          <table:table-cell office:value-type="date" office:date-value="2015-11-10" calcext:value-type="date">
            <text:p>10.11.2015</text:p>
          </table:table-cell>
          <table:table-cell office:value-type="date" office:date-value="2014-05-05" calcext:value-type="date">
            <text:p>05.05.2014</text:p>
          </table:table-cell>
          <table:table-cell office:value-type="string" calcext:value-type="string">
            <text:p>Охраняемые природные объекты - участки земли, водной поверхности, воздушного пространства над ними, где располагаются природные комплексы и объекты, имеющие особое природоохранное, научное, эстетическое и рекреационное значение для муниципального образования, которые в соответствии с действующим законодательством изъяты полностью или частично из хозяйственного использования и для которых установлен режим особой охраны.</text:p>
          </table:table-cell>
          <table:table-cell table:number-columns-repeated="2" office:value-type="string" calcext:value-type="string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12.68" calcext:value-type="float">
            <text:p>1312,68</text:p>
          </table:table-cell>
          <table:table-cell table:number-columns-repeated="1009"/>
        </table:table-row>
        <table:table-row table:style-name="ro21"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историко-ландшафтный_комплек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ладимирской области</text:p>
          </table:table-cell>
          <table:table-cell office:value-type="string" calcext:value-type="string">
            <text:p>http://docs.cntd.ru/document/965009848</text:p>
          </table:table-cell>
          <table:table-cell office:value-type="date" office:date-value="2008-05-08" calcext:value-type="date">
            <text:p>08.05.2008</text:p>
          </table:table-cell>
          <table:table-cell office:value-type="date" office:date-value="2015-11-10" calcext:value-type="date">
            <text:p>10.11.2015</text:p>
          </table:table-cell>
          <table:table-cell office:value-type="date" office:date-value="2014-05-05" calcext:value-type="date">
            <text:p>05.05.2014</text:p>
          </table:table-cell>
          <table:table-cell office:value-type="string" calcext:value-type="string">
            <text:p>Историко-ландшафтные комплексы - это уникальные, живописные природные территории, на которых расположены памятники истории и культуры и которые образуют с ними единые комплексы.</text:p>
          </table:table-cell>
          <table:table-cell table:number-columns-repeated="2"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33.5" calcext:value-type="float">
            <text:p>133,50</text:p>
          </table:table-cell>
          <table:table-cell table:number-columns-repeated="1009"/>
        </table:table-row>
        <table:table-row table:style-name="ro20"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зона_историко-природного_ландшафта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2518.7" calcext:value-type="float">
            <text:p>2518,70</text:p>
          </table:table-cell>
          <table:table-cell table:number-columns-repeated="1009"/>
        </table:table-row>
        <table:table-row table:style-name="ro8"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арк_культуры_и_отдыха_Ивановской_област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Ивановской области</text:p>
          </table:table-cell>
          <table:table-cell office:value-type="string" calcext:value-type="string">
            <text:p>http://docs.cntd.ru/document/895297423</text:p>
          </table:table-cell>
          <table:table-cell office:value-type="date" office:date-value="2011-05-06" calcext:value-type="date">
            <text:p>06.05.2011</text:p>
          </table:table-cell>
          <table:table-cell office:value-type="date" office:date-value="2015-10-06" calcext:value-type="date">
            <text:p>06.10.2015</text:p>
          </table:table-cell>
          <table:table-cell office:value-type="date" office:date-value="2014-12-02" calcext:value-type="date">
            <text:p>02.12.2014</text:p>
          </table:table-cell>
          <table:table-cell/>
          <table:table-cell office:value-type="string" calcext:value-type="string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.9902" calcext:value-type="float">
            <text:p>72,99</text:p>
          </table:table-cell>
          <table:table-cell table:number-columns-repeated="1009"/>
        </table:table-row>
        <table:table-row table:style-name="ro13"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охраняемый_природный_комплек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Ивановской области</text:p>
          </table:table-cell>
          <table:table-cell office:value-type="string" calcext:value-type="string">
            <text:p>http://docs.cntd.ru/document/895297423</text:p>
          </table:table-cell>
          <table:table-cell office:value-type="date" office:date-value="2011-05-06" calcext:value-type="date">
            <text:p>06.05.2011</text:p>
          </table:table-cell>
          <table:table-cell table:number-columns-repeated="2" office:value-type="date" office:date-value="2015-10-06" calcext:value-type="date">
            <text:p>06.10.2015</text:p>
          </table:table-cell>
          <table:table-cell office:value-type="string" calcext:value-type="string">
            <text:p>Охраняемые природные комплексы - особо охраняемые природные территории местного значения, созданные с целью охраны ландшафтного, геологического и биологического разнообразия, сохранения геокомплексов, наземных и водных экосистем, объектов историко-культурного наследия, геологических, археологических и исторических памятников.</text:p>
          </table:table-cell>
          <table:table-cell table:number-columns-repeated="2" office:value-type="string" calcext:value-type="string">
            <text:p>6.1</text:p>
          </table:table-cell>
          <table:table-cell office:value-type="float" office:value="19" calcext:value-type="float">
            <text:p>19</text:p>
          </table:table-cell>
          <table:table-cell office:value-type="float" office:value="461.7863" calcext:value-type="float">
            <text:p>461,79</text:p>
          </table:table-cell>
          <table:table-cell table:number-columns-repeated="1009"/>
        </table:table-row>
        <table:table-row table:style-name="ro12"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туристско-рекреационная_местность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Ивановской области</text:p>
          </table:table-cell>
          <table:table-cell office:value-type="string" calcext:value-type="string">
            <text:p>http://docs.cntd.ru/document/895297423</text:p>
          </table:table-cell>
          <table:table-cell office:value-type="date" office:date-value="2011-05-06" calcext:value-type="date">
            <text:p>06.05.2011</text:p>
          </table:table-cell>
          <table:table-cell table:number-columns-repeated="2" office:value-type="date" office:date-value="2015-10-06" calcext:value-type="date">
            <text:p>06.10.2015</text:p>
          </table:table-cell>
          <table:table-cell office:value-type="string" calcext:value-type="string">
            <text:p>Туристско-рекреационные местности - особо охраняемые природные территории местного значения, созданные с целью сохранения и обеспечения рационального использования природных и антропогенных ландшафтов, имеющих высокий потенциал использования в туристических и рекреационных целях.</text:p>
          </table:table-cell>
          <table:table-cell table:number-columns-repeated="2" office:value-type="string" calcext:value-type="string">
            <text:p>6.1</text:p>
          </table:table-cell>
          <table:table-cell office:value-type="float" office:value="33" calcext:value-type="float">
            <text:p>33</text:p>
          </table:table-cell>
          <table:table-cell office:value-type="float" office:value="272.2182" calcext:value-type="float">
            <text:p>272,22</text:p>
          </table:table-cell>
          <table:table-cell table:number-columns-repeated="1009"/>
        </table:table-row>
        <table:table-row table:style-name="ro22"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заповедный_участо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регулировании отдельных отношений в сфере ООПТ в Воронежской области и признании утратившими силу некоторых законодательных актов (положений некоторых законодательных актов) Воронежской области</text:p>
          </table:table-cell>
          <table:table-cell office:value-type="string" calcext:value-type="string">
            <text:p>http://docs.cntd.ru/document/412307672</text:p>
          </table:table-cell>
          <table:table-cell office:value-type="date" office:date-value="2014-05-27" calcext:value-type="date">
            <text:p>27.05.2014</text:p>
          </table:table-cell>
          <table:table-cell office:value-type="date" office:date-value="2018-12-20" calcext:value-type="date">
            <text:p>20.12.2018</text:p>
          </table:table-cell>
          <table:table-cell office:value-type="date" office:date-value="2014-05-27" calcext:value-type="date">
            <text:p>27.05.2014</text:p>
          </table:table-cell>
          <table:table-cell office:value-type="string" calcext:value-type="string">
            <text:p>заповедные участки - территории, характеризующиеся наличием природных комплексов, включая природно-антропогенные объекты, имеющие особое природоохранное, научное, культурное, эстетическое, рекреационное и оздоровительное значение, совокупно, как правило, характеризующиеся большими площадными показателями, чем у других, установленных настоящим Законом Воронежской области, категорий особо охраняемых природных территорий местного значения;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2"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ландшафтный_памятни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регулировании отдельных отношений в сфере ООПТ в Воронежской области и признании утратившими силу некоторых законодательных актов (положений некоторых законодательных актов) Воронежской области</text:p>
          </table:table-cell>
          <table:table-cell office:value-type="string" calcext:value-type="string">
            <text:p>http://docs.cntd.ru/document/412307672</text:p>
          </table:table-cell>
          <table:table-cell office:value-type="date" office:date-value="2014-05-27" calcext:value-type="date">
            <text:p>27.05.2014</text:p>
          </table:table-cell>
          <table:table-cell office:value-type="date" office:date-value="2018-12-20" calcext:value-type="date">
            <text:p>20.12.2018</text:p>
          </table:table-cell>
          <table:table-cell office:value-type="date" office:date-value="2014-05-27" calcext:value-type="date">
            <text:p>27.05.2014</text:p>
          </table:table-cell>
          <table:table-cell office:value-type="string" calcext:value-type="string">
            <text:p>ландшафтные памятники - территории, характеризующиеся сочетанием компонентов природной среды, наличием отдельных природных и природно-антропогенных объектов, имеющих уникальное, особое природоохранное, научное, культурное, эстетическое, рекреационное и оздоровительное значение;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4.8644" calcext:value-type="float">
            <text:p>84,86</text:p>
          </table:table-cell>
          <table:table-cell table:number-columns-repeated="1009"/>
        </table:table-row>
        <table:table-row table:style-name="ro22"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садово-парковый_ландшаф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регулировании отдельных отношений в сфере ООПТ в Воронежской области и признании утратившими силу некоторых законодательных актов (положений некоторых законодательных актов) Воронежской области</text:p>
          </table:table-cell>
          <table:table-cell office:value-type="string" calcext:value-type="string">
            <text:p>http://docs.cntd.ru/document/412307672</text:p>
          </table:table-cell>
          <table:table-cell office:value-type="date" office:date-value="2014-05-27" calcext:value-type="date">
            <text:p>27.05.2014</text:p>
          </table:table-cell>
          <table:table-cell office:value-type="date" office:date-value="2018-12-20" calcext:value-type="date">
            <text:p>20.12.2018</text:p>
          </table:table-cell>
          <table:table-cell office:value-type="date" office:date-value="2014-05-27" calcext:value-type="date">
            <text:p>27.05.2014</text:p>
          </table:table-cell>
          <table:table-cell office:value-type="string" calcext:value-type="string">
            <text:p>садово-парковые ландшафты - территории, характеризующиеся наличием природных и природно-антропогенных объектов - садов, парков, лесопарков, скверов и иных подобных объектов, являющихся основными компонентами ландшафта на соответствующей территории, и имеющие особое природоохранное, научное, культурное, эстетическое, рекреационное и оздоровительное значение.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table:style-name="ce68" office:value-type="float" office:value="102.2284" calcext:value-type="float">
            <text:p>102,2284</text:p>
          </table:table-cell>
          <table:table-cell table:number-columns-repeated="1009"/>
        </table:table-row>
        <table:table-row table:style-name="ro12"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заповедный_участо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Брянской области</text:p>
          </table:table-cell>
          <table:table-cell office:value-type="string" calcext:value-type="string">
            <text:p>http://docs.cntd.ru/document/974006195</text:p>
          </table:table-cell>
          <table:table-cell office:value-type="date" office:date-value="2005-12-30" calcext:value-type="date">
            <text:p>30.12.2005</text:p>
          </table:table-cell>
          <table:table-cell table:number-columns-repeated="2" office:value-type="date" office:date-value="2016-05-04" calcext:value-type="date">
            <text:p>04.05.2016</text:p>
          </table:table-cell>
          <table:table-cell office:value-type="string" calcext:value-type="string">
            <text:p>Заповедный участок - особо охраняемая природная территория, предназначенная для использования в научных целях как объект биологического мониторинга или место постоянного или временного обитания редких или находящихся под угрозой исчезновения видов животных или растений.</text:p>
          </table:table-cell>
          <table:table-cell table:number-columns-repeated="2"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1"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иродно-исторический_и_экологический_пар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Брянской области</text:p>
          </table:table-cell>
          <table:table-cell office:value-type="string" calcext:value-type="string">
            <text:p>http://docs.cntd.ru/document/974006195</text:p>
          </table:table-cell>
          <table:table-cell office:value-type="date" office:date-value="2005-12-30" calcext:value-type="date">
            <text:p>30.12.2005</text:p>
          </table:table-cell>
          <table:table-cell table:number-columns-repeated="2" office:value-type="date" office:date-value="2016-05-04" calcext:value-type="date">
            <text:p>04.05.2016</text:p>
          </table:table-cell>
          <table:table-cell office:value-type="string" calcext:value-type="string">
            <text:p>Природно-исторический парк, экологический парк - особо охраняемая природная территория, имеющая природоохранное, историко-культурное, просветительское и рекреационное значение как особо ценный областной комплекс и памятник отечественной истории и культуры.</text:p>
          </table:table-cell>
          <table:table-cell table:number-columns-repeated="2"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2"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городской_ле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регулировании отдельных правоотношений связанных с охраной окружающей среды на территории Калужской области</text:p>
          </table:table-cell>
          <table:table-cell office:value-type="string" calcext:value-type="string">
            <text:p>http://docs.cntd.ru/document/972217344</text:p>
          </table:table-cell>
          <table:table-cell office:value-type="date" office:date-value="2011-02-28" calcext:value-type="date">
            <text:p>28.02.2011</text:p>
          </table:table-cell>
          <table:table-cell office:value-type="date" office:date-value="2018-05-28" calcext:value-type="date">
            <text:p>28.05.2018</text:p>
          </table:table-cell>
          <table:table-cell office:value-type="date" office:date-value="2014-04-24" calcext:value-type="date">
            <text:p>24.04.2014</text:p>
          </table:table-cell>
          <table:table-cell office:value-type="string" calcext:value-type="string">
            <text:p>К городским лесам для целей настоящего Закона относятся леса, расположенные на землях населенных пунктов, выполняющие функции защиты природных и иных объектов, оказывающие положительное влияние на экологическую обстановку и обеспечивающие благоприятные условия для отдыха населения.</text:p>
          </table:table-cell>
          <table:table-cell table:number-columns-repeated="2" office:value-type="string" calcext:value-type="string">
            <text:p>34.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1"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городской_парк_(сквер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регулировании отдельных правоотношений связанных с охраной окружающей среды на территории Калужской области</text:p>
          </table:table-cell>
          <table:table-cell office:value-type="string" calcext:value-type="string">
            <text:p>http://docs.cntd.ru/document/972217344</text:p>
          </table:table-cell>
          <table:table-cell office:value-type="date" office:date-value="2011-02-28" calcext:value-type="date">
            <text:p>28.02.2011</text:p>
          </table:table-cell>
          <table:table-cell office:value-type="date" office:date-value="2018-05-28" calcext:value-type="date">
            <text:p>28.05.2018</text:p>
          </table:table-cell>
          <table:table-cell office:value-type="date" office:date-value="2014-04-24" calcext:value-type="date">
            <text:p>24.04.2014</text:p>
          </table:table-cell>
          <table:table-cell office:value-type="string" calcext:value-type="string">
            <text:p>Городские парки (скверы) представляют собой озелененные территории общего пользования с развитой системой благоустройства, расположенные на землях населенных пунктов и предназначенные для отдыха населения.</text:p>
          </table:table-cell>
          <table:table-cell table:number-columns-repeated="2" office:value-type="string" calcext:value-type="string">
            <text:p>34.1</text:p>
          </table:table-cell>
          <table:table-cell office:value-type="float" office:value="3" calcext:value-type="float">
            <text:p>3</text:p>
          </table:table-cell>
          <table:table-cell office:value-type="float" office:value="4.98" calcext:value-type="float">
            <text:p>4,98</text:p>
          </table:table-cell>
          <table:table-cell table:number-columns-repeated="1009"/>
        </table:table-row>
        <table:table-row table:style-name="ro11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амятник_садово-паркового_искусств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регулировании отдельных правоотношений связанных с охраной окружающей среды на территории Калужской области</text:p>
          </table:table-cell>
          <table:table-cell office:value-type="string" calcext:value-type="string">
            <text:p>http://docs.cntd.ru/document/972217344</text:p>
          </table:table-cell>
          <table:table-cell office:value-type="date" office:date-value="2011-02-28" calcext:value-type="date">
            <text:p>28.02.2011</text:p>
          </table:table-cell>
          <table:table-cell office:value-type="date" office:date-value="2018-05-28" calcext:value-type="date">
            <text:p>28.05.2018</text:p>
          </table:table-cell>
          <table:table-cell office:value-type="date" office:date-value="2014-04-24" calcext:value-type="date">
            <text:p>24.04.2014</text:p>
          </table:table-cell>
          <table:table-cell office:value-type="string" calcext:value-type="string">
            <text:p>Памятниками садово-паркового искусства являются искусственно созданные человеком озелененные территории общего пользования, предназначенные для сохранения исторических приемов и принципов садово-паркового искусства.</text:p>
          </table:table-cell>
          <table:table-cell table:number-columns-repeated="2" office:value-type="string" calcext:value-type="string">
            <text:p>34.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8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амятник_живой_природ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регулировании отдельных правоотношений связанных с охраной окружающей среды на территории Калужской области</text:p>
          </table:table-cell>
          <table:table-cell office:value-type="string" calcext:value-type="string">
            <text:p>http://docs.cntd.ru/document/972217344</text:p>
          </table:table-cell>
          <table:table-cell office:value-type="date" office:date-value="2011-02-28" calcext:value-type="date">
            <text:p>28.02.2011</text:p>
          </table:table-cell>
          <table:table-cell office:value-type="date" office:date-value="2018-05-28" calcext:value-type="date">
            <text:p>28.05.2018</text:p>
          </table:table-cell>
          <table:table-cell office:value-type="date" office:date-value="2014-04-24" calcext:value-type="date">
            <text:p>24.04.2014</text:p>
          </table:table-cell>
          <table:table-cell office:value-type="string" calcext:value-type="string">
            <text:p>Памятниками живой природы могут объявляться уникальные или особо ценные в экологическом, научном, культурном и эстетическом отношении отдельные природные объекты (места гнездования птиц, убежища млекопитающих и иные отдельные ценные зоологические объекты, деревья-долгожители или имеющие историко-мемориальное значение, единичные экземпляры экзотов и реликтов), нуждающиеся в особой охране для сохранения их в естественном состоянии.</text:p>
          </table:table-cell>
          <table:table-cell table:number-columns-repeated="2" office:value-type="string" calcext:value-type="string">
            <text:p>34.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1"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туристско-рекреационная_местность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Костромской области</text:p>
          </table:table-cell>
          <table:table-cell office:value-type="string" calcext:value-type="string">
            <text:p>http://docs.cntd.ru/document/453115395</text:p>
          </table:table-cell>
          <table:table-cell office:value-type="date" office:date-value="2012-02-15" calcext:value-type="date">
            <text:p>15.02.2012</text:p>
          </table:table-cell>
          <table:table-cell office:value-type="date" office:date-value="2018-12-24" calcext:value-type="date">
            <text:p>24.12.2018</text:p>
          </table:table-cell>
          <table:table-cell office:value-type="date" office:date-value="2014-06-25" calcext:value-type="date">
            <text:p>25.06.2014</text:p>
          </table:table-cell>
          <table:table-cell/>
          <table:table-cell office:value-type="string" calcext:value-type="string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632.04" calcext:value-type="float">
            <text:p>5632,04</text:p>
          </table:table-cell>
          <table:table-cell office:value-type="string" calcext:value-type="string">
            <text:p>Те, которые были созданы до 1 января 2014 года. То есть это признание ранее созданных ООПТ.</text:p>
          </table:table-cell>
          <table:table-cell table:number-columns-repeated="1008"/>
        </table:table-row>
        <table:table-row table:style-name="ro22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иродно-культурный_комплек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Костромской области</text:p>
          </table:table-cell>
          <table:table-cell office:value-type="string" calcext:value-type="string">
            <text:p>http://docs.cntd.ru/document/453115395</text:p>
          </table:table-cell>
          <table:table-cell office:value-type="date" office:date-value="2012-02-15" calcext:value-type="date">
            <text:p>15.02.2012</text:p>
          </table:table-cell>
          <table:table-cell office:value-type="date" office:date-value="2018-12-24" calcext:value-type="date">
            <text:p>24.12.2018</text:p>
          </table:table-cell>
          <table:table-cell office:value-type="date" office:date-value="2014-06-25" calcext:value-type="date">
            <text:p>25.06.2014</text:p>
          </table:table-cell>
          <table:table-cell office:value-type="string" calcext:value-type="string">
            <text:p>Природно-культурными комплексами являются территории, имеющие природоохранное, научное, историко-культурное, рекреационное и эстетическое значение и содержащие комплексы и объекты природного и антропогенного происхождения (природные ландшафты, водные объекты и их береговые полосы, природные территории, предназначенные для отдыха населения, территории лечебно-оздоровительных учреждений, отдельные природные объекты, представляющие историческую, культурную или эстетическую ценность).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2"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иродно-культурный_комплек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Костромской области</text:p>
          </table:table-cell>
          <table:table-cell office:value-type="string" calcext:value-type="string">
            <text:p>http://docs.cntd.ru/document/453115395</text:p>
          </table:table-cell>
          <table:table-cell office:value-type="date" office:date-value="2012-02-15" calcext:value-type="date">
            <text:p>15.02.2012</text:p>
          </table:table-cell>
          <table:table-cell office:value-type="date" office:date-value="2018-12-24" calcext:value-type="date">
            <text:p>24.12.2018</text:p>
          </table:table-cell>
          <table:table-cell office:value-type="date" office:date-value="2014-06-25" calcext:value-type="date">
            <text:p>25.06.2014</text:p>
          </table:table-cell>
          <table:table-cell office:value-type="string" calcext:value-type="string">
            <text:p>Природно-культурными комплексами являются территории, имеющие природоохранное, научное, историко-культурное, рекреационное и эстетическое значение и содержащие комплексы и объекты природного и антропогенного происхождения (природные ландшафты, водные объекты и их береговые полосы, природные территории, предназначенные для отдыха населения, территории лечебно-оздоровительных учреждений, отдельные природные объекты, представляющие историческую, культурную или эстетическую ценность).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1"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дерево-памятник_живой_природ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Костромской области</text:p>
          </table:table-cell>
          <table:table-cell table:number-columns-repeated="4"/>
          <table:table-cell table:style-name="ce59" office:value-type="string" calcext:value-type="string">
            <text:p>Деревьями - памятниками живой природы являются уникальные старовозрастные деревья, представляющие собой культурную, историческую и природную ценность.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8">
          <table:table-cell office:value-type="float" office:value="206" calcext:value-type="float">
            <text:p>206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лесопар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Липецкой области</text:p>
          </table:table-cell>
          <table:table-cell office:value-type="string" calcext:value-type="string">
            <text:p>http://docs.cntd.ru/document/872602926</text:p>
          </table:table-cell>
          <table:table-cell office:value-type="date" office:date-value="2003-07-21" calcext:value-type="date">
            <text:p>21.07.2003</text:p>
          </table:table-cell>
          <table:table-cell office:value-type="date" office:date-value="2015-06-15" calcext:value-type="date">
            <text:p>15.06.2015</text:p>
          </table:table-cell>
          <table:table-cell office:value-type="date" office:date-value="2008-08-19" calcext:value-type="date">
            <text:p>19.08.2008</text:p>
          </table:table-cell>
          <table:table-cell office:value-type="string" calcext:value-type="string">
            <text:p>Лесопарк - территория, включающая в себя благоприятные в рекреационном отношении лесные массивы, приспособленная для отдыха людей.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8"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зелёная_зона_городского_и_сельского_поселен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Липецкой области</text:p>
          </table:table-cell>
          <table:table-cell office:value-type="string" calcext:value-type="string">
            <text:p>http://docs.cntd.ru/document/872602926</text:p>
          </table:table-cell>
          <table:table-cell office:value-type="date" office:date-value="2003-07-21" calcext:value-type="date">
            <text:p>21.07.2003</text:p>
          </table:table-cell>
          <table:table-cell office:value-type="date" office:date-value="2015-06-15" calcext:value-type="date">
            <text:p>15.06.2015</text:p>
          </table:table-cell>
          <table:table-cell office:value-type="date" office:date-value="2008-08-19" calcext:value-type="date">
            <text:p>19.08.2008</text:p>
          </table:table-cell>
          <table:table-cell office:value-type="string" calcext:value-type="string">
            <text:p>Зеленые зоны - территории, покрытые древесно-кустарниковой и травянистой растительностью, выполняющие санитарные, санитарно-гигиенические и рекреационные функции.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1"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городская_рекреационная_зон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Липецкой области</text:p>
          </table:table-cell>
          <table:table-cell office:value-type="string" calcext:value-type="string">
            <text:p>http://docs.cntd.ru/document/872602926</text:p>
          </table:table-cell>
          <table:table-cell office:value-type="date" office:date-value="2003-07-21" calcext:value-type="date">
            <text:p>21.07.2003</text:p>
          </table:table-cell>
          <table:table-cell office:value-type="date" office:date-value="2015-06-15" calcext:value-type="date">
            <text:p>15.06.2015</text:p>
          </table:table-cell>
          <table:table-cell office:value-type="date" office:date-value="2008-08-19" calcext:value-type="date">
            <text:p>19.08.2008</text:p>
          </table:table-cell>
          <table:table-cell office:value-type="string" calcext:value-type="string">
            <text:p>Городские рекреационные зоны - территории, покрытые древесно-кустарниковой и травянистой растительностью, прибрежные зоны водоемов, выполняющие санитарные, санитарно-гигиенические и рекреационные функции.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.5453" calcext:value-type="float">
            <text:p>20,55</text:p>
          </table:table-cell>
          <table:table-cell table:number-columns-repeated="1009"/>
        </table:table-row>
        <table:table-row table:style-name="ro11"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амятник_садово-паркового_искусств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Липецкой области</text:p>
          </table:table-cell>
          <table:table-cell office:value-type="string" calcext:value-type="string">
            <text:p>http://docs.cntd.ru/document/872602926</text:p>
          </table:table-cell>
          <table:table-cell office:value-type="date" office:date-value="2003-07-21" calcext:value-type="date">
            <text:p>21.07.2003</text:p>
          </table:table-cell>
          <table:table-cell office:value-type="date" office:date-value="2015-06-15" calcext:value-type="date">
            <text:p>15.06.2015</text:p>
          </table:table-cell>
          <table:table-cell office:value-type="date" office:date-value="2008-08-19" calcext:value-type="date">
            <text:p>19.08.2008</text:p>
          </table:table-cell>
          <table:table-cell office:value-type="string" calcext:value-type="string">
            <text:p>Памятники садово-паркового искусства - озелененные территории общего пользования, искусственно созданные человеком и предназначенные для рекреации и сохранения исторических приемов и принципов садово-паркового искусства.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1"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охраняемый_ландшаф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Липецкой области</text:p>
          </table:table-cell>
          <table:table-cell office:value-type="string" calcext:value-type="string">
            <text:p>http://docs.cntd.ru/document/872602926</text:p>
          </table:table-cell>
          <table:table-cell office:value-type="date" office:date-value="2003-07-21" calcext:value-type="date">
            <text:p>21.07.2003</text:p>
          </table:table-cell>
          <table:table-cell office:value-type="date" office:date-value="2015-06-15" calcext:value-type="date">
            <text:p>15.06.2015</text:p>
          </table:table-cell>
          <table:table-cell office:value-type="date" office:date-value="2008-08-19" calcext:value-type="date">
            <text:p>19.08.2008</text:p>
          </table:table-cell>
          <table:table-cell office:value-type="string" calcext:value-type="string">
            <text:p>Охраняемый ландшафт - территория, состоящая из взаимодействующих природных или природных и антропогенных компонентов и комплексов, имеющая особое природоохранное, научное, культурное, эстетическое, рекреационное и оздоровительное значение.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3.22" calcext:value-type="float">
            <text:p>133,22</text:p>
          </table:table-cell>
          <table:table-cell table:number-columns-repeated="1009"/>
        </table:table-row>
        <table:table-row table:style-name="ro14"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охраняемый_природный_объект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table:number-columns-repeated="1009"/>
        </table:table-row>
        <table:table-row table:style-name="ro21"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экологический_пар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Липецкой области</text:p>
          </table:table-cell>
          <table:table-cell office:value-type="string" calcext:value-type="string">
            <text:p>http://docs.cntd.ru/document/872602926</text:p>
          </table:table-cell>
          <table:table-cell office:value-type="date" office:date-value="2003-07-21" calcext:value-type="date">
            <text:p>21.07.2003</text:p>
          </table:table-cell>
          <table:table-cell office:value-type="date" office:date-value="2015-06-15" calcext:value-type="date">
            <text:p>15.06.2015</text:p>
          </table:table-cell>
          <table:table-cell office:value-type="date" office:date-value="2008-08-19" calcext:value-type="date">
            <text:p>19.08.2008</text:p>
          </table:table-cell>
          <table:table-cell office:value-type="string" calcext:value-type="string">
            <text:p>Экологический парк - территория, сочетающая урбанизированные и высокопродуктивные ландшафты с высоким экологическим, туристическим, учебно-познавательным, рекреационно-оздоровительным потенциалом.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2"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иродный_микрозаповедни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</text:p>
          </table:table-cell>
          <table:table-cell office:value-type="string" calcext:value-type="string">
            <text:p>http://docs.cntd.ru/document/5808604</text:p>
          </table:table-cell>
          <table:table-cell office:value-type="date" office:date-value="2003-07-23" calcext:value-type="date">
            <text:p>23.07.2003</text:p>
          </table:table-cell>
          <table:table-cell office:value-type="date" office:date-value="2018-12-26" calcext:value-type="date">
            <text:p>26.12.2018</text:p>
          </table:table-cell>
          <table:table-cell office:value-type="date" office:date-value="2014-12-23" calcext:value-type="date">
            <text:p>23.12.2014</text:p>
          </table:table-cell>
          <table:table-cell office:value-type="string" calcext:value-type="string">
            <text:p>Природными микрозаповедниками являются небольшие по площади (не более 50 гектаров) особо охраняемые природные территории, предназначенные для охраны компактных мест произрастания, обитания, размножения редких и исчезающих видов растений и животных в целях восстановления их численности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1"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особо_охраняемый_водный_объек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</text:p>
          </table:table-cell>
          <table:table-cell office:value-type="string" calcext:value-type="string">
            <text:p>http://docs.cntd.ru/document/5808604</text:p>
          </table:table-cell>
          <table:table-cell office:value-type="date" office:date-value="2003-07-23" calcext:value-type="date">
            <text:p>23.07.2003</text:p>
          </table:table-cell>
          <table:table-cell office:value-type="date" office:date-value="2018-12-26" calcext:value-type="date">
            <text:p>26.12.2018</text:p>
          </table:table-cell>
          <table:table-cell office:value-type="date" office:date-value="2014-12-23" calcext:value-type="date">
            <text:p>23.12.2014</text:p>
          </table:table-cell>
          <table:table-cell office:value-type="string" calcext:value-type="string">
            <text:p>Особо охраняемыми водными объектами являются природные водные экосистемы, имеющие особое природоохранное, научное, культурное, эстетическое, рекреационное и оздоровительное значение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3">
          <table:table-cell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ибрежная_рекреационная_зо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</text:p>
          </table:table-cell>
          <table:table-cell office:value-type="string" calcext:value-type="string">
            <text:p>http://docs.cntd.ru/document/5808604</text:p>
          </table:table-cell>
          <table:table-cell office:value-type="date" office:date-value="2003-07-23" calcext:value-type="date">
            <text:p>23.07.2003</text:p>
          </table:table-cell>
          <table:table-cell office:value-type="date" office:date-value="2018-12-26" calcext:value-type="date">
            <text:p>26.12.2018</text:p>
          </table:table-cell>
          <table:table-cell office:value-type="date" office:date-value="2014-12-23" calcext:value-type="date">
            <text:p>23.12.2014</text:p>
          </table:table-cell>
          <table:table-cell office:value-type="string" calcext:value-type="string">
            <text:p>Прибрежными рекреационными зонами являются природные комплексы берегов водных объектов, используемые или потенциально пригодные для пикниковой, пляжной, туристической и иной нестационарной и полустационарной рекреации и нуждающиеся в особом режиме охраны окружающей среды и регулировании антропогенной нагрузки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411" calcext:value-type="float">
            <text:p>1411,00</text:p>
          </table:table-cell>
          <table:table-cell table:number-columns-repeated="1009"/>
        </table:table-row>
        <table:table-row table:style-name="ro8"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особо_охраняемый_геологический_объек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</text:p>
          </table:table-cell>
          <table:table-cell office:value-type="string" calcext:value-type="string">
            <text:p>http://docs.cntd.ru/document/5808604</text:p>
          </table:table-cell>
          <table:table-cell office:value-type="date" office:date-value="2003-07-23" calcext:value-type="date">
            <text:p>23.07.2003</text:p>
          </table:table-cell>
          <table:table-cell office:value-type="date" office:date-value="2018-12-26" calcext:value-type="date">
            <text:p>26.12.2018</text:p>
          </table:table-cell>
          <table:table-cell office:value-type="date" office:date-value="2014-12-23" calcext:value-type="date">
            <text:p>23.12.2014</text:p>
          </table:table-cell>
          <table:table-cell office:value-type="string" calcext:value-type="string">
            <text:p>Участки недр, имеющие особое научное, культурное, эстетическое, санитарно-оздоровительное и иное значение, могут быть отнесены к особо охраняемым геологическим объектам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1">
          <table:table-cell office:value-type="float" office:value="217" calcext:value-type="float">
            <text:p>217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иродный_исторический_комплек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</text:p>
          </table:table-cell>
          <table:table-cell office:value-type="string" calcext:value-type="string">
            <text:p>http://docs.cntd.ru/document/5808604</text:p>
          </table:table-cell>
          <table:table-cell office:value-type="date" office:date-value="2003-07-23" calcext:value-type="date">
            <text:p>23.07.2003</text:p>
          </table:table-cell>
          <table:table-cell office:value-type="date" office:date-value="2018-12-26" calcext:value-type="date">
            <text:p>26.12.2018</text:p>
          </table:table-cell>
          <table:table-cell office:value-type="date" office:date-value="2014-12-23" calcext:value-type="date">
            <text:p>23.12.2014</text:p>
          </table:table-cell>
          <table:table-cell office:value-type="string" calcext:value-type="string">
            <text:p>Природно-историческими комплексами являются территории, имеющие природоохранное, научное, историко-культурное, рекреационное и эстетическое значение и содержащие комплексы и объекты природного и антропогенного происхождения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6"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странственный_экологический_комплек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</text:p>
          </table:table-cell>
          <table:table-cell office:value-type="string" calcext:value-type="string">
            <text:p>http://docs.cntd.ru/document/5808604</text:p>
          </table:table-cell>
          <table:table-cell office:value-type="date" office:date-value="2003-07-23" calcext:value-type="date">
            <text:p>23.07.2003</text:p>
          </table:table-cell>
          <table:table-cell office:value-type="date" office:date-value="2018-12-26" calcext:value-type="date">
            <text:p>26.12.2018</text:p>
          </table:table-cell>
          <table:table-cell office:value-type="date" office:date-value="2014-12-23" calcext:value-type="date">
            <text:p>23.12.2014</text:p>
          </table:table-cell>
          <table:table-cell office:value-type="string" calcext:value-type="string">
            <text:p>Пространственные экологические комплексы относятся к особо охраняемым природным территориям областного значения. В границы пространственных экологических комплексов включаются участки территорий и акваторий, имеющие значение для беспрепятственного перемещения диких животных и выполняющие экосистемную функцию связи отдельных ценных природных территорий, в том числе иных особо охраняемых природных территорий, друг с другом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6.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1"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особо_охраняемый_водный_объек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</text:p>
          </table:table-cell>
          <table:table-cell office:value-type="string" calcext:value-type="string">
            <text:p>http://docs.cntd.ru/document/5808604</text:p>
          </table:table-cell>
          <table:table-cell office:value-type="date" office:date-value="2003-07-23" calcext:value-type="date">
            <text:p>23.07.2003</text:p>
          </table:table-cell>
          <table:table-cell office:value-type="date" office:date-value="2018-12-26" calcext:value-type="date">
            <text:p>26.12.2018</text:p>
          </table:table-cell>
          <table:table-cell office:value-type="date" office:date-value="2014-12-23" calcext:value-type="date">
            <text:p>23.12.2014</text:p>
          </table:table-cell>
          <table:table-cell office:value-type="string" calcext:value-type="string">
            <text:p>Особо охраняемыми водными объектами являются природные водные экосистемы, имеющие особое природоохранное, научное, культурное, эстетическое, рекреационное и оздоровительное значение.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3"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иродный_рекреационный_комплек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</text:p>
          </table:table-cell>
          <table:table-cell office:value-type="string" calcext:value-type="string">
            <text:p>http://docs.cntd.ru/document/5808604</text:p>
          </table:table-cell>
          <table:table-cell office:value-type="date" office:date-value="2003-07-23" calcext:value-type="date">
            <text:p>23.07.2003</text:p>
          </table:table-cell>
          <table:table-cell office:value-type="date" office:date-value="2018-12-26" calcext:value-type="date">
            <text:p>26.12.2018</text:p>
          </table:table-cell>
          <table:table-cell office:value-type="date" office:date-value="2014-12-23" calcext:value-type="date">
            <text:p>23.12.2014</text:p>
          </table:table-cell>
          <table:table-cell office:value-type="string" calcext:value-type="string">
            <text:p>Природными рекреационными комплексами являются особо охраняемые природные территории местного значения, включающие ценные в природоохранном и рекреационном отношении природные объекты, используемые для отдыха населения, туризма, оздоровительного спорта.</text:p>
            <text:p/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6.2</text:p>
          </table:table-cell>
          <table:table-cell office:value-type="float" office:value="5" calcext:value-type="float">
            <text:p>5</text:p>
          </table:table-cell>
          <table:table-cell office:value-type="float" office:value="2759.51" calcext:value-type="float">
            <text:p>2759,51</text:p>
          </table:table-cell>
          <table:table-cell table:number-columns-repeated="1009"/>
        </table:table-row>
        <table:table-row table:style-name="ro11"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иродный_резерва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</text:p>
          </table:table-cell>
          <table:table-cell office:value-type="string" calcext:value-type="string">
            <text:p>http://docs.cntd.ru/document/5808604</text:p>
          </table:table-cell>
          <table:table-cell office:value-type="date" office:date-value="2003-07-23" calcext:value-type="date">
            <text:p>23.07.2003</text:p>
          </table:table-cell>
          <table:table-cell office:value-type="date" office:date-value="2018-12-26" calcext:value-type="date">
            <text:p>26.12.2018</text:p>
          </table:table-cell>
          <table:table-cell office:value-type="date" office:date-value="2014-12-23" calcext:value-type="date">
            <text:p>23.12.2014</text:p>
          </table:table-cell>
          <table:table-cell office:value-type="string" calcext:value-type="string">
            <text:p>Природными резерватами являются особо охраняемые природные территории местного значения, включающие земельные участки, имеющие особое природоохранное значение и играющие особую роль в сохранении или восстановлении природных объектов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6.3</text:p>
          </table:table-cell>
          <table:table-cell office:value-type="float" office:value="12" calcext:value-type="float">
            <text:p>12</text:p>
          </table:table-cell>
          <table:table-cell office:value-type="float" office:value="6657.18" calcext:value-type="float">
            <text:p>6657,18</text:p>
          </table:table-cell>
          <table:table-cell table:number-columns-repeated="1009"/>
        </table:table-row>
        <table:table-row table:style-name="ro28"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амятник_живой_природ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</text:p>
          </table:table-cell>
          <table:table-cell office:value-type="string" calcext:value-type="string">
            <text:p>http://docs.cntd.ru/document/5808604</text:p>
          </table:table-cell>
          <table:table-cell office:value-type="date" office:date-value="2003-07-23" calcext:value-type="date">
            <text:p>23.07.2003</text:p>
          </table:table-cell>
          <table:table-cell office:value-type="date" office:date-value="2018-12-26" calcext:value-type="date">
            <text:p>26.12.2018</text:p>
          </table:table-cell>
          <table:table-cell office:value-type="date" office:date-value="2014-12-23" calcext:value-type="date">
            <text:p>23.12.2014</text:p>
          </table:table-cell>
          <table:table-cell office:value-type="string" calcext:value-type="string">
            <text:p>Памятниками живой природы являются локальные уникальные или особо ценные природные объекты, имеющие особое природоохранное и эстетическое значение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6.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2">
          <table:table-cell office:value-type="float" office:value="223" calcext:value-type="float">
            <text:p>22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ландшафтный_пар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</text:p>
          </table:table-cell>
          <table:table-cell office:value-type="string" calcext:value-type="string">
            <text:p>http://docs.cntd.ru/document/5808604</text:p>
          </table:table-cell>
          <table:table-cell office:value-type="date" office:date-value="2003-07-23" calcext:value-type="date">
            <text:p>23.07.2003</text:p>
          </table:table-cell>
          <table:table-cell office:value-type="date" office:date-value="2018-12-26" calcext:value-type="date">
            <text:p>26.12.2018</text:p>
          </table:table-cell>
          <table:table-cell office:value-type="date" office:date-value="2014-12-23" calcext:value-type="date">
            <text:p>23.12.2014</text:p>
          </table:table-cell>
          <table:table-cell office:value-type="string" calcext:value-type="string">
            <text:p>Ландшафтные парки являются особо охраняемыми природными территориями местного значения, включают природные объекты, имеющие значительную экологическую, эстетическую и историко-культурную ценность, и предназначены для использования в природоохранных, просветительских и рекреационных целях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6.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4"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иродная_рекреационная_зона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4">
          <table:table-cell office:value-type="float" office:value="225" calcext:value-type="float">
            <text:p>225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болото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4">
          <table:table-cell office:value-type="float" office:value="226" calcext:value-type="float">
            <text:p>226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одный_объект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4">
          <table:table-cell office:value-type="float" office:value="227" calcext:value-type="float">
            <text:p>227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озеро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4"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арк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4">
          <table:table-cell office:value-type="float" office:value="229" calcext:value-type="float">
            <text:p>22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зелёная_зона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4">
          <table:table-cell office:value-type="float" office:value="230" calcext:value-type="float">
            <text:p>23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не_определено_43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8">
          <table:table-cell office:value-type="float" office:value="231" calcext:value-type="float">
            <text:p>231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охраняемая_зелёная_зо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Тамбовской области</text:p>
          </table:table-cell>
          <table:table-cell office:value-type="string" calcext:value-type="string">
            <text:p>http://docs.cntd.ru/document/948006508</text:p>
          </table:table-cell>
          <table:table-cell office:value-type="date" office:date-value="2010-07-06" calcext:value-type="date">
            <text:p>06.07.2010</text:p>
          </table:table-cell>
          <table:table-cell office:value-type="date" office:date-value="2017-11-02" calcext:value-type="date">
            <text:p>02.11.2017</text:p>
          </table:table-cell>
          <table:table-cell office:value-type="date" office:date-value="2014-06-28" calcext:value-type="date">
            <text:p>28.06.2014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8">
          <table:table-cell office:value-type="float" office:value="232" calcext:value-type="float">
            <text:p>232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охраняемая_зелёная_зон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Тамбовской области</text:p>
          </table:table-cell>
          <table:table-cell office:value-type="string" calcext:value-type="string">
            <text:p>http://docs.cntd.ru/document/948006508</text:p>
          </table:table-cell>
          <table:table-cell office:value-type="date" office:date-value="2010-07-06" calcext:value-type="date">
            <text:p>06.07.2010</text:p>
          </table:table-cell>
          <table:table-cell office:value-type="date" office:date-value="2017-11-02" calcext:value-type="date">
            <text:p>02.11.2017</text:p>
          </table:table-cell>
          <table:table-cell office:value-type="date" office:date-value="2014-06-28" calcext:value-type="date">
            <text:p>28.06.2014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629.3" calcext:value-type="float">
            <text:p>6629,30</text:p>
          </table:table-cell>
          <table:table-cell table:number-columns-repeated="1009"/>
        </table:table-row>
        <table:table-row table:style-name="ro11">
          <table:table-cell office:value-type="float" office:value="233" calcext:value-type="float">
            <text:p>233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охраняемая_садово-парковая_терри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Тверской области</text:p>
          </table:table-cell>
          <table:table-cell office:value-type="string" calcext:value-type="string">
            <text:p>http://docs.cntd.ru/document/936014212</text:p>
          </table:table-cell>
          <table:table-cell office:value-type="date" office:date-value="2010-12-08" calcext:value-type="date">
            <text:p>08.12.2010</text:p>
          </table:table-cell>
          <table:table-cell office:value-type="date" office:date-value="2018-11-09" calcext:value-type="date">
            <text:p>09.11.2018</text:p>
          </table:table-cell>
          <table:table-cell table:style-name="ce58" office:value-type="date" office:date-value="2011-12-07" calcext:value-type="date">
            <text:p>07.12.2011</text:p>
          </table:table-cell>
          <table:table-cell office:value-type="string" calcext:value-type="string">
            <text:p>охраняемые садово-парковые территории - озелененные территории рекреационного назначения, предназначенные для отдыха населения, находящиеся в границах населенных пунктов соответствующих городских и сельских поселений, городских округов;</text:p>
          </table:table-cell>
          <table:table-cell table:number-columns-repeated="2"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table:number-columns-repeated="1009"/>
        </table:table-row>
        <table:table-row table:style-name="ro13">
          <table:table-cell office:value-type="float" office:value="234" calcext:value-type="float">
            <text:p>234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охраняемая_природно-ландшафтная_терри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Тверской области</text:p>
          </table:table-cell>
          <table:table-cell office:value-type="string" calcext:value-type="string">
            <text:p>http://docs.cntd.ru/document/936014212</text:p>
          </table:table-cell>
          <table:table-cell office:value-type="date" office:date-value="2010-12-08" calcext:value-type="date">
            <text:p>08.12.2010</text:p>
          </table:table-cell>
          <table:table-cell office:value-type="date" office:date-value="2018-11-09" calcext:value-type="date">
            <text:p>09.11.2018</text:p>
          </table:table-cell>
          <table:table-cell table:style-name="ce58" office:value-type="date" office:date-value="2011-12-07" calcext:value-type="date">
            <text:p>07.12.2011</text:p>
          </table:table-cell>
          <table:table-cell office:value-type="string" calcext:value-type="string">
            <text:p>охраняемые природно-ландшафтные территории - озелененные территории природоохранного и (или) рекреационного назначения, используемые или пригодные для отдыха населения, нуждающиеся в регулировании антропогенной нагрузки, находящиеся вне границ населенных пунктов соответствующих городских и сельских поселений, городских округов;</text:p>
          </table:table-cell>
          <table:table-cell table:number-columns-repeated="2"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0</text:p>
          </table:table-cell>
          <table:table-cell table:number-columns-repeated="1009"/>
        </table:table-row>
        <table:table-row table:style-name="ro21">
          <table:table-cell office:value-type="float" office:value="235" calcext:value-type="float">
            <text:p>235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охраняемая_территория_занятая_особыми_деревьям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Тверской области</text:p>
          </table:table-cell>
          <table:table-cell office:value-type="string" calcext:value-type="string">
            <text:p>http://docs.cntd.ru/document/936014212</text:p>
          </table:table-cell>
          <table:table-cell office:value-type="date" office:date-value="2010-12-08" calcext:value-type="date">
            <text:p>08.12.2010</text:p>
          </table:table-cell>
          <table:table-cell office:value-type="date" office:date-value="2018-11-09" calcext:value-type="date">
            <text:p>09.11.2018</text:p>
          </table:table-cell>
          <table:table-cell table:style-name="ce58" office:value-type="date" office:date-value="2011-12-07" calcext:value-type="date">
            <text:p>07.12.2011</text:p>
          </table:table-cell>
          <table:table-cell office:value-type="string" calcext:value-type="string">
            <text:p>охраняемые территории, занятые особыми деревьями, - территории, занятые деревьями, имеющими историко-мемориальное, культурное, эстетическое значение и (или) деревьями-долгожителями.</text:p>
          </table:table-cell>
          <table:table-cell table:number-columns-repeated="2"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0</text:p>
          </table:table-cell>
          <table:table-cell table:number-columns-repeated="1009"/>
        </table:table-row>
        <table:table-row table:style-name="ro7">
          <table:table-cell office:value-type="float" office:value="236" calcext:value-type="float">
            <text:p>236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охраняемый_природный_комплек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регионального и местного значения в Ярославской области</text:p>
          </table:table-cell>
          <table:table-cell office:value-type="string" calcext:value-type="string">
            <text:p>http://docs.cntd.ru/document/432833311</text:p>
          </table:table-cell>
          <table:table-cell table:number-columns-repeated="3" office:value-type="date" office:date-value="2015-12-22" calcext:value-type="date">
            <text:p>22.12.2015</text:p>
          </table:table-cell>
          <table:table-cell office:value-type="string" calcext:value-type="string">
            <text:p>Охраняемые природные комплексы - особо охраняемые природные территории регионального значения, созданные с целью охраны ландшафтного, геологического и биологического разнообразия, сохранения геокомплексов, наземных и водных экосистем, объектов историко-культурного наследия, геологических, археологических и исторических памятников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3">
          <table:table-cell office:value-type="float" office:value="237" calcext:value-type="float">
            <text:p>237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туристско-рекреационная_местность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регионального и местного значения в Ярославской области</text:p>
          </table:table-cell>
          <table:table-cell office:value-type="string" calcext:value-type="string">
            <text:p>http://docs.cntd.ru/document/432833311</text:p>
          </table:table-cell>
          <table:table-cell table:number-columns-repeated="3" office:value-type="date" office:date-value="2015-12-22" calcext:value-type="date">
            <text:p>22.12.2015</text:p>
          </table:table-cell>
          <table:table-cell office:value-type="string" calcext:value-type="string">
            <text:p>Туристско-рекреационные местности - особо охраняемые природные территории регионального и местного значения, созданные с целью сохранения и обеспечения рационального использования природно-антропогенных ландшафтов, имеющих высокий потенциал использования в туристических и рекреационных целях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25.959" calcext:value-type="float">
            <text:p>825,96</text:p>
          </table:table-cell>
          <table:table-cell table:number-columns-repeated="1009"/>
        </table:table-row>
        <table:table-row table:style-name="ro13">
          <table:table-cell office:value-type="float" office:value="238" calcext:value-type="float">
            <text:p>238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туристско-рекреационная_местность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регионального и местного значения в Ярославской области</text:p>
          </table:table-cell>
          <table:table-cell office:value-type="string" calcext:value-type="string">
            <text:p>http://docs.cntd.ru/document/432833311</text:p>
          </table:table-cell>
          <table:table-cell table:number-columns-repeated="3" office:value-type="date" office:date-value="2015-12-22" calcext:value-type="date">
            <text:p>22.12.2015</text:p>
          </table:table-cell>
          <table:table-cell office:value-type="string" calcext:value-type="string">
            <text:p>Туристско-рекреационные местности - особо охраняемые природные территории регионального и местного значения, созданные с целью сохранения и обеспечения рационального использования природно-антропогенных ландшафтов, имеющих высокий потенциал использования в туристических и рекреационных целях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813.143" calcext:value-type="float">
            <text:p>4813,14</text:p>
          </table:table-cell>
          <table:table-cell table:number-columns-repeated="1009"/>
        </table:table-row>
        <table:table-row table:style-name="ro18">
          <table:table-cell office:value-type="float" office:value="239" calcext:value-type="float">
            <text:p>239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иродный_резерва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регионального и местного значения в Ярославской области</text:p>
          </table:table-cell>
          <table:table-cell office:value-type="string" calcext:value-type="string">
            <text:p>http://docs.cntd.ru/document/432833311</text:p>
          </table:table-cell>
          <table:table-cell table:number-columns-repeated="3" office:value-type="date" office:date-value="2015-12-22" calcext:value-type="date">
            <text:p>22.12.2015</text:p>
          </table:table-cell>
          <table:table-cell office:value-type="string" calcext:value-type="string">
            <text:p>Природные резерваты - особо охраняемые природные территории местного значения, представляющие собой природные комплексы участков суши и водного пространства, ценные в природоохранном, эстетическом и рекреационном отношении и предназначенные для сохранения, воспроизводства или восстановления одних видов природных ресурсов (объектов) в сочетании с ограниченным, регламентированным и рациональным использованием других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2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иродно-культурная_местность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регионального и местного значения в Ярославской области</text:p>
          </table:table-cell>
          <table:table-cell office:value-type="string" calcext:value-type="string">
            <text:p>http://docs.cntd.ru/document/432833311</text:p>
          </table:table-cell>
          <table:table-cell table:number-columns-repeated="3" office:value-type="date" office:date-value="2015-12-22" calcext:value-type="date">
            <text:p>22.12.2015</text:p>
          </table:table-cell>
          <table:table-cell office:value-type="string" calcext:value-type="string">
            <text:p>Природно-культурные местности - особо охраняемые природные территории местного значения, имеющие природоохранное, научное, культурное и историческое значение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7"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болотный_комплек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регионального и местного значения в Ярославской области</text:p>
          </table:table-cell>
          <table:table-cell office:value-type="string" calcext:value-type="string">
            <text:p>http://docs.cntd.ru/document/432833311</text:p>
          </table:table-cell>
          <table:table-cell table:number-columns-repeated="3" office:value-type="date" office:date-value="2015-12-22" calcext:value-type="date">
            <text:p>22.12.2015</text:p>
          </table:table-cell>
          <table:table-cell office:value-type="string" calcext:value-type="string">
            <text:p>Болотные комплексы - особо охраняемые природные территории местного значения, представляющие собой участки лесоболотной растительности, имеющие важное средообразующее, водоохранное, научное и эколого-просветительское значение, созданные с целью сохранения естественных природных комплексов, а также редких и исчезающих видов флоры и фауны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3">
          <table:table-cell office:value-type="float" office:value="242" calcext:value-type="float">
            <text:p>24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ар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регионального и местного значения в Ярославской области</text:p>
          </table:table-cell>
          <table:table-cell office:value-type="string" calcext:value-type="string">
            <text:p>http://docs.cntd.ru/document/432833311</text:p>
          </table:table-cell>
          <table:table-cell table:number-columns-repeated="3" office:value-type="date" office:date-value="2015-12-22" calcext:value-type="date">
            <text:p>22.12.2015</text:p>
          </table:table-cell>
          <table:table-cell office:value-type="string" calcext:value-type="string">
            <text:p>Парки - особо охраняемые природные территории местного значения, имеющие озелененную территорию для рекреационной деятельности многофункционального или специализированного направления с развитой системой благоустройства, предназначенные для периодического массового отдыха населения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4">
          <table:table-cell office:value-type="float" office:value="243" calcext:value-type="float">
            <text:p>243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охраняемый_природный_объект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,00</text:p>
          </table:table-cell>
          <table:table-cell table:number-columns-repeated="1009"/>
        </table:table-row>
        <table:table-row table:style-name="ro14">
          <table:table-cell office:value-type="float" office:value="244" calcext:value-type="float">
            <text:p>244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иродный_ландшафт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1.15" calcext:value-type="float">
            <text:p>41,15</text:p>
          </table:table-cell>
          <table:table-cell table:number-columns-repeated="1009"/>
        </table:table-row>
        <table:table-row table:style-name="ro11">
          <table:table-cell office:value-type="float" office:value="245" calcext:value-type="float">
            <text:p>24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иродно-исторический_пар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городе Москве</text:p>
          </table:table-cell>
          <table:table-cell office:value-type="string" calcext:value-type="string">
            <text:p>http://docs.cntd.ru/document/3630351</text:p>
          </table:table-cell>
          <table:table-cell office:value-type="date" office:date-value="2001-09-26" calcext:value-type="date">
            <text:p>26.09.2001</text:p>
          </table:table-cell>
          <table:table-cell office:value-type="date" office:date-value="2015-04-29" calcext:value-type="date">
            <text:p>29.04.2015</text:p>
          </table:table-cell>
          <table:table-cell office:value-type="date" office:date-value="2004-07-14" calcext:value-type="date">
            <text:p>14.07.2004</text:p>
          </table:table-cell>
          <table:table-cell office:value-type="string" calcext:value-type="string">
            <text:p>Природно-исторический парк - особо охраняемая природная территория, имеющая природоохранное, историко-культурное, просветительское и рекреационное значение как особо ценный для города природный комплекс и памятник отечественной истории и культуры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918.9" calcext:value-type="float">
            <text:p>11918,90</text:p>
          </table:table-cell>
          <table:table-cell table:number-columns-repeated="1009"/>
        </table:table-row>
        <table:table-row table:style-name="ro19">
          <table:table-cell office:value-type="float" office:value="246" calcext:value-type="float">
            <text:p>246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экологический_пар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городе Москве</text:p>
          </table:table-cell>
          <table:table-cell office:value-type="string" calcext:value-type="string">
            <text:p>http://docs.cntd.ru/document/3630351</text:p>
          </table:table-cell>
          <table:table-cell office:value-type="date" office:date-value="2001-09-26" calcext:value-type="date">
            <text:p>26.09.2001</text:p>
          </table:table-cell>
          <table:table-cell office:value-type="date" office:date-value="2015-04-29" calcext:value-type="date">
            <text:p>29.04.2015</text:p>
          </table:table-cell>
          <table:table-cell office:value-type="date" office:date-value="2004-07-14" calcext:value-type="date">
            <text:p>14.07.2004</text:p>
          </table:table-cell>
          <table:table-cell office:value-type="string" calcext:value-type="string">
            <text:p>Экологический парк - специализированная особо охраняемая природная территория, предназначенная для отработки методов и приемов сохранения, восстановления и рационального использования территорий природного комплекса Москвы с учетом специфики их местоположения, экологизации градостроительной и хозяйственной деятельности на территории города, экологического просвещения и природоохранного воспитания населения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2"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заповедный_участо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городе Москве</text:p>
          </table:table-cell>
          <table:table-cell office:value-type="string" calcext:value-type="string">
            <text:p>http://docs.cntd.ru/document/3630351</text:p>
          </table:table-cell>
          <table:table-cell office:value-type="date" office:date-value="2001-09-26" calcext:value-type="date">
            <text:p>26.09.2001</text:p>
          </table:table-cell>
          <table:table-cell office:value-type="date" office:date-value="2015-04-29" calcext:value-type="date">
            <text:p>29.04.2015</text:p>
          </table:table-cell>
          <table:table-cell office:value-type="date" office:date-value="2004-07-14" calcext:value-type="date">
            <text:p>14.07.2004</text:p>
          </table:table-cell>
          <table:table-cell office:value-type="string" calcext:value-type="string">
            <text:p>Заповедный участок - особо охраняемая природная территория, предназначенная для использования в научных целях как объект биологического мониторинга или место постоянного или временного обитания редких или находящихся под угрозой исчезновения видов животных или растений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7"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городской_ле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городе Москве</text:p>
          </table:table-cell>
          <table:table-cell office:value-type="string" calcext:value-type="string">
            <text:p>http://docs.cntd.ru/document/3630351</text:p>
          </table:table-cell>
          <table:table-cell office:value-type="date" office:date-value="2001-09-26" calcext:value-type="date">
            <text:p>26.09.2001</text:p>
          </table:table-cell>
          <table:table-cell office:value-type="date" office:date-value="2015-04-29" calcext:value-type="date">
            <text:p>29.04.2015</text:p>
          </table:table-cell>
          <table:table-cell office:value-type="date" office:date-value="2004-07-14" calcext:value-type="date">
            <text:p>14.07.2004</text:p>
          </table:table-cell>
          <table:table-cell office:value-type="string" calcext:value-type="string">
            <text:p>Городской лес - особо охраняемая природная территория, представляющая собой участок леса, расположенный в городской черте, и выполняющая средозащитные, климаторегулирующие, санитарно-гигиенические и рекреационные функции, оказывающие положительное влияние на экологическую обстановку и обеспечивающие благоприятные условия отдыха людей в лесной обстановке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8">
          <table:table-cell office:value-type="float" office:value="249" calcext:value-type="float">
            <text:p>249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одоохранная_зо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городе Москве</text:p>
          </table:table-cell>
          <table:table-cell office:value-type="string" calcext:value-type="string">
            <text:p>http://docs.cntd.ru/document/3630351</text:p>
          </table:table-cell>
          <table:table-cell office:value-type="date" office:date-value="2001-09-26" calcext:value-type="date">
            <text:p>26.09.2001</text:p>
          </table:table-cell>
          <table:table-cell office:value-type="date" office:date-value="2015-04-29" calcext:value-type="date">
            <text:p>29.04.2015</text:p>
          </table:table-cell>
          <table:table-cell office:value-type="date" office:date-value="2004-07-14" calcext:value-type="date">
            <text:p>14.07.2004</text:p>
          </table:table-cell>
          <table:table-cell office:value-type="string" calcext:value-type="string">
            <text:p>Водоохранная зона - особо охраняемая природная территория, образуемая на территориях природного комплекса города Москвы вдоль рек и (или) водоемов вне особо охраняемых природных территорий иных категорий в целях предотвращения загрязнения, засорения и истощения поверхностных вод, поддержания водных объектов в экологически благополучном состоянии, а также для сохранения среды обитания объектов животного и растительного мира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2"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городской_пар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некоторых вопросах в области организации, охраны и использования особо охраняемых природных территорий в Курской области</text:p>
          </table:table-cell>
          <table:table-cell table:number-columns-repeated="4"/>
          <table:table-cell table:style-name="ce59" office:value-type="string" calcext:value-type="string">
            <text:p>городские парки - расположенные в границах городов благоустроенные озелененные территории, имеющие особое экологическое и культурное значение и предназначенные для отдыха населения</text:p>
          </table:table-cell>
          <table:table-cell table:number-columns-repeated="2" office:value-type="string" calcext:value-type="string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2">
          <table:table-cell office:value-type="float" office:value="251" calcext:value-type="float">
            <text:p>251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памятник_живой_природ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некоторых вопросах в области организации, охраны и использования особо охраняемых природных территорий в Курской области</text:p>
          </table:table-cell>
          <table:table-cell table:number-columns-repeated="4"/>
          <table:table-cell table:style-name="ce59" office:value-type="string" calcext:value-type="string">
            <text:p>памятники живой природы - уникальные природные участки земли и водной поверхности, в том числе пруды, озера, участки живописных местностей, водно-болотных комплексов, а также одиночные природные объекты</text:p>
          </table:table-cell>
          <table:table-cell table:number-columns-repeated="2" office:value-type="string" calcext:value-type="string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0">
          <table:table-cell office:value-type="float" office:value="252" calcext:value-type="float">
            <text:p>252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иродный_историко-культурный_заказник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65.2" calcext:value-type="float">
            <text:p>265,20</text:p>
          </table:table-cell>
          <table:table-cell table:number-columns-repeated="1009"/>
        </table:table-row>
        <table:table-row table:style-name="ro14">
          <table:table-cell office:value-type="float" office:value="253" calcext:value-type="float">
            <text:p>253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style-name="ce49" office:value-type="string" calcext:value-type="string">
            <text:p>уникальные_лесные_насаждения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293.9" calcext:value-type="float">
            <text:p>293,90</text:p>
          </table:table-cell>
          <table:table-cell table:number-columns-repeated="1009"/>
        </table:table-row>
        <table:table-row table:style-name="ro5"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историко-культурный_и_природный_музей-заповедник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4633" calcext:value-type="float">
            <text:p>24633,00</text:p>
          </table:table-cell>
          <table:table-cell table:number-columns-repeated="1009"/>
        </table:table-row>
        <table:table-row table:style-name="ro14"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не_определено_80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office:value-type="float" office:value="1845.52" calcext:value-type="float">
            <text:p>1845,52</text:p>
          </table:table-cell>
          <table:table-cell table:number-columns-repeated="1009"/>
        </table:table-row>
        <table:table-row table:style-name="ro5"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природно-антропогенный_рекреационный_комплекс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1289.2" calcext:value-type="float">
            <text:p>1289,20</text:p>
          </table:table-cell>
          <table:table-cell table:number-columns-repeated="1009"/>
        </table:table-row>
        <table:table-row table:style-name="ro12">
          <table:table-cell office:value-type="float" office:value="257" calcext:value-type="float">
            <text:p>257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лиманно-плавневый_комплек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</text:p>
          </table:table-cell>
          <table:table-cell office:value-type="string" calcext:value-type="string">
            <text:p>http://docs.cntd.ru/document/428517818</text:p>
          </table:table-cell>
          <table:table-cell office:value-type="date" office:date-value="1992-02-27" calcext:value-type="date">
            <text:p>27.02.1992</text:p>
          </table:table-cell>
          <table:table-cell office:value-type="string" calcext:value-type="string">
            <text:p>04..05.2018 </text:p>
          </table:table-cell>
          <table:table-cell office:value-type="string" calcext:value-type="string">
            <text:p><text:s/>29.12.2016</text:p>
          </table:table-cell>
          <table:table-cell office:value-type="string" calcext:value-type="string">
            <text:p>Лиманно-плавневыми комплексами являются территории и участки акватории водных объектов, предназначенные для сохранения биологического разнообразия, воспроизводства редких и хозяйственно ценных объектов животного и растительного мира, характерных для данных природных комплексов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.1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table:number-columns-repeated="1009"/>
        </table:table-row>
        <table:table-row table:style-name="ro7">
          <table:table-cell office:value-type="float" office:value="258" calcext:value-type="float">
            <text:p>258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иродная_рекреационная_зо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</text:p>
          </table:table-cell>
          <table:table-cell office:value-type="string" calcext:value-type="string">
            <text:p>http://docs.cntd.ru/document/428517818</text:p>
          </table:table-cell>
          <table:table-cell office:value-type="date" office:date-value="1992-02-27" calcext:value-type="date">
            <text:p>27.02.1992</text:p>
          </table:table-cell>
          <table:table-cell office:value-type="string" calcext:value-type="string">
            <text:p>04..05.2018 </text:p>
          </table:table-cell>
          <table:table-cell office:value-type="string" calcext:value-type="string">
            <text:p><text:s/>29.12.2016</text:p>
          </table:table-cell>
          <table:table-cell office:value-type="string" calcext:value-type="string">
            <text:p>Природными рекреационными зонами признаются территории, предназначенные для отдыха населения и регламентированного туризма, включающие участки природных и (или) культурных ландшафтов (в том числе парки, скверы, зеленые зоны, садово-парковые ансамбли) с оборудованными зонами рекреации, экологическими тропами, туристическими маршрутами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6.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8">
          <table:table-cell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ибрежный_природный_комплек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</text:p>
          </table:table-cell>
          <table:table-cell office:value-type="string" calcext:value-type="string">
            <text:p>http://docs.cntd.ru/document/428517818</text:p>
          </table:table-cell>
          <table:table-cell office:value-type="date" office:date-value="1992-02-27" calcext:value-type="date">
            <text:p>27.02.1992</text:p>
          </table:table-cell>
          <table:table-cell office:value-type="string" calcext:value-type="string">
            <text:p>04..05.2018 </text:p>
          </table:table-cell>
          <table:table-cell office:value-type="date" office:date-value="2017-12-29" calcext:value-type="date">
            <text:p>29.12.2017</text:p>
          </table:table-cell>
          <table:table-cell office:value-type="string" calcext:value-type="string">
            <text:p>Прибрежными природными комплексами являются территории, прилегающие к водным объектам, отличающиеся высокой природоохранной ценностью, которые создаются для сохранения в естественном состоянии природного ландшафта и поддержания экологического баланса сопредельных территорий, сохранения биологического разнообразия, рационального использования природных ресурсов и организации регламентированной рекреации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.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1">
          <table:table-cell office:value-type="float" office:value="260" calcext:value-type="float">
            <text:p>260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эколого-этническая_зон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</text:p>
          </table:table-cell>
          <table:table-cell office:value-type="string" calcext:value-type="string">
            <text:p>http://docs.cntd.ru/document/428517818</text:p>
          </table:table-cell>
          <table:table-cell office:value-type="date" office:date-value="1992-02-27" calcext:value-type="date">
            <text:p>27.02.1992</text:p>
          </table:table-cell>
          <table:table-cell office:value-type="string" calcext:value-type="string">
            <text:p>04..05.2018 </text:p>
          </table:table-cell>
          <table:table-cell office:value-type="string" calcext:value-type="string">
            <text:p><text:s/>29.12.2016</text:p>
          </table:table-cell>
          <table:table-cell office:value-type="string" calcext:value-type="string">
            <text:p>Эколого-этнические зоны - это районы размещения коренного населения, требующие особого режима природопользования в целях сохранения и восстановления биологических природных ресурсов, среды обитания и традиционного образа жизни этого населения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7">
          <table:table-cell office:value-type="float" office:value="261" calcext:value-type="float">
            <text:p>261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иродная_достопримечательность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</text:p>
          </table:table-cell>
          <table:table-cell office:value-type="string" calcext:value-type="string">
            <text:p>http://docs.cntd.ru/document/428517818</text:p>
          </table:table-cell>
          <table:table-cell office:value-type="date" office:date-value="1992-02-27" calcext:value-type="date">
            <text:p>27.02.1992</text:p>
          </table:table-cell>
          <table:table-cell office:value-type="string" calcext:value-type="string">
            <text:p>04..05.2018 </text:p>
          </table:table-cell>
          <table:table-cell office:value-type="string" calcext:value-type="string">
            <text:p><text:s/>29.12.2016</text:p>
          </table:table-cell>
          <table:table-cell office:value-type="string" calcext:value-type="string">
            <text:p>Природными достопримечательностями являются территории, включающие уникальные, ценные в экологическом, научном, культурном и эстетическом отношениях природные объекты (в том числе места массовых скоплений животных, размножения редких видов животных, массового произрастания видов, занесенных в Красную книгу Российской Федерации и Красную книгу Республики Дагестан, деревья-долгожители, имеющие историко-мемориальное значение, деревья и лианы причудливых форм, холмы, валуны, водопады, родники, истоки рек, скалы, утесы, останцы, культовые объекты природного происхождения)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6.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3">
          <table:table-cell office:value-type="float" office:value="262" calcext:value-type="float">
            <text:p>262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иродная_рекреационная_зон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республики Северная Осетия - Алания</text:p>
          </table:table-cell>
          <table:table-cell office:value-type="string" calcext:value-type="string">
            <text:p>http://docs.cntd.ru/document/430647980</text:p>
          </table:table-cell>
          <table:table-cell table:number-columns-repeated="3" office:value-type="date" office:date-value="2015-10-15" calcext:value-type="date">
            <text:p>15.10.2015</text:p>
          </table:table-cell>
          <table:table-cell office:value-type="string" calcext:value-type="string">
            <text:p>Природными рекреационными зонами признаются территории, предназначенные для отдыха населения, включающие участки природных и (или) культурных ландшафтов (в том числе парки, скверы, зеленые зоны, садово-парковые ансамбли и т.п.), традиционно используемые гражданами для отдыха или обустроенные для этой цели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30">
          <table:table-cell office:value-type="float" office:value="263" calcext:value-type="float">
            <text:p>263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иродная_достопримечательность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республики Северная Осетия - Алания</text:p>
          </table:table-cell>
          <table:table-cell office:value-type="string" calcext:value-type="string">
            <text:p>http://docs.cntd.ru/document/430647980</text:p>
          </table:table-cell>
          <table:table-cell table:number-columns-repeated="3" office:value-type="date" office:date-value="2015-10-15" calcext:value-type="date">
            <text:p>15.10.2015</text:p>
          </table:table-cell>
          <table:table-cell office:value-type="string" calcext:value-type="string">
            <text:p>Природными достопримечательностями являются территории, включающие уникальные, ценные в экологическом, научном, культурном и эстетическом отношениях природные объекты (в том числе места массовых скоплений животных, размножения редких видов животных, массового произрастания видов, занесенных в Красную книгу Российской Федерацию и Красную книгу Республики Северная Осетия-Алания, деревья-долгожители, имеющие историко-мемориальное значение, деревья и лианы причудливых форм, холмы, валуны, водопады, родники, истоки рек, скалы, утесы, останцы, культовые объекты природного происхождения, и т.п.)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1">
          <table:table-cell office:value-type="float" office:value="264" calcext:value-type="float">
            <text:p>26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рекреационная_местность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Чеченской республики</text:p>
          </table:table-cell>
          <table:table-cell office:value-type="string" calcext:value-type="string">
            <text:p>http://docs.cntd.ru/document/906802119</text:p>
          </table:table-cell>
          <table:table-cell office:value-type="date" office:date-value="2006-12-04" calcext:value-type="date">
            <text:p>04.12.2006</text:p>
          </table:table-cell>
          <table:table-cell office:value-type="date" office:date-value="2018-11-29" calcext:value-type="date">
            <text:p>29.11.2018</text:p>
          </table:table-cell>
          <table:table-cell office:value-type="date" office:date-value="2016-06-08" calcext:value-type="date">
            <text:p>08.06.2016</text:p>
          </table:table-cell>
          <table:table-cell office:value-type="string" calcext:value-type="string">
            <text:p>Рекреационными местностями являются особо охраняемые природные территории местного значения, расположенные в границах земельных участков, занятых городскими лесами, скверами, парками, садово-парковыми ансамблями, используемыми для отдыха и туризма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3.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2">
          <table:table-cell office:value-type="float" office:value="265" calcext:value-type="float">
            <text:p>26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иродный_микрозаказни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Чеченской республики</text:p>
          </table:table-cell>
          <table:table-cell office:value-type="string" calcext:value-type="string">
            <text:p>http://docs.cntd.ru/document/906802119</text:p>
          </table:table-cell>
          <table:table-cell office:value-type="date" office:date-value="2006-12-04" calcext:value-type="date">
            <text:p>04.12.2006</text:p>
          </table:table-cell>
          <table:table-cell office:value-type="date" office:date-value="2018-11-29" calcext:value-type="date">
            <text:p>29.11.2018</text:p>
          </table:table-cell>
          <table:table-cell office:value-type="date" office:date-value="2016-06-08" calcext:value-type="date">
            <text:p>08.06.2016</text:p>
          </table:table-cell>
          <table:table-cell office:value-type="string" calcext:value-type="string">
            <text:p>Природными микрозаказниками являются особо охраняемые природные территории местного значения, расположенные в границах земельных участков, имеющих особо важное значение для обитания диких животных и особо ценных видов растений, сохранения редких и исчезающих видов диких животных и растений с локальным характером распространения, а также земельные участки, на которых расположены одиночные природные объекты, имеющие особое природоохранное, научное, культурное, эстетическое значение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3.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1">
          <table:table-cell office:value-type="float" office:value="266" calcext:value-type="float">
            <text:p>266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охраняемый_природный_ландшаф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</text:p>
          </table:table-cell>
          <table:table-cell office:value-type="string" calcext:value-type="string">
            <text:p>http://docs.cntd.ru/document/412303605</text:p>
          </table:table-cell>
          <table:table-cell office:value-type="date" office:date-value="2014-05-06" calcext:value-type="date">
            <text:p>06.05.2014</text:p>
          </table:table-cell>
          <table:table-cell office:value-type="date" office:date-value="2018-06-09" calcext:value-type="date">
            <text:p>09.06.2018</text:p>
          </table:table-cell>
          <table:table-cell office:value-type="date" office:date-value="2014-05-06" calcext:value-type="date">
            <text:p>06.05.2014</text:p>
          </table:table-cell>
          <table:table-cell office:value-type="string" calcext:value-type="string">
            <text:p>охраняемые природные ландшафты - территории (акватории), имеющие значительную площадь и предназначенные для сохранения природных ландшафтов, обладающих особой эстетической, научной и культурной ценностью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3">
          <table:table-cell office:value-type="float" office:value="267" calcext:value-type="float">
            <text:p>267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микрозаказни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</text:p>
          </table:table-cell>
          <table:table-cell office:value-type="string" calcext:value-type="string">
            <text:p>http://docs.cntd.ru/document/412303605</text:p>
          </table:table-cell>
          <table:table-cell office:value-type="date" office:date-value="2014-05-06" calcext:value-type="date">
            <text:p>06.05.2014</text:p>
          </table:table-cell>
          <table:table-cell office:value-type="date" office:date-value="2018-06-09" calcext:value-type="date">
            <text:p>09.06.2018</text:p>
          </table:table-cell>
          <table:table-cell office:value-type="date" office:date-value="2014-05-06" calcext:value-type="date">
            <text:p>06.05.2014</text:p>
          </table:table-cell>
          <table:table-cell office:value-type="string" calcext:value-type="string">
            <text:p>микрозаказники - территории (акватории) (не более 150 гектаров), предназначенные для сохранения мест произрастания, обитания, размножения редких и находящихся под угрозой исчезновения объектов растительного и животного мира и среды их обитания в целях восстановления численности объектов растительного и животного мир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1">
          <table:table-cell office:value-type="float" office:value="268" calcext:value-type="float">
            <text:p>268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особо_охраняемый_водный_объек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</text:p>
          </table:table-cell>
          <table:table-cell office:value-type="string" calcext:value-type="string">
            <text:p>http://docs.cntd.ru/document/412303605</text:p>
          </table:table-cell>
          <table:table-cell office:value-type="date" office:date-value="2014-05-06" calcext:value-type="date">
            <text:p>06.05.2014</text:p>
          </table:table-cell>
          <table:table-cell office:value-type="date" office:date-value="2018-06-09" calcext:value-type="date">
            <text:p>09.06.2018</text:p>
          </table:table-cell>
          <table:table-cell office:value-type="date" office:date-value="2014-05-06" calcext:value-type="date">
            <text:p>06.05.2014</text:p>
          </table:table-cell>
          <table:table-cell office:value-type="string" calcext:value-type="string">
            <text:p>особо охраняемые водные объекты - водные объекты или их части с прилегающей к ним территорией, имеющие особое природоохранное, научное, культурное, эстетическое, рекреационное и оздоровительное значение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1">
          <table:table-cell office:value-type="float" office:value="269" calcext:value-type="float">
            <text:p>269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охраняемая_озеленённая_и_лесная_территор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</text:p>
          </table:table-cell>
          <table:table-cell office:value-type="string" calcext:value-type="string">
            <text:p>http://docs.cntd.ru/document/412303605</text:p>
          </table:table-cell>
          <table:table-cell office:value-type="date" office:date-value="2014-05-06" calcext:value-type="date">
            <text:p>06.05.2014</text:p>
          </table:table-cell>
          <table:table-cell office:value-type="date" office:date-value="2018-06-09" calcext:value-type="date">
            <text:p>09.06.2018</text:p>
          </table:table-cell>
          <table:table-cell office:value-type="date" office:date-value="2014-05-06" calcext:value-type="date">
            <text:p>06.05.2014</text:p>
          </table:table-cell>
          <table:table-cell office:value-type="string" calcext:value-type="string">
            <text:p>охраняемые озелененные и лесные территории - озелененные и лесные территории, выполняющие средообразующие, водоохранные, защитные, санитарно-гигиенические, оздоровительные и иные полезные функции;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.63" calcext:value-type="float">
            <text:p>12,63</text:p>
          </table:table-cell>
          <table:table-cell table:number-columns-repeated="1009"/>
        </table:table-row>
        <table:table-row table:style-name="ro21">
          <table:table-cell office:value-type="float" office:value="270" calcext:value-type="float">
            <text:p>270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охраняемый_природный_ландшаф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</text:p>
          </table:table-cell>
          <table:table-cell office:value-type="string" calcext:value-type="string">
            <text:p>http://docs.cntd.ru/document/412303605</text:p>
          </table:table-cell>
          <table:table-cell office:value-type="date" office:date-value="2014-05-06" calcext:value-type="date">
            <text:p>06.05.2014</text:p>
          </table:table-cell>
          <table:table-cell office:value-type="date" office:date-value="2018-06-09" calcext:value-type="date">
            <text:p>09.06.2018</text:p>
          </table:table-cell>
          <table:table-cell office:value-type="date" office:date-value="2014-05-06" calcext:value-type="date">
            <text:p>06.05.2014</text:p>
          </table:table-cell>
          <table:table-cell office:value-type="string" calcext:value-type="string">
            <text:p>охраняемые природные ландшафты - территории (акватории), имеющие значительную площадь и предназначенные для сохранения природных ландшафтов, обладающих особой эстетической, научной и культурной ценностью</text:p>
          </table:table-cell>
          <table:table-cell table:number-columns-repeated="2"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3">
          <table:table-cell office:value-type="float" office:value="271" calcext:value-type="float">
            <text:p>271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микрозаказни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</text:p>
          </table:table-cell>
          <table:table-cell office:value-type="string" calcext:value-type="string">
            <text:p>http://docs.cntd.ru/document/412303605</text:p>
          </table:table-cell>
          <table:table-cell office:value-type="date" office:date-value="2014-05-06" calcext:value-type="date">
            <text:p>06.05.2014</text:p>
          </table:table-cell>
          <table:table-cell office:value-type="date" office:date-value="2018-06-09" calcext:value-type="date">
            <text:p>09.06.2018</text:p>
          </table:table-cell>
          <table:table-cell office:value-type="date" office:date-value="2014-05-06" calcext:value-type="date">
            <text:p>06.05.2014</text:p>
          </table:table-cell>
          <table:table-cell office:value-type="string" calcext:value-type="string">
            <text:p>микрозаказники - территории (акватории) (не более 150 гектаров), предназначенные для сохранения мест произрастания, обитания, размножения редких и находящихся под угрозой исчезновения объектов растительного и животного мира и среды их обитания в целях восстановления численности объектов растительного и животного мира</text:p>
          </table:table-cell>
          <table:table-cell table:number-columns-repeated="2"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1">
          <table:table-cell office:value-type="float" office:value="272" calcext:value-type="float">
            <text:p>272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охраняемая_озеленённая_и_лесная_терри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</text:p>
          </table:table-cell>
          <table:table-cell office:value-type="string" calcext:value-type="string">
            <text:p>http://docs.cntd.ru/document/412303605</text:p>
          </table:table-cell>
          <table:table-cell office:value-type="date" office:date-value="2014-05-06" calcext:value-type="date">
            <text:p>06.05.2014</text:p>
          </table:table-cell>
          <table:table-cell office:value-type="date" office:date-value="2018-06-09" calcext:value-type="date">
            <text:p>09.06.2018</text:p>
          </table:table-cell>
          <table:table-cell office:value-type="date" office:date-value="2014-05-06" calcext:value-type="date">
            <text:p>06.05.2014</text:p>
          </table:table-cell>
          <table:table-cell office:value-type="string" calcext:value-type="string">
            <text:p>охраняемые озелененные и лесные территории - озелененные и лесные территории, выполняющие средообразующие, водоохранные, защитные, санитарно-гигиенические, оздоровительные и иные полезные функции;</text:p>
          </table:table-cell>
          <table:table-cell table:number-columns-repeated="2"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1">
          <table:table-cell office:value-type="float" office:value="273" calcext:value-type="float">
            <text:p>273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особо_охраняемый_водный_объек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</text:p>
          </table:table-cell>
          <table:table-cell office:value-type="string" calcext:value-type="string">
            <text:p>http://docs.cntd.ru/document/412303605</text:p>
          </table:table-cell>
          <table:table-cell office:value-type="date" office:date-value="2014-05-06" calcext:value-type="date">
            <text:p>06.05.2014</text:p>
          </table:table-cell>
          <table:table-cell office:value-type="date" office:date-value="2018-06-09" calcext:value-type="date">
            <text:p>09.06.2018</text:p>
          </table:table-cell>
          <table:table-cell office:value-type="date" office:date-value="2014-05-06" calcext:value-type="date">
            <text:p>06.05.2014</text:p>
          </table:table-cell>
          <table:table-cell office:value-type="string" calcext:value-type="string">
            <text:p>особо охраняемые водные объекты - водные объекты или их части с прилегающей к ним территорией, имеющие особое природоохранное, научное, культурное, эстетическое, рекреационное и оздоровительное значение.</text:p>
          </table:table-cell>
          <table:table-cell table:number-columns-repeated="2"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9">
          <table:table-cell office:value-type="float" office:value="274" calcext:value-type="float">
            <text:p>274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иродный_комплек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регулировании отдельных вопросов в сфере создания и обеспечения охраны особо охраняемых природных территорий республиканского и местного значения</text:p>
          </table:table-cell>
          <table:table-cell office:value-type="string" calcext:value-type="string">
            <text:p>http://docs.cntd.ru/document/423847710</text:p>
          </table:table-cell>
          <table:table-cell table:number-columns-repeated="3" office:value-type="date" office:date-value="2014-10-29" calcext:value-type="date">
            <text:p>29.10.2014</text:p>
          </table:table-cell>
          <table:table-cell office:value-type="string" calcext:value-type="string">
            <text:p>Природными комплексами являются особо охраняемые природные территории местного значения, создаваемые на определенном участке земли и (или) водной поверхности с целью охраны ландшафтного, геологического и биологического разнообразия, сохранения геокомплексов, наземных и водных экосистем, объектов историко-культурного наследия, геологических, археологических и исторических памятников.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6">
          <table:table-cell office:value-type="float" office:value="275" calcext:value-type="float">
            <text:p>275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иродный_объек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регулировании отдельных вопросов в сфере создания и обеспечения охраны особо охраняемых природных территорий республиканского и местного значения</text:p>
          </table:table-cell>
          <table:table-cell office:value-type="string" calcext:value-type="string">
            <text:p>http://docs.cntd.ru/document/423847710</text:p>
          </table:table-cell>
          <table:table-cell table:number-columns-repeated="3" office:value-type="date" office:date-value="2014-10-29" calcext:value-type="date">
            <text:p>29.10.2014</text:p>
          </table:table-cell>
          <table:table-cell office:value-type="string" calcext:value-type="string">
            <text:p>Под природными объектами понимаются единичные объекты с четко выраженными границами на местности, имеющие особое природоохранное, научное, культурное, эстетическое, рекреационное и оздоровительное значение (объекты садово-паркового искусства, места гнездования птиц, деревья-долгожители, имеющие историко-мемориальное значение, растения причудливых форм, холмы, валуны, водопады, родники, истоки рек, скалы, утесы, пещеры, гроты и тому подобное).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9"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заповедное_урочищ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Республики Крым</text:p>
          </table:table-cell>
          <table:table-cell office:value-type="string" calcext:value-type="string">
            <text:p>https://rk.gov.ru/ru/document/show/10812</text:p>
          </table:table-cell>
          <table:table-cell office:value-type="string" calcext:value-type="string">
            <text:p>22 10.2014</text:p>
          </table:table-cell>
          <table:table-cell office:value-type="date" office:date-value="2016-12-30" calcext:value-type="date">
            <text:p>30.12.2016</text:p>
          </table:table-cell>
          <table:table-cell office:value-type="string" calcext:value-type="string">
            <text:p>22 10.2014</text:p>
          </table:table-cell>
          <table:table-cell office:value-type="string" calcext:value-type="string">
            <text:p>За</text:p>
            <text:p>поведными  урочищами  объявляю</text:p>
            <text:p>тся  лесные,  степные,  болотные </text:p>
            <text:p>и</text:p>
            <text:p>другие обособленные целостные ландшафты, которые имеют важное научное, </text:p>
            <text:p>природоохранное  и  эстетическое  зн</text:p>
            <text:p>ачение,  с  целью  сохранения  их </text:p>
            <text:p>в</text:p>
            <text:p>естественном состоянии 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206.2425" calcext:value-type="float">
            <text:p>1206,24</text:p>
          </table:table-cell>
          <table:table-cell table:number-columns-repeated="1009"/>
        </table:table-row>
        <table:table-row table:style-name="ro12">
          <table:table-cell office:value-type="float" office:value="277" calcext:value-type="float">
            <text:p>277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ландшафтно-рекреационный_пар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Республики Крым</text:p>
          </table:table-cell>
          <table:table-cell office:value-type="string" calcext:value-type="string">
            <text:p>https://rk.gov.ru/ru/document/show/10812</text:p>
          </table:table-cell>
          <table:table-cell office:value-type="string" calcext:value-type="string">
            <text:p>22 10.2014</text:p>
          </table:table-cell>
          <table:table-cell office:value-type="date" office:date-value="2016-12-30" calcext:value-type="date">
            <text:p>30.12.2016</text:p>
          </table:table-cell>
          <table:table-cell office:value-type="string" calcext:value-type="string">
            <text:p>22 10.2014</text:p>
          </table:table-cell>
          <table:table-cell office:value-type="string" calcext:value-type="string">
            <text:p>Ландшафтно-рекреационный парк является природоохранным рекреационным объектом регионального значения, который создается в целях сохранения в природном состоянии типичных или уникальных природных комплексов и объектов, а также обеспечения условий для организованного отдыха населения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9456.73" calcext:value-type="float">
            <text:p>19456,73</text:p>
          </table:table-cell>
          <table:table-cell table:number-columns-repeated="1009"/>
        </table:table-row>
        <table:table-row table:style-name="ro12">
          <table:table-cell office:value-type="float" office:value="278" calcext:value-type="float">
            <text:p>278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арк-памятник_садово-паркового_искусств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Республики Крым</text:p>
          </table:table-cell>
          <table:table-cell office:value-type="string" calcext:value-type="string">
            <text:p>https://rk.gov.ru/ru/document/show/10812</text:p>
          </table:table-cell>
          <table:table-cell office:value-type="string" calcext:value-type="string">
            <text:p>22 10.2014</text:p>
          </table:table-cell>
          <table:table-cell office:value-type="date" office:date-value="2016-12-30" calcext:value-type="date">
            <text:p>30.12.2016</text:p>
          </table:table-cell>
          <table:table-cell office:value-type="string" calcext:value-type="string">
            <text:p>22 10.2014</text:p>
          </table:table-cell>
          <table:table-cell office:value-type="string" calcext:value-type="string">
            <text:p>Парками-памятниками садово-паркового искусства объявляются наиболее выдающиеся и ценные образцы паркового строительства с целью их охраны и использования в эстетических, воспитательных, научных, природоохранных и оздоровительных целях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557.8531" calcext:value-type="float">
            <text:p>557,85</text:p>
          </table:table-cell>
          <table:table-cell table:number-columns-repeated="1009"/>
        </table:table-row>
        <table:table-row table:style-name="ro11">
          <table:table-cell office:value-type="float" office:value="279" calcext:value-type="float">
            <text:p>279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зоологический_пар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Республики Крым</text:p>
          </table:table-cell>
          <table:table-cell office:value-type="string" calcext:value-type="string">
            <text:p>https://rk.gov.ru/ru/document/show/10812</text:p>
          </table:table-cell>
          <table:table-cell office:value-type="string" calcext:value-type="string">
            <text:p>22 10.2014</text:p>
          </table:table-cell>
          <table:table-cell office:value-type="date" office:date-value="2016-12-30" calcext:value-type="date">
            <text:p>30.12.2016</text:p>
          </table:table-cell>
          <table:table-cell office:value-type="string" calcext:value-type="string">
            <text:p>22 10.2014</text:p>
          </table:table-cell>
          <table:table-cell office:value-type="string" calcext:value-type="string">
            <text:p>Зоологические парки создаются с целью организации экологической образовательно-воспитательной работы, создания экспозиций редких, экзотических и местных видов животных, сохранения их генофонда, изучения дикой фауны и разработки научных основ ее разведения в неволе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4.9021" calcext:value-type="float">
            <text:p>34,90</text:p>
          </table:table-cell>
          <table:table-cell table:number-columns-repeated="1009"/>
        </table:table-row>
        <table:table-row table:style-name="ro11">
          <table:table-cell office:value-type="float" office:value="280" calcext:value-type="float">
            <text:p>28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иродная_терри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Республики Крым</text:p>
          </table:table-cell>
          <table:table-cell office:value-type="string" calcext:value-type="string">
            <text:p>https://rk.gov.ru/ru/document/show/10812</text:p>
          </table:table-cell>
          <table:table-cell office:value-type="string" calcext:value-type="string">
            <text:p>22 10.2014</text:p>
          </table:table-cell>
          <table:table-cell table:number-columns-repeated="2" office:value-type="date" office:date-value="2016-12-30" calcext:value-type="date">
            <text:p>30.12.2016</text:p>
          </table:table-cell>
          <table:table-cell office:value-type="string" calcext:value-type="string">
            <text:p>Природными территориями признаются территории, предназначенные для отдыха населения, туризма, включающие участки природных и (или) культурных ландшафтов с оборудованными зонами рекреации, экологическими тропами, туристическими маршрутами.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3.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7">
          <table:table-cell office:value-type="float" office:value="281" calcext:value-type="float">
            <text:p>281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иродная_достопримечательность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Республики Крым</text:p>
          </table:table-cell>
          <table:table-cell office:value-type="string" calcext:value-type="string">
            <text:p>https://rk.gov.ru/ru/document/show/10812</text:p>
          </table:table-cell>
          <table:table-cell office:value-type="string" calcext:value-type="string">
            <text:p>22 10.2014</text:p>
          </table:table-cell>
          <table:table-cell table:number-columns-repeated="2" office:value-type="date" office:date-value="2016-12-30" calcext:value-type="date">
            <text:p>30.12.2016</text:p>
          </table:table-cell>
          <table:table-cell office:value-type="string" calcext:value-type="string">
            <text:p>Природными достопримечательностями являются территории, включающие уникальные, ценные в экологическом, научном, культурном и эстетическом отношениях природные объекты (в том числе места массовых скоплений животных, размножения редких видов животных, массового произрастания видов, занесенных в Красную книгу Российской Федерации и Красную книгу Республики Крым, деревья-долгожители, имеющие историко-мемориальное значение, деревья причудливых форм, холмы, валуны, водопады, родники, водоохранные зоны рек, скалы, утесы, останцы, культовые объекты природного происхождения).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3.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8">
          <table:table-cell office:value-type="float" office:value="282" calcext:value-type="float">
            <text:p>28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ибрежный_природный_комплек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Краснодарского края</text:p>
          </table:table-cell>
          <table:table-cell office:value-type="string" calcext:value-type="string">
            <text:p>http://docs.cntd.ru/document/461606816</text:p>
          </table:table-cell>
          <table:table-cell office:value-type="date" office:date-value="2003-10-31" calcext:value-type="date">
            <text:p>31.10.2003</text:p>
          </table:table-cell>
          <table:table-cell office:value-type="date" office:date-value="2018-12-20" calcext:value-type="date">
            <text:p>20.12.2018</text:p>
          </table:table-cell>
          <table:table-cell office:value-type="date" office:date-value="2014-07-02" calcext:value-type="date">
            <text:p>02.07.2014</text:p>
          </table:table-cell>
          <table:table-cell office:value-type="string" calcext:value-type="string">
            <text:p>Прибрежными природными комплексами являются территории, прилегающие к водным объектам, отличающиеся высокой природоохранной ценностью, которые создаются для сохранения в естественном состоянии природного ландшафта и поддержания экологического баланса сопредельных территорий, сохранения биологического разнообразия, неистощительного использования природных ресурсов и организации регламентированной рекреации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3.1</text:p>
          </table:table-cell>
          <table:table-cell office:value-type="float" office:value="2" calcext:value-type="float">
            <text:p>2</text:p>
          </table:table-cell>
          <table:table-cell office:value-type="float" office:value="3197.18" calcext:value-type="float">
            <text:p>3197,18</text:p>
          </table:table-cell>
          <table:table-cell table:number-columns-repeated="1009"/>
        </table:table-row>
        <table:table-row table:style-name="ro12">
          <table:table-cell office:value-type="float" office:value="283" calcext:value-type="float">
            <text:p>28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лиманно-плавневый_комплек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Краснодарского края</text:p>
          </table:table-cell>
          <table:table-cell office:value-type="string" calcext:value-type="string">
            <text:p>http://docs.cntd.ru/document/461606816</text:p>
          </table:table-cell>
          <table:table-cell office:value-type="date" office:date-value="2003-10-31" calcext:value-type="date">
            <text:p>31.10.2003</text:p>
          </table:table-cell>
          <table:table-cell office:value-type="date" office:date-value="2018-12-20" calcext:value-type="date">
            <text:p>20.12.2018</text:p>
          </table:table-cell>
          <table:table-cell office:value-type="date" office:date-value="2014-07-02" calcext:value-type="date">
            <text:p>02.07.2014</text:p>
          </table:table-cell>
          <table:table-cell office:value-type="string" calcext:value-type="string">
            <text:p>Лиманно-плавневыми комплексами являются территории и участки акватории водных объектов, предназначенные для сохранения биологического разнообразия, воспроизводства редких и хозяйственно ценных объектов животного и растительного мира, характерных для данных природных комплексов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3.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3">
          <table:table-cell office:value-type="float" office:value="284" calcext:value-type="float">
            <text:p>284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иродно-рекреационная_зо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Краснодарского края</text:p>
          </table:table-cell>
          <table:table-cell office:value-type="string" calcext:value-type="string">
            <text:p>http://docs.cntd.ru/document/461606816</text:p>
          </table:table-cell>
          <table:table-cell office:value-type="date" office:date-value="2003-10-31" calcext:value-type="date">
            <text:p>31.10.2003</text:p>
          </table:table-cell>
          <table:table-cell office:value-type="date" office:date-value="2018-12-20" calcext:value-type="date">
            <text:p>20.12.2018</text:p>
          </table:table-cell>
          <table:table-cell office:value-type="date" office:date-value="2014-07-02" calcext:value-type="date">
            <text:p>02.07.2014</text:p>
          </table:table-cell>
          <table:table-cell office:value-type="string" calcext:value-type="string">
            <text:p>Природными рекреационными зонами признаются территории, предназначенные для отдыха населения, туризма, включающие участки природных и (или) культурных ландшафтов (в том числе парки, скверы, зеленые зоны, садово-парковые ансамбли) с оборудованными зонами рекреации, экологическими тропами, туристическими маршрутами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3.3</text:p>
          </table:table-cell>
          <table:table-cell office:value-type="float" office:value="4" calcext:value-type="float">
            <text:p>4</text:p>
          </table:table-cell>
          <table:table-cell office:value-type="float" office:value="224.72" calcext:value-type="float">
            <text:p>224,72</text:p>
          </table:table-cell>
          <table:table-cell table:number-columns-repeated="1009"/>
        </table:table-row>
        <table:table-row table:style-name="ro13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иродно-рекреационная_зон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Краснодарского края</text:p>
          </table:table-cell>
          <table:table-cell office:value-type="string" calcext:value-type="string">
            <text:p>http://docs.cntd.ru/document/461606816</text:p>
          </table:table-cell>
          <table:table-cell office:value-type="date" office:date-value="2003-10-31" calcext:value-type="date">
            <text:p>31.10.2003</text:p>
          </table:table-cell>
          <table:table-cell office:value-type="date" office:date-value="2018-12-20" calcext:value-type="date">
            <text:p>20.12.2018</text:p>
          </table:table-cell>
          <table:table-cell office:value-type="date" office:date-value="2014-07-02" calcext:value-type="date">
            <text:p>02.07.2014</text:p>
          </table:table-cell>
          <table:table-cell office:value-type="string" calcext:value-type="string">
            <text:p>Природными рекреационными зонами признаются территории, предназначенные для отдыха населения, туризма, включающие участки природных и (или) культурных ландшафтов (в том числе парки, скверы, зеленые зоны, садово-парковые ансамбли) с оборудованными зонами рекреации, экологическими тропами, туристическими маршрутами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3.3</text:p>
          </table:table-cell>
          <table:table-cell office:value-type="float" office:value="23" calcext:value-type="float">
            <text:p>23</text:p>
          </table:table-cell>
          <table:table-cell office:value-type="float" office:value="124.2681" calcext:value-type="float">
            <text:p>124,27</text:p>
          </table:table-cell>
          <table:table-cell table:number-columns-repeated="1009"/>
        </table:table-row>
        <table:table-row table:style-name="ro27">
          <table:table-cell office:value-type="float" office:value="286" calcext:value-type="float">
            <text:p>286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иродная_достопримечательность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Краснодарского края</text:p>
          </table:table-cell>
          <table:table-cell office:value-type="string" calcext:value-type="string">
            <text:p>http://docs.cntd.ru/document/461606816</text:p>
          </table:table-cell>
          <table:table-cell office:value-type="date" office:date-value="2003-10-31" calcext:value-type="date">
            <text:p>31.10.2003</text:p>
          </table:table-cell>
          <table:table-cell office:value-type="date" office:date-value="2018-12-20" calcext:value-type="date">
            <text:p>20.12.2018</text:p>
          </table:table-cell>
          <table:table-cell office:value-type="date" office:date-value="2014-07-02" calcext:value-type="date">
            <text:p>02.07.2014</text:p>
          </table:table-cell>
          <table:table-cell office:value-type="string" calcext:value-type="string">
            <text:p>Природными достопримечательностями являются территории, включающие уникальные, ценные в экологическом, научном, культурном и эстетическом отношениях природные объекты (в том числе места массовых скоплений животных, размножения редких видов животных, массового произрастания видов, занесенных в Красную книгу Российской Федерации и Красную книгу Краснодарского края, деревья-долгожители, имеющие историко-мемориальное значение, деревья и лианы причудливых форм, холмы, валуны, водопады, родники, истоки рек, скалы, утесы, останцы, культовые объекты природного происхождения)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3.4</text:p>
          </table:table-cell>
          <table:table-cell office:value-type="float" office:value="1" calcext:value-type="float">
            <text:p>1</text:p>
          </table:table-cell>
          <table:table-cell office:value-type="float" office:value="8.4529" calcext:value-type="float">
            <text:p>8,45</text:p>
          </table:table-cell>
          <table:table-cell table:number-columns-repeated="1009"/>
        </table:table-row>
        <table:table-row table:style-name="ro7">
          <table:table-cell office:value-type="float" office:value="287" calcext:value-type="float">
            <text:p>287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водно-болотное_угодь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тдельных вопросах правового регулирования охраны окружающей среды и сохранения биологического разнообразия на территории Астраханской области</text:p>
          </table:table-cell>
          <table:table-cell office:value-type="string" calcext:value-type="string">
            <text:p>http://docs.cntd.ru/document/423855820</text:p>
          </table:table-cell>
          <table:table-cell office:value-type="date" office:date-value="2014-11-19" calcext:value-type="date">
            <text:p>19.11.2014</text:p>
          </table:table-cell>
          <table:table-cell office:value-type="date" office:date-value="2018-12-29" calcext:value-type="date">
            <text:p>29.12.2018</text:p>
          </table:table-cell>
          <table:table-cell office:value-type="date" office:date-value="2014-11-19" calcext:value-type="date">
            <text:p>19.11.2014</text:p>
          </table:table-cell>
          <table:table-cell office:value-type="string" calcext:value-type="string">
            <text:p>Водно-болотными угодьями регионального значения признаются территории и акватории, имеющие особое значение для сохранения, восстановления и поддержания ресурсов водоплавающих и околоводных птиц, а также среды их обитания.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7"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иродная_заповедная_территор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тдельных вопросах правового регулирования охраны окружающей среды и сохранения биологического разнообразия на территории Астраханской области</text:p>
          </table:table-cell>
          <table:table-cell office:value-type="string" calcext:value-type="string">
            <text:p>http://docs.cntd.ru/document/423855820</text:p>
          </table:table-cell>
          <table:table-cell office:value-type="date" office:date-value="2014-11-19" calcext:value-type="date">
            <text:p>19.11.2014</text:p>
          </table:table-cell>
          <table:table-cell office:value-type="date" office:date-value="2018-12-29" calcext:value-type="date">
            <text:p>29.12.2018</text:p>
          </table:table-cell>
          <table:table-cell office:value-type="date" office:date-value="2014-11-19" calcext:value-type="date">
            <text:p>19.11.2014</text:p>
          </table:table-cell>
          <table:table-cell office:value-type="string" calcext:value-type="string">
            <text:p>Природные заповедные территории регионального значения (далее - региональные заповедники) являются особо охраняемыми природными территориями, созданными для осуществления охраны природных территорий в целях сохранения биоразнообразия и поддержания в естественном состоянии охраняемых природных комплексов и объектов.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7">
          <table:table-cell office:value-type="float" office:value="289" calcext:value-type="float">
            <text:p>289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нерестовый_масси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тдельных вопросах правового регулирования охраны окружающей среды и сохранения биологического разнообразия на территории Астраханской области</text:p>
          </table:table-cell>
          <table:table-cell office:value-type="string" calcext:value-type="string">
            <text:p>http://docs.cntd.ru/document/423855820</text:p>
          </table:table-cell>
          <table:table-cell office:value-type="date" office:date-value="2014-11-19" calcext:value-type="date">
            <text:p>19.11.2014</text:p>
          </table:table-cell>
          <table:table-cell office:value-type="date" office:date-value="2018-12-29" calcext:value-type="date">
            <text:p>29.12.2018</text:p>
          </table:table-cell>
          <table:table-cell office:value-type="date" office:date-value="2014-11-19" calcext:value-type="date">
            <text:p>19.11.2014</text:p>
          </table:table-cell>
          <table:table-cell office:value-type="string" calcext:value-type="string">
            <text:p>Нерестовыми массивами регионального значения признаются территории и акватории, имеющие особое значение для воспроизводства различных видов рыб.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7">
          <table:table-cell office:value-type="float" office:value="290" calcext:value-type="float">
            <text:p>29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ар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тдельных вопросах правового регулирования охраны окружающей среды и сохранения биологического разнообразия на территории Астраханской области</text:p>
          </table:table-cell>
          <table:table-cell office:value-type="string" calcext:value-type="string">
            <text:p>http://docs.cntd.ru/document/423855820</text:p>
          </table:table-cell>
          <table:table-cell office:value-type="date" office:date-value="2014-11-19" calcext:value-type="date">
            <text:p>19.11.2014</text:p>
          </table:table-cell>
          <table:table-cell office:value-type="date" office:date-value="2018-12-29" calcext:value-type="date">
            <text:p>29.12.2018</text:p>
          </table:table-cell>
          <table:table-cell office:value-type="date" office:date-value="2014-11-19" calcext:value-type="date">
            <text:p>19.11.2014</text:p>
          </table:table-cell>
          <table:table-cell office:value-type="string" calcext:value-type="string">
            <text:p>Парками местного значения признаются озелененные территории многофункционального или специализированного направления рекреационной деятельности с развитой системой благоустройства, предназначенные для периодического массового отдыха населения.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7"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охраняемая_береговая_лин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тдельных вопросах правового регулирования охраны окружающей среды и сохранения биологического разнообразия на территории Астраханской области</text:p>
          </table:table-cell>
          <table:table-cell office:value-type="string" calcext:value-type="string">
            <text:p>http://docs.cntd.ru/document/423855820</text:p>
          </table:table-cell>
          <table:table-cell office:value-type="date" office:date-value="2014-11-19" calcext:value-type="date">
            <text:p>19.11.2014</text:p>
          </table:table-cell>
          <table:table-cell office:value-type="date" office:date-value="2018-12-29" calcext:value-type="date">
            <text:p>29.12.2018</text:p>
          </table:table-cell>
          <table:table-cell office:value-type="date" office:date-value="2014-11-19" calcext:value-type="date">
            <text:p>19.11.2014</text:p>
          </table:table-cell>
          <table:table-cell office:value-type="string" calcext:value-type="string">
            <text:p>Охраняемыми береговыми линиями признаются территории, включающие в себя участки речных долин и участки иных природно-территориальных комплексов, примыкающие к водным объектам, имеющие высокую природоохранную и экологическую ценность.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7">
          <table:table-cell office:value-type="float" office:value="292" calcext:value-type="float">
            <text:p>29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охраняемая_речная_систем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тдельных вопросах правового регулирования охраны окружающей среды и сохранения биологического разнообразия на территории Астраханской области</text:p>
          </table:table-cell>
          <table:table-cell office:value-type="string" calcext:value-type="string">
            <text:p>http://docs.cntd.ru/document/423855820</text:p>
          </table:table-cell>
          <table:table-cell office:value-type="date" office:date-value="2014-11-19" calcext:value-type="date">
            <text:p>19.11.2014</text:p>
          </table:table-cell>
          <table:table-cell office:value-type="date" office:date-value="2018-12-29" calcext:value-type="date">
            <text:p>29.12.2018</text:p>
          </table:table-cell>
          <table:table-cell office:value-type="date" office:date-value="2014-11-19" calcext:value-type="date">
            <text:p>19.11.2014</text:p>
          </table:table-cell>
          <table:table-cell office:value-type="string" calcext:value-type="string">
            <text:p>Охраняемыми речными системами местного значения признаются системы водоемов, имеющие важное средообразующее значение, являющиеся местом обитания малочисленных, редких и исчезающих видов животных.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9">
          <table:table-cell office:value-type="float" office:value="293" calcext:value-type="float">
            <text:p>293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охраняемый_природный_ландшаф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тдельных вопросах правового регулирования охраны окружающей среды и сохранения биологического разнообразия на территории Астраханской области</text:p>
          </table:table-cell>
          <table:table-cell office:value-type="string" calcext:value-type="string">
            <text:p>http://docs.cntd.ru/document/423855820</text:p>
          </table:table-cell>
          <table:table-cell office:value-type="date" office:date-value="2014-11-19" calcext:value-type="date">
            <text:p>19.11.2014</text:p>
          </table:table-cell>
          <table:table-cell office:value-type="date" office:date-value="2018-12-29" calcext:value-type="date">
            <text:p>29.12.2018</text:p>
          </table:table-cell>
          <table:table-cell office:value-type="date" office:date-value="2014-11-19" calcext:value-type="date">
            <text:p>19.11.2014</text:p>
          </table:table-cell>
          <table:table-cell office:value-type="string" calcext:value-type="string">
            <text:p>Охраняемыми природными ландшафтами местного значения признаются территории, в пределах которых устанавливаются режимы использования земель, запрещающие или ограничивающие хозяйственную деятельность, строительство и реконструкцию существующих зданий и сооружений в целях сохранения (регенерации) природного ландшафта, включая долины рек, водоемы, леса и открытые пространства.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7"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биологическая_станц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тдельных вопросах правового регулирования охраны окружающей среды и сохранения биологического разнообразия на территории Астраханской области</text:p>
          </table:table-cell>
          <table:table-cell office:value-type="string" calcext:value-type="string">
            <text:p>http://docs.cntd.ru/document/423855820</text:p>
          </table:table-cell>
          <table:table-cell office:value-type="date" office:date-value="2014-11-19" calcext:value-type="date">
            <text:p>19.11.2014</text:p>
          </table:table-cell>
          <table:table-cell office:value-type="date" office:date-value="2018-12-29" calcext:value-type="date">
            <text:p>29.12.2018</text:p>
          </table:table-cell>
          <table:table-cell office:value-type="date" office:date-value="2014-11-19" calcext:value-type="date">
            <text:p>19.11.2014</text:p>
          </table:table-cell>
          <table:table-cell office:value-type="string" calcext:value-type="string">
            <text:p>Биологическими станциями местного значения признаются территории, предназначенные для всестороннего стационарного изучения растений и животных в естественных (природных) условиях и проведения экспериментальных исследований.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7">
          <table:table-cell office:value-type="float" office:value="295" calcext:value-type="float">
            <text:p>295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иродная_заповедная_терри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тдельных вопросах правового регулирования охраны окружающей среды и сохранения биологического разнообразия на территории Астраханской области</text:p>
          </table:table-cell>
          <table:table-cell office:value-type="string" calcext:value-type="string">
            <text:p>http://docs.cntd.ru/document/423855820</text:p>
          </table:table-cell>
          <table:table-cell office:value-type="date" office:date-value="2014-11-19" calcext:value-type="date">
            <text:p>19.11.2014</text:p>
          </table:table-cell>
          <table:table-cell office:value-type="date" office:date-value="2018-12-29" calcext:value-type="date">
            <text:p>29.12.2018</text:p>
          </table:table-cell>
          <table:table-cell office:value-type="date" office:date-value="2014-11-19" calcext:value-type="date">
            <text:p>19.11.2014</text:p>
          </table:table-cell>
          <table:table-cell office:value-type="string" calcext:value-type="string">
            <text:p>Природными заповедными территориями местного значения являются особо охраняемые природные территории, созданные для осуществления охраны природных территорий в целях сохранения биоразнообразия и поддержания в естественном состоянии охраняемых природных комплексов и объектов.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.93" calcext:value-type="float">
            <text:p>100,93</text:p>
          </table:table-cell>
          <table:table-cell table:number-columns-repeated="1009"/>
        </table:table-row>
        <table:table-row table:style-name="ro7">
          <table:table-cell office:value-type="float" office:value="296" calcext:value-type="float">
            <text:p>296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охраняемый_природный_объек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тдельных вопросах правового регулирования охраны окружающей среды и сохранения биологического разнообразия на территории Астраханской области</text:p>
          </table:table-cell>
          <table:table-cell office:value-type="string" calcext:value-type="string">
            <text:p>http://docs.cntd.ru/document/423855820</text:p>
          </table:table-cell>
          <table:table-cell office:value-type="date" office:date-value="2014-11-19" calcext:value-type="date">
            <text:p>19.11.2014</text:p>
          </table:table-cell>
          <table:table-cell office:value-type="date" office:date-value="2018-12-29" calcext:value-type="date">
            <text:p>29.12.2018</text:p>
          </table:table-cell>
          <table:table-cell office:value-type="date" office:date-value="2014-11-19" calcext:value-type="date">
            <text:p>19.11.2014</text:p>
          </table:table-cell>
          <table:table-cell office:value-type="string" calcext:value-type="string">
            <text:p>Охраняемыми природными объектами местного значения признаются естественные экологические системы, природные ландшафты и составляющие их элементы, природные свойства которых необходимо сохранить.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7">
          <table:table-cell office:value-type="float" office:value="297" calcext:value-type="float">
            <text:p>297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нерестовый_масси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тдельных вопросах правового регулирования охраны окружающей среды и сохранения биологического разнообразия на территории Астраханской области</text:p>
          </table:table-cell>
          <table:table-cell office:value-type="string" calcext:value-type="string">
            <text:p>http://docs.cntd.ru/document/423855820</text:p>
          </table:table-cell>
          <table:table-cell office:value-type="date" office:date-value="2014-11-19" calcext:value-type="date">
            <text:p>19.11.2014</text:p>
          </table:table-cell>
          <table:table-cell office:value-type="date" office:date-value="2018-12-29" calcext:value-type="date">
            <text:p>29.12.2018</text:p>
          </table:table-cell>
          <table:table-cell office:value-type="date" office:date-value="2014-11-19" calcext:value-type="date">
            <text:p>19.11.2014</text:p>
          </table:table-cell>
          <table:table-cell office:value-type="string" calcext:value-type="string">
            <text:p>Нерестовыми массивами местного значения признаются территории и акватории, имеющие особое значение для воспроизводства различных видов рыб.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1"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охраняемый_ландшаф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олгоградской области</text:p>
          </table:table-cell>
          <table:table-cell office:value-type="string" calcext:value-type="string">
            <text:p>http://docs.cntd.ru/document/804918241</text:p>
          </table:table-cell>
          <table:table-cell office:value-type="date" office:date-value="2001-12-07" calcext:value-type="date">
            <text:p>07.12.2001</text:p>
          </table:table-cell>
          <table:table-cell office:value-type="date" office:date-value="2018-12-27" calcext:value-type="date">
            <text:p>27.12.2018</text:p>
          </table:table-cell>
          <table:table-cell office:value-type="date" office:date-value="2014-12-04" calcext:value-type="date">
            <text:p>04.12.2014</text:p>
          </table:table-cell>
          <table:table-cell office:value-type="string" calcext:value-type="string">
            <text:p>Охраняемый ландшафт - природный ландшафт, природно-антропогенный ландшафт или их участки, представляющие собой особую эстетическую, научную или культурную ценность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7.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,00</text:p>
          </table:table-cell>
          <table:table-cell table:number-columns-repeated="1009"/>
        </table:table-row>
        <table:table-row table:style-name="ro21">
          <table:table-cell office:value-type="float" office:value="299" calcext:value-type="float">
            <text:p>299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территория_представляющая_особую_ценность_для_сохранения_объектов_животного_и_растительного_мира_внесённых_в_Красную_книгу_Волгоградской_област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олгоградской области</text:p>
          </table:table-cell>
          <table:table-cell office:value-type="string" calcext:value-type="string">
            <text:p>http://docs.cntd.ru/document/804918241</text:p>
          </table:table-cell>
          <table:table-cell office:value-type="date" office:date-value="2001-12-07" calcext:value-type="date">
            <text:p>07.12.2001</text:p>
          </table:table-cell>
          <table:table-cell office:value-type="date" office:date-value="2018-12-27" calcext:value-type="date">
            <text:p>27.12.2018</text:p>
          </table:table-cell>
          <table:table-cell office:value-type="date" office:date-value="2014-12-04" calcext:value-type="date">
            <text:p>04.12.2014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6506.95" calcext:value-type="float">
            <text:p>26506,95</text:p>
          </table:table-cell>
          <table:table-cell table:number-columns-repeated="1009"/>
        </table:table-row>
        <table:table-row table:style-name="ro21"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охраняемый_ландшаф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олгоградской области</text:p>
          </table:table-cell>
          <table:table-cell office:value-type="string" calcext:value-type="string">
            <text:p>http://docs.cntd.ru/document/804918241</text:p>
          </table:table-cell>
          <table:table-cell office:value-type="date" office:date-value="2001-12-07" calcext:value-type="date">
            <text:p>07.12.2001</text:p>
          </table:table-cell>
          <table:table-cell office:value-type="date" office:date-value="2018-12-27" calcext:value-type="date">
            <text:p>27.12.2018</text:p>
          </table:table-cell>
          <table:table-cell office:value-type="date" office:date-value="2001-12-07" calcext:value-type="date">
            <text:p>07.12.2001</text:p>
          </table:table-cell>
          <table:table-cell office:value-type="string" calcext:value-type="string">
            <text:p>Охраняемый ландшафт - природный ландшафт, природно-антропогенный ландшафт или их участки, представляющие собой особую эстетическую, научную или культурную ценность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7.1</text:p>
          </table:table-cell>
          <table:table-cell office:value-type="float" office:value="1" calcext:value-type="float">
            <text:p>1</text:p>
          </table:table-cell>
          <table:table-cell office:value-type="float" office:value="508.55" calcext:value-type="float">
            <text:p>508,55</text:p>
          </table:table-cell>
          <table:table-cell table:number-columns-repeated="1009"/>
        </table:table-row>
        <table:table-row table:style-name="ro11">
          <table:table-cell office:value-type="float" office:value="301" calcext:value-type="float">
            <text:p>301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иродная_достопримечательность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олгоградской области</text:p>
          </table:table-cell>
          <table:table-cell office:value-type="string" calcext:value-type="string">
            <text:p>http://docs.cntd.ru/document/804918241</text:p>
          </table:table-cell>
          <table:table-cell office:value-type="date" office:date-value="2001-12-07" calcext:value-type="date">
            <text:p>07.12.2001</text:p>
          </table:table-cell>
          <table:table-cell office:value-type="date" office:date-value="2018-12-27" calcext:value-type="date">
            <text:p>27.12.2018</text:p>
          </table:table-cell>
          <table:table-cell office:value-type="date" office:date-value="2001-12-07" calcext:value-type="date">
            <text:p>07.12.2001</text:p>
          </table:table-cell>
          <table:table-cell office:value-type="string" calcext:value-type="string">
            <text:p>Природные достопримечательности - уникальные комплексы и объекты природного и природно-антропогенного происхождения, в том числе одиночные объекты, представляющие собой особую научную, культурную и эстетическую ценность для муниципального образования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7.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9">
          <table:table-cell office:value-type="float" office:value="302" calcext:value-type="float">
            <text:p>302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охраняемый_ландшаф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Ростовской области</text:p>
          </table:table-cell>
          <table:table-cell office:value-type="string" calcext:value-type="string">
            <text:p>http://docs.cntd.ru/document/802046028</text:p>
          </table:table-cell>
          <table:table-cell office:value-type="date" office:date-value="2005-12-28" calcext:value-type="date">
            <text:p>28.12.2005</text:p>
          </table:table-cell>
          <table:table-cell office:value-type="date" office:date-value="2018-11-07" calcext:value-type="date">
            <text:p>07.11.2018</text:p>
          </table:table-cell>
          <table:table-cell office:value-type="date" office:date-value="2014-05-07" calcext:value-type="date">
            <text:p>07.05.2014</text:p>
          </table:table-cell>
          <table:table-cell office:value-type="string" calcext:value-type="string">
            <text:p>Охраняемые ландшафты - природные комплексы как естественного, так и искусственного происхождения, имеющие значение для сохранения биологического разнообразия, в том числе редких, находящихся под угрозой исчезновения объектов растительного и животного мира и среды их обитания, а также уникальные природные комплексы, представляющие природоохранную, просветительскую, эстетическую и научную ценность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509.95" calcext:value-type="float">
            <text:p>21509,95</text:p>
          </table:table-cell>
          <table:table-cell table:number-columns-repeated="1009"/>
        </table:table-row>
        <table:table-row table:style-name="ro11">
          <table:table-cell office:value-type="float" office:value="303" calcext:value-type="float">
            <text:p>303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охраняемый_природный_объек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Ростовской области</text:p>
          </table:table-cell>
          <table:table-cell office:value-type="string" calcext:value-type="string">
            <text:p>http://docs.cntd.ru/document/802046028</text:p>
          </table:table-cell>
          <table:table-cell office:value-type="date" office:date-value="2005-12-28" calcext:value-type="date">
            <text:p>28.12.2005</text:p>
          </table:table-cell>
          <table:table-cell office:value-type="date" office:date-value="2018-11-07" calcext:value-type="date">
            <text:p>07.11.2018</text:p>
          </table:table-cell>
          <table:table-cell office:value-type="date" office:date-value="2014-05-07" calcext:value-type="date">
            <text:p>07.05.2014</text:p>
          </table:table-cell>
          <table:table-cell office:value-type="string" calcext:value-type="string">
            <text:p>Охраняемые природные объекты - уникальные одиночные природные объекты и уникальные территории, имеющие площадь менее 100,0 гектаров, представляющие научную, просветительскую, культурную и эстетическую ценность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74.7" calcext:value-type="float">
            <text:p>1074,70</text:p>
          </table:table-cell>
          <table:table-cell table:number-columns-repeated="1009"/>
        </table:table-row>
        <table:table-row table:style-name="ro12">
          <table:table-cell office:value-type="float" office:value="304" calcext:value-type="float">
            <text:p>30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охраняемый_объек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Ростовской области</text:p>
          </table:table-cell>
          <table:table-cell office:value-type="string" calcext:value-type="string">
            <text:p>http://docs.cntd.ru/document/802046028</text:p>
          </table:table-cell>
          <table:table-cell office:value-type="date" office:date-value="2005-12-28" calcext:value-type="date">
            <text:p>28.12.2005</text:p>
          </table:table-cell>
          <table:table-cell office:value-type="date" office:date-value="2018-11-07" calcext:value-type="date">
            <text:p>07.11.2018</text:p>
          </table:table-cell>
          <table:table-cell office:value-type="date" office:date-value="2014-05-07" calcext:value-type="date">
            <text:p>07.05.2014</text:p>
          </table:table-cell>
          <table:table-cell office:value-type="string" calcext:value-type="string">
            <text:p>Охраняемые объекты - природные и природно-антропогенные объекты и комплексы, представляющие собой лесные и лесопарковые массивы, речные и овражные системы и другие участки природной среды, имеющие средообразующее, эстетическое, культурное и рекреационное значение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51.0664" calcext:value-type="float">
            <text:p>351,07</text:p>
          </table:table-cell>
          <table:table-cell table:number-columns-repeated="1009"/>
        </table:table-row>
        <table:table-row table:style-name="ro14">
          <table:table-cell office:value-type="float" office:value="305" calcext:value-type="float">
            <text:p>305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не_определено_57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106650" calcext:value-type="float">
            <text:p>106650,00</text:p>
          </table:table-cell>
          <table:table-cell table:number-columns-repeated="1009"/>
        </table:table-row>
        <table:table-row table:style-name="ro18">
          <table:table-cell office:value-type="float" office:value="306" calcext:value-type="float">
            <text:p>306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ибрежный_природный_комплек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городе Севастополе</text:p>
          </table:table-cell>
          <table:table-cell office:value-type="string" calcext:value-type="string">
            <text:p>https://sevzakon.ru/view/laws/bank/12_2015/ob_osobo_ohranyaemyh_prirodnyh_territoriyah_v_gorode_sevastopole</text:p>
          </table:table-cell>
          <table:table-cell office:value-type="date" office:date-value="2015-12-15" calcext:value-type="date">
            <text:p>15.12.2015</text:p>
          </table:table-cell>
          <table:table-cell office:value-type="date" office:date-value="2016-12-05" calcext:value-type="date">
            <text:p>05.12.2016</text:p>
          </table:table-cell>
          <table:table-cell office:value-type="date" office:date-value="2015-12-15" calcext:value-type="date">
            <text:p>15.12.2015</text:p>
          </table:table-cell>
          <table:table-cell office:value-type="string" calcext:value-type="string">
            <text:p>Прибрежные природные комплексы являются особо охраняемыми природными территориями, прилегающими к водным объектам, отличаются высокой природоохранной ценностью и создаются для сохранения в естественном состоянии природного ландшафта и поддержания экологического баланса сопредельных территорий, сохранения биологического разнообразия, бережного использования природных ресурсов и организации регламентированной рекреации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2">
          <table:table-cell office:value-type="float" office:value="307" calcext:value-type="float">
            <text:p>307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ландшафтно-рекреационный_пар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городе Севастополе</text:p>
          </table:table-cell>
          <table:table-cell office:value-type="string" calcext:value-type="string">
            <text:p>https://sevzakon.ru/view/laws/bank/12_2015/ob_osobo_ohranyaemyh_prirodnyh_territoriyah_v_gorode_sevastopole</text:p>
          </table:table-cell>
          <table:table-cell office:value-type="date" office:date-value="2015-12-15" calcext:value-type="date">
            <text:p>15.12.2015</text:p>
          </table:table-cell>
          <table:table-cell office:value-type="date" office:date-value="2016-12-05" calcext:value-type="date">
            <text:p>05.12.2016</text:p>
          </table:table-cell>
          <table:table-cell office:value-type="date" office:date-value="2015-12-15" calcext:value-type="date">
            <text:p>15.12.2015</text:p>
          </table:table-cell>
          <table:table-cell office:value-type="string" calcext:value-type="string">
            <text:p>Ландшафтно-рекреационные парки являются природоохранными рекреационными объектами, которые создаются в целях сохранения в природном состоянии типичных или уникальных природных комплексов и объектов, а также обеспечения условий для организованного отдыха населения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2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арк-памятник_садово-паркового_искусств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городе Севастополе</text:p>
          </table:table-cell>
          <table:table-cell office:value-type="string" calcext:value-type="string">
            <text:p>https://sevzakon.ru/view/laws/bank/12_2015/ob_osobo_ohranyaemyh_prirodnyh_territoriyah_v_gorode_sevastopole</text:p>
          </table:table-cell>
          <table:table-cell office:value-type="date" office:date-value="2015-12-15" calcext:value-type="date">
            <text:p>15.12.2015</text:p>
          </table:table-cell>
          <table:table-cell office:value-type="date" office:date-value="2016-12-05" calcext:value-type="date">
            <text:p>05.12.2016</text:p>
          </table:table-cell>
          <table:table-cell office:value-type="date" office:date-value="2015-12-15" calcext:value-type="date">
            <text:p>15.12.2015</text:p>
          </table:table-cell>
          <table:table-cell office:value-type="string" calcext:value-type="string">
            <text:p>Парками-памятниками садово-паркового искусства являются наиболее выдающиеся и ценные образцы паркового строительства, которые создаются с целью их охраны и использования в эстетических, воспитательных, научных, природоохранных и оздоровительных целях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4">
          <table:table-cell table:number-columns-repeated="3"/>
          <table:table-cell table:style-name="ce47"/>
          <table:table-cell/>
          <table:table-cell table:style-name="ce47" table:number-columns-repeated="8"/>
          <table:table-cell/>
          <table:table-cell table:style-name="ce47"/>
          <table:table-cell table:number-columns-repeated="242"/>
          <table:table-cell table:style-name="ce47" table:number-columns-repeated="767"/>
        </table:table-row>
        <table:table-row table:style-name="ro14" table:number-rows-repeated="1048264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_FilterDatabase" table:base-cell-address="$Категории.$A$1" table:expression="#REF!"/>
        </table:named-expressions>
      </table:table>
      <table:table table:name="Субъекты" table:style-name="ta8">
        <office:forms form:automatic-focus="false" form:apply-design-mode="false"/>
        <table:table-column table:style-name="co16" table:default-cell-style-name="ce69"/>
        <table:table-column table:style-name="co55" table:default-cell-style-name="ce69"/>
        <table:table-column table:style-name="co16" table:number-columns-repeated="5" table:default-cell-style-name="ce69"/>
        <table:table-column table:style-name="co56" table:default-cell-style-name="ce69"/>
        <table:table-column table:style-name="co16" table:number-columns-repeated="249" table:default-cell-style-name="ce69"/>
        <table:table-row table:style-name="ro37">
          <table:table-cell office:value-type="float" office:value="1" calcext:value-type="float">
            <text:p>1</text:p>
          </table:table-cell>
          <table:table-cell office:value-type="string" calcext:value-type="string">
            <text:p>Республика Саха (Якутия)</text:p>
          </table:table-cell>
          <table:table-cell table:number-columns-repeated="255"/>
        </table:table-row>
        <table:table-row table:style-name="ro37">
          <table:table-cell office:value-type="float" office:value="2" calcext:value-type="float">
            <text:p>2</text:p>
          </table:table-cell>
          <table:table-cell office:value-type="string" calcext:value-type="string">
            <text:p>Камчатский край</text:p>
          </table:table-cell>
          <table:table-cell table:number-columns-repeated="255"/>
        </table:table-row>
        <table:table-row table:style-name="ro37">
          <table:table-cell office:value-type="float" office:value="3" calcext:value-type="float">
            <text:p>3</text:p>
          </table:table-cell>
          <table:table-cell office:value-type="string" calcext:value-type="string">
            <text:p>Приморский край</text:p>
          </table:table-cell>
          <table:table-cell table:number-columns-repeated="255"/>
        </table:table-row>
        <table:table-row table:style-name="ro37">
          <table:table-cell office:value-type="float" office:value="4" calcext:value-type="float">
            <text:p>4</text:p>
          </table:table-cell>
          <table:table-cell office:value-type="string" calcext:value-type="string">
            <text:p>Хабаровский край</text:p>
          </table:table-cell>
          <table:table-cell table:number-columns-repeated="255"/>
        </table:table-row>
        <table:table-row table:style-name="ro37">
          <table:table-cell office:value-type="float" office:value="5" calcext:value-type="float">
            <text:p>5</text:p>
          </table:table-cell>
          <table:table-cell office:value-type="string" calcext:value-type="string">
            <text:p>Амурская область</text:p>
          </table:table-cell>
          <table:table-cell table:number-columns-repeated="255"/>
        </table:table-row>
        <table:table-row table:style-name="ro37">
          <table:table-cell office:value-type="float" office:value="6" calcext:value-type="float">
            <text:p>6</text:p>
          </table:table-cell>
          <table:table-cell office:value-type="string" calcext:value-type="string">
            <text:p>Магаданская область</text:p>
          </table:table-cell>
          <table:table-cell table:number-columns-repeated="255"/>
        </table:table-row>
        <table:table-row table:style-name="ro37">
          <table:table-cell office:value-type="float" office:value="7" calcext:value-type="float">
            <text:p>7</text:p>
          </table:table-cell>
          <table:table-cell office:value-type="string" calcext:value-type="string">
            <text:p>Алтайский край</text:p>
          </table:table-cell>
          <table:table-cell table:number-columns-repeated="255"/>
        </table:table-row>
        <table:table-row table:style-name="ro37">
          <table:table-cell office:value-type="float" office:value="8" calcext:value-type="float">
            <text:p>8</text:p>
          </table:table-cell>
          <table:table-cell office:value-type="string" calcext:value-type="string">
            <text:p>Забайкальский край</text:p>
          </table:table-cell>
          <table:table-cell table:number-columns-repeated="255"/>
        </table:table-row>
        <table:table-row table:style-name="ro37">
          <table:table-cell office:value-type="float" office:value="9" calcext:value-type="float">
            <text:p>9</text:p>
          </table:table-cell>
          <table:table-cell office:value-type="string" calcext:value-type="string">
            <text:p>Иркутская область</text:p>
          </table:table-cell>
          <table:table-cell table:number-columns-repeated="255"/>
        </table:table-row>
        <table:table-row table:style-name="ro37">
          <table:table-cell office:value-type="float" office:value="10" calcext:value-type="float">
            <text:p>10</text:p>
          </table:table-cell>
          <table:table-cell office:value-type="string" calcext:value-type="string">
            <text:p>Кемеровская область</text:p>
          </table:table-cell>
          <table:table-cell table:number-columns-repeated="255"/>
        </table:table-row>
        <table:table-row table:style-name="ro37">
          <table:table-cell office:value-type="float" office:value="11" calcext:value-type="float">
            <text:p>11</text:p>
          </table:table-cell>
          <table:table-cell office:value-type="string" calcext:value-type="string">
            <text:p>Республика Бурятия</text:p>
          </table:table-cell>
          <table:table-cell table:number-columns-repeated="255"/>
        </table:table-row>
        <table:table-row table:style-name="ro37">
          <table:table-cell office:value-type="float" office:value="12" calcext:value-type="float">
            <text:p>12</text:p>
          </table:table-cell>
          <table:table-cell office:value-type="string" calcext:value-type="string">
            <text:p>Новосибирская область</text:p>
          </table:table-cell>
          <table:table-cell table:number-columns-repeated="255"/>
        </table:table-row>
        <table:table-row table:style-name="ro37">
          <table:table-cell office:value-type="float" office:value="13" calcext:value-type="float">
            <text:p>13</text:p>
          </table:table-cell>
          <table:table-cell office:value-type="string" calcext:value-type="string">
            <text:p>Красноярский край</text:p>
          </table:table-cell>
          <table:table-cell table:number-columns-repeated="255"/>
        </table:table-row>
        <table:table-row table:style-name="ro37">
          <table:table-cell office:value-type="float" office:value="14" calcext:value-type="float">
            <text:p>14</text:p>
          </table:table-cell>
          <table:table-cell office:value-type="string" calcext:value-type="string">
            <text:p>Республика Хакасия</text:p>
          </table:table-cell>
          <table:table-cell table:number-columns-repeated="255"/>
        </table:table-row>
        <table:table-row table:style-name="ro37">
          <table:table-cell office:value-type="float" office:value="15" calcext:value-type="float">
            <text:p>15</text:p>
          </table:table-cell>
          <table:table-cell office:value-type="string" calcext:value-type="string">
            <text:p>Томская область</text:p>
          </table:table-cell>
          <table:table-cell table:number-columns-repeated="255"/>
        </table:table-row>
        <table:table-row table:style-name="ro37">
          <table:table-cell office:value-type="float" office:value="16" calcext:value-type="float">
            <text:p>16</text:p>
          </table:table-cell>
          <table:table-cell office:value-type="string" calcext:value-type="string">
            <text:p>Омская область</text:p>
          </table:table-cell>
          <table:table-cell table:number-columns-repeated="255"/>
        </table:table-row>
        <table:table-row table:style-name="ro37">
          <table:table-cell office:value-type="float" office:value="17" calcext:value-type="float">
            <text:p>17</text:p>
          </table:table-cell>
          <table:table-cell office:value-type="string" calcext:value-type="string">
            <text:p>Свердловская область</text:p>
          </table:table-cell>
          <table:table-cell table:number-columns-repeated="255"/>
        </table:table-row>
        <table:table-row table:style-name="ro37">
          <table:table-cell office:value-type="float" office:value="18" calcext:value-type="float">
            <text:p>18</text:p>
          </table:table-cell>
          <table:table-cell office:value-type="string" calcext:value-type="string">
            <text:p>Челябинская область</text:p>
          </table:table-cell>
          <table:table-cell table:number-columns-repeated="255"/>
        </table:table-row>
        <table:table-row table:style-name="ro37">
          <table:table-cell office:value-type="float" office:value="19" calcext:value-type="float">
            <text:p>19</text:p>
          </table:table-cell>
          <table:table-cell office:value-type="string" calcext:value-type="string">
            <text:p>Тюменская область</text:p>
          </table:table-cell>
          <table:table-cell table:number-columns-repeated="255"/>
        </table:table-row>
        <table:table-row table:style-name="ro37">
          <table:table-cell office:value-type="float" office:value="20" calcext:value-type="float">
            <text:p>20</text:p>
          </table:table-cell>
          <table:table-cell office:value-type="string" calcext:value-type="string">
            <text:p>Курганская область</text:p>
          </table:table-cell>
          <table:table-cell table:number-columns-repeated="255"/>
        </table:table-row>
        <table:table-row table:style-name="ro37">
          <table:table-cell office:value-type="float" office:value="21" calcext:value-type="float">
            <text:p>21</text:p>
          </table:table-cell>
          <table:table-cell office:value-type="string" calcext:value-type="string">
            <text:p>Удмуртская республика</text:p>
          </table:table-cell>
          <table:table-cell table:number-columns-repeated="255"/>
        </table:table-row>
        <table:table-row table:style-name="ro37">
          <table:table-cell office:value-type="float" office:value="22" calcext:value-type="float">
            <text:p>22</text:p>
          </table:table-cell>
          <table:table-cell office:value-type="string" calcext:value-type="string">
            <text:p>Чувашская республика</text:p>
          </table:table-cell>
          <table:table-cell table:number-columns-repeated="255"/>
        </table:table-row>
        <table:table-row table:style-name="ro37">
          <table:table-cell office:value-type="float" office:value="23" calcext:value-type="float">
            <text:p>23</text:p>
          </table:table-cell>
          <table:table-cell office:value-type="string" calcext:value-type="string">
            <text:p>Республика Татарстан</text:p>
          </table:table-cell>
          <table:table-cell table:number-columns-repeated="255"/>
        </table:table-row>
        <table:table-row table:style-name="ro37">
          <table:table-cell office:value-type="float" office:value="24" calcext:value-type="float">
            <text:p>24</text:p>
          </table:table-cell>
          <table:table-cell office:value-type="string" calcext:value-type="string">
            <text:p>Кировская область</text:p>
          </table:table-cell>
          <table:table-cell table:number-columns-repeated="255"/>
        </table:table-row>
        <table:table-row table:style-name="ro37">
          <table:table-cell office:value-type="float" office:value="25" calcext:value-type="float">
            <text:p>25</text:p>
          </table:table-cell>
          <table:table-cell office:value-type="string" calcext:value-type="string">
            <text:p>Пермский край</text:p>
          </table:table-cell>
          <table:table-cell table:number-columns-repeated="255"/>
        </table:table-row>
        <table:table-row table:style-name="ro37">
          <table:table-cell office:value-type="float" office:value="26" calcext:value-type="float">
            <text:p>26</text:p>
          </table:table-cell>
          <table:table-cell office:value-type="string" calcext:value-type="string">
            <text:p>Нижегородская область</text:p>
          </table:table-cell>
          <table:table-cell table:number-columns-repeated="255"/>
        </table:table-row>
        <table:table-row table:style-name="ro37">
          <table:table-cell office:value-type="float" office:value="27" calcext:value-type="float">
            <text:p>27</text:p>
          </table:table-cell>
          <table:table-cell office:value-type="string" calcext:value-type="string">
            <text:p>Оренбургская область</text:p>
          </table:table-cell>
          <table:table-cell table:number-columns-repeated="255"/>
        </table:table-row>
        <table:table-row table:style-name="ro37">
          <table:table-cell office:value-type="float" office:value="28" calcext:value-type="float">
            <text:p>28</text:p>
          </table:table-cell>
          <table:table-cell office:value-type="string" calcext:value-type="string">
            <text:p>Самарская область</text:p>
          </table:table-cell>
          <table:table-cell table:number-columns-repeated="255"/>
        </table:table-row>
        <table:table-row table:style-name="ro37">
          <table:table-cell office:value-type="float" office:value="29" calcext:value-type="float">
            <text:p>29</text:p>
          </table:table-cell>
          <table:table-cell office:value-type="string" calcext:value-type="string">
            <text:p>Саратовская область </text:p>
          </table:table-cell>
          <table:table-cell table:number-columns-repeated="255"/>
        </table:table-row>
        <table:table-row table:style-name="ro37">
          <table:table-cell office:value-type="float" office:value="30" calcext:value-type="float">
            <text:p>30</text:p>
          </table:table-cell>
          <table:table-cell office:value-type="string" calcext:value-type="string">
            <text:p>Ульяновская область</text:p>
          </table:table-cell>
          <table:table-cell table:number-columns-repeated="255"/>
        </table:table-row>
        <table:table-row table:style-name="ro37">
          <table:table-cell office:value-type="float" office:value="31" calcext:value-type="float">
            <text:p>31</text:p>
          </table:table-cell>
          <table:table-cell office:value-type="string" calcext:value-type="string">
            <text:p>Архангельская область</text:p>
          </table:table-cell>
          <table:table-cell table:number-columns-repeated="255"/>
        </table:table-row>
        <table:table-row table:style-name="ro37">
          <table:table-cell office:value-type="float" office:value="32" calcext:value-type="float">
            <text:p>32</text:p>
          </table:table-cell>
          <table:table-cell office:value-type="string" calcext:value-type="string">
            <text:p>Вологодская область</text:p>
          </table:table-cell>
          <table:table-cell table:number-columns-repeated="255"/>
        </table:table-row>
        <table:table-row table:style-name="ro37">
          <table:table-cell office:value-type="float" office:value="33" calcext:value-type="float">
            <text:p>33</text:p>
          </table:table-cell>
          <table:table-cell office:value-type="string" calcext:value-type="string">
            <text:p>Калининградская область</text:p>
          </table:table-cell>
          <table:table-cell table:number-columns-repeated="255"/>
        </table:table-row>
        <table:table-row table:style-name="ro37">
          <table:table-cell office:value-type="float" office:value="34" calcext:value-type="float">
            <text:p>34</text:p>
          </table:table-cell>
          <table:table-cell office:value-type="string" calcext:value-type="string">
            <text:p>Ленинградская область</text:p>
          </table:table-cell>
          <table:table-cell table:number-columns-repeated="255"/>
        </table:table-row>
        <table:table-row table:style-name="ro37">
          <table:table-cell office:value-type="float" office:value="35" calcext:value-type="float">
            <text:p>35</text:p>
          </table:table-cell>
          <table:table-cell office:value-type="string" calcext:value-type="string">
            <text:p>Мурманская область</text:p>
          </table:table-cell>
          <table:table-cell table:number-columns-repeated="255"/>
        </table:table-row>
        <table:table-row table:style-name="ro37">
          <table:table-cell office:value-type="float" office:value="36" calcext:value-type="float">
            <text:p>36</text:p>
          </table:table-cell>
          <table:table-cell office:value-type="string" calcext:value-type="string">
            <text:p>Владимирская область</text:p>
          </table:table-cell>
          <table:table-cell table:number-columns-repeated="255"/>
        </table:table-row>
        <table:table-row table:style-name="ro37">
          <table:table-cell office:value-type="float" office:value="37" calcext:value-type="float">
            <text:p>37</text:p>
          </table:table-cell>
          <table:table-cell office:value-type="string" calcext:value-type="string">
            <text:p>Ивановская область</text:p>
          </table:table-cell>
          <table:table-cell table:number-columns-repeated="255"/>
        </table:table-row>
        <table:table-row table:style-name="ro37">
          <table:table-cell office:value-type="float" office:value="38" calcext:value-type="float">
            <text:p>38</text:p>
          </table:table-cell>
          <table:table-cell office:value-type="string" calcext:value-type="string">
            <text:p>Воронежская область</text:p>
          </table:table-cell>
          <table:table-cell table:number-columns-repeated="255"/>
        </table:table-row>
        <table:table-row table:style-name="ro37">
          <table:table-cell office:value-type="float" office:value="39" calcext:value-type="float">
            <text:p>39</text:p>
          </table:table-cell>
          <table:table-cell office:value-type="string" calcext:value-type="string">
            <text:p>Брянская область</text:p>
          </table:table-cell>
          <table:table-cell table:number-columns-repeated="255"/>
        </table:table-row>
        <table:table-row table:style-name="ro37">
          <table:table-cell office:value-type="float" office:value="40" calcext:value-type="float">
            <text:p>40</text:p>
          </table:table-cell>
          <table:table-cell office:value-type="string" calcext:value-type="string">
            <text:p>Калужская область</text:p>
          </table:table-cell>
          <table:table-cell table:number-columns-repeated="255"/>
        </table:table-row>
        <table:table-row table:style-name="ro37">
          <table:table-cell office:value-type="float" office:value="41" calcext:value-type="float">
            <text:p>41</text:p>
          </table:table-cell>
          <table:table-cell office:value-type="string" calcext:value-type="string">
            <text:p>Костромская область</text:p>
          </table:table-cell>
          <table:table-cell table:number-columns-repeated="255"/>
        </table:table-row>
        <table:table-row table:style-name="ro37">
          <table:table-cell office:value-type="float" office:value="42" calcext:value-type="float">
            <text:p>42</text:p>
          </table:table-cell>
          <table:table-cell office:value-type="string" calcext:value-type="string">
            <text:p>Липецкая область</text:p>
          </table:table-cell>
          <table:table-cell table:number-columns-repeated="255"/>
        </table:table-row>
        <table:table-row table:style-name="ro37">
          <table:table-cell office:value-type="float" office:value="43" calcext:value-type="float">
            <text:p>43</text:p>
          </table:table-cell>
          <table:table-cell office:value-type="string" calcext:value-type="string">
            <text:p>Московская область</text:p>
          </table:table-cell>
          <table:table-cell table:number-columns-repeated="255"/>
        </table:table-row>
        <table:table-row table:style-name="ro37">
          <table:table-cell office:value-type="float" office:value="44" calcext:value-type="float">
            <text:p>44</text:p>
          </table:table-cell>
          <table:table-cell office:value-type="string" calcext:value-type="string">
            <text:p>Тамбовская область</text:p>
          </table:table-cell>
          <table:table-cell table:number-columns-repeated="255"/>
        </table:table-row>
        <table:table-row table:style-name="ro37">
          <table:table-cell office:value-type="float" office:value="45" calcext:value-type="float">
            <text:p>45</text:p>
          </table:table-cell>
          <table:table-cell office:value-type="string" calcext:value-type="string">
            <text:p>Тверская область</text:p>
          </table:table-cell>
          <table:table-cell table:number-columns-repeated="255"/>
        </table:table-row>
        <table:table-row table:style-name="ro37">
          <table:table-cell office:value-type="float" office:value="46" calcext:value-type="float">
            <text:p>46</text:p>
          </table:table-cell>
          <table:table-cell office:value-type="string" calcext:value-type="string">
            <text:p>Ярославская область</text:p>
          </table:table-cell>
          <table:table-cell table:number-columns-repeated="255"/>
        </table:table-row>
        <table:table-row table:style-name="ro37">
          <table:table-cell office:value-type="float" office:value="47" calcext:value-type="float">
            <text:p>47</text:p>
          </table:table-cell>
          <table:table-cell office:value-type="string" calcext:value-type="string">
            <text:p>Город федерального значения Москва</text:p>
          </table:table-cell>
          <table:table-cell table:number-columns-repeated="255"/>
        </table:table-row>
        <table:table-row table:style-name="ro37">
          <table:table-cell office:value-type="float" office:value="48" calcext:value-type="float">
            <text:p>48</text:p>
          </table:table-cell>
          <table:table-cell office:value-type="string" calcext:value-type="string">
            <text:p>Республика Дагестан</text:p>
          </table:table-cell>
          <table:table-cell table:number-columns-repeated="255"/>
        </table:table-row>
        <table:table-row table:style-name="ro37">
          <table:table-cell office:value-type="float" office:value="49" calcext:value-type="float">
            <text:p>49</text:p>
          </table:table-cell>
          <table:table-cell office:value-type="string" calcext:value-type="string">
            <text:p>Республика Северная Осетия - Алания</text:p>
          </table:table-cell>
          <table:table-cell table:number-columns-repeated="255"/>
        </table:table-row>
        <table:table-row table:style-name="ro37">
          <table:table-cell office:value-type="float" office:value="50" calcext:value-type="float">
            <text:p>50</text:p>
          </table:table-cell>
          <table:table-cell office:value-type="string" calcext:value-type="string">
            <text:p>Чеченская республика</text:p>
          </table:table-cell>
          <table:table-cell table:number-columns-repeated="255"/>
        </table:table-row>
        <table:table-row table:style-name="ro37">
          <table:table-cell office:value-type="float" office:value="51" calcext:value-type="float">
            <text:p>51</text:p>
          </table:table-cell>
          <table:table-cell office:value-type="string" calcext:value-type="string">
            <text:p>Ставропольский край</text:p>
          </table:table-cell>
          <table:table-cell table:number-columns-repeated="255"/>
        </table:table-row>
        <table:table-row table:style-name="ro37">
          <table:table-cell office:value-type="float" office:value="52" calcext:value-type="float">
            <text:p>52</text:p>
          </table:table-cell>
          <table:table-cell office:value-type="string" calcext:value-type="string">
            <text:p>Республика Адыгея</text:p>
          </table:table-cell>
          <table:table-cell table:number-columns-repeated="255"/>
        </table:table-row>
        <table:table-row table:style-name="ro37">
          <table:table-cell office:value-type="float" office:value="53" calcext:value-type="float">
            <text:p>53</text:p>
          </table:table-cell>
          <table:table-cell office:value-type="string" calcext:value-type="string">
            <text:p>Республика Крым</text:p>
          </table:table-cell>
          <table:table-cell table:number-columns-repeated="255"/>
        </table:table-row>
        <table:table-row table:style-name="ro37">
          <table:table-cell office:value-type="float" office:value="54" calcext:value-type="float">
            <text:p>54</text:p>
          </table:table-cell>
          <table:table-cell office:value-type="string" calcext:value-type="string">
            <text:p>Краснодарский край</text:p>
          </table:table-cell>
          <table:table-cell table:number-columns-repeated="255"/>
        </table:table-row>
        <table:table-row table:style-name="ro37">
          <table:table-cell office:value-type="float" office:value="55" calcext:value-type="float">
            <text:p>55</text:p>
          </table:table-cell>
          <table:table-cell office:value-type="string" calcext:value-type="string">
            <text:p>Астраханская область</text:p>
          </table:table-cell>
          <table:table-cell table:number-columns-repeated="255"/>
        </table:table-row>
        <table:table-row table:style-name="ro37">
          <table:table-cell office:value-type="float" office:value="56" calcext:value-type="float">
            <text:p>56</text:p>
          </table:table-cell>
          <table:table-cell office:value-type="string" calcext:value-type="string">
            <text:p>Волгоградская область</text:p>
          </table:table-cell>
          <table:table-cell table:number-columns-repeated="255"/>
        </table:table-row>
        <table:table-row table:style-name="ro37">
          <table:table-cell office:value-type="float" office:value="57" calcext:value-type="float">
            <text:p>57</text:p>
          </table:table-cell>
          <table:table-cell office:value-type="string" calcext:value-type="string">
            <text:p>Ростовская область</text:p>
          </table:table-cell>
          <table:table-cell table:number-columns-repeated="255"/>
        </table:table-row>
        <table:table-row table:style-name="ro37">
          <table:table-cell office:value-type="float" office:value="58" calcext:value-type="float">
            <text:p>58</text:p>
          </table:table-cell>
          <table:table-cell office:value-type="string" calcext:value-type="string">
            <text:p>Город федерального значения Севастополь</text:p>
          </table:table-cell>
          <table:table-cell table:number-columns-repeated="255"/>
        </table:table-row>
        <table:table-row table:style-name="ro24">
          <table:table-cell office:value-type="float" office:value="59" calcext:value-type="float">
            <text:p>59</text:p>
          </table:table-cell>
          <table:table-cell office:value-type="string" calcext:value-type="string">
            <text:p>Сахалинская область</text:p>
          </table:table-cell>
          <table:table-cell table:number-columns-repeated="255"/>
        </table:table-row>
        <table:table-row table:style-name="ro24">
          <table:table-cell office:value-type="float" office:value="60" calcext:value-type="float">
            <text:p>60</text:p>
          </table:table-cell>
          <table:table-cell office:value-type="string" calcext:value-type="string">
            <text:p>Еврейская автономная область</text:p>
          </table:table-cell>
          <table:table-cell table:number-columns-repeated="255"/>
        </table:table-row>
        <table:table-row table:style-name="ro24">
          <table:table-cell office:value-type="float" office:value="61" calcext:value-type="float">
            <text:p>61</text:p>
          </table:table-cell>
          <table:table-cell office:value-type="string" calcext:value-type="string">
            <text:p>Чукотский автономный округ</text:p>
          </table:table-cell>
          <table:table-cell table:number-columns-repeated="255"/>
        </table:table-row>
        <table:table-row table:style-name="ro24">
          <table:table-cell office:value-type="float" office:value="62" calcext:value-type="float">
            <text:p>62</text:p>
          </table:table-cell>
          <table:table-cell office:value-type="string" calcext:value-type="string">
            <text:p>Республика Алтай</text:p>
          </table:table-cell>
          <table:table-cell table:number-columns-repeated="255"/>
        </table:table-row>
        <table:table-row table:style-name="ro24">
          <table:table-cell office:value-type="float" office:value="63" calcext:value-type="float">
            <text:p>63</text:p>
          </table:table-cell>
          <table:table-cell office:value-type="string" calcext:value-type="string">
            <text:p>Республика Тыва</text:p>
          </table:table-cell>
          <table:table-cell table:number-columns-repeated="255"/>
        </table:table-row>
        <table:table-row table:style-name="ro24">
          <table:table-cell office:value-type="float" office:value="64" calcext:value-type="float">
            <text:p>64</text:p>
          </table:table-cell>
          <table:table-cell office:value-type="string" calcext:value-type="string">
            <text:p>Ханты-Мансийский автономный округ</text:p>
          </table:table-cell>
          <table:table-cell table:number-columns-repeated="255"/>
        </table:table-row>
        <table:table-row table:style-name="ro24">
          <table:table-cell office:value-type="float" office:value="65" calcext:value-type="float">
            <text:p>65</text:p>
          </table:table-cell>
          <table:table-cell office:value-type="string" calcext:value-type="string">
            <text:p>Ямало-Ненецкий автономный округ</text:p>
          </table:table-cell>
          <table:table-cell table:number-columns-repeated="255"/>
        </table:table-row>
        <table:table-row table:style-name="ro24">
          <table:table-cell office:value-type="float" office:value="66" calcext:value-type="float">
            <text:p>66</text:p>
          </table:table-cell>
          <table:table-cell office:value-type="string" calcext:value-type="string">
            <text:p>Республика Башкортостан</text:p>
          </table:table-cell>
          <table:table-cell table:number-columns-repeated="255"/>
        </table:table-row>
        <table:table-row table:style-name="ro24">
          <table:table-cell office:value-type="float" office:value="67" calcext:value-type="float">
            <text:p>67</text:p>
          </table:table-cell>
          <table:table-cell office:value-type="string" calcext:value-type="string">
            <text:p>Республика Мордовия</text:p>
          </table:table-cell>
          <table:table-cell table:number-columns-repeated="255"/>
        </table:table-row>
        <table:table-row table:style-name="ro24">
          <table:table-cell office:value-type="float" office:value="68" calcext:value-type="float">
            <text:p>68</text:p>
          </table:table-cell>
          <table:table-cell office:value-type="string" calcext:value-type="string">
            <text:p>Республика Марий Эл</text:p>
          </table:table-cell>
          <table:table-cell table:number-columns-repeated="255"/>
        </table:table-row>
        <table:table-row table:style-name="ro24">
          <table:table-cell office:value-type="float" office:value="69" calcext:value-type="float">
            <text:p>69</text:p>
          </table:table-cell>
          <table:table-cell office:value-type="string" calcext:value-type="string">
            <text:p>Пензенская область</text:p>
          </table:table-cell>
          <table:table-cell table:number-columns-repeated="255"/>
        </table:table-row>
        <table:table-row table:style-name="ro24">
          <table:table-cell office:value-type="float" office:value="70" calcext:value-type="float">
            <text:p>70</text:p>
          </table:table-cell>
          <table:table-cell office:value-type="string" calcext:value-type="string">
            <text:p>Республика Карелия</text:p>
          </table:table-cell>
          <table:table-cell table:number-columns-repeated="255"/>
        </table:table-row>
        <table:table-row table:style-name="ro24">
          <table:table-cell office:value-type="float" office:value="71" calcext:value-type="float">
            <text:p>71</text:p>
          </table:table-cell>
          <table:table-cell office:value-type="string" calcext:value-type="string">
            <text:p>Республика Коми</text:p>
          </table:table-cell>
          <table:table-cell table:number-columns-repeated="255"/>
        </table:table-row>
        <table:table-row table:style-name="ro24">
          <table:table-cell office:value-type="float" office:value="72" calcext:value-type="float">
            <text:p>72</text:p>
          </table:table-cell>
          <table:table-cell office:value-type="string" calcext:value-type="string">
            <text:p>Новгородская область</text:p>
          </table:table-cell>
          <table:table-cell table:number-columns-repeated="255"/>
        </table:table-row>
        <table:table-row table:style-name="ro24">
          <table:table-cell office:value-type="float" office:value="73" calcext:value-type="float">
            <text:p>73</text:p>
          </table:table-cell>
          <table:table-cell office:value-type="string" calcext:value-type="string">
            <text:p>Псковская область</text:p>
          </table:table-cell>
          <table:table-cell table:number-columns-repeated="255"/>
        </table:table-row>
        <table:table-row table:style-name="ro24">
          <table:table-cell office:value-type="float" office:value="74" calcext:value-type="float">
            <text:p>74</text:p>
          </table:table-cell>
          <table:table-cell office:value-type="string" calcext:value-type="string">
            <text:p>Город федерального значения Санкт-Петербург</text:p>
          </table:table-cell>
          <table:table-cell table:number-columns-repeated="255"/>
        </table:table-row>
        <table:table-row table:style-name="ro24">
          <table:table-cell office:value-type="float" office:value="75" calcext:value-type="float">
            <text:p>75</text:p>
          </table:table-cell>
          <table:table-cell office:value-type="string" calcext:value-type="string">
            <text:p>Ненецкий автономный округ</text:p>
          </table:table-cell>
          <table:table-cell table:number-columns-repeated="255"/>
        </table:table-row>
        <table:table-row table:style-name="ro24">
          <table:table-cell office:value-type="float" office:value="76" calcext:value-type="float">
            <text:p>76</text:p>
          </table:table-cell>
          <table:table-cell office:value-type="string" calcext:value-type="string">
            <text:p>Белгородская область</text:p>
          </table:table-cell>
          <table:table-cell table:number-columns-repeated="255"/>
        </table:table-row>
        <table:table-row table:style-name="ro24">
          <table:table-cell office:value-type="float" office:value="77" calcext:value-type="float">
            <text:p>77</text:p>
          </table:table-cell>
          <table:table-cell office:value-type="string" calcext:value-type="string">
            <text:p>Курская область</text:p>
          </table:table-cell>
          <table:table-cell table:number-columns-repeated="255"/>
        </table:table-row>
        <table:table-row table:style-name="ro24">
          <table:table-cell office:value-type="float" office:value="78" calcext:value-type="float">
            <text:p>78</text:p>
          </table:table-cell>
          <table:table-cell office:value-type="string" calcext:value-type="string">
            <text:p>Орловская область</text:p>
          </table:table-cell>
          <table:table-cell table:number-columns-repeated="255"/>
        </table:table-row>
        <table:table-row table:style-name="ro24">
          <table:table-cell office:value-type="float" office:value="79" calcext:value-type="float">
            <text:p>79</text:p>
          </table:table-cell>
          <table:table-cell office:value-type="string" calcext:value-type="string">
            <text:p>Рязанская область</text:p>
          </table:table-cell>
          <table:table-cell table:number-columns-repeated="255"/>
        </table:table-row>
        <table:table-row table:style-name="ro24">
          <table:table-cell office:value-type="float" office:value="80" calcext:value-type="float">
            <text:p>80</text:p>
          </table:table-cell>
          <table:table-cell office:value-type="string" calcext:value-type="string">
            <text:p>Смоленская область</text:p>
          </table:table-cell>
          <table:table-cell table:number-columns-repeated="255"/>
        </table:table-row>
        <table:table-row table:style-name="ro24">
          <table:table-cell office:value-type="float" office:value="81" calcext:value-type="float">
            <text:p>81</text:p>
          </table:table-cell>
          <table:table-cell office:value-type="string" calcext:value-type="string">
            <text:p>Тульская область</text:p>
          </table:table-cell>
          <table:table-cell table:number-columns-repeated="255"/>
        </table:table-row>
        <table:table-row table:style-name="ro24">
          <table:table-cell office:value-type="float" office:value="82" calcext:value-type="float">
            <text:p>82</text:p>
          </table:table-cell>
          <table:table-cell office:value-type="string" calcext:value-type="string">
            <text:p>Республика Ингушетия</text:p>
          </table:table-cell>
          <table:table-cell table:number-columns-repeated="255"/>
        </table:table-row>
        <table:table-row table:style-name="ro24">
          <table:table-cell office:value-type="float" office:value="83" calcext:value-type="float">
            <text:p>83</text:p>
          </table:table-cell>
          <table:table-cell office:value-type="string" calcext:value-type="string">
            <text:p>Кабардино-Балкарская республика</text:p>
          </table:table-cell>
          <table:table-cell table:number-columns-repeated="255"/>
        </table:table-row>
        <table:table-row table:style-name="ro24">
          <table:table-cell office:value-type="float" office:value="84" calcext:value-type="float">
            <text:p>84</text:p>
          </table:table-cell>
          <table:table-cell office:value-type="string" calcext:value-type="string">
            <text:p>Карачаево-Черкесская республика</text:p>
          </table:table-cell>
          <table:table-cell table:number-columns-repeated="255"/>
        </table:table-row>
        <table:table-row table:style-name="ro24">
          <table:table-cell office:value-type="float" office:value="85" calcext:value-type="float">
            <text:p>85</text:p>
          </table:table-cell>
          <table:table-cell office:value-type="string" calcext:value-type="string">
            <text:p>Республика Калмыкия</text:p>
          </table:table-cell>
          <table:table-cell table:number-columns-repeated="255"/>
        </table:table-row>
        <table:table-row table:style-name="ro37" table:number-rows-repeated="3">
          <table:table-cell table:number-columns-repeated="257"/>
        </table:table-row>
        <table:table-row table:style-name="ro24">
          <table:table-cell table:number-columns-repeated="257"/>
        </table:table-row>
        <table:table-row table:style-name="ro37" table:number-rows-repeated="1048486">
          <table:table-cell table:number-columns-repeated="257"/>
        </table:table-row>
        <table:table-row table:style-name="ro37">
          <table:table-cell table:number-columns-repeated="257"/>
        </table:table-row>
      </table:table>
      <table:table table:name="Субъекты и группы" table:style-name="ta7">
        <table:table-column table:style-name="co50" table:number-columns-repeated="3" table:default-cell-style-name="ce69"/>
        <table:table-column table:style-name="co51" table:default-cell-style-name="ce69"/>
        <table:table-column table:style-name="co52" table:default-cell-style-name="ce69"/>
        <table:table-column table:style-name="co53" table:default-cell-style-name="ce69"/>
        <table:table-column table:style-name="co54" table:default-cell-style-name="ce69"/>
        <table:table-column table:style-name="co16" table:number-columns-repeated="250" table:default-cell-style-name="ce69"/>
        <table:table-row table:style-name="ro24">
          <table:table-cell office:value-type="string" calcext:value-type="string">
            <text:p>Номер субъекта</text:p>
          </table:table-cell>
          <table:table-cell office:value-type="string" calcext:value-type="string">
            <text:p>Номер федерального округа</text:p>
          </table:table-cell>
          <table:table-cell office:value-type="string" calcext:value-type="string">
            <text:p>Федеральный округ</text:p>
          </table:table-cell>
          <table:table-cell office:value-type="string" calcext:value-type="string">
            <text:p>Субъект</text:p>
          </table:table-cell>
          <table:table-cell office:value-type="string" calcext:value-type="string">
            <text:p>Экономический район</text:p>
          </table:table-cell>
          <table:table-cell office:value-type="string" calcext:value-type="string">
            <text:p>Часть света</text:p>
          </table:table-cell>
          <table:table-cell office:value-type="string" calcext:value-type="string">
            <text:p>Приволжские субъекты</text:p>
          </table:table-cell>
          <table:table-cell table:number-columns-repeated="250"/>
        </table:table-row>
        <table:table-row table:style-name="ro24">
          <table:table-cell office:value-type="string" calcext:value-type="string">
            <text:p>region_number</text:p>
          </table:table-cell>
          <table:table-cell office:value-type="string" calcext:value-type="string">
            <text:p>district_number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economical_district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volga</text:p>
          </table:table-cell>
          <table:table-cell table:number-columns-repeated="250"/>
        </table:table-row>
        <table:table-row table:style-name="ro2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Республика Саха (Якутия)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Камчатский край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Приморский край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Хабаровский край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мурская область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Магаданская область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Сахалинская область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Еврейская автономная область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Чукотский автономный округ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Алтайский край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Забайкальский край</text:p>
          </table:table-cell>
          <table:table-cell office:value-type="string" calcext:value-type="string">
            <text:p>Восточ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Иркутская область</text:p>
          </table:table-cell>
          <table:table-cell office:value-type="string" calcext:value-type="string">
            <text:p>Восточ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Кемеровская область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Республика Бурятия</text:p>
          </table:table-cell>
          <table:table-cell office:value-type="string" calcext:value-type="string">
            <text:p>Восточ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Новосибирская область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Красноярский край</text:p>
          </table:table-cell>
          <table:table-cell office:value-type="string" calcext:value-type="string">
            <text:p>Восточ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Республика Хакасия</text:p>
          </table:table-cell>
          <table:table-cell office:value-type="string" calcext:value-type="string">
            <text:p>Восточ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Томская область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Омская область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Республика Алтай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Республика Тыва</text:p>
          </table:table-cell>
          <table:table-cell office:value-type="string" calcext:value-type="string">
            <text:p>Восточ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Свердловская область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Челябинская область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Тюменская область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Курганская область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Ханты-Мансийский автономный округ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Ямало-Ненецкий автономный округ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Удмуртская республика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Чувашская республика</text:p>
          </table:table-cell>
          <table:table-cell office:value-type="string" calcext:value-type="string">
            <text:p>Волго-Вят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250"/>
        </table:table-row>
        <table:table-row table:style-name="ro24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Республика Татарстан</text:p>
          </table:table-cell>
          <table:table-cell office:value-type="string" calcext:value-type="string">
            <text:p>Поволж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250"/>
        </table:table-row>
        <table:table-row table:style-name="ro24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Кировская область</text:p>
          </table:table-cell>
          <table:table-cell office:value-type="string" calcext:value-type="string">
            <text:p>Волго-Вят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Пермский край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Нижегородская область</text:p>
          </table:table-cell>
          <table:table-cell office:value-type="string" calcext:value-type="string">
            <text:p>Волго-Вят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250"/>
        </table:table-row>
        <table:table-row table:style-name="ro24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Оренбургская область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Самарская область</text:p>
          </table:table-cell>
          <table:table-cell office:value-type="string" calcext:value-type="string">
            <text:p>Поволж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250"/>
        </table:table-row>
        <table:table-row table:style-name="ro24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Саратовская область </text:p>
          </table:table-cell>
          <table:table-cell office:value-type="string" calcext:value-type="string">
            <text:p>Поволж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250"/>
        </table:table-row>
        <table:table-row table:style-name="ro24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Ульяновская область</text:p>
          </table:table-cell>
          <table:table-cell office:value-type="string" calcext:value-type="string">
            <text:p>Поволж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250"/>
        </table:table-row>
        <table:table-row table:style-name="ro24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Республика Башкортостан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Республика Мордовия</text:p>
          </table:table-cell>
          <table:table-cell office:value-type="string" calcext:value-type="string">
            <text:p>Волго-Вят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Республика Марий Эл</text:p>
          </table:table-cell>
          <table:table-cell office:value-type="string" calcext:value-type="string">
            <text:p>Волго-Вят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250"/>
        </table:table-row>
        <table:table-row table:style-name="ro24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Пензенская область</text:p>
          </table:table-cell>
          <table:table-cell office:value-type="string" calcext:value-type="string">
            <text:p>Поволж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Архангельская область</text:p>
          </table:table-cell>
          <table:table-cell office:value-type="string" calcext:value-type="string">
            <text:p>Север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Вологодская область</text:p>
          </table:table-cell>
          <table:table-cell office:value-type="string" calcext:value-type="string">
            <text:p>Север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Калининградская область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Ленинградская область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Мурманская область</text:p>
          </table:table-cell>
          <table:table-cell office:value-type="string" calcext:value-type="string">
            <text:p>Север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Республика Карелия</text:p>
          </table:table-cell>
          <table:table-cell office:value-type="string" calcext:value-type="string">
            <text:p>Север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Республика Коми</text:p>
          </table:table-cell>
          <table:table-cell office:value-type="string" calcext:value-type="string">
            <text:p>Север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Новгородская область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Псковская область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Город федерального значения Санкт-Петербург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Ненецкий автономный округ</text:p>
          </table:table-cell>
          <table:table-cell office:value-type="string" calcext:value-type="string">
            <text:p>Север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Владимир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Иванов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250"/>
        </table:table-row>
        <table:table-row table:style-name="ro24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Воронежская область</text:p>
          </table:table-cell>
          <table:table-cell office:value-type="string" calcext:value-type="string">
            <text:p>Центрально-Чернозём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Брян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алуж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остром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250"/>
        </table:table-row>
        <table:table-row table:style-name="ro24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Липецкая область</text:p>
          </table:table-cell>
          <table:table-cell office:value-type="string" calcext:value-type="string">
            <text:p>Центрально-Чернозём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Москов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250"/>
        </table:table-row>
        <table:table-row table:style-name="ro24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Тамбовская область</text:p>
          </table:table-cell>
          <table:table-cell office:value-type="string" calcext:value-type="string">
            <text:p>Центрально-Чернозём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Твер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250"/>
        </table:table-row>
        <table:table-row table:style-name="ro24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Ярослав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250"/>
        </table:table-row>
        <table:table-row table:style-name="ro24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Город федерального значения Москва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Белгородская область</text:p>
          </table:table-cell>
          <table:table-cell office:value-type="string" calcext:value-type="string">
            <text:p>Центрально-Чернозём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урская область</text:p>
          </table:table-cell>
          <table:table-cell office:value-type="string" calcext:value-type="string">
            <text:p>Центрально-Чернозём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Орлов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Рязан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Смолен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Туль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Республика Дагестан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Республика Северная Осетия - Алания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Чеченская республика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Ставропольский край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Республика Ингушетия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Кабардино-Балкарская республика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Карачаево-Черкесская республика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Южный</text:p>
          </table:table-cell>
          <table:table-cell office:value-type="string" calcext:value-type="string">
            <text:p>Республика Адыгея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Южный</text:p>
          </table:table-cell>
          <table:table-cell office:value-type="string" calcext:value-type="string">
            <text:p>Республика Крым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Южный</text:p>
          </table:table-cell>
          <table:table-cell office:value-type="string" calcext:value-type="string">
            <text:p>Краснодарский край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Южный</text:p>
          </table:table-cell>
          <table:table-cell office:value-type="string" calcext:value-type="string">
            <text:p>Астраханская область</text:p>
          </table:table-cell>
          <table:table-cell office:value-type="string" calcext:value-type="string">
            <text:p>Поволж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250"/>
        </table:table-row>
        <table:table-row table:style-name="ro24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Южный</text:p>
          </table:table-cell>
          <table:table-cell office:value-type="string" calcext:value-type="string">
            <text:p>Волгоградская область</text:p>
          </table:table-cell>
          <table:table-cell office:value-type="string" calcext:value-type="string">
            <text:p>Поволж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250"/>
        </table:table-row>
        <table:table-row table:style-name="ro24"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Южный</text:p>
          </table:table-cell>
          <table:table-cell office:value-type="string" calcext:value-type="string">
            <text:p>Ростовская область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Южный</text:p>
          </table:table-cell>
          <table:table-cell office:value-type="string" calcext:value-type="string">
            <text:p>Город федерального значения Севастополь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Южный</text:p>
          </table:table-cell>
          <table:table-cell office:value-type="string" calcext:value-type="string">
            <text:p>Республика Калмыкия</text:p>
          </table:table-cell>
          <table:table-cell office:value-type="string" calcext:value-type="string">
            <text:p>Поволж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24" table:number-rows-repeated="1048488">
          <table:table-cell table:number-columns-repeated="257"/>
        </table:table-row>
        <table:table-row table:style-name="ro24">
          <table:table-cell table:number-columns-repeated="257"/>
        </table:table-row>
      </table:table>
      <table:table table:name="Округа и значения" table:style-name="ta4">
        <table:table-column table:style-name="co24" table:default-cell-style-name="ce69"/>
        <table:table-column table:style-name="co25" table:default-cell-style-name="ce69"/>
        <table:table-column table:style-name="co24" table:number-columns-repeated="5" table:default-cell-style-name="ce69"/>
        <table:table-column table:style-name="co26" table:default-cell-style-name="ce69"/>
        <table:table-column table:style-name="co24" table:number-columns-repeated="249" table:default-cell-style-name="ce69"/>
        <table:table-row table:style-name="ro24"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 ФО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регионального значения</text:p>
          </table:table-cell>
          <table:table-cell table:number-columns-repeated="249"/>
        </table:table-row>
        <table:table-row table:style-name="ro24"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 ФО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местного значения</text:p>
          </table:table-cell>
          <table:table-cell table:number-columns-repeated="249"/>
        </table:table-row>
        <table:table-row table:style-name="ro24">
          <table:table-cell office:value-type="float" office:value="3" calcext:value-type="float">
            <text:p>3</text:p>
          </table:table-cell>
          <table:table-cell office:value-type="string" calcext:value-type="string">
            <text:p>Уральский ФО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не определено</text:p>
          </table:table-cell>
          <table:table-cell table:number-columns-repeated="249"/>
        </table:table-row>
        <table:table-row table:style-name="ro24"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 ФО</text:p>
          </table:table-cell>
          <table:table-cell table:number-columns-repeated="255"/>
        </table:table-row>
        <table:table-row table:style-name="ro24"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 ФО</text:p>
          </table:table-cell>
          <table:table-cell table:number-columns-repeated="255"/>
        </table:table-row>
        <table:table-row table:style-name="ro24"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 ФО</text:p>
          </table:table-cell>
          <table:table-cell table:number-columns-repeated="255"/>
        </table:table-row>
        <table:table-row table:style-name="ro24">
          <table:table-cell office:value-type="float" office:value="7" calcext:value-type="float">
            <text:p>7</text:p>
          </table:table-cell>
          <table:table-cell office:value-type="string" calcext:value-type="string">
            <text:p>Северо-Кавказский ФО</text:p>
          </table:table-cell>
          <table:table-cell table:number-columns-repeated="255"/>
        </table:table-row>
        <table:table-row table:style-name="ro24">
          <table:table-cell office:value-type="float" office:value="8" calcext:value-type="float">
            <text:p>8</text:p>
          </table:table-cell>
          <table:table-cell office:value-type="string" calcext:value-type="string">
            <text:p>Южный ФО</text:p>
          </table:table-cell>
          <table:table-cell table:number-columns-repeated="255"/>
        </table:table-row>
        <table:table-row table:style-name="ro25" table:number-rows-repeated="1048567">
          <table:table-cell table:number-columns-repeated="257"/>
        </table:table-row>
        <table:table-row table:style-name="ro25">
          <table:table-cell table:number-columns-repeated="257"/>
        </table:table-row>
      </table:table>
      <table:table table:name="Источники информации" table:style-name="ta5">
        <table:table-column table:style-name="co24" table:default-cell-style-name="ce69"/>
        <table:table-column table:style-name="co27" table:default-cell-style-name="ce118"/>
        <table:table-column table:style-name="co28" table:default-cell-style-name="ce122"/>
        <table:table-column table:style-name="co29" table:default-cell-style-name="ce129"/>
        <table:table-column table:style-name="co30" table:default-cell-style-name="ce129"/>
        <table:table-column table:style-name="co31" table:default-cell-style-name="ce133"/>
        <table:table-column table:style-name="co32" table:default-cell-style-name="ce129"/>
        <table:table-column table:style-name="co33" table:default-cell-style-name="ce129"/>
        <table:table-column table:style-name="co34" table:default-cell-style-name="ce69"/>
        <table:table-column table:style-name="co24" table:number-columns-repeated="55" table:default-cell-style-name="ce69"/>
        <table:table-column table:style-name="co24" table:number-columns-repeated="960" table:default-cell-style-name="Default"/>
        <table:table-row table:style-name="ro24">
          <table:table-cell office:value-type="string" calcext:value-type="string">
            <text:p>Номер</text:p>
          </table:table-cell>
          <table:table-cell office:value-type="string" calcext:value-type="string">
            <text:p>Субъект</text:p>
          </table:table-cell>
          <table:table-cell office:value-type="string" calcext:value-type="string">
            <text:p>Ссылка на закон</text:p>
          </table:table-cell>
          <table:table-cell office:value-type="string" calcext:value-type="string">
            <text:p>Проверка закона</text:p>
          </table:table-cell>
          <table:table-cell office:value-type="string" calcext:value-type="string">
            <text:p>Дата изменения закона</text:p>
          </table:table-cell>
          <table:table-cell office:value-type="string" calcext:value-type="string">
            <text:p>Ссылка на статистику</text:p>
          </table:table-cell>
          <table:table-cell office:value-type="string" calcext:value-type="string">
            <text:p>Проверка статистики</text:p>
          </table:table-cell>
          <table:table-cell office:value-type="string" calcext:value-type="string">
            <text:p>Дата статистики</text:p>
          </table:table-cell>
          <table:table-cell table:number-columns-repeated="1016"/>
        </table:table-row>
        <table:table-row table:style-name="ro24">
          <table:table-cell office:value-type="float" office:value="1" calcext:value-type="float">
            <text:p>1</text:p>
          </table:table-cell>
          <table:table-cell office:value-type="string" calcext:value-type="string">
            <text:p>Республика Саха (Якутия)</text:p>
          </table:table-cell>
          <table:table-cell table:style-name="ce123" office:value-type="string" calcext:value-type="string">
            <text:p>http://docs.cntd.ru/document/895289294</text:p>
          </table:table-cell>
          <table:table-cell office:value-type="date" office:date-value="2020-03-19" calcext:value-type="date">
            <text:p>19.03.2020</text:p>
          </table:table-cell>
          <table:table-cell table:style-name="ce130" office:value-type="date" office:date-value="2019-01-30" calcext:value-type="date">
            <text:p>30.01.2019</text:p>
          </table:table-cell>
          <table:table-cell office:value-type="string" calcext:value-type="string">
            <text:p>https://minpriroda.sakha.gov.ru/osobo-ohranjaemye-prirodnye-territorii</text:p>
          </table:table-cell>
          <table:table-cell office:value-type="date" office:date-value="2020-03-19" calcext:value-type="date">
            <text:p>19.03.2020</text:p>
          </table:table-cell>
          <table:table-cell office:value-type="date" office:date-value="2018-07-01" calcext:value-type="date">
            <text:p>01.07.2018</text:p>
          </table:table-cell>
          <table:table-cell office:value-type="string" calcext:value-type="string">
            <text:p>https://www.1jur.ru/#/document/81/8866683/</text:p>
          </table:table-cell>
          <table:table-cell table:number-columns-repeated="1015"/>
        </table:table-row>
        <table:table-row table:style-name="ro24">
          <table:table-cell office:value-type="float" office:value="2" calcext:value-type="float">
            <text:p>2</text:p>
          </table:table-cell>
          <table:table-cell office:value-type="string" calcext:value-type="string">
            <text:p>Камчатский край</text:p>
          </table:table-cell>
          <table:table-cell table:style-name="ce123" office:value-type="string" calcext:value-type="string">
            <text:p>http://docs.cntd.ru/document/423902697</text:p>
          </table:table-cell>
          <table:table-cell office:value-type="date" office:date-value="2020-03-19" calcext:value-type="date">
            <text:p>19.03.2020</text:p>
          </table:table-cell>
          <table:table-cell table:style-name="ce130" office:value-type="date" office:date-value="2019-09-27" calcext:value-type="date">
            <text:p>27.09.2019</text:p>
          </table:table-cell>
          <table:table-cell office:value-type="string" calcext:value-type="string">
            <text:p>https://www.kamgov.ru/minprir/prirodoohrannaa-deatelnost-na-osobo-ohranaemyh-prirodnyh-territoriah</text:p>
          </table:table-cell>
          <table:table-cell office:value-type="date" office:date-value="2020-03-19" calcext:value-type="date">
            <text:p>19.03.2020</text:p>
          </table:table-cell>
          <table:table-cell office:value-type="date" office:date-value="2020-01-10" calcext:value-type="date">
            <text:p>10.01.2020</text:p>
          </table:table-cell>
          <table:table-cell table:number-columns-repeated="1016"/>
        </table:table-row>
        <table:table-row table:style-name="ro24">
          <table:table-cell office:value-type="float" office:value="3" calcext:value-type="float">
            <text:p>3</text:p>
          </table:table-cell>
          <table:table-cell office:value-type="string" calcext:value-type="string">
            <text:p>Приморский край</text:p>
          </table:table-cell>
          <table:table-cell table:style-name="ce123" office:value-type="string" calcext:value-type="string">
            <text:p>http://docs.cntd.ru/document/494212628</text:p>
          </table:table-cell>
          <table:table-cell office:value-type="date" office:date-value="2020-03-19" calcext:value-type="date">
            <text:p>19.03.2020</text:p>
          </table:table-cell>
          <table:table-cell table:style-name="ce130" office:value-type="date" office:date-value="2019-12-26" calcext:value-type="date">
            <text:p>26.12.2019</text:p>
          </table:table-cell>
          <table:table-cell office:value-type="string" calcext:value-type="string">
            <text:p>https://www.primorsky.ru/authorities/executive-agencies/departments/environment/report-on-the-environmental-situation-1.php</text:p>
          </table:table-cell>
          <table:table-cell office:value-type="date" office:date-value="2020-03-19" calcext:value-type="date">
            <text:p>19.03.202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6"/>
        </table:table-row>
        <table:table-row table:style-name="ro24">
          <table:table-cell office:value-type="float" office:value="4" calcext:value-type="float">
            <text:p>4</text:p>
          </table:table-cell>
          <table:table-cell office:value-type="string" calcext:value-type="string">
            <text:p>Хабаровский край</text:p>
          </table:table-cell>
          <table:table-cell table:style-name="ce123" office:value-type="string" calcext:value-type="string">
            <text:p>http://docs.cntd.ru/document/995114011</text:p>
          </table:table-cell>
          <table:table-cell office:value-type="date" office:date-value="2020-03-19" calcext:value-type="date">
            <text:p>19.03.2020</text:p>
          </table:table-cell>
          <table:table-cell table:style-name="ce130" office:value-type="date" office:date-value="2019-12-18" calcext:value-type="date">
            <text:p>18.12.2019</text:p>
          </table:table-cell>
          <table:table-cell office:value-type="string" calcext:value-type="string">
            <text:p>https://mpr.khabkrai.ru/Deyatelnost/Ekologiya/87</text:p>
          </table:table-cell>
          <table:table-cell office:value-type="date" office:date-value="2020-03-19" calcext:value-type="date">
            <text:p>19.03.2020</text:p>
          </table:table-cell>
          <table:table-cell office:value-type="date" office:date-value="2020-01-01" calcext:value-type="date">
            <text:p>01.01.2020</text:p>
          </table:table-cell>
          <table:table-cell table:number-columns-repeated="1016"/>
        </table:table-row>
        <table:table-row table:style-name="ro24">
          <table:table-cell office:value-type="float" office:value="5" calcext:value-type="float">
            <text:p>5</text:p>
          </table:table-cell>
          <table:table-cell office:value-type="string" calcext:value-type="string">
            <text:p>Амурская область</text:p>
          </table:table-cell>
          <table:table-cell table:style-name="ce124" office:value-type="string" calcext:value-type="string">
            <text:p>http://docs.cntd.ru/document/326139344</text:p>
          </table:table-cell>
          <table:table-cell office:value-type="date" office:date-value="2020-03-19" calcext:value-type="date">
            <text:p>19.03.2020</text:p>
          </table:table-cell>
          <table:table-cell table:style-name="ce130" office:value-type="date" office:date-value="2018-03-27" calcext:value-type="date">
            <text:p>27.03.2018</text:p>
          </table:table-cell>
          <table:table-cell office:value-type="string" calcext:value-type="string">
            <text:p>http://mpr.amurobl.ru/pages/okhrana-okruzhayushchey-sredy/gosudarstvennye-doklady-o-sostoyanii-okruzhayushchey-sredy-v-amurskoy-oblasti/</text:p>
          </table:table-cell>
          <table:table-cell office:value-type="date" office:date-value="2020-03-19" calcext:value-type="date">
            <text:p>19.03.202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6"/>
        </table:table-row>
        <table:table-row table:style-name="ro24">
          <table:table-cell office:value-type="float" office:value="6" calcext:value-type="float">
            <text:p>6</text:p>
          </table:table-cell>
          <table:table-cell office:value-type="string" calcext:value-type="string">
            <text:p>Магаданская область</text:p>
          </table:table-cell>
          <table:table-cell table:style-name="ce124" office:value-type="string" calcext:value-type="string">
            <text:p>http://docs.cntd.ru/document/429081498</text:p>
          </table:table-cell>
          <table:table-cell office:value-type="date" office:date-value="2020-03-19" calcext:value-type="date">
            <text:p>19.03.2020</text:p>
          </table:table-cell>
          <table:table-cell table:style-name="ce130" office:value-type="date" office:date-value="2016-11-29" calcext:value-type="date">
            <text:p>29.11.2016</text:p>
          </table:table-cell>
          <table:table-cell office:value-type="string" calcext:value-type="string">
            <text:p>https://ohotnadzor.49gov.ru/activities/main_activities/protected_areas/</text:p>
          </table:table-cell>
          <table:table-cell office:value-type="date" office:date-value="2020-03-19" calcext:value-type="date">
            <text:p>19.03.2020</text:p>
          </table:table-cell>
          <table:table-cell office:value-type="date" office:date-value="2020-03-17" calcext:value-type="date">
            <text:p>17.03.2020</text:p>
          </table:table-cell>
          <table:table-cell table:number-columns-repeated="1016"/>
        </table:table-row>
        <table:table-row table:style-name="ro24">
          <table:table-cell office:value-type="float" office:value="7" calcext:value-type="float">
            <text:p>7</text:p>
          </table:table-cell>
          <table:table-cell office:value-type="string" calcext:value-type="string">
            <text:p>Алтайский край</text:p>
          </table:table-cell>
          <table:table-cell table:style-name="ce123" office:value-type="string" calcext:value-type="string">
            <text:p>http://docs.cntd.ru/document/940102991</text:p>
          </table:table-cell>
          <table:table-cell office:value-type="date" office:date-value="2020-03-20" calcext:value-type="date">
            <text:p>20.03.2020</text:p>
          </table:table-cell>
          <table:table-cell table:style-name="ce130" office:value-type="date" office:date-value="2019-04-03" calcext:value-type="date">
            <text:p>03.04.2019</text:p>
          </table:table-cell>
          <table:table-cell office:value-type="string" calcext:value-type="string">
            <text:p>http://altaipriroda.ru/directions/prirodnye_resursy/oopt/ooptAK/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20-03-03" calcext:value-type="date">
            <text:p>03.03.2020</text:p>
          </table:table-cell>
          <table:table-cell table:number-columns-repeated="1016"/>
        </table:table-row>
        <table:table-row table:style-name="ro24">
          <table:table-cell office:value-type="float" office:value="8" calcext:value-type="float">
            <text:p>8</text:p>
          </table:table-cell>
          <table:table-cell office:value-type="string" calcext:value-type="string">
            <text:p>Забайкальский край</text:p>
          </table:table-cell>
          <table:table-cell table:style-name="ce123" office:value-type="string" calcext:value-type="string">
            <text:p>http://docs.cntd.ru/document/922221196</text:p>
          </table:table-cell>
          <table:table-cell office:value-type="date" office:date-value="2020-03-20" calcext:value-type="date">
            <text:p>20.03.2020</text:p>
          </table:table-cell>
          <table:table-cell table:style-name="ce130" office:value-type="date" office:date-value="2016-03-29" calcext:value-type="date">
            <text:p>29.03.2016</text:p>
          </table:table-cell>
          <table:table-cell table:style-name="ce69" office:value-type="string" calcext:value-type="string">
            <text:p>https://minprir.75.ru/deyatel-nost/osobo-ohranyaemye-prirodnye-territorii/141000-kadastr-oopt-zabaykal-skogo-kraya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20-01-01" calcext:value-type="date">
            <text:p>01.01.2020</text:p>
          </table:table-cell>
          <table:table-cell table:number-columns-repeated="1016"/>
        </table:table-row>
        <table:table-row table:style-name="ro24">
          <table:table-cell office:value-type="float" office:value="9" calcext:value-type="float">
            <text:p>9</text:p>
          </table:table-cell>
          <table:table-cell office:value-type="string" calcext:value-type="string">
            <text:p>Иркутская область</text:p>
          </table:table-cell>
          <table:table-cell table:style-name="ce123" office:value-type="string" calcext:value-type="string">
            <text:p>http://docs.cntd.ru/document/819055264</text:p>
          </table:table-cell>
          <table:table-cell office:value-type="date" office:date-value="2020-03-20" calcext:value-type="date">
            <text:p>20.03.2020</text:p>
          </table:table-cell>
          <table:table-cell table:style-name="ce130" office:value-type="date" office:date-value="2016-11-30" calcext:value-type="date">
            <text:p>30.11.2016</text:p>
          </table:table-cell>
          <table:table-cell office:value-type="string" calcext:value-type="string">
            <text:p>http://irkobl.ru/sites/ecology/picture/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6"/>
        </table:table-row>
        <table:table-row table:style-name="ro24">
          <table:table-cell office:value-type="float" office:value="10" calcext:value-type="float">
            <text:p>10</text:p>
          </table:table-cell>
          <table:table-cell office:value-type="string" calcext:value-type="string">
            <text:p>Кемеровская область</text:p>
          </table:table-cell>
          <table:table-cell table:style-name="ce123" office:value-type="string" calcext:value-type="string">
            <text:p>http://docs.cntd.ru/document/990301646</text:p>
          </table:table-cell>
          <table:table-cell office:value-type="date" office:date-value="2020-03-20" calcext:value-type="date">
            <text:p>20.03.2020</text:p>
          </table:table-cell>
          <table:table-cell table:style-name="ce130" office:value-type="date" office:date-value="2019-10-07" calcext:value-type="date">
            <text:p>07.10.2019</text:p>
          </table:table-cell>
          <table:table-cell office:value-type="string" calcext:value-type="string">
            <text:p>http://depoozm.ru/index.php?id_doc=181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20-01-15" calcext:value-type="date">
            <text:p>15.01.2020</text:p>
          </table:table-cell>
          <table:table-cell table:number-columns-repeated="1016"/>
        </table:table-row>
        <table:table-row table:style-name="ro24">
          <table:table-cell office:value-type="float" office:value="11" calcext:value-type="float">
            <text:p>11</text:p>
          </table:table-cell>
          <table:table-cell office:value-type="string" calcext:value-type="string">
            <text:p>Республика Бурятия</text:p>
          </table:table-cell>
          <table:table-cell table:style-name="ce123" office:value-type="string" calcext:value-type="string">
            <text:p>http://docs.cntd.ru/document/802046810</text:p>
          </table:table-cell>
          <table:table-cell office:value-type="date" office:date-value="2020-03-20" calcext:value-type="date">
            <text:p>20.03.2020</text:p>
          </table:table-cell>
          <table:table-cell table:style-name="ce131" office:value-type="date" office:date-value="2016-10-06" calcext:value-type="date">
            <text:p>06.10.2016</text:p>
          </table:table-cell>
          <table:table-cell office:value-type="string" calcext:value-type="string">
            <text:p>http://burpriroda.ru/burpriroda/deyatelnost/dokums_index.php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19-01-01" calcext:value-type="date">
            <text:p>01.01.2019</text:p>
          </table:table-cell>
          <table:table-cell table:number-columns-repeated="1016"/>
        </table:table-row>
        <table:table-row table:style-name="ro24">
          <table:table-cell office:value-type="float" office:value="12" calcext:value-type="float">
            <text:p>12</text:p>
          </table:table-cell>
          <table:table-cell office:value-type="string" calcext:value-type="string">
            <text:p>Новосибирская область</text:p>
          </table:table-cell>
          <table:table-cell table:style-name="ce123" office:value-type="string" calcext:value-type="string">
            <text:p>http://docs.cntd.ru/document/5419747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19-11-28" calcext:value-type="date">
            <text:p>28.11.2019</text:p>
          </table:table-cell>
          <table:table-cell office:value-type="string" calcext:value-type="string">
            <text:p>https://dlh.nso.ru/page/2813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19-02-12" calcext:value-type="date">
            <text:p>12.02.2019</text:p>
          </table:table-cell>
          <table:table-cell table:number-columns-repeated="1016"/>
        </table:table-row>
        <table:table-row table:style-name="ro24">
          <table:table-cell office:value-type="float" office:value="13" calcext:value-type="float">
            <text:p>13</text:p>
          </table:table-cell>
          <table:table-cell office:value-type="string" calcext:value-type="string">
            <text:p>Красноярский край</text:p>
          </table:table-cell>
          <table:table-cell table:style-name="ce123" office:value-type="string" calcext:value-type="string">
            <text:p>http://docs.cntd.ru/document/985000536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18-12-06" calcext:value-type="date">
            <text:p>06.12.2018</text:p>
          </table:table-cell>
          <table:table-cell office:value-type="string" calcext:value-type="string">
            <text:p>http://www.mpr.krskstate.ru/envir/page5849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6"/>
        </table:table-row>
        <table:table-row table:style-name="ro24">
          <table:table-cell office:value-type="float" office:value="14" calcext:value-type="float">
            <text:p>14</text:p>
          </table:table-cell>
          <table:table-cell office:value-type="string" calcext:value-type="string">
            <text:p>Республика Хакасия</text:p>
          </table:table-cell>
          <table:table-cell table:style-name="ce123" office:value-type="string" calcext:value-type="string">
            <text:p>http://docs.cntd.ru/document/804956794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19-05-13" calcext:value-type="date">
            <text:p>13.05.2019</text:p>
          </table:table-cell>
          <table:table-cell office:value-type="string" calcext:value-type="string">
            <text:p>https://r-19.ru/authorities/the-state-committee-for-protection-of-wildlife-and-the-environment-of-the-republic-of-khakassia/docs/3360/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20-01-16" calcext:value-type="date">
            <text:p>16.01.2020</text:p>
          </table:table-cell>
          <table:table-cell table:number-columns-repeated="1016"/>
        </table:table-row>
        <table:table-row table:style-name="ro24">
          <table:table-cell office:value-type="float" office:value="15" calcext:value-type="float">
            <text:p>15</text:p>
          </table:table-cell>
          <table:table-cell office:value-type="string" calcext:value-type="string">
            <text:p>Томская область</text:p>
          </table:table-cell>
          <table:table-cell table:style-name="ce123" office:value-type="string" calcext:value-type="string">
            <text:p>http://docs.cntd.ru/document/951813336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19-03-14" calcext:value-type="date">
            <text:p>14.03.2019</text:p>
          </table:table-cell>
          <table:table-cell office:value-type="string" calcext:value-type="string">
            <text:p>https://depnature.tomsk.gov.ru/documents/front/index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19-12-31" calcext:value-type="date">
            <text:p>31.12.2019</text:p>
          </table:table-cell>
          <table:table-cell table:number-columns-repeated="1016"/>
        </table:table-row>
        <table:table-row table:style-name="ro24">
          <table:table-cell office:value-type="float" office:value="16" calcext:value-type="float">
            <text:p>16</text:p>
          </table:table-cell>
          <table:table-cell office:value-type="string" calcext:value-type="string">
            <text:p>Омская область</text:p>
          </table:table-cell>
          <table:table-cell table:style-name="ce123" office:value-type="string" calcext:value-type="string">
            <text:p>http://docs.cntd.ru/document/943018312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19-07-18" calcext:value-type="date">
            <text:p>18.07.2019</text:p>
          </table:table-cell>
          <table:table-cell office:value-type="string" calcext:value-type="string">
            <text:p>http://mpr.omskportal.ru/ru/RegionalPublicAuthorities/executivelist/MPR/otraslevaya-informaciya/Ypravleniya/Ecobezopasnost/organizaciya-prirodnih-teritoriy.html</text:p>
          </table:table-cell>
          <table:table-cell table:number-columns-repeated="2" office:value-type="date" office:date-value="2020-03-20" calcext:value-type="date">
            <text:p>20.03.2020</text:p>
          </table:table-cell>
          <table:table-cell table:number-columns-repeated="1016"/>
        </table:table-row>
        <table:table-row table:style-name="ro24">
          <table:table-cell office:value-type="float" office:value="17" calcext:value-type="float">
            <text:p>17</text:p>
          </table:table-cell>
          <table:table-cell office:value-type="string" calcext:value-type="string">
            <text:p>Свердловская область</text:p>
          </table:table-cell>
          <table:table-cell table:style-name="ce123" office:value-type="string" calcext:value-type="string">
            <text:p>http://docs.cntd.ru/document/802041524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18-11-06" calcext:value-type="date">
            <text:p>06.11.2018</text:p>
          </table:table-cell>
          <table:table-cell office:value-type="string" calcext:value-type="string">
            <text:p>http://mprso.midural.ru/article/show/id/1126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6"/>
        </table:table-row>
        <table:table-row table:style-name="ro24">
          <table:table-cell office:value-type="float" office:value="18" calcext:value-type="float">
            <text:p>18</text:p>
          </table:table-cell>
          <table:table-cell office:value-type="string" calcext:value-type="string">
            <text:p>Челябинская область</text:p>
          </table:table-cell>
          <table:table-cell table:style-name="ce123" office:value-type="string" calcext:value-type="string">
            <text:p>http://docs.cntd.ru/document/424078984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15-01-28" calcext:value-type="date">
            <text:p>28.01.2015</text:p>
          </table:table-cell>
          <table:table-cell office:value-type="string" calcext:value-type="string">
            <text:p>http://mineco174.eps74.ru/htmlpages/Show/OxranaokruzhayushhejsredyCHely/Informaciyaobekologicheskojsit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6"/>
        </table:table-row>
        <table:table-row table:style-name="ro24">
          <table:table-cell office:value-type="float" office:value="19" calcext:value-type="float">
            <text:p>19</text:p>
          </table:table-cell>
          <table:table-cell office:value-type="string" calcext:value-type="string">
            <text:p>Тюменская область</text:p>
          </table:table-cell>
          <table:table-cell table:style-name="ce123" office:value-type="string" calcext:value-type="string">
            <text:p>http://docs.cntd.ru/document/802047921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18-10-25" calcext:value-type="date">
            <text:p>25.10.2018</text:p>
          </table:table-cell>
          <table:table-cell office:value-type="string" calcext:value-type="string">
            <text:p>https://admtyumen.ru/ogv_ru/about/ecology/nation_territory/reestr.htm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20-01-01" calcext:value-type="date">
            <text:p>01.01.2020</text:p>
          </table:table-cell>
          <table:table-cell table:number-columns-repeated="1016"/>
        </table:table-row>
        <table:table-row table:style-name="ro24">
          <table:table-cell office:value-type="float" office:value="20" calcext:value-type="float">
            <text:p>20</text:p>
          </table:table-cell>
          <table:table-cell office:value-type="string" calcext:value-type="string">
            <text:p>Курганская область</text:p>
          </table:table-cell>
          <table:table-cell table:style-name="ce125" office:value-type="string" calcext:value-type="string">
            <text:p>http://docs.cntd.ru/document/804991673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19-04-29" calcext:value-type="date">
            <text:p>29.04.2019</text:p>
          </table:table-cell>
          <table:table-cell office:value-type="string" calcext:value-type="string">
            <text:p>http://priroda.kurganobl.ru/4243.html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20-01-14" calcext:value-type="date">
            <text:p>14.01.2020</text:p>
          </table:table-cell>
          <table:table-cell table:number-columns-repeated="1016"/>
        </table:table-row>
        <table:table-row table:style-name="ro24">
          <table:table-cell office:value-type="float" office:value="21" calcext:value-type="float">
            <text:p>21</text:p>
          </table:table-cell>
          <table:table-cell office:value-type="string" calcext:value-type="string">
            <text:p>Удмурдская республика</text:p>
          </table:table-cell>
          <table:table-cell table:style-name="ce123" office:value-type="string" calcext:value-type="string">
            <text:p>http://docs.cntd.ru/document/444744490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16-11-03" calcext:value-type="date">
            <text:p>03.11.2016</text:p>
          </table:table-cell>
          <table:table-cell office:value-type="string" calcext:value-type="string">
            <text:p>http://www.minpriroda-udm.ru/deyatelnost/2018-04-24-14-12-54/2018-04-28-07-47-49.html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20-01-15" calcext:value-type="date">
            <text:p>15.01.2020</text:p>
          </table:table-cell>
          <table:table-cell table:number-columns-repeated="1016"/>
        </table:table-row>
        <table:table-row table:style-name="ro24">
          <table:table-cell office:value-type="float" office:value="22" calcext:value-type="float">
            <text:p>22</text:p>
          </table:table-cell>
          <table:table-cell office:value-type="string" calcext:value-type="string">
            <text:p>Чувашская республика</text:p>
          </table:table-cell>
          <table:table-cell table:style-name="ce123" office:value-type="string" calcext:value-type="string">
            <text:p>http://docs.cntd.ru/document/423912905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15-02-18" calcext:value-type="date">
            <text:p>18.02.2015</text:p>
          </table:table-cell>
          <table:table-cell office:value-type="string" calcext:value-type="string">
            <text:p>http://minpriroda.cap.ru/action/activity/osobo-ohranyaemie-prirodnie-territorii-chuvashskoj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20-01-14" calcext:value-type="date">
            <text:p>14.01.2020</text:p>
          </table:table-cell>
          <table:table-cell table:number-columns-repeated="1016"/>
        </table:table-row>
        <table:table-row table:style-name="ro24">
          <table:table-cell office:value-type="float" office:value="23" calcext:value-type="float">
            <text:p>23</text:p>
          </table:table-cell>
          <table:table-cell office:value-type="string" calcext:value-type="string">
            <text:p>Республика Татарстан</text:p>
          </table:table-cell>
          <table:table-cell table:style-name="ce126" office:value-type="string" calcext:value-type="string">
            <text:p>http://docs.cntd.ru/document/917031992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14-06-12" calcext:value-type="date">
            <text:p>12.06.2014</text:p>
          </table:table-cell>
          <table:table-cell office:value-type="string" calcext:value-type="string">
            <text:p>http://ojm.tatarstan.ru/rus/oopt-reestr-perechen.htm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20-01-01" calcext:value-type="date">
            <text:p>01.01.2020</text:p>
          </table:table-cell>
          <table:table-cell table:number-columns-repeated="1016"/>
        </table:table-row>
        <table:table-row table:style-name="ro24">
          <table:table-cell office:value-type="float" office:value="24" calcext:value-type="float">
            <text:p>24</text:p>
          </table:table-cell>
          <table:table-cell office:value-type="string" calcext:value-type="string">
            <text:p>Кировская область</text:p>
          </table:table-cell>
          <table:table-cell table:style-name="ce123" office:value-type="string" calcext:value-type="string">
            <text:p>http://docs.cntd.ru/document/973052805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19-06-05" calcext:value-type="date">
            <text:p>05.06.2019</text:p>
          </table:table-cell>
          <table:table-cell office:value-type="string" calcext:value-type="string">
            <text:p>https://priroda.kirovreg.ru/activities/protection-of-areas-and-species/regional-pas/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20-01-20" calcext:value-type="date">
            <text:p>20.01.2020</text:p>
          </table:table-cell>
          <table:table-cell table:number-columns-repeated="1016"/>
        </table:table-row>
        <table:table-row table:style-name="ro24">
          <table:table-cell table:style-name="ce115" office:value-type="float" office:value="25" calcext:value-type="float">
            <text:p>25</text:p>
          </table:table-cell>
          <table:table-cell table:style-name="ce119" office:value-type="string" calcext:value-type="string">
            <text:p>Пермский край</text:p>
          </table:table-cell>
          <table:table-cell table:style-name="ce127" office:value-type="string" calcext:value-type="string">
            <text:p>http://docs.cntd.ru/document/430599443</text:p>
          </table:table-cell>
          <table:table-cell office:value-type="date" office:date-value="2020-03-20" calcext:value-type="date">
            <text:p>20.03.2020</text:p>
          </table:table-cell>
          <table:table-cell table:style-name="ce132" office:value-type="date" office:date-value="2019-03-07" calcext:value-type="date">
            <text:p>07.03.2019</text:p>
          </table:table-cell>
          <table:table-cell table:style-name="ce134" office:value-type="string" calcext:value-type="string">
            <text:p>http://priroda.permkrai.ru/environment-control/oopt/</text:p>
          </table:table-cell>
          <table:table-cell office:value-type="date" office:date-value="2020-03-20" calcext:value-type="date">
            <text:p>20.03.2020</text:p>
          </table:table-cell>
          <table:table-cell table:style-name="ce132" office:value-type="date" office:date-value="2020-01-20" calcext:value-type="date">
            <text:p>20.01.2020</text:p>
          </table:table-cell>
          <table:table-cell table:style-name="ce115" table:number-columns-repeated="1016"/>
        </table:table-row>
        <table:table-row table:style-name="ro24">
          <table:table-cell office:value-type="float" office:value="26" calcext:value-type="float">
            <text:p>26</text:p>
          </table:table-cell>
          <table:table-cell office:value-type="string" calcext:value-type="string">
            <text:p>Нижегородская область</text:p>
          </table:table-cell>
          <table:table-cell table:style-name="ce124" office:value-type="string" calcext:value-type="string">
            <text:p>http://docs.cntd.ru/document/944935234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http://mineco-nn.ru/osobo-okhranyaemye-prirodnye-territorii-oopt/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20-01-20" calcext:value-type="date">
            <text:p>20.01.2020</text:p>
          </table:table-cell>
          <table:table-cell table:number-columns-repeated="1016"/>
        </table:table-row>
        <table:table-row table:style-name="ro24">
          <table:table-cell office:value-type="float" office:value="27" calcext:value-type="float">
            <text:p>27</text:p>
          </table:table-cell>
          <table:table-cell office:value-type="string" calcext:value-type="string">
            <text:p>Оренбургская область</text:p>
          </table:table-cell>
          <table:table-cell table:style-name="ce123" office:value-type="string" calcext:value-type="string">
            <text:p>http://docs.cntd.ru/document/561580632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10-25" calcext:value-type="date">
            <text:p>25.10.2019</text:p>
          </table:table-cell>
          <table:table-cell office:value-type="string" calcext:value-type="string">
            <text:p>http://mpr.orb.ru/ecology/102/121/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1-01" calcext:value-type="date">
            <text:p>01.01.2019</text:p>
          </table:table-cell>
          <table:table-cell table:number-columns-repeated="1016"/>
        </table:table-row>
        <table:table-row table:style-name="ro24">
          <table:table-cell office:value-type="float" office:value="28" calcext:value-type="float">
            <text:p>28</text:p>
          </table:table-cell>
          <table:table-cell office:value-type="string" calcext:value-type="string">
            <text:p>Самарская область</text:p>
          </table:table-cell>
          <table:table-cell table:style-name="ce123" office:value-type="string" calcext:value-type="string">
            <text:p>http://docs.cntd.ru/document/945022826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7-01-16" calcext:value-type="date">
            <text:p>16.01.2017</text:p>
          </table:table-cell>
          <table:table-cell office:value-type="string" calcext:value-type="string">
            <text:p>http://www.priroda.samregion.ru/environmental_protection/reeds_books/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12-31" calcext:value-type="date">
            <text:p>31.12.2019</text:p>
          </table:table-cell>
          <table:table-cell table:number-columns-repeated="1016"/>
        </table:table-row>
        <table:table-row table:style-name="ro24">
          <table:table-cell office:value-type="float" office:value="29" calcext:value-type="float">
            <text:p>29</text:p>
          </table:table-cell>
          <table:table-cell office:value-type="string" calcext:value-type="string">
            <text:p>Саратовская область </text:p>
          </table:table-cell>
          <table:table-cell table:style-name="ce123" office:value-type="string" calcext:value-type="string">
            <text:p>http://docs.cntd.ru/document/467712158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6-12-26" calcext:value-type="date">
            <text:p>26.12.2016</text:p>
          </table:table-cell>
          <table:table-cell office:value-type="string" calcext:value-type="string">
            <text:p>http://saratov.gov.ru/gov/auth/minres/doklad-o-sostoyanii-i-ob-okhrane-okruzhayushchey-sredy-saratovskoy-oblasti/dokladOOS.php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6"/>
        </table:table-row>
        <table:table-row table:style-name="ro24">
          <table:table-cell office:value-type="float" office:value="30" calcext:value-type="float">
            <text:p>30</text:p>
          </table:table-cell>
          <table:table-cell office:value-type="string" calcext:value-type="string">
            <text:p>Ульяновская область</text:p>
          </table:table-cell>
          <table:table-cell table:style-name="ce123" office:value-type="string" calcext:value-type="string">
            <text:p>http://docs.cntd.ru/document/918008109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6-29" calcext:value-type="date">
            <text:p>29.06.2019</text:p>
          </table:table-cell>
          <table:table-cell office:value-type="string" calcext:value-type="string">
            <text:p>http://mpr73.ru/secure_prisoner/oopt-mestnogo-znacheniya/</text:p>
          </table:table-cell>
          <table:table-cell table:number-columns-repeated="2" office:value-type="date" office:date-value="2020-03-22" calcext:value-type="date">
            <text:p>22.03.2020</text:p>
          </table:table-cell>
          <table:table-cell table:number-columns-repeated="1016"/>
        </table:table-row>
        <table:table-row table:style-name="ro24">
          <table:table-cell office:value-type="float" office:value="31" calcext:value-type="float">
            <text:p>31</text:p>
          </table:table-cell>
          <table:table-cell office:value-type="string" calcext:value-type="string">
            <text:p>Архангельская область</text:p>
          </table:table-cell>
          <table:table-cell table:style-name="ce123" office:value-type="string" calcext:value-type="string">
            <text:p>http://docs.cntd.ru/document/462614816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6-03" calcext:value-type="date">
            <text:p>03.06.2019</text:p>
          </table:table-cell>
          <table:table-cell office:value-type="string" calcext:value-type="string">
            <text:p>https://dvinaland.ru/gov/iogv/minlpk/docList/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6"/>
        </table:table-row>
        <table:table-row table:style-name="ro24">
          <table:table-cell office:value-type="float" office:value="32" calcext:value-type="float">
            <text:p>32</text:p>
          </table:table-cell>
          <table:table-cell office:value-type="string" calcext:value-type="string">
            <text:p>Вологодская область</text:p>
          </table:table-cell>
          <table:table-cell table:style-name="ce123" office:value-type="string" calcext:value-type="string">
            <text:p>http://docs.cntd.ru/document/412304355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2-06" calcext:value-type="date">
            <text:p>06.02.2019</text:p>
          </table:table-cell>
          <table:table-cell office:value-type="string" calcext:value-type="string">
            <text:p>https://dpr.gov35.ru/deyatelnost/deyatelnost-strukturnykh-podrazdeleniy/osobo-okhranyaemye-prirodnye-territorii/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20-02-01" calcext:value-type="date">
            <text:p>01.02.2020</text:p>
          </table:table-cell>
          <table:table-cell table:number-columns-repeated="1016"/>
        </table:table-row>
        <table:table-row table:style-name="ro24">
          <table:table-cell office:value-type="float" office:value="33" calcext:value-type="float">
            <text:p>33</text:p>
          </table:table-cell>
          <table:table-cell office:value-type="string" calcext:value-type="string">
            <text:p>Калининградская область</text:p>
          </table:table-cell>
          <table:table-cell table:style-name="ce123" office:value-type="string" calcext:value-type="string">
            <text:p>http://docs.cntd.ru/document/432943500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7-01" calcext:value-type="date">
            <text:p>01.07.2019</text:p>
          </table:table-cell>
          <table:table-cell office:value-type="string" calcext:value-type="string">
            <text:p>http://minprirody.gov39.ru/theme/OOPT/</text:p>
          </table:table-cell>
          <table:table-cell office:value-type="date" office:date-value="2020-03-22" calcext:value-type="date">
            <text:p>22.03.2020</text:p>
          </table:table-cell>
          <table:table-cell table:style-name="ce131" office:value-type="date" office:date-value="2020-01-16" calcext:value-type="date">
            <text:p>16.01.2020</text:p>
          </table:table-cell>
          <table:table-cell table:number-columns-repeated="1016"/>
        </table:table-row>
        <table:table-row table:style-name="ro24">
          <table:table-cell office:value-type="float" office:value="34" calcext:value-type="float">
            <text:p>34</text:p>
          </table:table-cell>
          <table:table-cell office:value-type="string" calcext:value-type="string">
            <text:p>Ленинградская область</text:p>
          </table:table-cell>
          <table:table-cell table:style-name="ce124" office:value-type="string" calcext:value-type="string">
            <text:p>http://docs.cntd.ru/document/8452454</text:p>
          </table:table-cell>
          <table:table-cell office:value-type="date" office:date-value="2020-03-22" calcext:value-type="date">
            <text:p>22.03.2020</text:p>
          </table:table-cell>
          <table:table-cell/>
          <table:table-cell office:value-type="string" calcext:value-type="string">
            <text:p>http://nature.lenobl.ru/deiatelnost/organizaciya-i-funkcionirovanie-osobo-ohranyaemyh-prirodnyh-territorij/perechen-osobo-ohranyaemyh-prirodnyh-territorij-oopt-regionalnogo-i-me/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1-01" calcext:value-type="date">
            <text:p>01.01.2019</text:p>
          </table:table-cell>
          <table:table-cell office:value-type="string" calcext:value-type="string">
            <text:p>это не закон, а постановление правительства области</text:p>
          </table:table-cell>
          <table:table-cell table:number-columns-repeated="1015"/>
        </table:table-row>
        <table:table-row table:style-name="ro24">
          <table:table-cell office:value-type="float" office:value="35" calcext:value-type="float">
            <text:p>35</text:p>
          </table:table-cell>
          <table:table-cell office:value-type="string" calcext:value-type="string">
            <text:p>Мурманская область</text:p>
          </table:table-cell>
          <table:table-cell table:style-name="ce123" office:value-type="string" calcext:value-type="string">
            <text:p>http://docs.cntd.ru/document/913512021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7-08" calcext:value-type="date">
            <text:p>08.07.2019</text:p>
          </table:table-cell>
          <table:table-cell office:value-type="string" calcext:value-type="string">
            <text:p>https://mpr.gov-murman.ru/activities/okhrana-okruzhayushchey-sredy/09.oopt/index.php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20-01-01" calcext:value-type="date">
            <text:p>01.01.2020</text:p>
          </table:table-cell>
          <table:table-cell table:number-columns-repeated="1016"/>
        </table:table-row>
        <table:table-row table:style-name="ro24">
          <table:table-cell office:value-type="float" office:value="36" calcext:value-type="float">
            <text:p>36</text:p>
          </table:table-cell>
          <table:table-cell office:value-type="string" calcext:value-type="string">
            <text:p>Владимирская область</text:p>
          </table:table-cell>
          <table:table-cell table:style-name="ce123" office:value-type="string" calcext:value-type="string">
            <text:p>http://docs.cntd.ru/document/965009848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3-13" calcext:value-type="date">
            <text:p>13.03.2019</text:p>
          </table:table-cell>
          <table:table-cell office:value-type="string" calcext:value-type="string">
            <text:p>https://gohi.avo.ru/kadastr-oopt</text:p>
          </table:table-cell>
          <table:table-cell office:value-type="date" office:date-value="2020-03-22" calcext:value-type="date">
            <text:p>22.03.2020</text:p>
          </table:table-cell>
          <table:table-cell table:style-name="ce131" office:value-type="date" office:date-value="2018-07-02" calcext:value-type="date">
            <text:p>02.07.2018</text:p>
          </table:table-cell>
          <table:table-cell office:value-type="string" calcext:value-type="string">
            <text:p>очень мутная информация</text:p>
          </table:table-cell>
          <table:table-cell table:number-columns-repeated="1015"/>
        </table:table-row>
        <table:table-row table:style-name="ro24">
          <table:table-cell table:style-name="ce116" office:value-type="float" office:value="37" calcext:value-type="float">
            <text:p>37</text:p>
          </table:table-cell>
          <table:table-cell table:style-name="ce119" office:value-type="string" calcext:value-type="string">
            <text:p>Ивановская область</text:p>
          </table:table-cell>
          <table:table-cell table:style-name="ce127" office:value-type="string" calcext:value-type="string">
            <text:p>http://docs.cntd.ru/document/895297423</text:p>
          </table:table-cell>
          <table:table-cell office:value-type="date" office:date-value="2020-03-22" calcext:value-type="date">
            <text:p>22.03.2020</text:p>
          </table:table-cell>
          <table:table-cell table:style-name="ce131" office:value-type="date" office:date-value="2015-10-06" calcext:value-type="date">
            <text:p>06.10.2015</text:p>
          </table:table-cell>
          <table:table-cell table:style-name="ce134" office:value-type="string" calcext:value-type="string">
            <text:p>http://eco.ivanovoobl.ru/departament/perechen-bankov-dannykh/</text:p>
          </table:table-cell>
          <table:table-cell office:value-type="date" office:date-value="2020-03-22" calcext:value-type="date">
            <text:p>22.03.2020</text:p>
          </table:table-cell>
          <table:table-cell table:style-name="ce131" office:value-type="date" office:date-value="2020-01-16" calcext:value-type="date">
            <text:p>16.01.2020</text:p>
          </table:table-cell>
          <table:table-cell table:style-name="ce116" table:number-columns-repeated="1016"/>
        </table:table-row>
        <table:table-row table:style-name="ro24">
          <table:table-cell office:value-type="float" office:value="38" calcext:value-type="float">
            <text:p>38</text:p>
          </table:table-cell>
          <table:table-cell office:value-type="string" calcext:value-type="string">
            <text:p>Воронежская область</text:p>
          </table:table-cell>
          <table:table-cell table:style-name="ce123" office:value-type="string" calcext:value-type="string">
            <text:p>http://docs.cntd.ru/document/412307672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8-12-20" calcext:value-type="date">
            <text:p>20.12.2018</text:p>
          </table:table-cell>
          <table:table-cell office:value-type="string" calcext:value-type="string">
            <text:p>https://www.govvrn.ru/organizacia/-/~/id/844415</text:p>
          </table:table-cell>
          <table:table-cell office:value-type="date" office:date-value="2020-03-22" calcext:value-type="date">
            <text:p>22.03.2020</text:p>
          </table:table-cell>
          <table:table-cell table:style-name="ce131" office:value-type="date" office:date-value="2020-01-10" calcext:value-type="date">
            <text:p>10.01.2020</text:p>
          </table:table-cell>
          <table:table-cell table:number-columns-repeated="1016"/>
        </table:table-row>
        <table:table-row table:style-name="ro24">
          <table:table-cell office:value-type="float" office:value="39" calcext:value-type="float">
            <text:p>39</text:p>
          </table:table-cell>
          <table:table-cell office:value-type="string" calcext:value-type="string">
            <text:p>Брянская область</text:p>
          </table:table-cell>
          <table:table-cell table:style-name="ce123" office:value-type="string" calcext:value-type="string">
            <text:p>http://docs.cntd.ru/document/974006195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6-05-04" calcext:value-type="date">
            <text:p>04.05.2016</text:p>
          </table:table-cell>
          <table:table-cell office:value-type="string" calcext:value-type="string">
            <text:p>http://www.kpl32.ru/?page=289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20-01-01" calcext:value-type="date">
            <text:p>01.01.2020</text:p>
          </table:table-cell>
          <table:table-cell table:number-columns-repeated="1016"/>
        </table:table-row>
        <table:table-row table:style-name="ro24">
          <table:table-cell office:value-type="float" office:value="40" calcext:value-type="float">
            <text:p>40</text:p>
          </table:table-cell>
          <table:table-cell office:value-type="string" calcext:value-type="string">
            <text:p>Калужская область</text:p>
          </table:table-cell>
          <table:table-cell table:style-name="ce123" office:value-type="string" calcext:value-type="string">
            <text:p>http://docs.cntd.ru/document/972217344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2-19" calcext:value-type="date">
            <text:p>19.02.2019</text:p>
          </table:table-cell>
          <table:table-cell office:value-type="string" calcext:value-type="string">
            <text:p>http://admoblkaluga.ru/sub/ecology/OxranaOC/Osobo_oxrayaenie/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9-06" calcext:value-type="date">
            <text:p>06.09.2019</text:p>
          </table:table-cell>
          <table:table-cell table:number-columns-repeated="1016"/>
        </table:table-row>
        <table:table-row table:style-name="ro24">
          <table:table-cell office:value-type="float" office:value="41" calcext:value-type="float">
            <text:p>41</text:p>
          </table:table-cell>
          <table:table-cell office:value-type="string" calcext:value-type="string">
            <text:p>Костромская область</text:p>
          </table:table-cell>
          <table:table-cell table:style-name="ce123" office:value-type="string" calcext:value-type="string">
            <text:p>http://docs.cntd.ru/document/453115395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4-20" calcext:value-type="date">
            <text:p>20.04.2019</text:p>
          </table:table-cell>
          <table:table-cell office:value-type="string" calcext:value-type="string">
            <text:p>http://dpr44.ru/index.php?go=Content&amp;id=104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20-01-01" calcext:value-type="date">
            <text:p>01.01.2020</text:p>
          </table:table-cell>
          <table:table-cell table:number-columns-repeated="1016"/>
        </table:table-row>
        <table:table-row table:style-name="ro24">
          <table:table-cell office:value-type="float" office:value="42" calcext:value-type="float">
            <text:p>42</text:p>
          </table:table-cell>
          <table:table-cell office:value-type="string" calcext:value-type="string">
            <text:p>Липецкая область</text:p>
          </table:table-cell>
          <table:table-cell table:style-name="ce123" office:value-type="string" calcext:value-type="string">
            <text:p>http://docs.cntd.ru/document/872602926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5-06-15" calcext:value-type="date">
            <text:p>15.06.2015</text:p>
          </table:table-cell>
          <table:table-cell office:value-type="string" calcext:value-type="string">
            <text:p>http://ekolip.ru/oopt/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8-01-15" calcext:value-type="date">
            <text:p>15.01.2018</text:p>
          </table:table-cell>
          <table:table-cell table:number-columns-repeated="1016"/>
        </table:table-row>
        <table:table-row table:style-name="ro24">
          <table:table-cell office:value-type="float" office:value="43" calcext:value-type="float">
            <text:p>43</text:p>
          </table:table-cell>
          <table:table-cell office:value-type="string" calcext:value-type="string">
            <text:p>Московская область</text:p>
          </table:table-cell>
          <table:table-cell table:style-name="ce123" office:value-type="string" calcext:value-type="string">
            <text:p>http://docs.cntd.ru/document/5808604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8-12-26" calcext:value-type="date">
            <text:p>26.12.2018</text:p>
          </table:table-cell>
          <table:table-cell table:style-name="ce135" office:value-type="string" calcext:value-type="string">
            <text:p>http://ecopassmo.mosreg.ru</text:p>
          </table:table-cell>
          <table:table-cell office:value-type="date" office:date-value="2020-03-22" calcext:value-type="date">
            <text:p>22.03.2020</text:p>
          </table:table-cell>
          <table:table-cell table:style-name="ce131" office:value-type="date" office:date-value="2018-12-31" calcext:value-type="date">
            <text:p>31.12.2018</text:p>
          </table:table-cell>
          <table:table-cell office:value-type="string" calcext:value-type="string">
            <text:p>это Московская область</text:p>
          </table:table-cell>
          <table:table-cell table:number-columns-repeated="1015"/>
        </table:table-row>
        <table:table-row table:style-name="ro24">
          <table:table-cell office:value-type="float" office:value="44" calcext:value-type="float">
            <text:p>44</text:p>
          </table:table-cell>
          <table:table-cell office:value-type="string" calcext:value-type="string">
            <text:p>Тамбовская область</text:p>
          </table:table-cell>
          <table:table-cell table:style-name="ce123" office:value-type="string" calcext:value-type="string">
            <text:p>http://docs.cntd.ru/document/948006508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7-11-02" calcext:value-type="date">
            <text:p>02.11.2017</text:p>
          </table:table-cell>
          <table:table-cell office:value-type="string" calcext:value-type="string">
            <text:p>http://opr.tmbreg.ru/8462/8487.html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11-20" calcext:value-type="date">
            <text:p>20.11.2019</text:p>
          </table:table-cell>
          <table:table-cell table:number-columns-repeated="1016"/>
        </table:table-row>
        <table:table-row table:style-name="ro24">
          <table:table-cell office:value-type="float" office:value="45" calcext:value-type="float">
            <text:p>45</text:p>
          </table:table-cell>
          <table:table-cell office:value-type="string" calcext:value-type="string">
            <text:p>Тверская область</text:p>
          </table:table-cell>
          <table:table-cell table:style-name="ce123" office:value-type="string" calcext:value-type="string">
            <text:p>http://docs.cntd.ru/document/936014212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8-11-09" calcext:value-type="date">
            <text:p>09.11.2018</text:p>
          </table:table-cell>
          <table:table-cell office:value-type="string" calcext:value-type="string">
            <text:p>https://минприроды.тверскаяобласть.рф/deyatelnost-iogv/osobo-okhranyaemye-prirodnye-territorii/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20-01-17" calcext:value-type="date">
            <text:p>17.01.2020</text:p>
          </table:table-cell>
          <table:table-cell table:number-columns-repeated="1016"/>
        </table:table-row>
        <table:table-row table:style-name="ro24">
          <table:table-cell office:value-type="float" office:value="46" calcext:value-type="float">
            <text:p>46</text:p>
          </table:table-cell>
          <table:table-cell office:value-type="string" calcext:value-type="string">
            <text:p>Ярославская область</text:p>
          </table:table-cell>
          <table:table-cell table:style-name="ce123" office:value-type="string" calcext:value-type="string">
            <text:p>http://docs.cntd.ru/document/432833311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6-04" calcext:value-type="date">
            <text:p>04.06.2019</text:p>
          </table:table-cell>
          <table:table-cell office:value-type="string" calcext:value-type="string">
            <text:p>http://www.yarregion.ru/depts/doosp/Pages/Gos_kadastr_OOPT.aspx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20-01-16" calcext:value-type="date">
            <text:p>16.01.2020</text:p>
          </table:table-cell>
          <table:table-cell table:number-columns-repeated="1016"/>
        </table:table-row>
        <table:table-row table:style-name="ro24">
          <table:table-cell office:value-type="float" office:value="47" calcext:value-type="float">
            <text:p>47</text:p>
          </table:table-cell>
          <table:table-cell office:value-type="string" calcext:value-type="string">
            <text:p>Город федерального значения Москва</text:p>
          </table:table-cell>
          <table:table-cell table:style-name="ce123" office:value-type="string" calcext:value-type="string">
            <text:p>http://docs.cntd.ru/document/3630351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2-20" calcext:value-type="date">
            <text:p>20.02.2019</text:p>
          </table:table-cell>
          <table:table-cell office:value-type="string" calcext:value-type="string">
            <text:p>https://www.mos.ru/eco/documents/doklady/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6"/>
        </table:table-row>
        <table:table-row table:style-name="ro24">
          <table:table-cell office:value-type="float" office:value="48" calcext:value-type="float">
            <text:p>48</text:p>
          </table:table-cell>
          <table:table-cell office:value-type="string" calcext:value-type="string">
            <text:p>Республика Дагестан</text:p>
          </table:table-cell>
          <table:table-cell table:style-name="ce123" office:value-type="string" calcext:value-type="string">
            <text:p>http://docs.cntd.ru/document/428517818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6-21" calcext:value-type="date">
            <text:p>21.06.2019</text:p>
          </table:table-cell>
          <table:table-cell office:value-type="string" calcext:value-type="string">
            <text:p>http://mprdag.ru/gosdoklady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6"/>
        </table:table-row>
        <table:table-row table:style-name="ro24">
          <table:table-cell office:value-type="float" office:value="49" calcext:value-type="float">
            <text:p>49</text:p>
          </table:table-cell>
          <table:table-cell office:value-type="string" calcext:value-type="string">
            <text:p>Республика Северная Осетия - Алания</text:p>
          </table:table-cell>
          <table:table-cell table:style-name="ce123" office:value-type="string" calcext:value-type="string">
            <text:p>http://docs.cntd.ru/document/430647980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5-10-15" calcext:value-type="date">
            <text:p>15.10.2015</text:p>
          </table:table-cell>
          <table:table-cell office:value-type="string" calcext:value-type="string">
            <text:p>http://mpr.alania.gov.ru/activity/statistics/state%20reports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6"/>
        </table:table-row>
        <table:table-row table:style-name="ro24">
          <table:table-cell office:value-type="float" office:value="50" calcext:value-type="float">
            <text:p>50</text:p>
          </table:table-cell>
          <table:table-cell office:value-type="string" calcext:value-type="string">
            <text:p>Чеченская республика</text:p>
          </table:table-cell>
          <table:table-cell table:style-name="ce123" office:value-type="string" calcext:value-type="string">
            <text:p>http://docs.cntd.ru/document/906802119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8-11-29" calcext:value-type="date">
            <text:p>29.11.2018</text:p>
          </table:table-cell>
          <table:table-cell office:value-type="string" calcext:value-type="string">
            <text:p>http://mpr-chr.ru/%D0%B4%D0%B5%D1%8F%D1%82%D0%B5%D0%BB%D1%8C%D0%BD%D0%BE%D1%81%D1%82%D1%8C/ooptchr/%D0%BE%D1%81%D0%BE%D0%B1%D0%BE-%D0%BE%D1%85%D1%80%D0%B0%D0%BD%D1%8F%D0%B5%D0%BC%D1%8B%D0%B5-%D0%BF%D1%80%D0%B8%D1%80%D0%BE%D0%B4%D0%BD%D1%8B%D0%B5-%D1%82%D0%B5%D1%80%D1%80%D0%B8%D1%82%D0%BE%D1%80%D0%B8%D0%B8.html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20-01-17" calcext:value-type="date">
            <text:p>17.01.2020</text:p>
          </table:table-cell>
          <table:table-cell table:number-columns-repeated="1016"/>
        </table:table-row>
        <table:table-row table:style-name="ro24">
          <table:table-cell office:value-type="float" office:value="51" calcext:value-type="float">
            <text:p>51</text:p>
          </table:table-cell>
          <table:table-cell office:value-type="string" calcext:value-type="string">
            <text:p>Ставропольский край</text:p>
          </table:table-cell>
          <table:table-cell table:style-name="ce123" office:value-type="string" calcext:value-type="string">
            <text:p>http://docs.cntd.ru/document/412303605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8-06-09" calcext:value-type="date">
            <text:p>09.06.2018</text:p>
          </table:table-cell>
          <table:table-cell office:value-type="string" calcext:value-type="string">
            <text:p>http://mpr26.ru/oopt/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20-01-01" calcext:value-type="date">
            <text:p>01.01.2020</text:p>
          </table:table-cell>
          <table:table-cell table:number-columns-repeated="1016"/>
        </table:table-row>
        <table:table-row table:style-name="ro24">
          <table:table-cell office:value-type="float" office:value="52" calcext:value-type="float">
            <text:p>52</text:p>
          </table:table-cell>
          <table:table-cell office:value-type="string" calcext:value-type="string">
            <text:p>Республика Адыгея</text:p>
          </table:table-cell>
          <table:table-cell table:style-name="ce123" office:value-type="string" calcext:value-type="string">
            <text:p>http://docs.cntd.ru/document/423847710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4-10-29" calcext:value-type="date">
            <text:p>29.10.2014</text:p>
          </table:table-cell>
          <table:table-cell office:value-type="string" calcext:value-type="string">
            <text:p>http://www.adygheya.ru/ministers/departments/upravlenie-po-okhrane-okruzhayushchey-sredy-i-prirodnym-resursam/informatsi/kadast/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20-01-16" calcext:value-type="date">
            <text:p>16.01.2020</text:p>
          </table:table-cell>
          <table:table-cell table:number-columns-repeated="1016"/>
        </table:table-row>
        <table:table-row table:style-name="ro24">
          <table:table-cell office:value-type="float" office:value="53" calcext:value-type="float">
            <text:p>53</text:p>
          </table:table-cell>
          <table:table-cell office:value-type="string" calcext:value-type="string">
            <text:p>Республика Крым</text:p>
          </table:table-cell>
          <table:table-cell table:style-name="ce123" office:value-type="string" calcext:value-type="string">
            <text:p>http://base.garant.ru/23714901/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7-01" calcext:value-type="date">
            <text:p>01.07.2019</text:p>
          </table:table-cell>
          <table:table-cell office:value-type="string" calcext:value-type="string">
            <text:p>https://meco.rk.gov.ru/ru/structure/394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4-08" calcext:value-type="date">
            <text:p>08.04.2019</text:p>
          </table:table-cell>
          <table:table-cell table:number-columns-repeated="1016"/>
        </table:table-row>
        <table:table-row table:style-name="ro24">
          <table:table-cell office:value-type="float" office:value="54" calcext:value-type="float">
            <text:p>54</text:p>
          </table:table-cell>
          <table:table-cell office:value-type="string" calcext:value-type="string">
            <text:p>Краснодарский край</text:p>
          </table:table-cell>
          <table:table-cell table:style-name="ce123" office:value-type="string" calcext:value-type="string">
            <text:p>http://docs.cntd.ru/document/461606816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5-05" calcext:value-type="date">
            <text:p>05.05.2019</text:p>
          </table:table-cell>
          <table:table-cell office:value-type="string" calcext:value-type="string">
            <text:p>http://www.mprkk.ru/prirodnyie-resursyi-i-ohrana-okruzhayuschej-sredyi/osobo-ohranyaemyie-prirodnyie-territorii/osobo-ohranyaemye-prirodnye-territorii/ob-osobo-ohranyaemyh-prirodnyh-territoriyah-krasnodarskogo-kraya/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20-01-20" calcext:value-type="date">
            <text:p>20.01.2020</text:p>
          </table:table-cell>
          <table:table-cell table:number-columns-repeated="1016"/>
        </table:table-row>
        <table:table-row table:style-name="ro24">
          <table:table-cell office:value-type="float" office:value="55" calcext:value-type="float">
            <text:p>55</text:p>
          </table:table-cell>
          <table:table-cell office:value-type="string" calcext:value-type="string">
            <text:p>Астраханская область</text:p>
          </table:table-cell>
          <table:table-cell table:style-name="ce123" office:value-type="string" calcext:value-type="string">
            <text:p>http://docs.cntd.ru/document/423855820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3-29" calcext:value-type="date">
            <text:p>29.03.2019</text:p>
          </table:table-cell>
          <table:table-cell office:value-type="string" calcext:value-type="string">
            <text:p>https://nat.astrobl.ru/stranica-sayta/regionalnye-oopt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20-01-17" calcext:value-type="date">
            <text:p>17.01.2020</text:p>
          </table:table-cell>
          <table:table-cell table:number-columns-repeated="1016"/>
        </table:table-row>
        <table:table-row table:style-name="ro24">
          <table:table-cell office:value-type="float" office:value="56" calcext:value-type="float">
            <text:p>56</text:p>
          </table:table-cell>
          <table:table-cell office:value-type="string" calcext:value-type="string">
            <text:p>Волгоградская область</text:p>
          </table:table-cell>
          <table:table-cell table:style-name="ce123" office:value-type="string" calcext:value-type="string">
            <text:p>http://docs.cntd.ru/document/804918241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8-12-27" calcext:value-type="date">
            <text:p>27.12.2018</text:p>
          </table:table-cell>
          <table:table-cell office:value-type="string" calcext:value-type="string">
            <text:p>https://oblkompriroda.volgograd.ru/other/protected/6051/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20-01-17" calcext:value-type="date">
            <text:p>17.01.2020</text:p>
          </table:table-cell>
          <table:table-cell table:number-columns-repeated="1016"/>
        </table:table-row>
        <table:table-row table:style-name="ro24">
          <table:table-cell office:value-type="float" office:value="57" calcext:value-type="float">
            <text:p>57</text:p>
          </table:table-cell>
          <table:table-cell office:value-type="string" calcext:value-type="string">
            <text:p>Ростовская область</text:p>
          </table:table-cell>
          <table:table-cell table:style-name="ce123" office:value-type="string" calcext:value-type="string">
            <text:p>http://docs.cntd.ru/document/802046028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8-11-07" calcext:value-type="date">
            <text:p>07.11.2018</text:p>
          </table:table-cell>
          <table:table-cell office:value-type="string" calcext:value-type="string">
            <text:p>https://минприродыро.рф/activity/679/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20-01-01" calcext:value-type="date">
            <text:p>01.01.2020</text:p>
          </table:table-cell>
          <table:table-cell table:number-columns-repeated="1016"/>
        </table:table-row>
        <table:table-row table:style-name="ro24">
          <table:table-cell office:value-type="float" office:value="58" calcext:value-type="float">
            <text:p>58</text:p>
          </table:table-cell>
          <table:table-cell office:value-type="string" calcext:value-type="string">
            <text:p>Город федерального значения Севастополь</text:p>
          </table:table-cell>
          <table:table-cell table:style-name="ce123" office:value-type="string" calcext:value-type="string">
            <text:p>https://sevzakon.ru/view/laws/bank/12_2015/ob_osobo_ohranyaemyh_prirodnyh_territoriyah_v_gorode_sevastopole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4-26" calcext:value-type="date">
            <text:p>26.04.2019</text:p>
          </table:table-cell>
          <table:table-cell office:value-type="string" calcext:value-type="string">
            <text:p>http://ecosev.ru/deyatelnost/osobo-okhranyaemye-prirodnye-territorii-sevastopolya/330-kadastry-sevastopolya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6"/>
        </table:table-row>
        <table:table-row table:style-name="ro24">
          <table:table-cell office:value-type="float" office:value="59" calcext:value-type="float">
            <text:p>59</text:p>
          </table:table-cell>
          <table:table-cell office:value-type="string" calcext:value-type="string">
            <text:p>Сахалинская область</text:p>
          </table:table-cell>
          <table:table-cell table:style-name="ce124" office:value-type="string" calcext:value-type="string">
            <text:p>http://docs.cntd.ru/document/802089129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7-22" calcext:value-type="date">
            <text:p>22.07.2019</text:p>
          </table:table-cell>
          <table:table-cell office:value-type="string" calcext:value-type="string">
            <text:p>https://les.sakhalin.gov.ru/dejatelnost/osobo-okhranjaemye-prirodnye-territorii/perechen-deistvujushchikh-osobo-okhranjaemykh-prirodnykh-territorii-regionalnogo-znachenija-sakhalinskoi-oblasti/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20-01-01" calcext:value-type="date">
            <text:p>01.01.2020</text:p>
          </table:table-cell>
          <table:table-cell table:number-columns-repeated="1016"/>
        </table:table-row>
        <table:table-row table:style-name="ro24">
          <table:table-cell office:value-type="float" office:value="60" calcext:value-type="float">
            <text:p>60</text:p>
          </table:table-cell>
          <table:table-cell office:value-type="string" calcext:value-type="string">
            <text:p>Еврейская автономная область</text:p>
          </table:table-cell>
          <table:table-cell table:style-name="ce124" office:value-type="string" calcext:value-type="string">
            <text:p>http://docs.cntd.ru/document/906103392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2-28" calcext:value-type="date">
            <text:p>28.02.2019</text:p>
          </table:table-cell>
          <table:table-cell office:value-type="string" calcext:value-type="string">
            <text:p>http://www.eao.ru/o-eao/obshchie-svedeniya/ekologicheskaya-situatsiya-v-oblasti/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6"/>
        </table:table-row>
        <table:table-row table:style-name="ro24">
          <table:table-cell office:value-type="float" office:value="61" calcext:value-type="float">
            <text:p>61</text:p>
          </table:table-cell>
          <table:table-cell office:value-type="string" calcext:value-type="string">
            <text:p>Чукотский автономный округ</text:p>
          </table:table-cell>
          <table:table-cell table:style-name="ce124" office:value-type="string" calcext:value-type="string">
            <text:p>http://docs.cntd.ru/document/446289258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7-04-25" calcext:value-type="date">
            <text:p>25.04.2017</text:p>
          </table:table-cell>
          <table:table-cell office:value-type="string" calcext:value-type="string">
            <text:p>http://чукотка.рф/vlast/organy-vlasti/komitet-prirod-resurs-i-eko/perechen-oopt-reg-i-mest-znach-rasp-na-ter-chao/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19-12-31" calcext:value-type="date">
            <text:p>31.12.2019</text:p>
          </table:table-cell>
          <table:table-cell table:number-columns-repeated="1016"/>
        </table:table-row>
        <table:table-row table:style-name="ro24">
          <table:table-cell office:value-type="float" office:value="62" calcext:value-type="float">
            <text:p>62</text:p>
          </table:table-cell>
          <table:table-cell office:value-type="string" calcext:value-type="string">
            <text:p>Республика Алтай</text:p>
          </table:table-cell>
          <table:table-cell table:style-name="ce124" office:value-type="string" calcext:value-type="string">
            <text:p>http://docs.cntd.ru/document/453124920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7-07-06" calcext:value-type="date">
            <text:p>06.07.2017</text:p>
          </table:table-cell>
          <table:table-cell office:value-type="string" calcext:value-type="string">
            <text:p>https://mpr-ra.ru/fotogalereya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20-01-01" calcext:value-type="date">
            <text:p>01.01.2020</text:p>
          </table:table-cell>
          <table:table-cell office:value-type="string" calcext:value-type="string">
            <text:p>перечень не скачался, но информация на странице сайта датирована 1.1.20</text:p>
          </table:table-cell>
          <table:table-cell table:number-columns-repeated="1015"/>
        </table:table-row>
        <table:table-row table:style-name="ro24">
          <table:table-cell office:value-type="float" office:value="63" calcext:value-type="float">
            <text:p>63</text:p>
          </table:table-cell>
          <table:table-cell office:value-type="string" calcext:value-type="string">
            <text:p>Республика Тыва</text:p>
          </table:table-cell>
          <table:table-cell table:style-name="ce124" office:value-type="string" calcext:value-type="string">
            <text:p>http://docs.cntd.ru/document/802048662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4-06" calcext:value-type="date">
            <text:p>06.04.2019</text:p>
          </table:table-cell>
          <table:table-cell office:value-type="string" calcext:value-type="string">
            <text:p>http://npa.rtyva.ru/docs?title=%D0%B4%D0%BE%D0%BA%D0%BB%D0%B0%D0%B4&amp;field_date_value%5Bvalue%5D%5Byear%5D=2018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6"/>
        </table:table-row>
        <table:table-row table:style-name="ro24">
          <table:table-cell office:value-type="float" office:value="64" calcext:value-type="float">
            <text:p>64</text:p>
          </table:table-cell>
          <table:table-cell office:value-type="string" calcext:value-type="string">
            <text:p>Ханты-Мансийский автономный округ</text:p>
          </table:table-cell>
          <table:table-cell table:style-name="ce124" office:value-type="string" calcext:value-type="string">
            <text:p>http://docs.cntd.ru/document/543549604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8-10-17" calcext:value-type="date">
            <text:p>17.10.2018</text:p>
          </table:table-cell>
          <table:table-cell office:value-type="string" calcext:value-type="string">
            <text:p>https://prirodnadzor.admhmao.ru/doklady-i-otchyety/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6"/>
        </table:table-row>
        <table:table-row table:style-name="ro24">
          <table:table-cell office:value-type="float" office:value="65" calcext:value-type="float">
            <text:p>65</text:p>
          </table:table-cell>
          <table:table-cell office:value-type="string" calcext:value-type="string">
            <text:p>Ямало-Ненецкий автономный округ</text:p>
          </table:table-cell>
          <table:table-cell office:value-type="string" calcext:value-type="string">
            <text:p>http://docs.cntd.ru/document/800111800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8-11-01" calcext:value-type="date">
            <text:p>01.11.2018</text:p>
          </table:table-cell>
          <table:table-cell office:value-type="string" calcext:value-type="string">
            <text:p>https://www.yanao.ru/activity/1433/</text:p>
          </table:table-cell>
          <table:table-cell table:number-columns-repeated="2" office:value-type="date" office:date-value="2020-03-23" calcext:value-type="date">
            <text:p>23.03.2020</text:p>
          </table:table-cell>
          <table:table-cell table:number-columns-repeated="1016"/>
        </table:table-row>
        <table:table-row table:style-name="ro24">
          <table:table-cell office:value-type="float" office:value="66" calcext:value-type="float">
            <text:p>66</text:p>
          </table:table-cell>
          <table:table-cell office:value-type="string" calcext:value-type="string">
            <text:p>Республика Башкортостан</text:p>
          </table:table-cell>
          <table:table-cell office:value-type="string" calcext:value-type="string">
            <text:p>http://docs.cntd.ru/document/935101140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3-05" calcext:value-type="date">
            <text:p>05.03.2019</text:p>
          </table:table-cell>
          <table:table-cell office:value-type="string" calcext:value-type="string">
            <text:p>https://ecology.bashkortostan.ru/activity/1037/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20-01-01" calcext:value-type="date">
            <text:p>01.01.2020</text:p>
          </table:table-cell>
          <table:table-cell table:number-columns-repeated="1016"/>
        </table:table-row>
        <table:table-row table:style-name="ro24">
          <table:table-cell office:value-type="float" office:value="67" calcext:value-type="float">
            <text:p>67</text:p>
          </table:table-cell>
          <table:table-cell office:value-type="string" calcext:value-type="string">
            <text:p>Республика Мордовия</text:p>
          </table:table-cell>
          <table:table-cell/>
          <table:table-cell office:value-type="date" office:date-value="2020-03-22" calcext:value-type="date">
            <text:p>22.03.2020</text:p>
          </table:table-cell>
          <table:table-cell/>
          <table:table-cell office:value-type="string" calcext:value-type="string">
            <text:p>http://www.e-mordovia.ru/gosudarstvennaya-vlast-rm/ministerstva-i-vedomstva/ministerstvo-prm/informatsiya-dlya-grazhdan/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6"/>
        </table:table-row>
        <table:table-row table:style-name="ro24">
          <table:table-cell office:value-type="float" office:value="68" calcext:value-type="float">
            <text:p>68</text:p>
          </table:table-cell>
          <table:table-cell office:value-type="string" calcext:value-type="string">
            <text:p>Республика Марий Эл</text:p>
          </table:table-cell>
          <table:table-cell table:style-name="ce128" office:value-type="string" calcext:value-type="string">
            <text:p>http://docs.cntd.ru/document/460278209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8-12-28" calcext:value-type="date">
            <text:p>28.12.2018</text:p>
          </table:table-cell>
          <table:table-cell office:value-type="string" calcext:value-type="string">
            <text:p>http://mari-el.gov.ru/minles/Pages/iam.aspx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18-03-27" calcext:value-type="date">
            <text:p>27.03.2018</text:p>
          </table:table-cell>
          <table:table-cell office:value-type="string" calcext:value-type="string">
            <text:p>на сайте есть перечни на 2020-й год, но они не скачиваются</text:p>
          </table:table-cell>
          <table:table-cell table:number-columns-repeated="1015"/>
        </table:table-row>
        <table:table-row table:style-name="ro24">
          <table:table-cell office:value-type="float" office:value="69" calcext:value-type="float">
            <text:p>69</text:p>
          </table:table-cell>
          <table:table-cell office:value-type="string" calcext:value-type="string">
            <text:p>Пензенская область</text:p>
          </table:table-cell>
          <table:table-cell/>
          <table:table-cell office:value-type="date" office:date-value="2020-03-22" calcext:value-type="date">
            <text:p>22.03.2020</text:p>
          </table:table-cell>
          <table:table-cell/>
          <table:table-cell office:value-type="string" calcext:value-type="string">
            <text:p>http://minleshoz.pnzreg.ru/osnovnye-napravleniya/prirodnye-resursy-i-normirovanie/osobo-okhranyaemye-prirodnye-territorii-penzenskoy-oblasti/index.php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19-03-01" calcext:value-type="date">
            <text:p>01.03.2019</text:p>
          </table:table-cell>
          <table:table-cell table:number-columns-repeated="1016"/>
        </table:table-row>
        <table:table-row table:style-name="ro24">
          <table:table-cell office:value-type="float" office:value="70" calcext:value-type="float">
            <text:p>70</text:p>
          </table:table-cell>
          <table:table-cell office:value-type="string" calcext:value-type="string">
            <text:p>Республика Карелия</text:p>
          </table:table-cell>
          <table:table-cell table:style-name="ce123" office:value-type="string" calcext:value-type="string">
            <text:p>http://docs.cntd.ru/document/465413931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8-07-23" calcext:value-type="date">
            <text:p>23.07.2018</text:p>
          </table:table-cell>
          <table:table-cell office:value-type="string" calcext:value-type="string">
            <text:p>http://minprirody.karelia.ru/ohrana-okruzhajucshej-sredy/osobo-ohranjaemye-prirodnye-territorii/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19-01-01" calcext:value-type="date">
            <text:p>01.01.2019</text:p>
          </table:table-cell>
          <table:table-cell table:number-columns-repeated="1016"/>
        </table:table-row>
        <table:table-row table:style-name="ro24">
          <table:table-cell office:value-type="float" office:value="71" calcext:value-type="float">
            <text:p>71</text:p>
          </table:table-cell>
          <table:table-cell office:value-type="string" calcext:value-type="string">
            <text:p>Республика Коми</text:p>
          </table:table-cell>
          <table:table-cell table:style-name="ce123" office:value-type="string" calcext:value-type="string">
            <text:p>http://docs.cntd.ru/document/550195668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12-09" calcext:value-type="date">
            <text:p>09.12.2019</text:p>
          </table:table-cell>
          <table:table-cell office:value-type="string" calcext:value-type="string">
            <text:p>http://mpr.rkomi.ru/left/deyat/oopt/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19-03-28" calcext:value-type="date">
            <text:p>28.03.2019</text:p>
          </table:table-cell>
          <table:table-cell table:number-columns-repeated="1016"/>
        </table:table-row>
        <table:table-row table:style-name="ro24">
          <table:table-cell office:value-type="float" office:value="72" calcext:value-type="float">
            <text:p>72</text:p>
          </table:table-cell>
          <table:table-cell office:value-type="string" calcext:value-type="string">
            <text:p>Новгородская область</text:p>
          </table:table-cell>
          <table:table-cell office:value-type="string" calcext:value-type="string">
            <text:p>http://docs.cntd.ru/document/553154143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3-01" calcext:value-type="date">
            <text:p>01.03.2019</text:p>
          </table:table-cell>
          <table:table-cell office:value-type="string" calcext:value-type="string">
            <text:p>http://leskom.nov.ru/pamyatnik/perechen_oopt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20-01-01" calcext:value-type="date">
            <text:p>01.01.2020</text:p>
          </table:table-cell>
          <table:table-cell table:number-columns-repeated="1016"/>
        </table:table-row>
        <table:table-row table:style-name="ro24">
          <table:table-cell office:value-type="float" office:value="73" calcext:value-type="float">
            <text:p>73</text:p>
          </table:table-cell>
          <table:table-cell office:value-type="string" calcext:value-type="string">
            <text:p>Псковская область</text:p>
          </table:table-cell>
          <table:table-cell office:value-type="string" calcext:value-type="string">
            <text:p>http://docs.cntd.ru/document/462720282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20-02-04" calcext:value-type="date">
            <text:p>04.02.2020</text:p>
          </table:table-cell>
          <table:table-cell office:value-type="string" calcext:value-type="string">
            <text:p>http://priroda.pskov.ru/vidy-deyatelnosti/vidy-deyatelnosti/ohrana-okruzhayushchey-sredy/ezhegodnyy-doklad-ob-ekologicheskoy-situacii-pskovskoy-oblasti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6"/>
        </table:table-row>
        <table:table-row table:style-name="ro24">
          <table:table-cell office:value-type="float" office:value="74" calcext:value-type="float">
            <text:p>74</text:p>
          </table:table-cell>
          <table:table-cell office:value-type="string" calcext:value-type="string">
            <text:p>Город федерального значения Санкт-Петербург</text:p>
          </table:table-cell>
          <table:table-cell office:value-type="string" calcext:value-type="string">
            <text:p>http://docs.cntd.ru/document/456009803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20-03-10" calcext:value-type="date">
            <text:p>10.03.2020</text:p>
          </table:table-cell>
          <table:table-cell office:value-type="string" calcext:value-type="string">
            <text:p>https://www.gov.spb.ru/gov/otrasl/ecology/ecorep/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6"/>
        </table:table-row>
        <table:table-row table:style-name="ro24">
          <table:table-cell office:value-type="float" office:value="75" calcext:value-type="float">
            <text:p>75</text:p>
          </table:table-cell>
          <table:table-cell office:value-type="string" calcext:value-type="string">
            <text:p>Ненецкий автономный округ</text:p>
          </table:table-cell>
          <table:table-cell/>
          <table:table-cell office:value-type="date" office:date-value="2020-03-22" calcext:value-type="date">
            <text:p>22.03.2020</text:p>
          </table:table-cell>
          <table:table-cell table:style-name="Default"/>
          <table:table-cell table:style-name="Default" office:value-type="string" calcext:value-type="string">
            <text:p>http://dprea.adm-nao.ru/ekologiya/ekologicheskij-pasport-territorii-neneckogo-avtonomnogo-okruga/osobo-ohranyaemye-prirodnye-territorii-nao/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20-01-01" calcext:value-type="date">
            <text:p>01.01.2020</text:p>
          </table:table-cell>
          <table:table-cell table:number-columns-repeated="1016"/>
        </table:table-row>
        <table:table-row table:style-name="ro24">
          <table:table-cell office:value-type="float" office:value="76" calcext:value-type="float">
            <text:p>76</text:p>
          </table:table-cell>
          <table:table-cell office:value-type="string" calcext:value-type="string">
            <text:p>Белгородская область</text:p>
          </table:table-cell>
          <table:table-cell/>
          <table:table-cell office:value-type="date" office:date-value="2020-03-22" calcext:value-type="date">
            <text:p>22.03.2020</text:p>
          </table:table-cell>
          <table:table-cell/>
          <table:table-cell office:value-type="string" calcext:value-type="string">
            <text:p>https://belregion.ru/author/?ID=124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17-12-31" calcext:value-type="date">
            <text:p>31.12.2017</text:p>
          </table:table-cell>
          <table:table-cell table:number-columns-repeated="1016"/>
        </table:table-row>
        <table:table-row table:style-name="ro24">
          <table:table-cell office:value-type="float" office:value="77" calcext:value-type="float">
            <text:p>77</text:p>
          </table:table-cell>
          <table:table-cell office:value-type="string" calcext:value-type="string">
            <text:p>Курская область</text:p>
          </table:table-cell>
          <table:table-cell office:value-type="string" calcext:value-type="string">
            <text:p>http://docs.cntd.ru/document/908006971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8-22" calcext:value-type="date">
            <text:p>22.08.2019</text:p>
          </table:table-cell>
          <table:table-cell office:value-type="string" calcext:value-type="string">
            <text:p>http://www.ecolog46.ru/%d0%b4%d0%b5%d1%8f%d1%82%d0%b5%d0%bb%d1%8c%d0%bd%d0%be%d1%81%d1%82%d1%8c/%d0%be%d1%81%d0%be%d0%b1%d0%be-%d0%be%d1%85%d1%80%d0%b0%d0%bd%d1%8f%d0%b5%d0%bc%d1%8b%d0%b5-%d0%bf%d1%80%d0%b8%d1%80%d0%be%d0%b4%d0%bd%d1%8b%d0%b5-%d1%82%d0%b5%d1%80%d1%80%d0%b8%d1%82%d0%be%d1%80/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20-01-01" calcext:value-type="date">
            <text:p>01.01.2020</text:p>
          </table:table-cell>
          <table:table-cell table:number-columns-repeated="1016"/>
        </table:table-row>
        <table:table-row table:style-name="ro24">
          <table:table-cell office:value-type="float" office:value="78" calcext:value-type="float">
            <text:p>78</text:p>
          </table:table-cell>
          <table:table-cell office:value-type="string" calcext:value-type="string">
            <text:p>Орловская область</text:p>
          </table:table-cell>
          <table:table-cell office:value-type="string" calcext:value-type="string">
            <text:p>http://docs.cntd.ru/document/444864636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8-12-03" calcext:value-type="date">
            <text:p>03.12.2018</text:p>
          </table:table-cell>
          <table:table-cell office:value-type="string" calcext:value-type="string">
            <text:p>https://orel-region.ru/index.php?head=6&amp;part=73&amp;unit=491&amp;op=8&amp;in=15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19-01-17" calcext:value-type="date">
            <text:p>17.01.2019</text:p>
          </table:table-cell>
          <table:table-cell table:number-columns-repeated="1016"/>
        </table:table-row>
        <table:table-row table:style-name="ro24">
          <table:table-cell office:value-type="float" office:value="79" calcext:value-type="float">
            <text:p>79</text:p>
          </table:table-cell>
          <table:table-cell office:value-type="string" calcext:value-type="string">
            <text:p>Рязанская область</text:p>
          </table:table-cell>
          <table:table-cell office:value-type="string" calcext:value-type="string">
            <text:p>http://docs.cntd.ru/document/802060859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3-11" calcext:value-type="date">
            <text:p>11.03.2019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6"/>
        </table:table-row>
        <table:table-row table:style-name="ro24">
          <table:table-cell office:value-type="float" office:value="80" calcext:value-type="float">
            <text:p>80</text:p>
          </table:table-cell>
          <table:table-cell office:value-type="string" calcext:value-type="string">
            <text:p>Смоленская область</text:p>
          </table:table-cell>
          <table:table-cell office:value-type="string" calcext:value-type="string">
            <text:p>http://docs.cntd.ru/document/939008741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11-14" calcext:value-type="date">
            <text:p>14.11.2019</text:p>
          </table:table-cell>
          <table:table-cell office:value-type="string" calcext:value-type="string">
            <text:p>http://prirod.admin-smolensk.ru/podvedomstvennye-organizacii/oopt/perechen-dejstvuyuschih-oopt-regionalnogo-znacheniya/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20-01-01" calcext:value-type="date">
            <text:p>01.01.2020</text:p>
          </table:table-cell>
          <table:table-cell table:number-columns-repeated="1016"/>
        </table:table-row>
        <table:table-row table:style-name="ro24">
          <table:table-cell office:value-type="float" office:value="81" calcext:value-type="float">
            <text:p>81</text:p>
          </table:table-cell>
          <table:table-cell office:value-type="string" calcext:value-type="string">
            <text:p>Тульская область</text:p>
          </table:table-cell>
          <table:table-cell office:value-type="string" calcext:value-type="string">
            <text:p>http://docs.cntd.ru/document/801204384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5-03-26" calcext:value-type="date">
            <text:p>26.03.2015</text:p>
          </table:table-cell>
          <table:table-cell office:value-type="string" calcext:value-type="string">
            <text:p>https://www.opendata71.ru/opendata/7107096442-protectedareas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20-01-01" calcext:value-type="date">
            <text:p>01.01.2020</text:p>
          </table:table-cell>
          <table:table-cell table:number-columns-repeated="1016"/>
        </table:table-row>
        <table:table-row table:style-name="ro24">
          <table:table-cell office:value-type="float" office:value="82" calcext:value-type="float">
            <text:p>82</text:p>
          </table:table-cell>
          <table:table-cell office:value-type="string" calcext:value-type="string">
            <text:p>Республика Ингушетия</text:p>
          </table:table-cell>
          <table:table-cell office:value-type="string" calcext:value-type="string">
            <text:p>http://docs.cntd.ru/document/802045405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6-07" calcext:value-type="date">
            <text:p>07.06.2019</text:p>
          </table:table-cell>
          <table:table-cell office:value-type="string" calcext:value-type="string">
            <text:p>https://komecori.ru/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17-12-31" calcext:value-type="date">
            <text:p>31.12.2017</text:p>
          </table:table-cell>
          <table:table-cell office:value-type="string" calcext:value-type="string">
            <text:p>сайт не открылся 502 Bad Gateway</text:p>
          </table:table-cell>
          <table:table-cell table:number-columns-repeated="1015"/>
        </table:table-row>
        <table:table-row table:style-name="ro24">
          <table:table-cell office:value-type="float" office:value="83" calcext:value-type="float">
            <text:p>83</text:p>
          </table:table-cell>
          <table:table-cell office:value-type="string" calcext:value-type="string">
            <text:p>Кабардино-Балкарская республика</text:p>
          </table:table-cell>
          <table:table-cell office:value-type="string" calcext:value-type="string">
            <text:p>http://docs.cntd.ru/document/802054207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8-11-13" calcext:value-type="date">
            <text:p>13.11.2018</text:p>
          </table:table-cell>
          <table:table-cell office:value-type="string" calcext:value-type="string">
            <text:p>http://pravitelstvo.kbr.ru/oigv/minprirod/deyatelnost/gosdoklad.php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6"/>
        </table:table-row>
        <table:table-row table:style-name="ro24">
          <table:table-cell office:value-type="float" office:value="84" calcext:value-type="float">
            <text:p>84</text:p>
          </table:table-cell>
          <table:table-cell office:value-type="string" calcext:value-type="string">
            <text:p>Карачаево-Черкесская республика</text:p>
          </table:table-cell>
          <table:table-cell office:value-type="string" calcext:value-type="string">
            <text:p>http://docs.cntd.ru/document/819001019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7-01-09" calcext:value-type="date">
            <text:p>09.01.2017</text:p>
          </table:table-cell>
          <table:table-cell office:value-type="string" calcext:value-type="string">
            <text:p>http://www.okrsredkchr.ru/index/tekushhaja_dejatelnost/0-4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18-01-01" calcext:value-type="date">
            <text:p>01.01.2018</text:p>
          </table:table-cell>
          <table:table-cell table:number-columns-repeated="1016"/>
        </table:table-row>
        <table:table-row table:style-name="ro24">
          <table:table-cell office:value-type="float" office:value="85" calcext:value-type="float">
            <text:p>85</text:p>
          </table:table-cell>
          <table:table-cell office:value-type="string" calcext:value-type="string">
            <text:p>Республика Калмыкия</text:p>
          </table:table-cell>
          <table:table-cell/>
          <table:table-cell office:value-type="date" office:date-value="2020-03-22" calcext:value-type="date">
            <text:p>22.03.2020</text:p>
          </table:table-cell>
          <table:table-cell/>
          <table:table-cell office:value-type="string" calcext:value-type="string">
            <text:p>http://www.kalmpriroda.ru/upravlenie/osobo-okhranyaemye-prirodnye-territorii-oopt-respubliki-kalmykiya/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18-01-01" calcext:value-type="date">
            <text:p>01.01.2018</text:p>
          </table:table-cell>
          <table:table-cell table:number-columns-repeated="1016"/>
        </table:table-row>
        <table:table-row table:style-name="ro24">
          <table:table-cell table:number-columns-repeated="5"/>
          <table:table-cell table:style-name="ce129"/>
          <table:table-cell table:number-columns-repeated="1018"/>
        </table:table-row>
        <table:table-row table:style-name="ro24">
          <table:table-cell table:number-columns-repeated="2"/>
          <table:table-cell office:value-type="string" calcext:value-type="string">
            <text:p>Самая ранняя дата</text:p>
          </table:table-cell>
          <table:table-cell table:formula="of:=MIN([.D3:.D87])" office:value-type="date" office:date-value="2020-03-19" calcext:value-type="date">
            <text:p>19.03.2020</text:p>
          </table:table-cell>
          <table:table-cell/>
          <table:table-cell table:style-name="ce129"/>
          <table:table-cell table:formula="of:=MIN([.G3:.G87])" office:value-type="date" office:date-value="2020-03-19" calcext:value-type="date">
            <text:p>19.03.2020</text:p>
          </table:table-cell>
          <table:table-cell table:formula="of:=MIN([.H3:.H87])" office:value-type="date" office:date-value="2017-12-31" calcext:value-type="date">
            <text:p>31.12.2017</text:p>
          </table:table-cell>
          <table:table-cell table:number-columns-repeated="1016"/>
        </table:table-row>
        <table:table-row table:style-name="ro24">
          <table:table-cell table:number-columns-repeated="1024"/>
        </table:table-row>
        <table:table-row table:style-name="ro34">
          <table:table-cell/>
          <table:table-cell table:style-name="ce120" office:value-type="string" calcext:value-type="string">
            <text:p>Информация о том, когда исследователь смотрел информацию по данному субъекту: проверял, есть ли закон и не изменился ли он, и проверял, не появилось ли нового кадастра, госдоклада или перечня.</text:p>
          </table:table-cell>
          <table:table-cell table:number-columns-repeated="1022"/>
        </table:table-row>
        <table:table-row table:style-name="ro24">
          <table:table-cell table:style-name="ce117" office:value-type="string" calcext:value-type="string">
            <text:p>Номер</text:p>
          </table:table-cell>
          <table:table-cell office:value-type="string" calcext:value-type="string">
            <text:p>Порядковый номер субъекта, совпадает с нумерацией в других таблицах</text:p>
          </table:table-cell>
          <table:table-cell table:number-columns-repeated="1022"/>
        </table:table-row>
        <table:table-row table:style-name="ro24">
          <table:table-cell table:style-name="ce117" office:value-type="string" calcext:value-type="string">
            <text:p>Субъект</text:p>
          </table:table-cell>
          <table:table-cell office:value-type="string" calcext:value-type="string">
            <text:p>Название субъекта</text:p>
          </table:table-cell>
          <table:table-cell table:number-columns-repeated="1022"/>
        </table:table-row>
        <table:table-row table:style-name="ro24">
          <table:table-cell table:style-name="ce117" office:value-type="string" calcext:value-type="string">
            <text:p>Ссылка на закон</text:p>
          </table:table-cell>
          <table:table-cell office:value-type="string" calcext:value-type="string">
            <text:p>Ссылка на текст закона в Интернете. Если закона нет, то ничего не указывается. Если закон есть, но в нём нет иных категорий, кроме фелеральных, то он указывается: вдруг категории появятся когда-нибудь?</text:p>
          </table:table-cell>
          <table:table-cell table:number-columns-repeated="1022"/>
        </table:table-row>
        <table:table-row table:style-name="ro24">
          <table:table-cell table:style-name="ce117" office:value-type="string" calcext:value-type="string">
            <text:p>Проверка закона</text:p>
          </table:table-cell>
          <table:table-cell office:value-type="string" calcext:value-type="string">
            <text:p>Дата, когда исследователь проверял, нет ли изменений в законе. Это не дата последнего изменения закона. Дата последнего изменения закона — в таблице «Категории». Поскольку дата последнего изменения закона не сильно отличается от даты публикации обновлённой версии в справочно-правовой системе, её здесь можно не приводить — достаточно указать, когда проверялась редакция закона в справочно-правовой системе.</text:p>
          </table:table-cell>
          <table:table-cell table:number-columns-repeated="1022"/>
        </table:table-row>
        <table:table-row table:style-name="ro24">
          <table:table-cell table:style-name="ce117" office:value-type="string" calcext:value-type="string">
            <text:p>Ссылка на статистику</text:p>
          </table:table-cell>
          <table:table-cell office:value-type="string" calcext:value-type="string">
            <text:p>Ссылка на страницу со статистической информацией об ООПТ в субъекте. Это ссылка на страницу с госдокладами, или ссылка на страницу об ООПТ, либо ссылка на портал открытых данных, либо просто ссылка на сайт уполномоченного органа, если ничего другого не нашлось.</text:p>
          </table:table-cell>
          <table:table-cell table:number-columns-repeated="1022"/>
        </table:table-row>
        <table:table-row table:style-name="ro24">
          <table:table-cell table:style-name="ce117" office:value-type="string" calcext:value-type="string">
            <text:p>Проверка статистики</text:p>
          </table:table-cell>
          <table:table-cell office:value-type="string" calcext:value-type="string">
            <text:p>Дата, когда исследователь проверял, не появилось ли более новой статистической информации</text:p>
          </table:table-cell>
          <table:table-cell table:number-columns-repeated="1022"/>
        </table:table-row>
        <table:table-row table:style-name="ro24">
          <table:table-cell table:style-name="ce117" office:value-type="string" calcext:value-type="string">
            <text:p>Дата статистики</text:p>
          </table:table-cell>
          <table:table-cell office:value-type="string" calcext:value-type="string">
            <text:p>Дата, указанная в статистических сведениях, на которую составлялся список ООПТ. Поскольку дата составления статистики может сильно отличаться от даты публикации (например, госдоклад за 2017 год публикуется через несколько месяцев, а новый госдоклад выйдет только через год), то это существенные сведения: дата проверки может сильно отличаться от даты статистики. Если дата указана в наборе информации, то используется эта дата. Если дата в наборе не указана, то используется дата последнего изменения файла по свойствам документа. Для госдокладов дата — последний день года, за который составлен доклад. Если никакой информации нет, то дата статистики указывается такая же, как дата проверки.</text:p>
          </table:table-cell>
          <table:table-cell table:number-columns-repeated="1022"/>
        </table:table-row>
        <table:table-row table:style-name="ro24" table:number-rows-repeated="9">
          <table:table-cell table:number-columns-repeated="1024"/>
        </table:table-row>
        <table:table-row table:style-name="ro24">
          <table:table-cell/>
          <table:table-cell table:style-name="ce121"/>
          <table:table-cell table:number-columns-repeated="1022"/>
        </table:table-row>
        <table:table-row table:style-name="ro24">
          <table:table-cell table:number-columns-repeated="1024"/>
        </table:table-row>
        <table:table-row table:style-name="ro24">
          <table:table-cell/>
          <table:table-cell table:style-name="ce121"/>
          <table:table-cell table:number-columns-repeated="1022"/>
        </table:table-row>
        <table:table-row table:style-name="ro24" table:number-rows-repeated="1048466">
          <table:table-cell table:number-columns-repeated="1024"/>
        </table:table-row>
        <table:table-row table:style-name="ro24">
          <table:table-cell table:number-columns-repeated="1024"/>
        </table:table-row>
      </table:table>
      <table:named-expressions/>
      <table:database-ranges>
        <table:database-range table:name="__Anonymous_Sheet_DB__0" table:target-range-address="Категории.A1:Категории.P310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Cyr" svg:font-family="'Arial Cyr'"/>
    <style:font-face style:name="Times New Roman" svg:font-family="'Times New Roman'"/>
    <style:font-face style:name="Arial" svg:font-family="Arial" style:font-family-generic="swiss" style:font-pitch="variable"/>
    <style:font-face style:name="Arial Cyr1" svg:font-family="'Arial Cyr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number:number number:decimal-places="0" loext:min-decimal-places="0" number:min-integer-digits="1" number:grouping="true"/>
      <number:text> ₽</number:text>
    </number:number-style>
    <number:number-style style:name="N116"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₽</number:text>
    </number:number-style>
    <number:number-style style:name="N119"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₽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28P2" style:volatile="true">
      <loext:text> </loext:text>
      <loext:fill-character> </loext:fill-character>
      <number:text>- ₽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number number:decimal-places="0" loext:min-decimal-places="0" number:min-integer-digits="1" number:grouping="true"/>
      <number:text>р.</number:text>
    </number:number-style>
    <number:number-style style:name="N138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  <number:text>р.</number:text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39P0"/>
    </number:number-style>
    <number:number-style style:name="N141P0" style:volatile="true">
      <number:number number:decimal-places="2" loext:min-decimal-places="2" number:min-integer-digits="1" number:grouping="true"/>
      <number:text>р.</number:text>
    </number:number-style>
    <number:number-style style:name="N141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р.</number:text>
    </number:number-style>
    <number:number-style style:name="N142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42P0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46P2" style:volatile="true">
      <loext:text> </loext:text>
      <loext:fill-character> </loext:fill-character>
      <number:text>-р.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Да</number:text>
    </number:number-style>
    <number:number-style style:name="N152P1" style:volatile="true">
      <number:text>Да</number:text>
    </number:number-style>
    <number:number-style style:name="N152">
      <number:text>Нет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Истина</number:text>
    </number:number-style>
    <number:number-style style:name="N154P1" style:volatile="true">
      <number:text>Истина</number:text>
    </number:number-style>
    <number:number-style style:name="N154">
      <number:text>Ложь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Вкл</number:text>
    </number:number-style>
    <number:number-style style:name="N156P1" style:volatile="true">
      <number:text>Вкл</number:text>
    </number:number-style>
    <number:number-style style:name="N156">
      <number:text>Выкл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 number:language="ru" number:country="RU">€</number:currency-symbol>
      <number:text> </number:text>
      <number:number number:decimal-places="0" loext:min-decimal-places="0" number:min-integer-digits="3" number:grouping="true"/>
      <number:text> </number:text>
    </number:currency-style>
    <number:currency-style style:name="N158">
      <style:text-properties fo:color="#ff0000"/>
      <number:text>(</number:text>
      <number:currency-symbol number:language="ru" number:country="RU"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158P0"/>
    </number:currency-style>
    <number:date-style style:name="N159P0" style:volatile="true">
      <number:day number:style="long"/>
      <number:text>.</number:text>
      <number:month number:style="long"/>
      <number:text>.</number:text>
      <number:year/>
    </number:date-style>
    <number:text-style style:name="N159">
      <number:text-content/>
      <style:map style:condition="value()&lt;=1.79769313486232E+308" style:apply-style-name="N159P0"/>
    </number:text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fo:padding="0.071cm" style:rotation-align="none"/>
      <style:text-properties style:font-name="Arial Cyr" fo:font-family="'Arial Cyr'" style:font-name-complex="Arial Cyr" style:font-family-complex="'Arial Cyr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 Cyr" fo:font-family="'Arial Cyr'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 Cyr" style:font-family-complex="'Arial Cyr'" style:font-size-complex="8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.00.0000</text:date>, <text:time style:data-style-name="N2" text:time-value="12:01:46.18964411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Категории" style:display-name="PageStyle_Категори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Субъекты" style:display-name="PageStyle_Субъект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Субъекты_20_и_20_группы" style:display-name="PageStyle_Субъекты и групп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Округа_20_и_20_значения" style:display-name="PageStyle_Округа и значения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Источники_20_информации" style:display-name="PageStyle_Источники информации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</meta:editing-cycles>
    <meta:editing-duration>P0D</meta:editing-duration>
    <meta:generator>LibreOffice/6.4.5.2$Linux_X86_64 LibreOffice_project/40$Build-2</meta:generator>
    <meta:creation-date>2020-06-12T17:07:53.255259090</meta:creation-date>
    <meta:document-statistic meta:table-count="5" meta:cell-count="5724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На 10 января 2019 года." VL:creator="" dc:date-time="2019-08-01T13:16:35"/>
  <VL:version-entry VL:title="Version2" VL:comment="На 1 августа 2019 года." VL:creator="" dc:date-time="2020-03-19T16:47:26"/>
</VL:version-list>
</file>